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2020-02-25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_population</text:p>
          </table:table-cell>
          <table:table-cell office:value-type="string">
            <text:p>city_ibge_code</text:p>
          </table:table-cell>
          <table:table-cell office:value-type="string">
            <text:p>μ_confirmed</text:p>
          </table:table-cell>
          <table:table-cell office:value-type="string">
            <text:p>confirmed_per_1mi</text:p>
          </table:table-cell>
          <table:table-cell office:value-type="string">
            <text:p>deaths_per_1mi</text:p>
          </table:table-cell>
        </table:table-row>
        <table:table-row>
          <table:table-cell office:value-type="string">
            <text:p>2020-02-25</text:p>
          </table:table-cell>
          <table:table-cell office:value-type="string">
            <text:p>SP</text:p>
          </table:table-cell>
          <table:table-cell office:value="1" office:value-type="float"/>
          <table:table-cell office:value="0" office:value-type="float"/>
          <table:table-cell office:value="45919049" office:value-type="float"/>
          <table:table-cell office:value="35" office:value-type="float"/>
          <table:table-cell office:value="0.0" office:value-type="float"/>
          <table:table-cell office:value="0.021777454493885535" office:value-type="float"/>
          <table:table-cell office:value="0.0" office:value-type="float"/>
        </table:table-row>
      </table:table>
      <table:table table:name="2020-02-26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_population</text:p>
          </table:table-cell>
          <table:table-cell office:value-type="string">
            <text:p>city_ibge_code</text:p>
          </table:table-cell>
          <table:table-cell office:value-type="string">
            <text:p>μ_confirmed</text:p>
          </table:table-cell>
          <table:table-cell office:value-type="string">
            <text:p>confirmed_per_1mi</text:p>
          </table:table-cell>
          <table:table-cell office:value-type="string">
            <text:p>deaths_per_1mi</text:p>
          </table:table-cell>
        </table:table-row>
        <table:table-row>
          <table:table-cell office:value-type="string">
            <text:p>2020-02-26</text:p>
          </table:table-cell>
          <table:table-cell office:value-type="string">
            <text:p>SP</text:p>
          </table:table-cell>
          <table:table-cell office:value="1" office:value-type="float"/>
          <table:table-cell office:value="0" office:value-type="float"/>
          <table:table-cell office:value="45919049" office:value-type="float"/>
          <table:table-cell office:value="35" office:value-type="float"/>
          <table:table-cell office:value="0.0" office:value-type="float"/>
          <table:table-cell office:value="0.021777454493885535" office:value-type="float"/>
          <table:table-cell office:value="0.0" office:value-type="float"/>
        </table:table-row>
      </table:table>
      <table:table table:name="2020-02-27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_population</text:p>
          </table:table-cell>
          <table:table-cell office:value-type="string">
            <text:p>city_ibge_code</text:p>
          </table:table-cell>
          <table:table-cell office:value-type="string">
            <text:p>μ_confirmed</text:p>
          </table:table-cell>
          <table:table-cell office:value-type="string">
            <text:p>confirmed_per_1mi</text:p>
          </table:table-cell>
          <table:table-cell office:value-type="string">
            <text:p>deaths_per_1mi</text:p>
          </table:table-cell>
        </table:table-row>
        <table:table-row>
          <table:table-cell office:value-type="string">
            <text:p>2020-02-27</text:p>
          </table:table-cell>
          <table:table-cell office:value-type="string">
            <text:p>SP</text:p>
          </table:table-cell>
          <table:table-cell office:value="1" office:value-type="float"/>
          <table:table-cell office:value="0" office:value-type="float"/>
          <table:table-cell office:value="45919049" office:value-type="float"/>
          <table:table-cell office:value="35" office:value-type="float"/>
          <table:table-cell office:value="0.0" office:value-type="float"/>
          <table:table-cell office:value="0.021777454493885535" office:value-type="float"/>
          <table:table-cell office:value="0.0" office:value-type="float"/>
        </table:table-row>
      </table:table>
      <table:table table:name="2020-02-28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_population</text:p>
          </table:table-cell>
          <table:table-cell office:value-type="string">
            <text:p>city_ibge_code</text:p>
          </table:table-cell>
          <table:table-cell office:value-type="string">
            <text:p>μ_confirmed</text:p>
          </table:table-cell>
          <table:table-cell office:value-type="string">
            <text:p>confirmed_per_1mi</text:p>
          </table:table-cell>
          <table:table-cell office:value-type="string">
            <text:p>deaths_per_1mi</text:p>
          </table:table-cell>
        </table:table-row>
        <table:table-row>
          <table:table-cell office:value-type="string">
            <text:p>2020-02-28</text:p>
          </table:table-cell>
          <table:table-cell office:value-type="string">
            <text:p>SP</text:p>
          </table:table-cell>
          <table:table-cell office:value="2" office:value-type="float"/>
          <table:table-cell office:value="0" office:value-type="float"/>
          <table:table-cell office:value="45919049" office:value-type="float"/>
          <table:table-cell office:value="35" office:value-type="float"/>
          <table:table-cell office:value="0.0" office:value-type="float"/>
          <table:table-cell office:value="0.04355490898777107" office:value-type="float"/>
          <table:table-cell office:value="0.0" office:value-type="float"/>
        </table:table-row>
      </table:table>
      <table:table table:name="2020-02-29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_population</text:p>
          </table:table-cell>
          <table:table-cell office:value-type="string">
            <text:p>city_ibge_code</text:p>
          </table:table-cell>
          <table:table-cell office:value-type="string">
            <text:p>μ_confirmed</text:p>
          </table:table-cell>
          <table:table-cell office:value-type="string">
            <text:p>confirmed_per_1mi</text:p>
          </table:table-cell>
          <table:table-cell office:value-type="string">
            <text:p>deaths_per_1mi</text:p>
          </table:table-cell>
        </table:table-row>
        <table:table-row>
          <table:table-cell office:value-type="string">
            <text:p>2020-02-29</text:p>
          </table:table-cell>
          <table:table-cell office:value-type="string">
            <text:p>SP</text:p>
          </table:table-cell>
          <table:table-cell office:value="2" office:value-type="float"/>
          <table:table-cell office:value="0" office:value-type="float"/>
          <table:table-cell office:value="45919049" office:value-type="float"/>
          <table:table-cell office:value="35" office:value-type="float"/>
          <table:table-cell office:value="0.0" office:value-type="float"/>
          <table:table-cell office:value="0.04355490898777107" office:value-type="float"/>
          <table:table-cell office:value="0.0" office:value-type="float"/>
        </table:table-row>
      </table:table>
      <table:table table:name="2020-03-0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_population</text:p>
          </table:table-cell>
          <table:table-cell office:value-type="string">
            <text:p>city_ibge_code</text:p>
          </table:table-cell>
          <table:table-cell office:value-type="string">
            <text:p>μ_confirmed</text:p>
          </table:table-cell>
          <table:table-cell office:value-type="string">
            <text:p>confirmed_per_1mi</text:p>
          </table:table-cell>
          <table:table-cell office:value-type="string">
            <text:p>deaths_per_1mi</text:p>
          </table:table-cell>
        </table:table-row>
        <table:table-row>
          <table:table-cell office:value-type="string">
            <text:p>2020-03-01</text:p>
          </table:table-cell>
          <table:table-cell office:value-type="string">
            <text:p>SP</text:p>
          </table:table-cell>
          <table:table-cell office:value="2" office:value-type="float"/>
          <table:table-cell office:value="0" office:value-type="float"/>
          <table:table-cell office:value="45919049" office:value-type="float"/>
          <table:table-cell office:value="35" office:value-type="float"/>
          <table:table-cell office:value="0.0" office:value-type="float"/>
          <table:table-cell office:value="0.04355490898777107" office:value-type="float"/>
          <table:table-cell office:value="0.0" office:value-type="float"/>
        </table:table-row>
      </table:table>
      <table:table table:name="2020-03-02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_population</text:p>
          </table:table-cell>
          <table:table-cell office:value-type="string">
            <text:p>city_ibge_code</text:p>
          </table:table-cell>
          <table:table-cell office:value-type="string">
            <text:p>μ_confirmed</text:p>
          </table:table-cell>
          <table:table-cell office:value-type="string">
            <text:p>confirmed_per_1mi</text:p>
          </table:table-cell>
          <table:table-cell office:value-type="string">
            <text:p>deaths_per_1mi</text:p>
          </table:table-cell>
        </table:table-row>
        <table:table-row>
          <table:table-cell office:value-type="string">
            <text:p>2020-03-02</text:p>
          </table:table-cell>
          <table:table-cell office:value-type="string">
            <text:p>SP</text:p>
          </table:table-cell>
          <table:table-cell office:value="2" office:value-type="float"/>
          <table:table-cell office:value="0" office:value-type="float"/>
          <table:table-cell office:value="45919049" office:value-type="float"/>
          <table:table-cell office:value="35" office:value-type="float"/>
          <table:table-cell office:value="0.0" office:value-type="float"/>
          <table:table-cell office:value="0.04355490898777107" office:value-type="float"/>
          <table:table-cell office:value="0.0" office:value-type="float"/>
        </table:table-row>
      </table:table>
      <table:table table:name="2020-03-03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_population</text:p>
          </table:table-cell>
          <table:table-cell office:value-type="string">
            <text:p>city_ibge_code</text:p>
          </table:table-cell>
          <table:table-cell office:value-type="string">
            <text:p>μ_confirmed</text:p>
          </table:table-cell>
          <table:table-cell office:value-type="string">
            <text:p>confirmed_per_1mi</text:p>
          </table:table-cell>
          <table:table-cell office:value-type="string">
            <text:p>deaths_per_1mi</text:p>
          </table:table-cell>
        </table:table-row>
        <table:table-row>
          <table:table-cell office:value-type="string">
            <text:p>2020-03-03</text:p>
          </table:table-cell>
          <table:table-cell office:value-type="string">
            <text:p>SP</text:p>
          </table:table-cell>
          <table:table-cell office:value="2" office:value-type="float"/>
          <table:table-cell office:value="0" office:value-type="float"/>
          <table:table-cell office:value="45919049" office:value-type="float"/>
          <table:table-cell office:value="35" office:value-type="float"/>
          <table:table-cell office:value="0.0" office:value-type="float"/>
          <table:table-cell office:value="0.04355490898777107" office:value-type="float"/>
          <table:table-cell office:value="0.0" office:value-type="float"/>
        </table:table-row>
      </table:table>
      <table:table table:name="2020-03-04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_population</text:p>
          </table:table-cell>
          <table:table-cell office:value-type="string">
            <text:p>city_ibge_code</text:p>
          </table:table-cell>
          <table:table-cell office:value-type="string">
            <text:p>μ_confirmed</text:p>
          </table:table-cell>
          <table:table-cell office:value-type="string">
            <text:p>confirmed_per_1mi</text:p>
          </table:table-cell>
          <table:table-cell office:value-type="string">
            <text:p>deaths_per_1mi</text:p>
          </table:table-cell>
        </table:table-row>
        <table:table-row>
          <table:table-cell office:value-type="string">
            <text:p>2020-03-04</text:p>
          </table:table-cell>
          <table:table-cell office:value-type="string">
            <text:p>SP</text:p>
          </table:table-cell>
          <table:table-cell office:value="3" office:value-type="float"/>
          <table:table-cell office:value="0" office:value-type="float"/>
          <table:table-cell office:value="45919049" office:value-type="float"/>
          <table:table-cell office:value="35" office:value-type="float"/>
          <table:table-cell office:value="0.0" office:value-type="float"/>
          <table:table-cell office:value="0.0653323634816566" office:value-type="float"/>
          <table:table-cell office:value="0.0" office:value-type="float"/>
        </table:table-row>
      </table:table>
      <table:table table:name="2020-03-05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_population</text:p>
          </table:table-cell>
          <table:table-cell office:value-type="string">
            <text:p>city_ibge_code</text:p>
          </table:table-cell>
          <table:table-cell office:value-type="string">
            <text:p>μ_confirmed</text:p>
          </table:table-cell>
          <table:table-cell office:value-type="string">
            <text:p>confirmed_per_1mi</text:p>
          </table:table-cell>
          <table:table-cell office:value-type="string">
            <text:p>deaths_per_1mi</text:p>
          </table:table-cell>
        </table:table-row>
        <table:table-row>
          <table:table-cell office:value-type="string">
            <text:p>2020-03-05</text:p>
          </table:table-cell>
          <table:table-cell office:value-type="string">
            <text:p>ES</text:p>
          </table:table-cell>
          <table:table-cell office:value="1" office:value-type="float"/>
          <table:table-cell office:value="0" office:value-type="float"/>
          <table:table-cell office:value="4018650" office:value-type="float"/>
          <table:table-cell office:value="32" office:value-type="float"/>
          <table:table-cell office:value="0.0" office:value-type="float"/>
          <table:table-cell office:value="0.24883978450474661" office:value-type="float"/>
          <table:table-cell office:value="0.0" office:value-type="float"/>
        </table:table-row>
        <table:table-row>
          <table:table-cell office:value-type="string">
            <text:p>2020-03-05</text:p>
          </table:table-cell>
          <table:table-cell office:value-type="string">
            <text:p>RJ</text:p>
          </table:table-cell>
          <table:table-cell office:value="1" office:value-type="float"/>
          <table:table-cell office:value="0" office:value-type="float"/>
          <table:table-cell office:value="17264943" office:value-type="float"/>
          <table:table-cell office:value="33" office:value-type="float"/>
          <table:table-cell office:value="0.0" office:value-type="float"/>
          <table:table-cell office:value="0.057920839935585076" office:value-type="float"/>
          <table:table-cell office:value="0.0" office:value-type="float"/>
        </table:table-row>
        <table:table-row>
          <table:table-cell office:value-type="string">
            <text:p>2020-03-05</text:p>
          </table:table-cell>
          <table:table-cell office:value-type="string">
            <text:p>SP</text:p>
          </table:table-cell>
          <table:table-cell office:value="6" office:value-type="float"/>
          <table:table-cell office:value="0" office:value-type="float"/>
          <table:table-cell office:value="45919049" office:value-type="float"/>
          <table:table-cell office:value="35" office:value-type="float"/>
          <table:table-cell office:value="0.0" office:value-type="float"/>
          <table:table-cell office:value="0.1306647269633132" office:value-type="float"/>
          <table:table-cell office:value="0.0" office:value-type="float"/>
        </table:table-row>
      </table:table>
      <table:table table:name="2020-03-06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_population</text:p>
          </table:table-cell>
          <table:table-cell office:value-type="string">
            <text:p>city_ibge_code</text:p>
          </table:table-cell>
          <table:table-cell office:value-type="string">
            <text:p>μ_confirmed</text:p>
          </table:table-cell>
          <table:table-cell office:value-type="string">
            <text:p>confirmed_per_1mi</text:p>
          </table:table-cell>
          <table:table-cell office:value-type="string">
            <text:p>deaths_per_1mi</text:p>
          </table:table-cell>
        </table:table-row>
        <table:table-row>
          <table:table-cell office:value-type="string">
            <text:p>2020-03-06</text:p>
          </table:table-cell>
          <table:table-cell office:value-type="string">
            <text:p>BA</text:p>
          </table:table-cell>
          <table:table-cell office:value="1" office:value-type="float"/>
          <table:table-cell office:value="0" office:value-type="float"/>
          <table:table-cell office:value="14873064" office:value-type="float"/>
          <table:table-cell office:value="29" office:value-type="float"/>
          <table:table-cell office:value="0.0" office:value-type="float"/>
          <table:table-cell office:value="0.06723564155980234" office:value-type="float"/>
          <table:table-cell office:value="0.0" office:value-type="float"/>
        </table:table-row>
        <table:table-row>
          <table:table-cell office:value-type="string">
            <text:p>2020-03-06</text:p>
          </table:table-cell>
          <table:table-cell office:value-type="string">
            <text:p>ES</text:p>
          </table:table-cell>
          <table:table-cell office:value="1" office:value-type="float"/>
          <table:table-cell office:value="0" office:value-type="float"/>
          <table:table-cell office:value="4018650" office:value-type="float"/>
          <table:table-cell office:value="32" office:value-type="float"/>
          <table:table-cell office:value="0.0" office:value-type="float"/>
          <table:table-cell office:value="0.24883978450474661" office:value-type="float"/>
          <table:table-cell office:value="0.0" office:value-type="float"/>
        </table:table-row>
        <table:table-row>
          <table:table-cell office:value-type="string">
            <text:p>2020-03-06</text:p>
          </table:table-cell>
          <table:table-cell office:value-type="string">
            <text:p>RJ</text:p>
          </table:table-cell>
          <table:table-cell office:value="2" office:value-type="float"/>
          <table:table-cell office:value="0" office:value-type="float"/>
          <table:table-cell office:value="17264943" office:value-type="float"/>
          <table:table-cell office:value="33" office:value-type="float"/>
          <table:table-cell office:value="0.0" office:value-type="float"/>
          <table:table-cell office:value="0.11584167987117015" office:value-type="float"/>
          <table:table-cell office:value="0.0" office:value-type="float"/>
        </table:table-row>
        <table:table-row>
          <table:table-cell office:value-type="string">
            <text:p>2020-03-06</text:p>
          </table:table-cell>
          <table:table-cell office:value-type="string">
            <text:p>SP</text:p>
          </table:table-cell>
          <table:table-cell office:value="10" office:value-type="float"/>
          <table:table-cell office:value="0" office:value-type="float"/>
          <table:table-cell office:value="45919049" office:value-type="float"/>
          <table:table-cell office:value="35" office:value-type="float"/>
          <table:table-cell office:value="0.0" office:value-type="float"/>
          <table:table-cell office:value="0.21777454493885534" office:value-type="float"/>
          <table:table-cell office:value="0.0" office:value-type="float"/>
        </table:table-row>
      </table:table>
      <table:table table:name="2020-03-07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_population</text:p>
          </table:table-cell>
          <table:table-cell office:value-type="string">
            <text:p>city_ibge_code</text:p>
          </table:table-cell>
          <table:table-cell office:value-type="string">
            <text:p>μ_confirmed</text:p>
          </table:table-cell>
          <table:table-cell office:value-type="string">
            <text:p>confirmed_per_1mi</text:p>
          </table:table-cell>
          <table:table-cell office:value-type="string">
            <text:p>deaths_per_1mi</text:p>
          </table:table-cell>
        </table:table-row>
        <table:table-row>
          <table:table-cell office:value-type="string">
            <text:p>2020-03-07</text:p>
          </table:table-cell>
          <table:table-cell office:value-type="string">
            <text:p>BA</text:p>
          </table:table-cell>
          <table:table-cell office:value="2" office:value-type="float"/>
          <table:table-cell office:value="0" office:value-type="float"/>
          <table:table-cell office:value="14873064" office:value-type="float"/>
          <table:table-cell office:value="29" office:value-type="float"/>
          <table:table-cell office:value="0.0" office:value-type="float"/>
          <table:table-cell office:value="0.13447128311960468" office:value-type="float"/>
          <table:table-cell office:value="0.0" office:value-type="float"/>
        </table:table-row>
        <table:table-row>
          <table:table-cell office:value-type="string">
            <text:p>2020-03-07</text:p>
          </table:table-cell>
          <table:table-cell office:value-type="string">
            <text:p>DF</text:p>
          </table:table-cell>
          <table:table-cell office:value="1" office:value-type="float"/>
          <table:table-cell office:value="0" office:value-type="float"/>
          <table:table-cell office:value="3015268" office:value-type="float"/>
          <table:table-cell office:value="53" office:value-type="float"/>
          <table:table-cell office:value="0.0" office:value-type="float"/>
          <table:table-cell office:value="0.33164547894250196" office:value-type="float"/>
          <table:table-cell office:value="0.0" office:value-type="float"/>
        </table:table-row>
        <table:table-row>
          <table:table-cell office:value-type="string">
            <text:p>2020-03-07</text:p>
          </table:table-cell>
          <table:table-cell office:value-type="string">
            <text:p>ES</text:p>
          </table:table-cell>
          <table:table-cell office:value="1" office:value-type="float"/>
          <table:table-cell office:value="0" office:value-type="float"/>
          <table:table-cell office:value="4018650" office:value-type="float"/>
          <table:table-cell office:value="32" office:value-type="float"/>
          <table:table-cell office:value="0.0" office:value-type="float"/>
          <table:table-cell office:value="0.24883978450474661" office:value-type="float"/>
          <table:table-cell office:value="0.0" office:value-type="float"/>
        </table:table-row>
        <table:table-row>
          <table:table-cell office:value-type="string">
            <text:p>2020-03-07</text:p>
          </table:table-cell>
          <table:table-cell office:value-type="string">
            <text:p>SP</text:p>
          </table:table-cell>
          <table:table-cell office:value="13" office:value-type="float"/>
          <table:table-cell office:value="0" office:value-type="float"/>
          <table:table-cell office:value="45919049" office:value-type="float"/>
          <table:table-cell office:value="35" office:value-type="float"/>
          <table:table-cell office:value="0.0" office:value-type="float"/>
          <table:table-cell office:value="0.28310690842051195" office:value-type="float"/>
          <table:table-cell office:value="0.0" office:value-type="float"/>
        </table:table-row>
      </table:table>
      <table:table table:name="2020-03-08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_population</text:p>
          </table:table-cell>
          <table:table-cell office:value-type="string">
            <text:p>city_ibge_code</text:p>
          </table:table-cell>
          <table:table-cell office:value-type="string">
            <text:p>μ_confirmed</text:p>
          </table:table-cell>
          <table:table-cell office:value-type="string">
            <text:p>confirmed_per_1mi</text:p>
          </table:table-cell>
          <table:table-cell office:value-type="string">
            <text:p>deaths_per_1mi</text:p>
          </table:table-cell>
        </table:table-row>
        <table:table-row>
          <table:table-cell office:value-type="string">
            <text:p>2020-03-08</text:p>
          </table:table-cell>
          <table:table-cell office:value-type="string">
            <text:p>AL</text:p>
          </table:table-cell>
          <table:table-cell office:value="1" office:value-type="float"/>
          <table:table-cell office:value="0" office:value-type="float"/>
          <table:table-cell office:value="3337357" office:value-type="float"/>
          <table:table-cell office:value="27" office:value-type="float"/>
          <table:table-cell office:value="0.0" office:value-type="float"/>
          <table:table-cell office:value="0.299638306600103" office:value-type="float"/>
          <table:table-cell office:value="0.0" office:value-type="float"/>
        </table:table-row>
        <table:table-row>
          <table:table-cell office:value-type="string">
            <text:p>2020-03-08</text:p>
          </table:table-cell>
          <table:table-cell office:value-type="string">
            <text:p>DF</text:p>
          </table:table-cell>
          <table:table-cell office:value="1" office:value-type="float"/>
          <table:table-cell office:value="0" office:value-type="float"/>
          <table:table-cell office:value="3015268" office:value-type="float"/>
          <table:table-cell office:value="53" office:value-type="float"/>
          <table:table-cell office:value="0.0" office:value-type="float"/>
          <table:table-cell office:value="0.33164547894250196" office:value-type="float"/>
          <table:table-cell office:value="0.0" office:value-type="float"/>
        </table:table-row>
        <table:table-row>
          <table:table-cell office:value-type="string">
            <text:p>2020-03-08</text:p>
          </table:table-cell>
          <table:table-cell office:value-type="string">
            <text:p>ES</text:p>
          </table:table-cell>
          <table:table-cell office:value="1" office:value-type="float"/>
          <table:table-cell office:value="0" office:value-type="float"/>
          <table:table-cell office:value="4018650" office:value-type="float"/>
          <table:table-cell office:value="32" office:value-type="float"/>
          <table:table-cell office:value="0.0" office:value-type="float"/>
          <table:table-cell office:value="0.24883978450474661" office:value-type="float"/>
          <table:table-cell office:value="0.0" office:value-type="float"/>
        </table:table-row>
        <table:table-row>
          <table:table-cell office:value-type="string">
            <text:p>2020-03-08</text:p>
          </table:table-cell>
          <table:table-cell office:value-type="string">
            <text:p>MG</text:p>
          </table:table-cell>
          <table:table-cell office:value="1" office:value-type="float"/>
          <table:table-cell office:value="0" office:value-type="float"/>
          <table:table-cell office:value="21168791" office:value-type="float"/>
          <table:table-cell office:value="31" office:value-type="float"/>
          <table:table-cell office:value="0.0" office:value-type="float"/>
          <table:table-cell office:value="0.04723935344252773" office:value-type="float"/>
          <table:table-cell office:value="0.0" office:value-type="float"/>
        </table:table-row>
        <table:table-row>
          <table:table-cell office:value-type="string">
            <text:p>2020-03-08</text:p>
          </table:table-cell>
          <table:table-cell office:value-type="string">
            <text:p>RJ</text:p>
          </table:table-cell>
          <table:table-cell office:value="3" office:value-type="float"/>
          <table:table-cell office:value="0" office:value-type="float"/>
          <table:table-cell office:value="17264943" office:value-type="float"/>
          <table:table-cell office:value="33" office:value-type="float"/>
          <table:table-cell office:value="0.0" office:value-type="float"/>
          <table:table-cell office:value="0.17376251980675522" office:value-type="float"/>
          <table:table-cell office:value="0.0" office:value-type="float"/>
        </table:table-row>
        <table:table-row>
          <table:table-cell office:value-type="string">
            <text:p>2020-03-08</text:p>
          </table:table-cell>
          <table:table-cell office:value-type="string">
            <text:p>SP</text:p>
          </table:table-cell>
          <table:table-cell office:value="16" office:value-type="float"/>
          <table:table-cell office:value="0" office:value-type="float"/>
          <table:table-cell office:value="45919049" office:value-type="float"/>
          <table:table-cell office:value="35" office:value-type="float"/>
          <table:table-cell office:value="0.0" office:value-type="float"/>
          <table:table-cell office:value="0.34843927190216856" office:value-type="float"/>
          <table:table-cell office:value="0.0" office:value-type="float"/>
        </table:table-row>
      </table:table>
      <table:table table:name="2020-03-09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_population</text:p>
          </table:table-cell>
          <table:table-cell office:value-type="string">
            <text:p>city_ibge_code</text:p>
          </table:table-cell>
          <table:table-cell office:value-type="string">
            <text:p>μ_confirmed</text:p>
          </table:table-cell>
          <table:table-cell office:value-type="string">
            <text:p>confirmed_per_1mi</text:p>
          </table:table-cell>
          <table:table-cell office:value-type="string">
            <text:p>deaths_per_1mi</text:p>
          </table:table-cell>
        </table:table-row>
        <table:table-row>
          <table:table-cell office:value-type="string">
            <text:p>2020-03-09</text:p>
          </table:table-cell>
          <table:table-cell office:value-type="string">
            <text:p>AL</text:p>
          </table:table-cell>
          <table:table-cell office:value="1" office:value-type="float"/>
          <table:table-cell office:value="0" office:value-type="float"/>
          <table:table-cell office:value="3337357" office:value-type="float"/>
          <table:table-cell office:value="27" office:value-type="float"/>
          <table:table-cell office:value="0.0" office:value-type="float"/>
          <table:table-cell office:value="0.299638306600103" office:value-type="float"/>
          <table:table-cell office:value="0.0" office:value-type="float"/>
        </table:table-row>
        <table:table-row>
          <table:table-cell office:value-type="string">
            <text:p>2020-03-09</text:p>
          </table:table-cell>
          <table:table-cell office:value-type="string">
            <text:p>BA</text:p>
          </table:table-cell>
          <table:table-cell office:value="2" office:value-type="float"/>
          <table:table-cell office:value="0" office:value-type="float"/>
          <table:table-cell office:value="14873064" office:value-type="float"/>
          <table:table-cell office:value="29" office:value-type="float"/>
          <table:table-cell office:value="0.0" office:value-type="float"/>
          <table:table-cell office:value="0.13447128311960468" office:value-type="float"/>
          <table:table-cell office:value="0.0" office:value-type="float"/>
        </table:table-row>
        <table:table-row>
          <table:table-cell office:value-type="string">
            <text:p>2020-03-09</text:p>
          </table:table-cell>
          <table:table-cell office:value-type="string">
            <text:p>DF</text:p>
          </table:table-cell>
          <table:table-cell office:value="1" office:value-type="float"/>
          <table:table-cell office:value="0" office:value-type="float"/>
          <table:table-cell office:value="3015268" office:value-type="float"/>
          <table:table-cell office:value="53" office:value-type="float"/>
          <table:table-cell office:value="0.0" office:value-type="float"/>
          <table:table-cell office:value="0.33164547894250196" office:value-type="float"/>
          <table:table-cell office:value="0.0" office:value-type="float"/>
        </table:table-row>
        <table:table-row>
          <table:table-cell office:value-type="string">
            <text:p>2020-03-09</text:p>
          </table:table-cell>
          <table:table-cell office:value-type="string">
            <text:p>ES</text:p>
          </table:table-cell>
          <table:table-cell office:value="1" office:value-type="float"/>
          <table:table-cell office:value="0" office:value-type="float"/>
          <table:table-cell office:value="4018650" office:value-type="float"/>
          <table:table-cell office:value="32" office:value-type="float"/>
          <table:table-cell office:value="0.0" office:value-type="float"/>
          <table:table-cell office:value="0.24883978450474661" office:value-type="float"/>
          <table:table-cell office:value="0.0" office:value-type="float"/>
        </table:table-row>
        <table:table-row>
          <table:table-cell office:value-type="string">
            <text:p>2020-03-09</text:p>
          </table:table-cell>
          <table:table-cell office:value-type="string">
            <text:p>MG</text:p>
          </table:table-cell>
          <table:table-cell office:value="1" office:value-type="float"/>
          <table:table-cell office:value="0" office:value-type="float"/>
          <table:table-cell office:value="21168791" office:value-type="float"/>
          <table:table-cell office:value="31" office:value-type="float"/>
          <table:table-cell office:value="0.0" office:value-type="float"/>
          <table:table-cell office:value="0.04723935344252773" office:value-type="float"/>
          <table:table-cell office:value="0.0" office:value-type="float"/>
        </table:table-row>
        <table:table-row>
          <table:table-cell office:value-type="string">
            <text:p>2020-03-09</text:p>
          </table:table-cell>
          <table:table-cell office:value-type="string">
            <text:p>SP</text:p>
          </table:table-cell>
          <table:table-cell office:value="16" office:value-type="float"/>
          <table:table-cell office:value="0" office:value-type="float"/>
          <table:table-cell office:value="45919049" office:value-type="float"/>
          <table:table-cell office:value="35" office:value-type="float"/>
          <table:table-cell office:value="0.0" office:value-type="float"/>
          <table:table-cell office:value="0.34843927190216856" office:value-type="float"/>
          <table:table-cell office:value="0.0" office:value-type="float"/>
        </table:table-row>
      </table:table>
      <table:table table:name="2020-03-10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_population</text:p>
          </table:table-cell>
          <table:table-cell office:value-type="string">
            <text:p>city_ibge_code</text:p>
          </table:table-cell>
          <table:table-cell office:value-type="string">
            <text:p>μ_confirmed</text:p>
          </table:table-cell>
          <table:table-cell office:value-type="string">
            <text:p>confirmed_per_1mi</text:p>
          </table:table-cell>
          <table:table-cell office:value-type="string">
            <text:p>deaths_per_1mi</text:p>
          </table:table-cell>
        </table:table-row>
        <table:table-row>
          <table:table-cell office:value-type="string">
            <text:p>2020-03-10</text:p>
          </table:table-cell>
          <table:table-cell office:value-type="string">
            <text:p>AL</text:p>
          </table:table-cell>
          <table:table-cell office:value="1" office:value-type="float"/>
          <table:table-cell office:value="0" office:value-type="float"/>
          <table:table-cell office:value="3337357" office:value-type="float"/>
          <table:table-cell office:value="27" office:value-type="float"/>
          <table:table-cell office:value="0.0" office:value-type="float"/>
          <table:table-cell office:value="0.299638306600103" office:value-type="float"/>
          <table:table-cell office:value="0.0" office:value-type="float"/>
        </table:table-row>
        <table:table-row>
          <table:table-cell office:value-type="string">
            <text:p>2020-03-10</text:p>
          </table:table-cell>
          <table:table-cell office:value-type="string">
            <text:p>BA</text:p>
          </table:table-cell>
          <table:table-cell office:value="2" office:value-type="float"/>
          <table:table-cell office:value="0" office:value-type="float"/>
          <table:table-cell office:value="14873064" office:value-type="float"/>
          <table:table-cell office:value="29" office:value-type="float"/>
          <table:table-cell office:value="0.0" office:value-type="float"/>
          <table:table-cell office:value="0.13447128311960468" office:value-type="float"/>
          <table:table-cell office:value="0.0" office:value-type="float"/>
        </table:table-row>
        <table:table-row>
          <table:table-cell office:value-type="string">
            <text:p>2020-03-10</text:p>
          </table:table-cell>
          <table:table-cell office:value-type="string">
            <text:p>DF</text:p>
          </table:table-cell>
          <table:table-cell office:value="1" office:value-type="float"/>
          <table:table-cell office:value="0" office:value-type="float"/>
          <table:table-cell office:value="3015268" office:value-type="float"/>
          <table:table-cell office:value="53" office:value-type="float"/>
          <table:table-cell office:value="0.0" office:value-type="float"/>
          <table:table-cell office:value="0.33164547894250196" office:value-type="float"/>
          <table:table-cell office:value="0.0" office:value-type="float"/>
        </table:table-row>
        <table:table-row>
          <table:table-cell office:value-type="string">
            <text:p>2020-03-10</text:p>
          </table:table-cell>
          <table:table-cell office:value-type="string">
            <text:p>ES</text:p>
          </table:table-cell>
          <table:table-cell office:value="1" office:value-type="float"/>
          <table:table-cell office:value="0" office:value-type="float"/>
          <table:table-cell office:value="4018650" office:value-type="float"/>
          <table:table-cell office:value="32" office:value-type="float"/>
          <table:table-cell office:value="0.0" office:value-type="float"/>
          <table:table-cell office:value="0.24883978450474661" office:value-type="float"/>
          <table:table-cell office:value="0.0" office:value-type="float"/>
        </table:table-row>
        <table:table-row>
          <table:table-cell office:value-type="string">
            <text:p>2020-03-10</text:p>
          </table:table-cell>
          <table:table-cell office:value-type="string">
            <text:p>MG</text:p>
          </table:table-cell>
          <table:table-cell office:value="1" office:value-type="float"/>
          <table:table-cell office:value="0" office:value-type="float"/>
          <table:table-cell office:value="21168791" office:value-type="float"/>
          <table:table-cell office:value="31" office:value-type="float"/>
          <table:table-cell office:value="0.0" office:value-type="float"/>
          <table:table-cell office:value="0.04723935344252773" office:value-type="float"/>
          <table:table-cell office:value="0.0" office:value-type="float"/>
        </table:table-row>
        <table:table-row>
          <table:table-cell office:value-type="string">
            <text:p>2020-03-10</text:p>
          </table:table-cell>
          <table:table-cell office:value-type="string">
            <text:p>RS</text:p>
          </table:table-cell>
          <table:table-cell office:value="1" office:value-type="float"/>
          <table:table-cell office:value="0" office:value-type="float"/>
          <table:table-cell office:value="11377239" office:value-type="float"/>
          <table:table-cell office:value="43" office:value-type="float"/>
          <table:table-cell office:value="0.0" office:value-type="float"/>
          <table:table-cell office:value="0.08789478712717558" office:value-type="float"/>
          <table:table-cell office:value="0.0" office:value-type="float"/>
        </table:table-row>
        <table:table-row>
          <table:table-cell office:value-type="string">
            <text:p>2020-03-10</text:p>
          </table:table-cell>
          <table:table-cell office:value-type="string">
            <text:p>SP</text:p>
          </table:table-cell>
          <table:table-cell office:value="19" office:value-type="float"/>
          <table:table-cell office:value="0" office:value-type="float"/>
          <table:table-cell office:value="45919049" office:value-type="float"/>
          <table:table-cell office:value="35" office:value-type="float"/>
          <table:table-cell office:value="0.0" office:value-type="float"/>
          <table:table-cell office:value="0.4137716353838251" office:value-type="float"/>
          <table:table-cell office:value="0.0" office:value-type="float"/>
        </table:table-row>
      </table:table>
      <table:table table:name="2020-03-1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_population</text:p>
          </table:table-cell>
          <table:table-cell office:value-type="string">
            <text:p>city_ibge_code</text:p>
          </table:table-cell>
          <table:table-cell office:value-type="string">
            <text:p>μ_confirmed</text:p>
          </table:table-cell>
          <table:table-cell office:value-type="string">
            <text:p>confirmed_per_1mi</text:p>
          </table:table-cell>
          <table:table-cell office:value-type="string">
            <text:p>deaths_per_1mi</text:p>
          </table:table-cell>
        </table:table-row>
        <table:table-row>
          <table:table-cell office:value-type="string">
            <text:p>2020-03-11</text:p>
          </table:table-cell>
          <table:table-cell office:value-type="string">
            <text:p>BA</text:p>
          </table:table-cell>
          <table:table-cell office:value="3" office:value-type="float"/>
          <table:table-cell office:value="0" office:value-type="float"/>
          <table:table-cell office:value="14873064" office:value-type="float"/>
          <table:table-cell office:value="29" office:value-type="float"/>
          <table:table-cell office:value="0.0" office:value-type="float"/>
          <table:table-cell office:value="0.201706924679407" office:value-type="float"/>
          <table:table-cell office:value="0.0" office:value-type="float"/>
        </table:table-row>
        <table:table-row>
          <table:table-cell office:value-type="string">
            <text:p>2020-03-11</text:p>
          </table:table-cell>
          <table:table-cell office:value-type="string">
            <text:p>DF</text:p>
          </table:table-cell>
          <table:table-cell office:value="2" office:value-type="float"/>
          <table:table-cell office:value="0" office:value-type="float"/>
          <table:table-cell office:value="3015268" office:value-type="float"/>
          <table:table-cell office:value="53" office:value-type="float"/>
          <table:table-cell office:value="0.0" office:value-type="float"/>
          <table:table-cell office:value="0.6632909578850039" office:value-type="float"/>
          <table:table-cell office:value="0.0" office:value-type="float"/>
        </table:table-row>
        <table:table-row>
          <table:table-cell office:value-type="string">
            <text:p>2020-03-11</text:p>
          </table:table-cell>
          <table:table-cell office:value-type="string">
            <text:p>ES</text:p>
          </table:table-cell>
          <table:table-cell office:value="1" office:value-type="float"/>
          <table:table-cell office:value="0" office:value-type="float"/>
          <table:table-cell office:value="4018650" office:value-type="float"/>
          <table:table-cell office:value="32" office:value-type="float"/>
          <table:table-cell office:value="0.0" office:value-type="float"/>
          <table:table-cell office:value="0.24883978450474661" office:value-type="float"/>
          <table:table-cell office:value="0.0" office:value-type="float"/>
        </table:table-row>
        <table:table-row>
          <table:table-cell office:value-type="string">
            <text:p>2020-03-11</text:p>
          </table:table-cell>
          <table:table-cell office:value-type="string">
            <text:p>MG</text:p>
          </table:table-cell>
          <table:table-cell office:value="1" office:value-type="float"/>
          <table:table-cell office:value="0" office:value-type="float"/>
          <table:table-cell office:value="21168791" office:value-type="float"/>
          <table:table-cell office:value="31" office:value-type="float"/>
          <table:table-cell office:value="0.0" office:value-type="float"/>
          <table:table-cell office:value="0.04723935344252773" office:value-type="float"/>
          <table:table-cell office:value="0.0" office:value-type="float"/>
        </table:table-row>
        <table:table-row>
          <table:table-cell office:value-type="string">
            <text:p>2020-03-11</text:p>
          </table:table-cell>
          <table:table-cell office:value-type="string">
            <text:p>RS</text:p>
          </table:table-cell>
          <table:table-cell office:value="2" office:value-type="float"/>
          <table:table-cell office:value="0" office:value-type="float"/>
          <table:table-cell office:value="11377239" office:value-type="float"/>
          <table:table-cell office:value="43" office:value-type="float"/>
          <table:table-cell office:value="0.0" office:value-type="float"/>
          <table:table-cell office:value="0.17578957425435116" office:value-type="float"/>
          <table:table-cell office:value="0.0" office:value-type="float"/>
        </table:table-row>
        <table:table-row>
          <table:table-cell office:value-type="string">
            <text:p>2020-03-11</text:p>
          </table:table-cell>
          <table:table-cell office:value-type="string">
            <text:p>SP</text:p>
          </table:table-cell>
          <table:table-cell office:value="30" office:value-type="float"/>
          <table:table-cell office:value="0" office:value-type="float"/>
          <table:table-cell office:value="45919049" office:value-type="float"/>
          <table:table-cell office:value="35" office:value-type="float"/>
          <table:table-cell office:value="0.0" office:value-type="float"/>
          <table:table-cell office:value="0.653323634816566" office:value-type="float"/>
          <table:table-cell office:value="0.0" office:value-type="float"/>
        </table:table-row>
      </table:table>
      <table:table table:name="2020-03-12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_population</text:p>
          </table:table-cell>
          <table:table-cell office:value-type="string">
            <text:p>city_ibge_code</text:p>
          </table:table-cell>
          <table:table-cell office:value-type="string">
            <text:p>μ_confirmed</text:p>
          </table:table-cell>
          <table:table-cell office:value-type="string">
            <text:p>confirmed_per_1mi</text:p>
          </table:table-cell>
          <table:table-cell office:value-type="string">
            <text:p>deaths_per_1mi</text:p>
          </table:table-cell>
        </table:table-row>
        <table:table-row>
          <table:table-cell office:value-type="string">
            <text:p>2020-03-12</text:p>
          </table:table-cell>
          <table:table-cell office:value-type="string">
            <text:p>AL</text:p>
          </table:table-cell>
          <table:table-cell office:value="1" office:value-type="float"/>
          <table:table-cell office:value="0" office:value-type="float"/>
          <table:table-cell office:value="3337357" office:value-type="float"/>
          <table:table-cell office:value="27" office:value-type="float"/>
          <table:table-cell office:value="0.0" office:value-type="float"/>
          <table:table-cell office:value="0.299638306600103" office:value-type="float"/>
          <table:table-cell office:value="0.0" office:value-type="float"/>
        </table:table-row>
        <table:table-row>
          <table:table-cell office:value-type="string">
            <text:p>2020-03-12</text:p>
          </table:table-cell>
          <table:table-cell office:value-type="string">
            <text:p>BA</text:p>
          </table:table-cell>
          <table:table-cell office:value="3" office:value-type="float"/>
          <table:table-cell office:value="0" office:value-type="float"/>
          <table:table-cell office:value="14873064" office:value-type="float"/>
          <table:table-cell office:value="29" office:value-type="float"/>
          <table:table-cell office:value="0.0" office:value-type="float"/>
          <table:table-cell office:value="0.201706924679407" office:value-type="float"/>
          <table:table-cell office:value="0.0" office:value-type="float"/>
        </table:table-row>
        <table:table-row>
          <table:table-cell office:value-type="string">
            <text:p>2020-03-12</text:p>
          </table:table-cell>
          <table:table-cell office:value-type="string">
            <text:p>DF</text:p>
          </table:table-cell>
          <table:table-cell office:value="2" office:value-type="float"/>
          <table:table-cell office:value="0" office:value-type="float"/>
          <table:table-cell office:value="3015268" office:value-type="float"/>
          <table:table-cell office:value="53" office:value-type="float"/>
          <table:table-cell office:value="0.0" office:value-type="float"/>
          <table:table-cell office:value="0.6632909578850039" office:value-type="float"/>
          <table:table-cell office:value="0.0" office:value-type="float"/>
        </table:table-row>
        <table:table-row>
          <table:table-cell office:value-type="string">
            <text:p>2020-03-12</text:p>
          </table:table-cell>
          <table:table-cell office:value-type="string">
            <text:p>ES</text:p>
          </table:table-cell>
          <table:table-cell office:value="2" office:value-type="float"/>
          <table:table-cell office:value="0" office:value-type="float"/>
          <table:table-cell office:value="4018650" office:value-type="float"/>
          <table:table-cell office:value="32" office:value-type="float"/>
          <table:table-cell office:value="0.0" office:value-type="float"/>
          <table:table-cell office:value="0.49767956900949323" office:value-type="float"/>
          <table:table-cell office:value="0.0" office:value-type="float"/>
        </table:table-row>
        <table:table-row>
          <table:table-cell office:value-type="string">
            <text:p>2020-03-12</text:p>
          </table:table-cell>
          <table:table-cell office:value-type="string">
            <text:p>GO</text:p>
          </table:table-cell>
          <table:table-cell office:value="3" office:value-type="float"/>
          <table:table-cell office:value="0" office:value-type="float"/>
          <table:table-cell office:value="7018354" office:value-type="float"/>
          <table:table-cell office:value="52" office:value-type="float"/>
          <table:table-cell office:value="0.0" office:value-type="float"/>
          <table:table-cell office:value="0.4274506529593691" office:value-type="float"/>
          <table:table-cell office:value="0.0" office:value-type="float"/>
        </table:table-row>
        <table:table-row>
          <table:table-cell office:value-type="string">
            <text:p>2020-03-12</text:p>
          </table:table-cell>
          <table:table-cell office:value-type="string">
            <text:p>MG</text:p>
          </table:table-cell>
          <table:table-cell office:value="2" office:value-type="float"/>
          <table:table-cell office:value="0" office:value-type="float"/>
          <table:table-cell office:value="21168791" office:value-type="float"/>
          <table:table-cell office:value="31" office:value-type="float"/>
          <table:table-cell office:value="0.0" office:value-type="float"/>
          <table:table-cell office:value="0.09447870688505546" office:value-type="float"/>
          <table:table-cell office:value="0.0" office:value-type="float"/>
        </table:table-row>
        <table:table-row>
          <table:table-cell office:value-type="string">
            <text:p>2020-03-12</text:p>
          </table:table-cell>
          <table:table-cell office:value-type="string">
            <text:p>PB</text:p>
          </table:table-cell>
          <table:table-cell office:value="0" office:value-type="float"/>
          <table:table-cell office:value="0" office:value-type="float"/>
          <table:table-cell office:value="4018127" office:value-type="float"/>
          <table:table-cell office:value="25" office:value-type="float"/>
          <table:table-cell office:value="nan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2020-03-12</text:p>
          </table:table-cell>
          <table:table-cell office:value-type="string">
            <text:p>PE</text:p>
          </table:table-cell>
          <table:table-cell office:value="2" office:value-type="float"/>
          <table:table-cell office:value="0" office:value-type="float"/>
          <table:table-cell office:value="9557071" office:value-type="float"/>
          <table:table-cell office:value="26" office:value-type="float"/>
          <table:table-cell office:value="0.0" office:value-type="float"/>
          <table:table-cell office:value="0.20926913695629132" office:value-type="float"/>
          <table:table-cell office:value="0.0" office:value-type="float"/>
        </table:table-row>
        <table:table-row>
          <table:table-cell office:value-type="string">
            <text:p>2020-03-12</text:p>
          </table:table-cell>
          <table:table-cell office:value-type="string">
            <text:p>PR</text:p>
          </table:table-cell>
          <table:table-cell office:value="6" office:value-type="float"/>
          <table:table-cell office:value="0" office:value-type="float"/>
          <table:table-cell office:value="11433957" office:value-type="float"/>
          <table:table-cell office:value="41" office:value-type="float"/>
          <table:table-cell office:value="0.0" office:value-type="float"/>
          <table:table-cell office:value="0.5247527168415974" office:value-type="float"/>
          <table:table-cell office:value="0.0" office:value-type="float"/>
        </table:table-row>
        <table:table-row>
          <table:table-cell office:value-type="string">
            <text:p>2020-03-12</text:p>
          </table:table-cell>
          <table:table-cell office:value-type="string">
            <text:p>RJ</text:p>
          </table:table-cell>
          <table:table-cell office:value="15" office:value-type="float"/>
          <table:table-cell office:value="0" office:value-type="float"/>
          <table:table-cell office:value="17264943" office:value-type="float"/>
          <table:table-cell office:value="33" office:value-type="float"/>
          <table:table-cell office:value="0.0" office:value-type="float"/>
          <table:table-cell office:value="0.8688125990337762" office:value-type="float"/>
          <table:table-cell office:value="0.0" office:value-type="float"/>
        </table:table-row>
        <table:table-row>
          <table:table-cell office:value-type="string">
            <text:p>2020-03-12</text:p>
          </table:table-cell>
          <table:table-cell office:value-type="string">
            <text:p>RN</text:p>
          </table:table-cell>
          <table:table-cell office:value="1" office:value-type="float"/>
          <table:table-cell office:value="0" office:value-type="float"/>
          <table:table-cell office:value="3506853" office:value-type="float"/>
          <table:table-cell office:value="24" office:value-type="float"/>
          <table:table-cell office:value="0.0" office:value-type="float"/>
          <table:table-cell office:value="0.285155950363474" office:value-type="float"/>
          <table:table-cell office:value="0.0" office:value-type="float"/>
        </table:table-row>
        <table:table-row>
          <table:table-cell office:value-type="string">
            <text:p>2020-03-12</text:p>
          </table:table-cell>
          <table:table-cell office:value-type="string">
            <text:p>RS</text:p>
          </table:table-cell>
          <table:table-cell office:value="4" office:value-type="float"/>
          <table:table-cell office:value="0" office:value-type="float"/>
          <table:table-cell office:value="11377239" office:value-type="float"/>
          <table:table-cell office:value="43" office:value-type="float"/>
          <table:table-cell office:value="0.0" office:value-type="float"/>
          <table:table-cell office:value="0.3515791485087023" office:value-type="float"/>
          <table:table-cell office:value="0.0" office:value-type="float"/>
        </table:table-row>
        <table:table-row>
          <table:table-cell office:value-type="string">
            <text:p>2020-03-12</text:p>
          </table:table-cell>
          <table:table-cell office:value-type="string">
            <text:p>SC</text:p>
          </table:table-cell>
          <table:table-cell office:value="2" office:value-type="float"/>
          <table:table-cell office:value="0" office:value-type="float"/>
          <table:table-cell office:value="7164788" office:value-type="float"/>
          <table:table-cell office:value="42" office:value-type="float"/>
          <table:table-cell office:value="0.0" office:value-type="float"/>
          <table:table-cell office:value="0.2791429418428012" office:value-type="float"/>
          <table:table-cell office:value="0.0" office:value-type="float"/>
        </table:table-row>
        <table:table-row>
          <table:table-cell office:value-type="string">
            <text:p>2020-03-12</text:p>
          </table:table-cell>
          <table:table-cell office:value-type="string">
            <text:p>SP</text:p>
          </table:table-cell>
          <table:table-cell office:value="46" office:value-type="float"/>
          <table:table-cell office:value="0" office:value-type="float"/>
          <table:table-cell office:value="45919049" office:value-type="float"/>
          <table:table-cell office:value="35" office:value-type="float"/>
          <table:table-cell office:value="0.0" office:value-type="float"/>
          <table:table-cell office:value="1.0017629067187346" office:value-type="float"/>
          <table:table-cell office:value="0.0" office:value-type="float"/>
        </table:table-row>
      </table:table>
      <table:table table:name="2020-03-13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_population</text:p>
          </table:table-cell>
          <table:table-cell office:value-type="string">
            <text:p>city_ibge_code</text:p>
          </table:table-cell>
          <table:table-cell office:value-type="string">
            <text:p>μ_confirmed</text:p>
          </table:table-cell>
          <table:table-cell office:value-type="string">
            <text:p>confirmed_per_1mi</text:p>
          </table:table-cell>
          <table:table-cell office:value-type="string">
            <text:p>deaths_per_1mi</text:p>
          </table:table-cell>
        </table:table-row>
        <table:table-row>
          <table:table-cell office:value-type="string">
            <text:p>2020-03-13</text:p>
          </table:table-cell>
          <table:table-cell office:value-type="string">
            <text:p>AL</text:p>
          </table:table-cell>
          <table:table-cell office:value="1" office:value-type="float"/>
          <table:table-cell office:value="0" office:value-type="float"/>
          <table:table-cell office:value="3337357" office:value-type="float"/>
          <table:table-cell office:value="27" office:value-type="float"/>
          <table:table-cell office:value="0.0" office:value-type="float"/>
          <table:table-cell office:value="0.299638306600103" office:value-type="float"/>
          <table:table-cell office:value="0.0" office:value-type="float"/>
        </table:table-row>
        <table:table-row>
          <table:table-cell office:value-type="string">
            <text:p>2020-03-13</text:p>
          </table:table-cell>
          <table:table-cell office:value-type="string">
            <text:p>AM</text:p>
          </table:table-cell>
          <table:table-cell office:value="2" office:value-type="float"/>
          <table:table-cell office:value="0" office:value-type="float"/>
          <table:table-cell office:value="4144597" office:value-type="float"/>
          <table:table-cell office:value="13" office:value-type="float"/>
          <table:table-cell office:value="0.0" office:value-type="float"/>
          <table:table-cell office:value="0.4825559638247096" office:value-type="float"/>
          <table:table-cell office:value="0.0" office:value-type="float"/>
        </table:table-row>
        <table:table-row>
          <table:table-cell office:value-type="string">
            <text:p>2020-03-13</text:p>
          </table:table-cell>
          <table:table-cell office:value-type="string">
            <text:p>BA</text:p>
          </table:table-cell>
          <table:table-cell office:value="7" office:value-type="float"/>
          <table:table-cell office:value="0" office:value-type="float"/>
          <table:table-cell office:value="14873064" office:value-type="float"/>
          <table:table-cell office:value="29" office:value-type="float"/>
          <table:table-cell office:value="0.0" office:value-type="float"/>
          <table:table-cell office:value="0.47064949091861635" office:value-type="float"/>
          <table:table-cell office:value="0.0" office:value-type="float"/>
        </table:table-row>
        <table:table-row>
          <table:table-cell office:value-type="string">
            <text:p>2020-03-13</text:p>
          </table:table-cell>
          <table:table-cell office:value-type="string">
            <text:p>DF</text:p>
          </table:table-cell>
          <table:table-cell office:value="2" office:value-type="float"/>
          <table:table-cell office:value="0" office:value-type="float"/>
          <table:table-cell office:value="3015268" office:value-type="float"/>
          <table:table-cell office:value="53" office:value-type="float"/>
          <table:table-cell office:value="0.0" office:value-type="float"/>
          <table:table-cell office:value="0.6632909578850039" office:value-type="float"/>
          <table:table-cell office:value="0.0" office:value-type="float"/>
        </table:table-row>
        <table:table-row>
          <table:table-cell office:value-type="string">
            <text:p>2020-03-13</text:p>
          </table:table-cell>
          <table:table-cell office:value-type="string">
            <text:p>ES</text:p>
          </table:table-cell>
          <table:table-cell office:value="2" office:value-type="float"/>
          <table:table-cell office:value="0" office:value-type="float"/>
          <table:table-cell office:value="4018650" office:value-type="float"/>
          <table:table-cell office:value="32" office:value-type="float"/>
          <table:table-cell office:value="0.0" office:value-type="float"/>
          <table:table-cell office:value="0.49767956900949323" office:value-type="float"/>
          <table:table-cell office:value="0.0" office:value-type="float"/>
        </table:table-row>
        <table:table-row>
          <table:table-cell office:value-type="string">
            <text:p>2020-03-13</text:p>
          </table:table-cell>
          <table:table-cell office:value-type="string">
            <text:p>GO</text:p>
          </table:table-cell>
          <table:table-cell office:value="3" office:value-type="float"/>
          <table:table-cell office:value="0" office:value-type="float"/>
          <table:table-cell office:value="7018354" office:value-type="float"/>
          <table:table-cell office:value="52" office:value-type="float"/>
          <table:table-cell office:value="0.0" office:value-type="float"/>
          <table:table-cell office:value="0.4274506529593691" office:value-type="float"/>
          <table:table-cell office:value="0.0" office:value-type="float"/>
        </table:table-row>
        <table:table-row>
          <table:table-cell office:value-type="string">
            <text:p>2020-03-13</text:p>
          </table:table-cell>
          <table:table-cell office:value-type="string">
            <text:p>MG</text:p>
          </table:table-cell>
          <table:table-cell office:value="2" office:value-type="float"/>
          <table:table-cell office:value="0" office:value-type="float"/>
          <table:table-cell office:value="21168791" office:value-type="float"/>
          <table:table-cell office:value="31" office:value-type="float"/>
          <table:table-cell office:value="0.0" office:value-type="float"/>
          <table:table-cell office:value="0.09447870688505546" office:value-type="float"/>
          <table:table-cell office:value="0.0" office:value-type="float"/>
        </table:table-row>
        <table:table-row>
          <table:table-cell office:value-type="string">
            <text:p>2020-03-13</text:p>
          </table:table-cell>
          <table:table-cell office:value-type="string">
            <text:p>PB</text:p>
          </table:table-cell>
          <table:table-cell office:value="0" office:value-type="float"/>
          <table:table-cell office:value="0" office:value-type="float"/>
          <table:table-cell office:value="4018127" office:value-type="float"/>
          <table:table-cell office:value="25" office:value-type="float"/>
          <table:table-cell office:value="nan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2020-03-13</text:p>
          </table:table-cell>
          <table:table-cell office:value-type="string">
            <text:p>PE</text:p>
          </table:table-cell>
          <table:table-cell office:value="2" office:value-type="float"/>
          <table:table-cell office:value="0" office:value-type="float"/>
          <table:table-cell office:value="9557071" office:value-type="float"/>
          <table:table-cell office:value="26" office:value-type="float"/>
          <table:table-cell office:value="0.0" office:value-type="float"/>
          <table:table-cell office:value="0.20926913695629132" office:value-type="float"/>
          <table:table-cell office:value="0.0" office:value-type="float"/>
        </table:table-row>
        <table:table-row>
          <table:table-cell office:value-type="string">
            <text:p>2020-03-13</text:p>
          </table:table-cell>
          <table:table-cell office:value-type="string">
            <text:p>PR</text:p>
          </table:table-cell>
          <table:table-cell office:value="6" office:value-type="float"/>
          <table:table-cell office:value="0" office:value-type="float"/>
          <table:table-cell office:value="11433957" office:value-type="float"/>
          <table:table-cell office:value="41" office:value-type="float"/>
          <table:table-cell office:value="0.0" office:value-type="float"/>
          <table:table-cell office:value="0.5247527168415974" office:value-type="float"/>
          <table:table-cell office:value="0.0" office:value-type="float"/>
        </table:table-row>
        <table:table-row>
          <table:table-cell office:value-type="string">
            <text:p>2020-03-13</text:p>
          </table:table-cell>
          <table:table-cell office:value-type="string">
            <text:p>RN</text:p>
          </table:table-cell>
          <table:table-cell office:value="1" office:value-type="float"/>
          <table:table-cell office:value="0" office:value-type="float"/>
          <table:table-cell office:value="3506853" office:value-type="float"/>
          <table:table-cell office:value="24" office:value-type="float"/>
          <table:table-cell office:value="0.0" office:value-type="float"/>
          <table:table-cell office:value="0.285155950363474" office:value-type="float"/>
          <table:table-cell office:value="0.0" office:value-type="float"/>
        </table:table-row>
        <table:table-row>
          <table:table-cell office:value-type="string">
            <text:p>2020-03-13</text:p>
          </table:table-cell>
          <table:table-cell office:value-type="string">
            <text:p>RS</text:p>
          </table:table-cell>
          <table:table-cell office:value="4" office:value-type="float"/>
          <table:table-cell office:value="0" office:value-type="float"/>
          <table:table-cell office:value="11377239" office:value-type="float"/>
          <table:table-cell office:value="43" office:value-type="float"/>
          <table:table-cell office:value="0.0" office:value-type="float"/>
          <table:table-cell office:value="0.3515791485087023" office:value-type="float"/>
          <table:table-cell office:value="0.0" office:value-type="float"/>
        </table:table-row>
        <table:table-row>
          <table:table-cell office:value-type="string">
            <text:p>2020-03-13</text:p>
          </table:table-cell>
          <table:table-cell office:value-type="string">
            <text:p>SC</text:p>
          </table:table-cell>
          <table:table-cell office:value="3" office:value-type="float"/>
          <table:table-cell office:value="0" office:value-type="float"/>
          <table:table-cell office:value="7164788" office:value-type="float"/>
          <table:table-cell office:value="42" office:value-type="float"/>
          <table:table-cell office:value="0.0" office:value-type="float"/>
          <table:table-cell office:value="0.4187144127642018" office:value-type="float"/>
          <table:table-cell office:value="0.0" office:value-type="float"/>
        </table:table-row>
      </table:table>
      <table:table table:name="2020-03-14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_population</text:p>
          </table:table-cell>
          <table:table-cell office:value-type="string">
            <text:p>city_ibge_code</text:p>
          </table:table-cell>
          <table:table-cell office:value-type="string">
            <text:p>μ_confirmed</text:p>
          </table:table-cell>
          <table:table-cell office:value-type="string">
            <text:p>confirmed_per_1mi</text:p>
          </table:table-cell>
          <table:table-cell office:value-type="string">
            <text:p>deaths_per_1mi</text:p>
          </table:table-cell>
        </table:table-row>
        <table:table-row>
          <table:table-cell office:value-type="string">
            <text:p>2020-03-14</text:p>
          </table:table-cell>
          <table:table-cell office:value-type="string">
            <text:p>DF</text:p>
          </table:table-cell>
          <table:table-cell office:value="8" office:value-type="float"/>
          <table:table-cell office:value="0" office:value-type="float"/>
          <table:table-cell office:value="3015268" office:value-type="float"/>
          <table:table-cell office:value="53" office:value-type="float"/>
          <table:table-cell office:value="0.0" office:value-type="float"/>
          <table:table-cell office:value="2.6531638315400157" office:value-type="float"/>
          <table:table-cell office:value="0.0" office:value-type="float"/>
        </table:table-row>
        <table:table-row>
          <table:table-cell office:value-type="string">
            <text:p>2020-03-14</text:p>
          </table:table-cell>
          <table:table-cell office:value-type="string">
            <text:p>ES</text:p>
          </table:table-cell>
          <table:table-cell office:value="4" office:value-type="float"/>
          <table:table-cell office:value="0" office:value-type="float"/>
          <table:table-cell office:value="4018650" office:value-type="float"/>
          <table:table-cell office:value="32" office:value-type="float"/>
          <table:table-cell office:value="0.0" office:value-type="float"/>
          <table:table-cell office:value="0.9953591380189865" office:value-type="float"/>
          <table:table-cell office:value="0.0" office:value-type="float"/>
        </table:table-row>
        <table:table-row>
          <table:table-cell office:value-type="string">
            <text:p>2020-03-14</text:p>
          </table:table-cell>
          <table:table-cell office:value-type="string">
            <text:p>GO</text:p>
          </table:table-cell>
          <table:table-cell office:value="4" office:value-type="float"/>
          <table:table-cell office:value="0" office:value-type="float"/>
          <table:table-cell office:value="7018354" office:value-type="float"/>
          <table:table-cell office:value="52" office:value-type="float"/>
          <table:table-cell office:value="0.0" office:value-type="float"/>
          <table:table-cell office:value="0.5699342039458255" office:value-type="float"/>
          <table:table-cell office:value="0.0" office:value-type="float"/>
        </table:table-row>
        <table:table-row>
          <table:table-cell office:value-type="string">
            <text:p>2020-03-14</text:p>
          </table:table-cell>
          <table:table-cell office:value-type="string">
            <text:p>MG</text:p>
          </table:table-cell>
          <table:table-cell office:value="4" office:value-type="float"/>
          <table:table-cell office:value="0" office:value-type="float"/>
          <table:table-cell office:value="21168791" office:value-type="float"/>
          <table:table-cell office:value="31" office:value-type="float"/>
          <table:table-cell office:value="0.0" office:value-type="float"/>
          <table:table-cell office:value="0.1889574137701109" office:value-type="float"/>
          <table:table-cell office:value="0.0" office:value-type="float"/>
        </table:table-row>
        <table:table-row>
          <table:table-cell office:value-type="string">
            <text:p>2020-03-14</text:p>
          </table:table-cell>
          <table:table-cell office:value-type="string">
            <text:p>MS</text:p>
          </table:table-cell>
          <table:table-cell office:value="2" office:value-type="float"/>
          <table:table-cell office:value="0" office:value-type="float"/>
          <table:table-cell office:value="2778986" office:value-type="float"/>
          <table:table-cell office:value="50" office:value-type="float"/>
          <table:table-cell office:value="0.0" office:value-type="float"/>
          <table:table-cell office:value="0.719686964957722" office:value-type="float"/>
          <table:table-cell office:value="0.0" office:value-type="float"/>
        </table:table-row>
        <table:table-row>
          <table:table-cell office:value-type="string">
            <text:p>2020-03-14</text:p>
          </table:table-cell>
          <table:table-cell office:value-type="string">
            <text:p>PB</text:p>
          </table:table-cell>
          <table:table-cell office:value="0" office:value-type="float"/>
          <table:table-cell office:value="0" office:value-type="float"/>
          <table:table-cell office:value="4018127" office:value-type="float"/>
          <table:table-cell office:value="25" office:value-type="float"/>
          <table:table-cell office:value="nan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2020-03-14</text:p>
          </table:table-cell>
          <table:table-cell office:value-type="string">
            <text:p>PE</text:p>
          </table:table-cell>
          <table:table-cell office:value="7" office:value-type="float"/>
          <table:table-cell office:value="0" office:value-type="float"/>
          <table:table-cell office:value="9557071" office:value-type="float"/>
          <table:table-cell office:value="26" office:value-type="float"/>
          <table:table-cell office:value="0.0" office:value-type="float"/>
          <table:table-cell office:value="0.7324419793470196" office:value-type="float"/>
          <table:table-cell office:value="0.0" office:value-type="float"/>
        </table:table-row>
        <table:table-row>
          <table:table-cell office:value-type="string">
            <text:p>2020-03-14</text:p>
          </table:table-cell>
          <table:table-cell office:value-type="string">
            <text:p>SC</text:p>
          </table:table-cell>
          <table:table-cell office:value="5" office:value-type="float"/>
          <table:table-cell office:value="0" office:value-type="float"/>
          <table:table-cell office:value="7164788" office:value-type="float"/>
          <table:table-cell office:value="42" office:value-type="float"/>
          <table:table-cell office:value="0.0" office:value-type="float"/>
          <table:table-cell office:value="0.697857354607003" office:value-type="float"/>
          <table:table-cell office:value="0.0" office:value-type="float"/>
        </table:table-row>
        <table:table-row>
          <table:table-cell office:value-type="string">
            <text:p>2020-03-14</text:p>
          </table:table-cell>
          <table:table-cell office:value-type="string">
            <text:p>SE</text:p>
          </table:table-cell>
          <table:table-cell office:value="1" office:value-type="float"/>
          <table:table-cell office:value="0" office:value-type="float"/>
          <table:table-cell office:value="2298696" office:value-type="float"/>
          <table:table-cell office:value="28" office:value-type="float"/>
          <table:table-cell office:value="0.0" office:value-type="float"/>
          <table:table-cell office:value="0.43502925136686194" office:value-type="float"/>
          <table:table-cell office:value="0.0" office:value-type="float"/>
        </table:table-row>
        <table:table-row>
          <table:table-cell office:value-type="string">
            <text:p>2020-03-14</text:p>
          </table:table-cell>
          <table:table-cell office:value-type="string">
            <text:p>SP</text:p>
          </table:table-cell>
          <table:table-cell office:value="65" office:value-type="float"/>
          <table:table-cell office:value="0" office:value-type="float"/>
          <table:table-cell office:value="45919049" office:value-type="float"/>
          <table:table-cell office:value="35" office:value-type="float"/>
          <table:table-cell office:value="0.0" office:value-type="float"/>
          <table:table-cell office:value="1.4155345421025596" office:value-type="float"/>
          <table:table-cell office:value="0.0" office:value-type="float"/>
        </table:table-row>
      </table:table>
      <table:table table:name="2020-03-15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_population</text:p>
          </table:table-cell>
          <table:table-cell office:value-type="string">
            <text:p>city_ibge_code</text:p>
          </table:table-cell>
          <table:table-cell office:value-type="string">
            <text:p>μ_confirmed</text:p>
          </table:table-cell>
          <table:table-cell office:value-type="string">
            <text:p>confirmed_per_1mi</text:p>
          </table:table-cell>
          <table:table-cell office:value-type="string">
            <text:p>deaths_per_1mi</text:p>
          </table:table-cell>
        </table:table-row>
        <table:table-row>
          <table:table-cell office:value-type="string">
            <text:p>2020-03-15</text:p>
          </table:table-cell>
          <table:table-cell office:value-type="string">
            <text:p>BA</text:p>
          </table:table-cell>
          <table:table-cell office:value="9" office:value-type="float"/>
          <table:table-cell office:value="0" office:value-type="float"/>
          <table:table-cell office:value="14873064" office:value-type="float"/>
          <table:table-cell office:value="29" office:value-type="float"/>
          <table:table-cell office:value="0.0" office:value-type="float"/>
          <table:table-cell office:value="0.6051207740382211" office:value-type="float"/>
          <table:table-cell office:value="0.0" office:value-type="float"/>
        </table:table-row>
        <table:table-row>
          <table:table-cell office:value-type="string">
            <text:p>2020-03-15</text:p>
          </table:table-cell>
          <table:table-cell office:value-type="string">
            <text:p>DF</text:p>
          </table:table-cell>
          <table:table-cell office:value="14" office:value-type="float"/>
          <table:table-cell office:value="0" office:value-type="float"/>
          <table:table-cell office:value="3015268" office:value-type="float"/>
          <table:table-cell office:value="53" office:value-type="float"/>
          <table:table-cell office:value="0.0" office:value-type="float"/>
          <table:table-cell office:value="4.643036705195027" office:value-type="float"/>
          <table:table-cell office:value="0.0" office:value-type="float"/>
        </table:table-row>
        <table:table-row>
          <table:table-cell office:value-type="string">
            <text:p>2020-03-15</text:p>
          </table:table-cell>
          <table:table-cell office:value-type="string">
            <text:p>ES</text:p>
          </table:table-cell>
          <table:table-cell office:value="4" office:value-type="float"/>
          <table:table-cell office:value="0" office:value-type="float"/>
          <table:table-cell office:value="4018650" office:value-type="float"/>
          <table:table-cell office:value="32" office:value-type="float"/>
          <table:table-cell office:value="0.0" office:value-type="float"/>
          <table:table-cell office:value="0.9953591380189865" office:value-type="float"/>
          <table:table-cell office:value="0.0" office:value-type="float"/>
        </table:table-row>
        <table:table-row>
          <table:table-cell office:value-type="string">
            <text:p>2020-03-15</text:p>
          </table:table-cell>
          <table:table-cell office:value-type="string">
            <text:p>GO</text:p>
          </table:table-cell>
          <table:table-cell office:value="4" office:value-type="float"/>
          <table:table-cell office:value="0" office:value-type="float"/>
          <table:table-cell office:value="7018354" office:value-type="float"/>
          <table:table-cell office:value="52" office:value-type="float"/>
          <table:table-cell office:value="0.0" office:value-type="float"/>
          <table:table-cell office:value="0.5699342039458255" office:value-type="float"/>
          <table:table-cell office:value="0.0" office:value-type="float"/>
        </table:table-row>
        <table:table-row>
          <table:table-cell office:value-type="string">
            <text:p>2020-03-15</text:p>
          </table:table-cell>
          <table:table-cell office:value-type="string">
            <text:p>MS</text:p>
          </table:table-cell>
          <table:table-cell office:value="2" office:value-type="float"/>
          <table:table-cell office:value="0" office:value-type="float"/>
          <table:table-cell office:value="2778986" office:value-type="float"/>
          <table:table-cell office:value="50" office:value-type="float"/>
          <table:table-cell office:value="0.0" office:value-type="float"/>
          <table:table-cell office:value="0.719686964957722" office:value-type="float"/>
          <table:table-cell office:value="0.0" office:value-type="float"/>
        </table:table-row>
        <table:table-row>
          <table:table-cell office:value-type="string">
            <text:p>2020-03-15</text:p>
          </table:table-cell>
          <table:table-cell office:value-type="string">
            <text:p>PB</text:p>
          </table:table-cell>
          <table:table-cell office:value="0" office:value-type="float"/>
          <table:table-cell office:value="0" office:value-type="float"/>
          <table:table-cell office:value="4018127" office:value-type="float"/>
          <table:table-cell office:value="25" office:value-type="float"/>
          <table:table-cell office:value="nan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2020-03-15</text:p>
          </table:table-cell>
          <table:table-cell office:value-type="string">
            <text:p>PE</text:p>
          </table:table-cell>
          <table:table-cell office:value="8" office:value-type="float"/>
          <table:table-cell office:value="0" office:value-type="float"/>
          <table:table-cell office:value="9557071" office:value-type="float"/>
          <table:table-cell office:value="26" office:value-type="float"/>
          <table:table-cell office:value="0.0" office:value-type="float"/>
          <table:table-cell office:value="0.8370765478251653" office:value-type="float"/>
          <table:table-cell office:value="0.0" office:value-type="float"/>
        </table:table-row>
        <table:table-row>
          <table:table-cell office:value-type="string">
            <text:p>2020-03-15</text:p>
          </table:table-cell>
          <table:table-cell office:value-type="string">
            <text:p>RJ</text:p>
          </table:table-cell>
          <table:table-cell office:value="24" office:value-type="float"/>
          <table:table-cell office:value="0" office:value-type="float"/>
          <table:table-cell office:value="17264943" office:value-type="float"/>
          <table:table-cell office:value="33" office:value-type="float"/>
          <table:table-cell office:value="0.0" office:value-type="float"/>
          <table:table-cell office:value="1.3901001584540418" office:value-type="float"/>
          <table:table-cell office:value="0.0" office:value-type="float"/>
        </table:table-row>
        <table:table-row>
          <table:table-cell office:value-type="string">
            <text:p>2020-03-15</text:p>
          </table:table-cell>
          <table:table-cell office:value-type="string">
            <text:p>SC</text:p>
          </table:table-cell>
          <table:table-cell office:value="6" office:value-type="float"/>
          <table:table-cell office:value="0" office:value-type="float"/>
          <table:table-cell office:value="7164788" office:value-type="float"/>
          <table:table-cell office:value="42" office:value-type="float"/>
          <table:table-cell office:value="0.0" office:value-type="float"/>
          <table:table-cell office:value="0.8374288255284036" office:value-type="float"/>
          <table:table-cell office:value="0.0" office:value-type="float"/>
        </table:table-row>
      </table:table>
      <table:table table:name="2020-03-16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_population</text:p>
          </table:table-cell>
          <table:table-cell office:value-type="string">
            <text:p>city_ibge_code</text:p>
          </table:table-cell>
          <table:table-cell office:value-type="string">
            <text:p>μ_confirmed</text:p>
          </table:table-cell>
          <table:table-cell office:value-type="string">
            <text:p>confirmed_per_1mi</text:p>
          </table:table-cell>
          <table:table-cell office:value-type="string">
            <text:p>deaths_per_1mi</text:p>
          </table:table-cell>
        </table:table-row>
        <table:table-row>
          <table:table-cell office:value-type="string">
            <text:p>2020-03-16</text:p>
          </table:table-cell>
          <table:table-cell office:value-type="string">
            <text:p>AL</text:p>
          </table:table-cell>
          <table:table-cell office:value="1" office:value-type="float"/>
          <table:table-cell office:value="0" office:value-type="float"/>
          <table:table-cell office:value="3337357" office:value-type="float"/>
          <table:table-cell office:value="27" office:value-type="float"/>
          <table:table-cell office:value="0.0" office:value-type="float"/>
          <table:table-cell office:value="0.299638306600103" office:value-type="float"/>
          <table:table-cell office:value="0.0" office:value-type="float"/>
        </table:table-row>
        <table:table-row>
          <table:table-cell office:value-type="string">
            <text:p>2020-03-16</text:p>
          </table:table-cell>
          <table:table-cell office:value-type="string">
            <text:p>BA</text:p>
          </table:table-cell>
          <table:table-cell office:value="10" office:value-type="float"/>
          <table:table-cell office:value="0" office:value-type="float"/>
          <table:table-cell office:value="14873064" office:value-type="float"/>
          <table:table-cell office:value="29" office:value-type="float"/>
          <table:table-cell office:value="0.0" office:value-type="float"/>
          <table:table-cell office:value="0.6723564155980234" office:value-type="float"/>
          <table:table-cell office:value="0.0" office:value-type="float"/>
        </table:table-row>
        <table:table-row>
          <table:table-cell office:value-type="string">
            <text:p>2020-03-16</text:p>
          </table:table-cell>
          <table:table-cell office:value-type="string">
            <text:p>CE</text:p>
          </table:table-cell>
          <table:table-cell office:value="9" office:value-type="float"/>
          <table:table-cell office:value="0" office:value-type="float"/>
          <table:table-cell office:value="9132078" office:value-type="float"/>
          <table:table-cell office:value="23" office:value-type="float"/>
          <table:table-cell office:value="0.0" office:value-type="float"/>
          <table:table-cell office:value="0.9855369172273825" office:value-type="float"/>
          <table:table-cell office:value="0.0" office:value-type="float"/>
        </table:table-row>
        <table:table-row>
          <table:table-cell office:value-type="string">
            <text:p>2020-03-16</text:p>
          </table:table-cell>
          <table:table-cell office:value-type="string">
            <text:p>DF</text:p>
          </table:table-cell>
          <table:table-cell office:value="19" office:value-type="float"/>
          <table:table-cell office:value="0" office:value-type="float"/>
          <table:table-cell office:value="3015268" office:value-type="float"/>
          <table:table-cell office:value="53" office:value-type="float"/>
          <table:table-cell office:value="0.0" office:value-type="float"/>
          <table:table-cell office:value="6.301264099907537" office:value-type="float"/>
          <table:table-cell office:value="0.0" office:value-type="float"/>
        </table:table-row>
        <table:table-row>
          <table:table-cell office:value-type="string">
            <text:p>2020-03-16</text:p>
          </table:table-cell>
          <table:table-cell office:value-type="string">
            <text:p>ES</text:p>
          </table:table-cell>
          <table:table-cell office:value="8" office:value-type="float"/>
          <table:table-cell office:value="0" office:value-type="float"/>
          <table:table-cell office:value="4018650" office:value-type="float"/>
          <table:table-cell office:value="32" office:value-type="float"/>
          <table:table-cell office:value="0.0" office:value-type="float"/>
          <table:table-cell office:value="1.990718276037973" office:value-type="float"/>
          <table:table-cell office:value="0.0" office:value-type="float"/>
        </table:table-row>
        <table:table-row>
          <table:table-cell office:value-type="string">
            <text:p>2020-03-16</text:p>
          </table:table-cell>
          <table:table-cell office:value-type="string">
            <text:p>GO</text:p>
          </table:table-cell>
          <table:table-cell office:value="9" office:value-type="float"/>
          <table:table-cell office:value="0" office:value-type="float"/>
          <table:table-cell office:value="7018354" office:value-type="float"/>
          <table:table-cell office:value="52" office:value-type="float"/>
          <table:table-cell office:value="0.0" office:value-type="float"/>
          <table:table-cell office:value="1.2823519588781074" office:value-type="float"/>
          <table:table-cell office:value="0.0" office:value-type="float"/>
        </table:table-row>
        <table:table-row>
          <table:table-cell office:value-type="string">
            <text:p>2020-03-16</text:p>
          </table:table-cell>
          <table:table-cell office:value-type="string">
            <text:p>MG</text:p>
          </table:table-cell>
          <table:table-cell office:value="6" office:value-type="float"/>
          <table:table-cell office:value="0" office:value-type="float"/>
          <table:table-cell office:value="21168791" office:value-type="float"/>
          <table:table-cell office:value="31" office:value-type="float"/>
          <table:table-cell office:value="0.0" office:value-type="float"/>
          <table:table-cell office:value="0.2834361206551664" office:value-type="float"/>
          <table:table-cell office:value="0.0" office:value-type="float"/>
        </table:table-row>
        <table:table-row>
          <table:table-cell office:value-type="string">
            <text:p>2020-03-16</text:p>
          </table:table-cell>
          <table:table-cell office:value-type="string">
            <text:p>MS</text:p>
          </table:table-cell>
          <table:table-cell office:value="4" office:value-type="float"/>
          <table:table-cell office:value="0" office:value-type="float"/>
          <table:table-cell office:value="2778986" office:value-type="float"/>
          <table:table-cell office:value="50" office:value-type="float"/>
          <table:table-cell office:value="0.0" office:value-type="float"/>
          <table:table-cell office:value="1.439373929915444" office:value-type="float"/>
          <table:table-cell office:value="0.0" office:value-type="float"/>
        </table:table-row>
        <table:table-row>
          <table:table-cell office:value-type="string">
            <text:p>2020-03-16</text:p>
          </table:table-cell>
          <table:table-cell office:value-type="string">
            <text:p>PB</text:p>
          </table:table-cell>
          <table:table-cell office:value="0" office:value-type="float"/>
          <table:table-cell office:value="0" office:value-type="float"/>
          <table:table-cell office:value="4018127" office:value-type="float"/>
          <table:table-cell office:value="25" office:value-type="float"/>
          <table:table-cell office:value="nan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2020-03-16</text:p>
          </table:table-cell>
          <table:table-cell office:value-type="string">
            <text:p>PE</text:p>
          </table:table-cell>
          <table:table-cell office:value="8" office:value-type="float"/>
          <table:table-cell office:value="0" office:value-type="float"/>
          <table:table-cell office:value="9557071" office:value-type="float"/>
          <table:table-cell office:value="26" office:value-type="float"/>
          <table:table-cell office:value="0.0" office:value-type="float"/>
          <table:table-cell office:value="0.8370765478251653" office:value-type="float"/>
          <table:table-cell office:value="0.0" office:value-type="float"/>
        </table:table-row>
        <table:table-row>
          <table:table-cell office:value-type="string">
            <text:p>2020-03-16</text:p>
          </table:table-cell>
          <table:table-cell office:value-type="string">
            <text:p>PR</text:p>
          </table:table-cell>
          <table:table-cell office:value="6" office:value-type="float"/>
          <table:table-cell office:value="0" office:value-type="float"/>
          <table:table-cell office:value="11433957" office:value-type="float"/>
          <table:table-cell office:value="41" office:value-type="float"/>
          <table:table-cell office:value="0.0" office:value-type="float"/>
          <table:table-cell office:value="0.5247527168415974" office:value-type="float"/>
          <table:table-cell office:value="0.0" office:value-type="float"/>
        </table:table-row>
        <table:table-row>
          <table:table-cell office:value-type="string">
            <text:p>2020-03-16</text:p>
          </table:table-cell>
          <table:table-cell office:value-type="string">
            <text:p>RJ</text:p>
          </table:table-cell>
          <table:table-cell office:value="25" office:value-type="float"/>
          <table:table-cell office:value="0" office:value-type="float"/>
          <table:table-cell office:value="17264943" office:value-type="float"/>
          <table:table-cell office:value="33" office:value-type="float"/>
          <table:table-cell office:value="0.0" office:value-type="float"/>
          <table:table-cell office:value="1.4480209983896268" office:value-type="float"/>
          <table:table-cell office:value="0.0" office:value-type="float"/>
        </table:table-row>
        <table:table-row>
          <table:table-cell office:value-type="string">
            <text:p>2020-03-16</text:p>
          </table:table-cell>
          <table:table-cell office:value-type="string">
            <text:p>RN</text:p>
          </table:table-cell>
          <table:table-cell office:value="1" office:value-type="float"/>
          <table:table-cell office:value="0" office:value-type="float"/>
          <table:table-cell office:value="3506853" office:value-type="float"/>
          <table:table-cell office:value="24" office:value-type="float"/>
          <table:table-cell office:value="0.0" office:value-type="float"/>
          <table:table-cell office:value="0.285155950363474" office:value-type="float"/>
          <table:table-cell office:value="0.0" office:value-type="float"/>
        </table:table-row>
        <table:table-row>
          <table:table-cell office:value-type="string">
            <text:p>2020-03-16</text:p>
          </table:table-cell>
          <table:table-cell office:value-type="string">
            <text:p>RS</text:p>
          </table:table-cell>
          <table:table-cell office:value="8" office:value-type="float"/>
          <table:table-cell office:value="0" office:value-type="float"/>
          <table:table-cell office:value="11377239" office:value-type="float"/>
          <table:table-cell office:value="43" office:value-type="float"/>
          <table:table-cell office:value="0.0" office:value-type="float"/>
          <table:table-cell office:value="0.7031582970174046" office:value-type="float"/>
          <table:table-cell office:value="0.0" office:value-type="float"/>
        </table:table-row>
        <table:table-row>
          <table:table-cell office:value-type="string">
            <text:p>2020-03-16</text:p>
          </table:table-cell>
          <table:table-cell office:value-type="string">
            <text:p>SC</text:p>
          </table:table-cell>
          <table:table-cell office:value="7" office:value-type="float"/>
          <table:table-cell office:value="0" office:value-type="float"/>
          <table:table-cell office:value="7164788" office:value-type="float"/>
          <table:table-cell office:value="42" office:value-type="float"/>
          <table:table-cell office:value="0.0" office:value-type="float"/>
          <table:table-cell office:value="0.9770002964498042" office:value-type="float"/>
          <table:table-cell office:value="0.0" office:value-type="float"/>
        </table:table-row>
        <table:table-row>
          <table:table-cell office:value-type="string">
            <text:p>2020-03-16</text:p>
          </table:table-cell>
          <table:table-cell office:value-type="string">
            <text:p>SE</text:p>
          </table:table-cell>
          <table:table-cell office:value="5" office:value-type="float"/>
          <table:table-cell office:value="0" office:value-type="float"/>
          <table:table-cell office:value="2298696" office:value-type="float"/>
          <table:table-cell office:value="28" office:value-type="float"/>
          <table:table-cell office:value="0.0" office:value-type="float"/>
          <table:table-cell office:value="2.1751462568343096" office:value-type="float"/>
          <table:table-cell office:value="0.0" office:value-type="float"/>
        </table:table-row>
        <table:table-row>
          <table:table-cell office:value-type="string">
            <text:p>2020-03-16</text:p>
          </table:table-cell>
          <table:table-cell office:value-type="string">
            <text:p>SP</text:p>
          </table:table-cell>
          <table:table-cell office:value="152" office:value-type="float"/>
          <table:table-cell office:value="0" office:value-type="float"/>
          <table:table-cell office:value="45919049" office:value-type="float"/>
          <table:table-cell office:value="35" office:value-type="float"/>
          <table:table-cell office:value="0.0" office:value-type="float"/>
          <table:table-cell office:value="3.310173083070601" office:value-type="float"/>
          <table:table-cell office:value="0.0" office:value-type="float"/>
        </table:table-row>
      </table:table>
      <table:table table:name="2020-03-17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_population</text:p>
          </table:table-cell>
          <table:table-cell office:value-type="string">
            <text:p>city_ibge_code</text:p>
          </table:table-cell>
          <table:table-cell office:value-type="string">
            <text:p>μ_confirmed</text:p>
          </table:table-cell>
          <table:table-cell office:value-type="string">
            <text:p>confirmed_per_1mi</text:p>
          </table:table-cell>
          <table:table-cell office:value-type="string">
            <text:p>deaths_per_1mi</text:p>
          </table:table-cell>
        </table:table-row>
        <table:table-row>
          <table:table-cell office:value-type="string">
            <text:p>2020-03-17</text:p>
          </table:table-cell>
          <table:table-cell office:value-type="string">
            <text:p>AC</text:p>
          </table:table-cell>
          <table:table-cell office:value="3" office:value-type="float"/>
          <table:table-cell office:value="0" office:value-type="float"/>
          <table:table-cell office:value="881935" office:value-type="float"/>
          <table:table-cell office:value="12" office:value-type="float"/>
          <table:table-cell office:value="0.0" office:value-type="float"/>
          <table:table-cell office:value="3.40161122985254" office:value-type="float"/>
          <table:table-cell office:value="0.0" office:value-type="float"/>
        </table:table-row>
        <table:table-row>
          <table:table-cell office:value-type="string">
            <text:p>2020-03-17</text:p>
          </table:table-cell>
          <table:table-cell office:value-type="string">
            <text:p>AL</text:p>
          </table:table-cell>
          <table:table-cell office:value="1" office:value-type="float"/>
          <table:table-cell office:value="0" office:value-type="float"/>
          <table:table-cell office:value="3337357" office:value-type="float"/>
          <table:table-cell office:value="27" office:value-type="float"/>
          <table:table-cell office:value="0.0" office:value-type="float"/>
          <table:table-cell office:value="0.299638306600103" office:value-type="float"/>
          <table:table-cell office:value="0.0" office:value-type="float"/>
        </table:table-row>
        <table:table-row>
          <table:table-cell office:value-type="string">
            <text:p>2020-03-17</text:p>
          </table:table-cell>
          <table:table-cell office:value-type="string">
            <text:p>BA</text:p>
          </table:table-cell>
          <table:table-cell office:value="14" office:value-type="float"/>
          <table:table-cell office:value="0" office:value-type="float"/>
          <table:table-cell office:value="14873064" office:value-type="float"/>
          <table:table-cell office:value="29" office:value-type="float"/>
          <table:table-cell office:value="0.0" office:value-type="float"/>
          <table:table-cell office:value="0.9412989818372327" office:value-type="float"/>
          <table:table-cell office:value="0.0" office:value-type="float"/>
        </table:table-row>
        <table:table-row>
          <table:table-cell office:value-type="string">
            <text:p>2020-03-17</text:p>
          </table:table-cell>
          <table:table-cell office:value-type="string">
            <text:p>CE</text:p>
          </table:table-cell>
          <table:table-cell office:value="10" office:value-type="float"/>
          <table:table-cell office:value="0" office:value-type="float"/>
          <table:table-cell office:value="9132078" office:value-type="float"/>
          <table:table-cell office:value="23" office:value-type="float"/>
          <table:table-cell office:value="0.0" office:value-type="float"/>
          <table:table-cell office:value="1.095041019141536" office:value-type="float"/>
          <table:table-cell office:value="0.0" office:value-type="float"/>
        </table:table-row>
        <table:table-row>
          <table:table-cell office:value-type="string">
            <text:p>2020-03-17</text:p>
          </table:table-cell>
          <table:table-cell office:value-type="string">
            <text:p>ES</text:p>
          </table:table-cell>
          <table:table-cell office:value="8" office:value-type="float"/>
          <table:table-cell office:value="0" office:value-type="float"/>
          <table:table-cell office:value="4018650" office:value-type="float"/>
          <table:table-cell office:value="32" office:value-type="float"/>
          <table:table-cell office:value="0.0" office:value-type="float"/>
          <table:table-cell office:value="1.990718276037973" office:value-type="float"/>
          <table:table-cell office:value="0.0" office:value-type="float"/>
        </table:table-row>
        <table:table-row>
          <table:table-cell office:value-type="string">
            <text:p>2020-03-17</text:p>
          </table:table-cell>
          <table:table-cell office:value-type="string">
            <text:p>GO</text:p>
          </table:table-cell>
          <table:table-cell office:value="10" office:value-type="float"/>
          <table:table-cell office:value="0" office:value-type="float"/>
          <table:table-cell office:value="7018354" office:value-type="float"/>
          <table:table-cell office:value="52" office:value-type="float"/>
          <table:table-cell office:value="0.0" office:value-type="float"/>
          <table:table-cell office:value="1.4248355098645638" office:value-type="float"/>
          <table:table-cell office:value="0.0" office:value-type="float"/>
        </table:table-row>
        <table:table-row>
          <table:table-cell office:value-type="string">
            <text:p>2020-03-17</text:p>
          </table:table-cell>
          <table:table-cell office:value-type="string">
            <text:p>MG</text:p>
          </table:table-cell>
          <table:table-cell office:value="14" office:value-type="float"/>
          <table:table-cell office:value="0" office:value-type="float"/>
          <table:table-cell office:value="21168791" office:value-type="float"/>
          <table:table-cell office:value="31" office:value-type="float"/>
          <table:table-cell office:value="0.0" office:value-type="float"/>
          <table:table-cell office:value="0.6613509481953882" office:value-type="float"/>
          <table:table-cell office:value="0.0" office:value-type="float"/>
        </table:table-row>
        <table:table-row>
          <table:table-cell office:value-type="string">
            <text:p>2020-03-17</text:p>
          </table:table-cell>
          <table:table-cell office:value-type="string">
            <text:p>MS</text:p>
          </table:table-cell>
          <table:table-cell office:value="6" office:value-type="float"/>
          <table:table-cell office:value="0" office:value-type="float"/>
          <table:table-cell office:value="2778986" office:value-type="float"/>
          <table:table-cell office:value="50" office:value-type="float"/>
          <table:table-cell office:value="0.0" office:value-type="float"/>
          <table:table-cell office:value="2.159060894873166" office:value-type="float"/>
          <table:table-cell office:value="0.0" office:value-type="float"/>
        </table:table-row>
        <table:table-row>
          <table:table-cell office:value-type="string">
            <text:p>2020-03-17</text:p>
          </table:table-cell>
          <table:table-cell office:value-type="string">
            <text:p>PB</text:p>
          </table:table-cell>
          <table:table-cell office:value="0" office:value-type="float"/>
          <table:table-cell office:value="0" office:value-type="float"/>
          <table:table-cell office:value="4018127" office:value-type="float"/>
          <table:table-cell office:value="25" office:value-type="float"/>
          <table:table-cell office:value="nan" office:value-type="float"/>
          <table:table-cell office:value="0.0" office:value-type="float"/>
          <table:table-cell office:value="0.0" office:value-type="float"/>
        </table:table-row>
        <table:table-row>
          <table:table-cell office:value-type="string">
            <text:p>2020-03-17</text:p>
          </table:table-cell>
          <table:table-cell office:value-type="string">
            <text:p>PE</text:p>
          </table:table-cell>
          <table:table-cell office:value="18" office:value-type="float"/>
          <table:table-cell office:value="0" office:value-type="float"/>
          <table:table-cell office:value="9557071" office:value-type="float"/>
          <table:table-cell office:value="26" office:value-type="float"/>
          <table:table-cell office:value="0.0" office:value-type="float"/>
          <table:table-cell office:value="1.883422232606622" office:value-type="float"/>
          <table:table-cell office:value="0.0" office:value-type="float"/>
        </table:table-row>
        <table:table-row>
          <table:table-cell office:value-type="string">
            <text:p>2020-03-17</text:p>
          </table:table-cell>
          <table:table-cell office:value-type="string">
            <text:p>PR</text:p>
          </table:table-cell>
          <table:table-cell office:value="12" office:value-type="float"/>
          <table:table-cell office:value="0" office:value-type="float"/>
          <table:table-cell office:value="11433957" office:value-type="float"/>
          <table:table-cell office:value="41" office:value-type="float"/>
          <table:table-cell office:value="0.0" office:value-type="float"/>
          <table:table-cell office:value="1.0495054336831948" office:value-type="float"/>
          <table:table-cell office:value="0.0" office:value-type="float"/>
        </table:table-row>
        <table:table-row>
          <table:table-cell office:value-type="string">
            <text:p>2020-03-17</text:p>
          </table:table-cell>
          <table:table-cell office:value-type="string">
            <text:p>SC</text:p>
          </table:table-cell>
          <table:table-cell office:value="7" office:value-type="float"/>
          <table:table-cell office:value="0" office:value-type="float"/>
          <table:table-cell office:value="7164788" office:value-type="float"/>
          <table:table-cell office:value="42" office:value-type="float"/>
          <table:table-cell office:value="0.0" office:value-type="float"/>
          <table:table-cell office:value="0.9770002964498042" office:value-type="float"/>
          <table:table-cell office:value="0.0" office:value-type="float"/>
        </table:table-row>
        <table:table-row>
          <table:table-cell office:value-type="string">
            <text:p>2020-03-17</text:p>
          </table:table-cell>
          <table:table-cell office:value-type="string">
            <text:p>SP</text:p>
          </table:table-cell>
          <table:table-cell office:value="164" office:value-type="float"/>
          <table:table-cell office:value="1" office:value-type="float"/>
          <table:table-cell office:value="45919049" office:value-type="float"/>
          <table:table-cell office:value="35" office:value-type="float"/>
          <table:table-cell office:value="0.006097560975609756" office:value-type="float"/>
          <table:table-cell office:value="3.5715025369972273" office:value-type="float"/>
          <table:table-cell office:value="0.021777454493885535" office:value-type="float"/>
        </table:table-row>
      </table:table>
      <table:table table:name="2020-03-18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_population</text:p>
          </table:table-cell>
          <table:table-cell office:value-type="string">
            <text:p>city_ibge_code</text:p>
          </table:table-cell>
          <table:table-cell office:value-type="string">
            <text:p>μ_confirmed</text:p>
          </table:table-cell>
          <table:table-cell office:value-type="string">
            <text:p>confirmed_per_1mi</text:p>
          </table:table-cell>
          <table:table-cell office:value-type="string">
            <text:p>deaths_per_1mi</text:p>
          </table:table-cell>
        </table:table-row>
        <table:table-row>
          <table:table-cell office:value-type="string">
            <text:p>2020-03-18</text:p>
          </table:table-cell>
          <table:table-cell office:value-type="string">
            <text:p>AC</text:p>
          </table:table-cell>
          <table:table-cell office:value="3" office:value-type="float"/>
          <table:table-cell office:value="0" office:value-type="float"/>
          <table:table-cell office:value="881935" office:value-type="float"/>
          <table:table-cell office:value="12" office:value-type="float"/>
          <table:table-cell office:value="0.0" office:value-type="float"/>
          <table:table-cell office:value="3.40161122985254" office:value-type="float"/>
          <table:table-cell office:value="0.0" office:value-type="float"/>
        </table:table-row>
        <table:table-row>
          <table:table-cell office:value-type="string">
            <text:p>2020-03-18</text:p>
          </table:table-cell>
          <table:table-cell office:value-type="string">
            <text:p>AL</text:p>
          </table:table-cell>
          <table:table-cell office:value="1" office:value-type="float"/>
          <table:table-cell office:value="0" office:value-type="float"/>
          <table:table-cell office:value="3337357" office:value-type="float"/>
          <table:table-cell office:value="27" office:value-type="float"/>
          <table:table-cell office:value="0.0" office:value-type="float"/>
          <table:table-cell office:value="0.299638306600103" office:value-type="float"/>
          <table:table-cell office:value="0.0" office:value-type="float"/>
        </table:table-row>
        <table:table-row>
          <table:table-cell office:value-type="string">
            <text:p>2020-03-18</text:p>
          </table:table-cell>
          <table:table-cell office:value-type="string">
            <text:p>AM</text:p>
          </table:table-cell>
          <table:table-cell office:value="2" office:value-type="float"/>
          <table:table-cell office:value="0" office:value-type="float"/>
          <table:table-cell office:value="4144597" office:value-type="float"/>
          <table:table-cell office:value="13" office:value-type="float"/>
          <table:table-cell office:value="0.0" office:value-type="float"/>
          <table:table-cell office:value="0.4825559638247096" office:value-type="float"/>
          <table:table-cell office:value="0.0" office:value-type="float"/>
        </table:table-row>
        <table:table-row>
          <table:table-cell office:value-type="string">
            <text:p>2020-03-18</text:p>
          </table:table-cell>
          <table:table-cell office:value-type="string">
            <text:p>BA</text:p>
          </table:table-cell>
          <table:table-cell office:value="27" office:value-type="float"/>
          <table:table-cell office:value="0" office:value-type="float"/>
          <table:table-cell office:value="14873064" office:value-type="float"/>
          <table:table-cell office:value="29" office:value-type="float"/>
          <table:table-cell office:value="0.0" office:value-type="float"/>
          <table:table-cell office:value="1.815362322114663" office:value-type="float"/>
          <table:table-cell office:value="0.0" office:value-type="float"/>
        </table:table-row>
        <table:table-row>
          <table:table-cell office:value-type="string">
            <text:p>2020-03-18</text:p>
          </table:table-cell>
          <table:table-cell office:value-type="string">
            <text:p>CE</text:p>
          </table:table-cell>
          <table:table-cell office:value="19" office:value-type="float"/>
          <table:table-cell office:value="0" office:value-type="float"/>
          <table:table-cell office:value="9132078" office:value-type="float"/>
          <table:table-cell office:value="23" office:value-type="float"/>
          <table:table-cell office:value="0.0" office:value-type="float"/>
          <table:table-cell office:value="2.0805779363689183" office:value-type="float"/>
          <table:table-cell office:value="0.0" office:value-type="float"/>
        </table:table-row>
        <table:table-row>
          <table:table-cell office:value-type="string">
            <text:p>2020-03-18</text:p>
          </table:table-cell>
          <table:table-cell office:value-type="string">
            <text:p>DF</text:p>
          </table:table-cell>
          <table:table-cell office:value="34" office:value-type="float"/>
          <table:table-cell office:value="0" office:value-type="float"/>
          <table:table-cell office:value="3015268" office:value-type="float"/>
          <table:table-cell office:value="53" office:value-type="float"/>
          <table:table-cell office:value="0.0" office:value-type="float"/>
          <table:table-cell office:value="11.275946284045066" office:value-type="float"/>
          <table:table-cell office:value="0.0" office:value-type="float"/>
        </table:table-row>
        <table:table-row>
          <table:table-cell office:value-type="string">
            <text:p>2020-03-18</text:p>
          </table:table-cell>
          <table:table-cell office:value-type="string">
            <text:p>ES</text:p>
          </table:table-cell>
          <table:table-cell office:value="11" office:value-type="float"/>
          <table:table-cell office:value="0" office:value-type="float"/>
          <table:table-cell office:value="4018650" office:value-type="float"/>
          <table:table-cell office:value="32" office:value-type="float"/>
          <table:table-cell office:value="0.0" office:value-type="float"/>
          <table:table-cell office:value="2.737237629552213" office:value-type="float"/>
          <table:table-cell office:value="0.0" office:value-type="float"/>
        </table:table-row>
        <table:table-row>
          <table:table-cell office:value-type="string">
            <text:p>2020-03-18</text:p>
          </table:table-cell>
          <table:table-cell office:value-type="string">
            <text:p>GO</text:p>
          </table:table-cell>
          <table:table-cell office:value="12" office:value-type="float"/>
          <table:table-cell office:value="0" office:value-type="float"/>
          <table:table-cell office:value="7018354" office:value-type="float"/>
          <table:table-cell office:value="52" office:value-type="float"/>
          <table:table-cell office:value="0.0" office:value-type="float"/>
          <table:table-cell office:value="1.7098026118374765" office:value-type="float"/>
          <table:table-cell office:value="0.0" office:value-type="float"/>
        </table:table-row>
        <table:table-row>
          <table:table-cell office:value-type="string">
            <text:p>2020-03-18</text:p>
          </table:table-cell>
          <table:table-cell office:value-type="string">
            <text:p>MG</text:p>
          </table:table-cell>
          <table:table-cell office:value="19" office:value-type="float"/>
          <table:table-cell office:value="0" office:value-type="float"/>
          <table:table-cell office:value="21168791" office:value-type="float"/>
          <table:table-cell office:value="31" office:value-type="float"/>
          <table:table-cell office:value="0.0" office:value-type="float"/>
          <table:table-cell office:value="0.8975477154080268" office:value-type="float"/>
          <table:table-cell office:value="0.0" office:value-type="float"/>
        </table:table-row>
        <table:table-row>
          <table:table-cell office:value-type="string">
            <text:p>2020-03-18</text:p>
          </table:table-cell>
          <table:table-cell office:value-type="string">
            <text:p>MS</text:p>
          </table:table-cell>
          <table:table-cell office:value="7" office:value-type="float"/>
          <table:table-cell office:value="0" office:value-type="float"/>
          <table:table-cell office:value="2778986" office:value-type="float"/>
          <table:table-cell office:value="50" office:value-type="float"/>
          <table:table-cell office:value="0.0" office:value-type="float"/>
          <table:table-cell office:value="2.518904377352027" office:value-type="float"/>
          <table:table-cell office:value="0.0" office:value-type="float"/>
        </table:table-row>
        <table:table-row>
          <table:table-cell office:value-type="string">
            <text:p>2020-03-18</text:p>
          </table:table-cell>
          <table:table-cell office:value-type="string">
            <text:p>PA</text:p>
          </table:table-cell>
          <table:table-cell office:value="1" office:value-type="float"/>
          <table:table-cell office:value="0" office:value-type="float"/>
          <table:table-cell office:value="8602865" office:value-type="float"/>
          <table:table-cell office:value="15" office:value-type="float"/>
          <table:table-cell office:value="0.0" office:value-type="float"/>
          <table:table-cell office:value="0.116240345512803" office:value-type="float"/>
          <table:table-cell office:value="0.0" office:value-type="float"/>
        </table:table-row>
        <table:table-row>
          <table:table-cell office:value-type="string">
            <text:p>2020-03-18</text:p>
          </table:table-cell>
          <table:table-cell office:value-type="string">
            <text:p>PB</text:p>
          </table:table-cell>
          <table:table-cell office:value="1" office:value-type="float"/>
          <table:table-cell office:value="0" office:value-type="float"/>
          <table:table-cell office:value="4018127" office:value-type="float"/>
          <table:table-cell office:value="25" office:value-type="float"/>
          <table:table-cell office:value="0.0" office:value-type="float"/>
          <table:table-cell office:value="0.24887217352761623" office:value-type="float"/>
          <table:table-cell office:value="0.0" office:value-type="float"/>
        </table:table-row>
        <table:table-row>
          <table:table-cell office:value-type="string">
            <text:p>2020-03-18</text:p>
          </table:table-cell>
          <table:table-cell office:value-type="string">
            <text:p>PE</text:p>
          </table:table-cell>
          <table:table-cell office:value="19" office:value-type="float"/>
          <table:table-cell office:value="0" office:value-type="float"/>
          <table:table-cell office:value="9557071" office:value-type="float"/>
          <table:table-cell office:value="26" office:value-type="float"/>
          <table:table-cell office:value="0.0" office:value-type="float"/>
          <table:table-cell office:value="1.9880568010847675" office:value-type="float"/>
          <table:table-cell office:value="0.0" office:value-type="float"/>
        </table:table-row>
        <table:table-row>
          <table:table-cell office:value-type="string">
            <text:p>2020-03-18</text:p>
          </table:table-cell>
          <table:table-cell office:value-type="string">
            <text:p>PR</text:p>
          </table:table-cell>
          <table:table-cell office:value="14" office:value-type="float"/>
          <table:table-cell office:value="0" office:value-type="float"/>
          <table:table-cell office:value="11433957" office:value-type="float"/>
          <table:table-cell office:value="41" office:value-type="float"/>
          <table:table-cell office:value="0.0" office:value-type="float"/>
          <table:table-cell office:value="1.224423005963727" office:value-type="float"/>
          <table:table-cell office:value="0.0" office:value-type="float"/>
        </table:table-row>
        <table:table-row>
          <table:table-cell office:value-type="string">
            <text:p>2020-03-18</text:p>
          </table:table-cell>
          <table:table-cell office:value-type="string">
            <text:p>RJ</text:p>
          </table:table-cell>
          <table:table-cell office:value="63" office:value-type="float"/>
          <table:table-cell office:value="0" office:value-type="float"/>
          <table:table-cell office:value="17264943" office:value-type="float"/>
          <table:table-cell office:value="33" office:value-type="float"/>
          <table:table-cell office:value="0.0" office:value-type="float"/>
          <table:table-cell office:value="3.6490129159418596" office:value-type="float"/>
          <table:table-cell office:value="0.0" office:value-type="float"/>
        </table:table-row>
        <table:table-row>
          <table:table-cell office:value-type="string">
            <text:p>2020-03-18</text:p>
          </table:table-cell>
          <table:table-cell office:value-type="string">
            <text:p>RN</text:p>
          </table:table-cell>
          <table:table-cell office:value="1" office:value-type="float"/>
          <table:table-cell office:value="0" office:value-type="float"/>
          <table:table-cell office:value="3506853" office:value-type="float"/>
          <table:table-cell office:value="24" office:value-type="float"/>
          <table:table-cell office:value="0.0" office:value-type="float"/>
          <table:table-cell office:value="0.285155950363474" office:value-type="float"/>
          <table:table-cell office:value="0.0" office:value-type="float"/>
        </table:table-row>
        <table:table-row>
          <table:table-cell office:value-type="string">
            <text:p>2020-03-18</text:p>
          </table:table-cell>
          <table:table-cell office:value-type="string">
            <text:p>RS</text:p>
          </table:table-cell>
          <table:table-cell office:value="19" office:value-type="float"/>
          <table:table-cell office:value="0" office:value-type="float"/>
          <table:table-cell office:value="11377239" office:value-type="float"/>
          <table:table-cell office:value="43" office:value-type="float"/>
          <table:table-cell office:value="0.0" office:value-type="float"/>
          <table:table-cell office:value="1.670000955416336" office:value-type="float"/>
          <table:table-cell office:value="0.0" office:value-type="float"/>
        </table:table-row>
        <table:table-row>
          <table:table-cell office:value-type="string">
            <text:p>2020-03-18</text:p>
          </table:table-cell>
          <table:table-cell office:value-type="string">
            <text:p>SC</text:p>
          </table:table-cell>
          <table:table-cell office:value="14" office:value-type="float"/>
          <table:table-cell office:value="0" office:value-type="float"/>
          <table:table-cell office:value="7164788" office:value-type="float"/>
          <table:table-cell office:value="42" office:value-type="float"/>
          <table:table-cell office:value="0.0" office:value-type="float"/>
          <table:table-cell office:value="1.9540005928996085" office:value-type="float"/>
          <table:table-cell office:value="0.0" office:value-type="float"/>
        </table:table-row>
        <table:table-row>
          <table:table-cell office:value-type="string">
            <text:p>2020-03-18</text:p>
          </table:table-cell>
          <table:table-cell office:value-type="string">
            <text:p>SE</text:p>
          </table:table-cell>
          <table:table-cell office:value="6" office:value-type="float"/>
          <table:table-cell office:value="0" office:value-type="float"/>
          <table:table-cell office:value="2298696" office:value-type="float"/>
          <table:table-cell office:value="28" office:value-type="float"/>
          <table:table-cell office:value="0.0" office:value-type="float"/>
          <table:table-cell office:value="2.6101755082011713" office:value-type="float"/>
          <table:table-cell office:value="0.0" office:value-type="float"/>
        </table:table-row>
        <table:table-row>
          <table:table-cell office:value-type="string">
            <text:p>2020-03-18</text:p>
          </table:table-cell>
          <table:table-cell office:value-type="string">
            <text:p>SP</text:p>
          </table:table-cell>
          <table:table-cell office:value="240" office:value-type="float"/>
          <table:table-cell office:value="3" office:value-type="float"/>
          <table:table-cell office:value="45919049" office:value-type="float"/>
          <table:table-cell office:value="35" office:value-type="float"/>
          <table:table-cell office:value="0.0125" office:value-type="float"/>
          <table:table-cell office:value="5.226589078532528" office:value-type="float"/>
          <table:table-cell office:value="0.0653323634816566" office:value-type="float"/>
        </table:table-row>
        <table:table-row>
          <table:table-cell office:value-type="string">
            <text:p>2020-03-18</text:p>
          </table:table-cell>
          <table:table-cell office:value-type="string">
            <text:p>TO</text:p>
          </table:table-cell>
          <table:table-cell office:value="1" office:value-type="float"/>
          <table:table-cell office:value="0" office:value-type="float"/>
          <table:table-cell office:value="1572866" office:value-type="float"/>
          <table:table-cell office:value="17" office:value-type="float"/>
          <table:table-cell office:value="0.0" office:value-type="float"/>
          <table:table-cell office:value="0.6357820691654598" office:value-type="float"/>
          <table:table-cell office:value="0.0" office:value-type="float"/>
        </table:table-row>
      </table:table>
      <table:table table:name="2020-03-19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_population</text:p>
          </table:table-cell>
          <table:table-cell office:value-type="string">
            <text:p>city_ibge_code</text:p>
          </table:table-cell>
          <table:table-cell office:value-type="string">
            <text:p>μ_confirmed</text:p>
          </table:table-cell>
          <table:table-cell office:value-type="string">
            <text:p>confirmed_per_1mi</text:p>
          </table:table-cell>
          <table:table-cell office:value-type="string">
            <text:p>deaths_per_1mi</text:p>
          </table:table-cell>
        </table:table-row>
        <table:table-row>
          <table:table-cell office:value-type="string">
            <text:p>2020-03-19</text:p>
          </table:table-cell>
          <table:table-cell office:value-type="string">
            <text:p>AC</text:p>
          </table:table-cell>
          <table:table-cell office:value="4" office:value-type="float"/>
          <table:table-cell office:value="0" office:value-type="float"/>
          <table:table-cell office:value="881935" office:value-type="float"/>
          <table:table-cell office:value="12" office:value-type="float"/>
          <table:table-cell office:value="0.0" office:value-type="float"/>
          <table:table-cell office:value="4.535481639803387" office:value-type="float"/>
          <table:table-cell office:value="0.0" office:value-type="float"/>
        </table:table-row>
        <table:table-row>
          <table:table-cell office:value-type="string">
            <text:p>2020-03-19</text:p>
          </table:table-cell>
          <table:table-cell office:value-type="string">
            <text:p>AL</text:p>
          </table:table-cell>
          <table:table-cell office:value="4" office:value-type="float"/>
          <table:table-cell office:value="0" office:value-type="float"/>
          <table:table-cell office:value="3337357" office:value-type="float"/>
          <table:table-cell office:value="27" office:value-type="float"/>
          <table:table-cell office:value="0.0" office:value-type="float"/>
          <table:table-cell office:value="1.198553226400412" office:value-type="float"/>
          <table:table-cell office:value="0.0" office:value-type="float"/>
        </table:table-row>
        <table:table-row>
          <table:table-cell office:value-type="string">
            <text:p>2020-03-19</text:p>
          </table:table-cell>
          <table:table-cell office:value-type="string">
            <text:p>AM</text:p>
          </table:table-cell>
          <table:table-cell office:value="3" office:value-type="float"/>
          <table:table-cell office:value="0" office:value-type="float"/>
          <table:table-cell office:value="4144597" office:value-type="float"/>
          <table:table-cell office:value="13" office:value-type="float"/>
          <table:table-cell office:value="0.0" office:value-type="float"/>
          <table:table-cell office:value="0.7238339457370644" office:value-type="float"/>
          <table:table-cell office:value="0.0" office:value-type="float"/>
        </table:table-row>
        <table:table-row>
          <table:table-cell office:value-type="string">
            <text:p>2020-03-19</text:p>
          </table:table-cell>
          <table:table-cell office:value-type="string">
            <text:p>BA</text:p>
          </table:table-cell>
          <table:table-cell office:value="31" office:value-type="float"/>
          <table:table-cell office:value="0" office:value-type="float"/>
          <table:table-cell office:value="14873064" office:value-type="float"/>
          <table:table-cell office:value="29" office:value-type="float"/>
          <table:table-cell office:value="0.0" office:value-type="float"/>
          <table:table-cell office:value="2.0843048883538726" office:value-type="float"/>
          <table:table-cell office:value="0.0" office:value-type="float"/>
        </table:table-row>
        <table:table-row>
          <table:table-cell office:value-type="string">
            <text:p>2020-03-19</text:p>
          </table:table-cell>
          <table:table-cell office:value-type="string">
            <text:p>CE</text:p>
          </table:table-cell>
          <table:table-cell office:value="24" office:value-type="float"/>
          <table:table-cell office:value="0" office:value-type="float"/>
          <table:table-cell office:value="9132078" office:value-type="float"/>
          <table:table-cell office:value="23" office:value-type="float"/>
          <table:table-cell office:value="0.0" office:value-type="float"/>
          <table:table-cell office:value="2.6280984459396866" office:value-type="float"/>
          <table:table-cell office:value="0.0" office:value-type="float"/>
        </table:table-row>
        <table:table-row>
          <table:table-cell office:value-type="string">
            <text:p>2020-03-19</text:p>
          </table:table-cell>
          <table:table-cell office:value-type="string">
            <text:p>DF</text:p>
          </table:table-cell>
          <table:table-cell office:value="42" office:value-type="float"/>
          <table:table-cell office:value="0" office:value-type="float"/>
          <table:table-cell office:value="3015268" office:value-type="float"/>
          <table:table-cell office:value="53" office:value-type="float"/>
          <table:table-cell office:value="0.0" office:value-type="float"/>
          <table:table-cell office:value="13.929110115585082" office:value-type="float"/>
          <table:table-cell office:value="0.0" office:value-type="float"/>
        </table:table-row>
        <table:table-row>
          <table:table-cell office:value-type="string">
            <text:p>2020-03-19</text:p>
          </table:table-cell>
          <table:table-cell office:value-type="string">
            <text:p>ES</text:p>
          </table:table-cell>
          <table:table-cell office:value="13" office:value-type="float"/>
          <table:table-cell office:value="0" office:value-type="float"/>
          <table:table-cell office:value="4018650" office:value-type="float"/>
          <table:table-cell office:value="32" office:value-type="float"/>
          <table:table-cell office:value="0.0" office:value-type="float"/>
          <table:table-cell office:value="3.234917198561706" office:value-type="float"/>
          <table:table-cell office:value="0.0" office:value-type="float"/>
        </table:table-row>
        <table:table-row>
          <table:table-cell office:value-type="string">
            <text:p>2020-03-19</text:p>
          </table:table-cell>
          <table:table-cell office:value-type="string">
            <text:p>GO</text:p>
          </table:table-cell>
          <table:table-cell office:value="15" office:value-type="float"/>
          <table:table-cell office:value="0" office:value-type="float"/>
          <table:table-cell office:value="7018354" office:value-type="float"/>
          <table:table-cell office:value="52" office:value-type="float"/>
          <table:table-cell office:value="0.0" office:value-type="float"/>
          <table:table-cell office:value="2.1372532647968456" office:value-type="float"/>
          <table:table-cell office:value="0.0" office:value-type="float"/>
        </table:table-row>
        <table:table-row>
          <table:table-cell office:value-type="string">
            <text:p>2020-03-19</text:p>
          </table:table-cell>
          <table:table-cell office:value-type="string">
            <text:p>MG</text:p>
          </table:table-cell>
          <table:table-cell office:value="29" office:value-type="float"/>
          <table:table-cell office:value="0" office:value-type="float"/>
          <table:table-cell office:value="21168791" office:value-type="float"/>
          <table:table-cell office:value="31" office:value-type="float"/>
          <table:table-cell office:value="0.0" office:value-type="float"/>
          <table:table-cell office:value="1.3699412498333041" office:value-type="float"/>
          <table:table-cell office:value="0.0" office:value-type="float"/>
        </table:table-row>
        <table:table-row>
          <table:table-cell office:value-type="string">
            <text:p>2020-03-19</text:p>
          </table:table-cell>
          <table:table-cell office:value-type="string">
            <text:p>MS</text:p>
          </table:table-cell>
          <table:table-cell office:value="9" office:value-type="float"/>
          <table:table-cell office:value="0" office:value-type="float"/>
          <table:table-cell office:value="2778986" office:value-type="float"/>
          <table:table-cell office:value="50" office:value-type="float"/>
          <table:table-cell office:value="0.0" office:value-type="float"/>
          <table:table-cell office:value="3.238591342309749" office:value-type="float"/>
          <table:table-cell office:value="0.0" office:value-type="float"/>
        </table:table-row>
        <table:table-row>
          <table:table-cell office:value-type="string">
            <text:p>2020-03-19</text:p>
          </table:table-cell>
          <table:table-cell office:value-type="string">
            <text:p>PA</text:p>
          </table:table-cell>
          <table:table-cell office:value="1" office:value-type="float"/>
          <table:table-cell office:value="0" office:value-type="float"/>
          <table:table-cell office:value="8602865" office:value-type="float"/>
          <table:table-cell office:value="15" office:value-type="float"/>
          <table:table-cell office:value="0.0" office:value-type="float"/>
          <table:table-cell office:value="0.116240345512803" office:value-type="float"/>
          <table:table-cell office:value="0.0" office:value-type="float"/>
        </table:table-row>
        <table:table-row>
          <table:table-cell office:value-type="string">
            <text:p>2020-03-19</text:p>
          </table:table-cell>
          <table:table-cell office:value-type="string">
            <text:p>PB</text:p>
          </table:table-cell>
          <table:table-cell office:value="1" office:value-type="float"/>
          <table:table-cell office:value="0" office:value-type="float"/>
          <table:table-cell office:value="4018127" office:value-type="float"/>
          <table:table-cell office:value="25" office:value-type="float"/>
          <table:table-cell office:value="0.0" office:value-type="float"/>
          <table:table-cell office:value="0.24887217352761623" office:value-type="float"/>
          <table:table-cell office:value="0.0" office:value-type="float"/>
        </table:table-row>
        <table:table-row>
          <table:table-cell office:value-type="string">
            <text:p>2020-03-19</text:p>
          </table:table-cell>
          <table:table-cell office:value-type="string">
            <text:p>PE</text:p>
          </table:table-cell>
          <table:table-cell office:value="28" office:value-type="float"/>
          <table:table-cell office:value="0" office:value-type="float"/>
          <table:table-cell office:value="9557071" office:value-type="float"/>
          <table:table-cell office:value="26" office:value-type="float"/>
          <table:table-cell office:value="0.0" office:value-type="float"/>
          <table:table-cell office:value="2.9297679173880784" office:value-type="float"/>
          <table:table-cell office:value="0.0" office:value-type="float"/>
        </table:table-row>
        <table:table-row>
          <table:table-cell office:value-type="string">
            <text:p>2020-03-19</text:p>
          </table:table-cell>
          <table:table-cell office:value-type="string">
            <text:p>PI</text:p>
          </table:table-cell>
          <table:table-cell office:value="3" office:value-type="float"/>
          <table:table-cell office:value="0" office:value-type="float"/>
          <table:table-cell office:value="3273227" office:value-type="float"/>
          <table:table-cell office:value="22" office:value-type="float"/>
          <table:table-cell office:value="0.0" office:value-type="float"/>
          <table:table-cell office:value="0.9165267181286235" office:value-type="float"/>
          <table:table-cell office:value="0.0" office:value-type="float"/>
        </table:table-row>
        <table:table-row>
          <table:table-cell office:value-type="string">
            <text:p>2020-03-19</text:p>
          </table:table-cell>
          <table:table-cell office:value-type="string">
            <text:p>PR</text:p>
          </table:table-cell>
          <table:table-cell office:value="23" office:value-type="float"/>
          <table:table-cell office:value="0" office:value-type="float"/>
          <table:table-cell office:value="11433957" office:value-type="float"/>
          <table:table-cell office:value="41" office:value-type="float"/>
          <table:table-cell office:value="0.0" office:value-type="float"/>
          <table:table-cell office:value="2.011552081226123" office:value-type="float"/>
          <table:table-cell office:value="0.0" office:value-type="float"/>
        </table:table-row>
        <table:table-row>
          <table:table-cell office:value-type="string">
            <text:p>2020-03-19</text:p>
          </table:table-cell>
          <table:table-cell office:value-type="string">
            <text:p>RJ</text:p>
          </table:table-cell>
          <table:table-cell office:value="66" office:value-type="float"/>
          <table:table-cell office:value="2" office:value-type="float"/>
          <table:table-cell office:value="17264943" office:value-type="float"/>
          <table:table-cell office:value="33" office:value-type="float"/>
          <table:table-cell office:value="0.030303030303030304" office:value-type="float"/>
          <table:table-cell office:value="3.822775435748615" office:value-type="float"/>
          <table:table-cell office:value="0.11584167987117015" office:value-type="float"/>
        </table:table-row>
        <table:table-row>
          <table:table-cell office:value-type="string">
            <text:p>2020-03-19</text:p>
          </table:table-cell>
          <table:table-cell office:value-type="string">
            <text:p>RS</text:p>
          </table:table-cell>
          <table:table-cell office:value="31" office:value-type="float"/>
          <table:table-cell office:value="0" office:value-type="float"/>
          <table:table-cell office:value="11377239" office:value-type="float"/>
          <table:table-cell office:value="43" office:value-type="float"/>
          <table:table-cell office:value="0.0" office:value-type="float"/>
          <table:table-cell office:value="2.724738400942443" office:value-type="float"/>
          <table:table-cell office:value="0.0" office:value-type="float"/>
        </table:table-row>
        <table:table-row>
          <table:table-cell office:value-type="string">
            <text:p>2020-03-19</text:p>
          </table:table-cell>
          <table:table-cell office:value-type="string">
            <text:p>SC</text:p>
          </table:table-cell>
          <table:table-cell office:value="21" office:value-type="float"/>
          <table:table-cell office:value="0" office:value-type="float"/>
          <table:table-cell office:value="7164788" office:value-type="float"/>
          <table:table-cell office:value="42" office:value-type="float"/>
          <table:table-cell office:value="0.0" office:value-type="float"/>
          <table:table-cell office:value="2.931000889349413" office:value-type="float"/>
          <table:table-cell office:value="0.0" office:value-type="float"/>
        </table:table-row>
        <table:table-row>
          <table:table-cell office:value-type="string">
            <text:p>2020-03-19</text:p>
          </table:table-cell>
          <table:table-cell office:value-type="string">
            <text:p>SP</text:p>
          </table:table-cell>
          <table:table-cell office:value="286" office:value-type="float"/>
          <table:table-cell office:value="5" office:value-type="float"/>
          <table:table-cell office:value="45919049" office:value-type="float"/>
          <table:table-cell office:value="35" office:value-type="float"/>
          <table:table-cell office:value="0.017482517482517484" office:value-type="float"/>
          <table:table-cell office:value="6.228351985251263" office:value-type="float"/>
          <table:table-cell office:value="0.10888727246942767" office:value-type="float"/>
        </table:table-row>
        <table:table-row>
          <table:table-cell office:value-type="string">
            <text:p>2020-03-19</text:p>
          </table:table-cell>
          <table:table-cell office:value-type="string">
            <text:p>TO</text:p>
          </table:table-cell>
          <table:table-cell office:value="1" office:value-type="float"/>
          <table:table-cell office:value="0" office:value-type="float"/>
          <table:table-cell office:value="1572866" office:value-type="float"/>
          <table:table-cell office:value="17" office:value-type="float"/>
          <table:table-cell office:value="0.0" office:value-type="float"/>
          <table:table-cell office:value="0.6357820691654598" office:value-type="float"/>
          <table:table-cell office:value="0.0" office:value-type="float"/>
        </table:table-row>
      </table:table>
      <table:table table:name="2020-03-20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_population</text:p>
          </table:table-cell>
          <table:table-cell office:value-type="string">
            <text:p>city_ibge_code</text:p>
          </table:table-cell>
          <table:table-cell office:value-type="string">
            <text:p>μ_confirmed</text:p>
          </table:table-cell>
          <table:table-cell office:value-type="string">
            <text:p>confirmed_per_1mi</text:p>
          </table:table-cell>
          <table:table-cell office:value-type="string">
            <text:p>deaths_per_1mi</text:p>
          </table:table-cell>
        </table:table-row>
        <table:table-row>
          <table:table-cell office:value-type="string">
            <text:p>2020-03-20</text:p>
          </table:table-cell>
          <table:table-cell office:value-type="string">
            <text:p>AC</text:p>
          </table:table-cell>
          <table:table-cell office:value="7" office:value-type="float"/>
          <table:table-cell office:value="0" office:value-type="float"/>
          <table:table-cell office:value="881935" office:value-type="float"/>
          <table:table-cell office:value="12" office:value-type="float"/>
          <table:table-cell office:value="0.0" office:value-type="float"/>
          <table:table-cell office:value="7.937092869655927" office:value-type="float"/>
          <table:table-cell office:value="0.0" office:value-type="float"/>
        </table:table-row>
        <table:table-row>
          <table:table-cell office:value-type="string">
            <text:p>2020-03-20</text:p>
          </table:table-cell>
          <table:table-cell office:value-type="string">
            <text:p>AL</text:p>
          </table:table-cell>
          <table:table-cell office:value="6" office:value-type="float"/>
          <table:table-cell office:value="0" office:value-type="float"/>
          <table:table-cell office:value="3337357" office:value-type="float"/>
          <table:table-cell office:value="27" office:value-type="float"/>
          <table:table-cell office:value="0.0" office:value-type="float"/>
          <table:table-cell office:value="1.797829839600618" office:value-type="float"/>
          <table:table-cell office:value="0.0" office:value-type="float"/>
        </table:table-row>
        <table:table-row>
          <table:table-cell office:value-type="string">
            <text:p>2020-03-20</text:p>
          </table:table-cell>
          <table:table-cell office:value-type="string">
            <text:p>AM</text:p>
          </table:table-cell>
          <table:table-cell office:value="7" office:value-type="float"/>
          <table:table-cell office:value="0" office:value-type="float"/>
          <table:table-cell office:value="4144597" office:value-type="float"/>
          <table:table-cell office:value="13" office:value-type="float"/>
          <table:table-cell office:value="0.0" office:value-type="float"/>
          <table:table-cell office:value="1.6889458733864837" office:value-type="float"/>
          <table:table-cell office:value="0.0" office:value-type="float"/>
        </table:table-row>
        <table:table-row>
          <table:table-cell office:value-type="string">
            <text:p>2020-03-20</text:p>
          </table:table-cell>
          <table:table-cell office:value-type="string">
            <text:p>AP</text:p>
          </table:table-cell>
          <table:table-cell office:value="1" office:value-type="float"/>
          <table:table-cell office:value="0" office:value-type="float"/>
          <table:table-cell office:value="845731" office:value-type="float"/>
          <table:table-cell office:value="16" office:value-type="float"/>
          <table:table-cell office:value="0.0" office:value-type="float"/>
          <table:table-cell office:value="1.18240906387492" office:value-type="float"/>
          <table:table-cell office:value="0.0" office:value-type="float"/>
        </table:table-row>
        <table:table-row>
          <table:table-cell office:value-type="string">
            <text:p>2020-03-20</text:p>
          </table:table-cell>
          <table:table-cell office:value-type="string">
            <text:p>BA</text:p>
          </table:table-cell>
          <table:table-cell office:value="34" office:value-type="float"/>
          <table:table-cell office:value="0" office:value-type="float"/>
          <table:table-cell office:value="14873064" office:value-type="float"/>
          <table:table-cell office:value="29" office:value-type="float"/>
          <table:table-cell office:value="0.0" office:value-type="float"/>
          <table:table-cell office:value="2.2860118130332796" office:value-type="float"/>
          <table:table-cell office:value="0.0" office:value-type="float"/>
        </table:table-row>
        <table:table-row>
          <table:table-cell office:value-type="string">
            <text:p>2020-03-20</text:p>
          </table:table-cell>
          <table:table-cell office:value-type="string">
            <text:p>CE</text:p>
          </table:table-cell>
          <table:table-cell office:value="68" office:value-type="float"/>
          <table:table-cell office:value="0" office:value-type="float"/>
          <table:table-cell office:value="9132078" office:value-type="float"/>
          <table:table-cell office:value="23" office:value-type="float"/>
          <table:table-cell office:value="0.0" office:value-type="float"/>
          <table:table-cell office:value="7.446278930162445" office:value-type="float"/>
          <table:table-cell office:value="0.0" office:value-type="float"/>
        </table:table-row>
        <table:table-row>
          <table:table-cell office:value-type="string">
            <text:p>2020-03-20</text:p>
          </table:table-cell>
          <table:table-cell office:value-type="string">
            <text:p>DF</text:p>
          </table:table-cell>
          <table:table-cell office:value="87" office:value-type="float"/>
          <table:table-cell office:value="0" office:value-type="float"/>
          <table:table-cell office:value="3015268" office:value-type="float"/>
          <table:table-cell office:value="53" office:value-type="float"/>
          <table:table-cell office:value="0.0" office:value-type="float"/>
          <table:table-cell office:value="28.85315666799767" office:value-type="float"/>
          <table:table-cell office:value="0.0" office:value-type="float"/>
        </table:table-row>
        <table:table-row>
          <table:table-cell office:value-type="string">
            <text:p>2020-03-20</text:p>
          </table:table-cell>
          <table:table-cell office:value-type="string">
            <text:p>ES</text:p>
          </table:table-cell>
          <table:table-cell office:value="16" office:value-type="float"/>
          <table:table-cell office:value="0" office:value-type="float"/>
          <table:table-cell office:value="4018650" office:value-type="float"/>
          <table:table-cell office:value="32" office:value-type="float"/>
          <table:table-cell office:value="0.0" office:value-type="float"/>
          <table:table-cell office:value="3.981436552075946" office:value-type="float"/>
          <table:table-cell office:value="0.0" office:value-type="float"/>
        </table:table-row>
        <table:table-row>
          <table:table-cell office:value-type="string">
            <text:p>2020-03-20</text:p>
          </table:table-cell>
          <table:table-cell office:value-type="string">
            <text:p>GO</text:p>
          </table:table-cell>
          <table:table-cell office:value="18" office:value-type="float"/>
          <table:table-cell office:value="0" office:value-type="float"/>
          <table:table-cell office:value="7018354" office:value-type="float"/>
          <table:table-cell office:value="52" office:value-type="float"/>
          <table:table-cell office:value="0.0" office:value-type="float"/>
          <table:table-cell office:value="2.5647039177562148" office:value-type="float"/>
          <table:table-cell office:value="0.0" office:value-type="float"/>
        </table:table-row>
        <table:table-row>
          <table:table-cell office:value-type="string">
            <text:p>2020-03-20</text:p>
          </table:table-cell>
          <table:table-cell office:value-type="string">
            <text:p>MA</text:p>
          </table:table-cell>
          <table:table-cell office:value="1" office:value-type="float"/>
          <table:table-cell office:value="0" office:value-type="float"/>
          <table:table-cell office:value="7075181" office:value-type="float"/>
          <table:table-cell office:value="21" office:value-type="float"/>
          <table:table-cell office:value="0.0" office:value-type="float"/>
          <table:table-cell office:value="0.14133914029902556" office:value-type="float"/>
          <table:table-cell office:value="0.0" office:value-type="float"/>
        </table:table-row>
        <table:table-row>
          <table:table-cell office:value-type="string">
            <text:p>2020-03-20</text:p>
          </table:table-cell>
          <table:table-cell office:value-type="string">
            <text:p>MG</text:p>
          </table:table-cell>
          <table:table-cell office:value="38" office:value-type="float"/>
          <table:table-cell office:value="0" office:value-type="float"/>
          <table:table-cell office:value="21168791" office:value-type="float"/>
          <table:table-cell office:value="31" office:value-type="float"/>
          <table:table-cell office:value="0.0" office:value-type="float"/>
          <table:table-cell office:value="1.7950954308160536" office:value-type="float"/>
          <table:table-cell office:value="0.0" office:value-type="float"/>
        </table:table-row>
        <table:table-row>
          <table:table-cell office:value-type="string">
            <text:p>2020-03-20</text:p>
          </table:table-cell>
          <table:table-cell office:value-type="string">
            <text:p>MS</text:p>
          </table:table-cell>
          <table:table-cell office:value="12" office:value-type="float"/>
          <table:table-cell office:value="0" office:value-type="float"/>
          <table:table-cell office:value="2778986" office:value-type="float"/>
          <table:table-cell office:value="50" office:value-type="float"/>
          <table:table-cell office:value="0.0" office:value-type="float"/>
          <table:table-cell office:value="4.318121789746332" office:value-type="float"/>
          <table:table-cell office:value="0.0" office:value-type="float"/>
        </table:table-row>
        <table:table-row>
          <table:table-cell office:value-type="string">
            <text:p>2020-03-20</text:p>
          </table:table-cell>
          <table:table-cell office:value-type="string">
            <text:p>MT</text:p>
          </table:table-cell>
          <table:table-cell office:value="1" office:value-type="float"/>
          <table:table-cell office:value="0" office:value-type="float"/>
          <table:table-cell office:value="3484466" office:value-type="float"/>
          <table:table-cell office:value="51" office:value-type="float"/>
          <table:table-cell office:value="0.0" office:value-type="float"/>
          <table:table-cell office:value="0.2869880205460464" office:value-type="float"/>
          <table:table-cell office:value="0.0" office:value-type="float"/>
        </table:table-row>
        <table:table-row>
          <table:table-cell office:value-type="string">
            <text:p>2020-03-20</text:p>
          </table:table-cell>
          <table:table-cell office:value-type="string">
            <text:p>PA</text:p>
          </table:table-cell>
          <table:table-cell office:value="2" office:value-type="float"/>
          <table:table-cell office:value="0" office:value-type="float"/>
          <table:table-cell office:value="8602865" office:value-type="float"/>
          <table:table-cell office:value="15" office:value-type="float"/>
          <table:table-cell office:value="0.0" office:value-type="float"/>
          <table:table-cell office:value="0.232480691025606" office:value-type="float"/>
          <table:table-cell office:value="0.0" office:value-type="float"/>
        </table:table-row>
        <table:table-row>
          <table:table-cell office:value-type="string">
            <text:p>2020-03-20</text:p>
          </table:table-cell>
          <table:table-cell office:value-type="string">
            <text:p>PB</text:p>
          </table:table-cell>
          <table:table-cell office:value="1" office:value-type="float"/>
          <table:table-cell office:value="0" office:value-type="float"/>
          <table:table-cell office:value="4018127" office:value-type="float"/>
          <table:table-cell office:value="25" office:value-type="float"/>
          <table:table-cell office:value="0.0" office:value-type="float"/>
          <table:table-cell office:value="0.24887217352761623" office:value-type="float"/>
          <table:table-cell office:value="0.0" office:value-type="float"/>
        </table:table-row>
        <table:table-row>
          <table:table-cell office:value-type="string">
            <text:p>2020-03-20</text:p>
          </table:table-cell>
          <table:table-cell office:value-type="string">
            <text:p>PE</text:p>
          </table:table-cell>
          <table:table-cell office:value="31" office:value-type="float"/>
          <table:table-cell office:value="0" office:value-type="float"/>
          <table:table-cell office:value="9557071" office:value-type="float"/>
          <table:table-cell office:value="26" office:value-type="float"/>
          <table:table-cell office:value="0.0" office:value-type="float"/>
          <table:table-cell office:value="3.2436716228225153" office:value-type="float"/>
          <table:table-cell office:value="0.0" office:value-type="float"/>
        </table:table-row>
        <table:table-row>
          <table:table-cell office:value-type="string">
            <text:p>2020-03-20</text:p>
          </table:table-cell>
          <table:table-cell office:value-type="string">
            <text:p>PI</text:p>
          </table:table-cell>
          <table:table-cell office:value="4" office:value-type="float"/>
          <table:table-cell office:value="0" office:value-type="float"/>
          <table:table-cell office:value="3273227" office:value-type="float"/>
          <table:table-cell office:value="22" office:value-type="float"/>
          <table:table-cell office:value="0.0" office:value-type="float"/>
          <table:table-cell office:value="1.222035624171498" office:value-type="float"/>
          <table:table-cell office:value="0.0" office:value-type="float"/>
        </table:table-row>
        <table:table-row>
          <table:table-cell office:value-type="string">
            <text:p>2020-03-20</text:p>
          </table:table-cell>
          <table:table-cell office:value-type="string">
            <text:p>PR</text:p>
          </table:table-cell>
          <table:table-cell office:value="36" office:value-type="float"/>
          <table:table-cell office:value="0" office:value-type="float"/>
          <table:table-cell office:value="11433957" office:value-type="float"/>
          <table:table-cell office:value="41" office:value-type="float"/>
          <table:table-cell office:value="0.0" office:value-type="float"/>
          <table:table-cell office:value="3.1485163010495842" office:value-type="float"/>
          <table:table-cell office:value="0.0" office:value-type="float"/>
        </table:table-row>
        <table:table-row>
          <table:table-cell office:value-type="string">
            <text:p>2020-03-20</text:p>
          </table:table-cell>
          <table:table-cell office:value-type="string">
            <text:p>RN</text:p>
          </table:table-cell>
          <table:table-cell office:value="6" office:value-type="float"/>
          <table:table-cell office:value="0" office:value-type="float"/>
          <table:table-cell office:value="3506853" office:value-type="float"/>
          <table:table-cell office:value="24" office:value-type="float"/>
          <table:table-cell office:value="0.0" office:value-type="float"/>
          <table:table-cell office:value="1.7109357021808442" office:value-type="float"/>
          <table:table-cell office:value="0.0" office:value-type="float"/>
        </table:table-row>
        <table:table-row>
          <table:table-cell office:value-type="string">
            <text:p>2020-03-20</text:p>
          </table:table-cell>
          <table:table-cell office:value-type="string">
            <text:p>RO</text:p>
          </table:table-cell>
          <table:table-cell office:value="1" office:value-type="float"/>
          <table:table-cell office:value="0" office:value-type="float"/>
          <table:table-cell office:value="1777225" office:value-type="float"/>
          <table:table-cell office:value="11" office:value-type="float"/>
          <table:table-cell office:value="0.0" office:value-type="float"/>
          <table:table-cell office:value="0.5626749567443627" office:value-type="float"/>
          <table:table-cell office:value="0.0" office:value-type="float"/>
        </table:table-row>
        <table:table-row>
          <table:table-cell office:value-type="string">
            <text:p>2020-03-20</text:p>
          </table:table-cell>
          <table:table-cell office:value-type="string">
            <text:p>RS</text:p>
          </table:table-cell>
          <table:table-cell office:value="43" office:value-type="float"/>
          <table:table-cell office:value="0" office:value-type="float"/>
          <table:table-cell office:value="11377239" office:value-type="float"/>
          <table:table-cell office:value="43" office:value-type="float"/>
          <table:table-cell office:value="0.0" office:value-type="float"/>
          <table:table-cell office:value="3.77947584646855" office:value-type="float"/>
          <table:table-cell office:value="0.0" office:value-type="float"/>
        </table:table-row>
        <table:table-row>
          <table:table-cell office:value-type="string">
            <text:p>2020-03-20</text:p>
          </table:table-cell>
          <table:table-cell office:value-type="string">
            <text:p>SC</text:p>
          </table:table-cell>
          <table:table-cell office:value="40" office:value-type="float"/>
          <table:table-cell office:value="0" office:value-type="float"/>
          <table:table-cell office:value="7164788" office:value-type="float"/>
          <table:table-cell office:value="42" office:value-type="float"/>
          <table:table-cell office:value="0.0" office:value-type="float"/>
          <table:table-cell office:value="5.582858836856024" office:value-type="float"/>
          <table:table-cell office:value="0.0" office:value-type="float"/>
        </table:table-row>
        <table:table-row>
          <table:table-cell office:value-type="string">
            <text:p>2020-03-20</text:p>
          </table:table-cell>
          <table:table-cell office:value-type="string">
            <text:p>SE</text:p>
          </table:table-cell>
          <table:table-cell office:value="7" office:value-type="float"/>
          <table:table-cell office:value="0" office:value-type="float"/>
          <table:table-cell office:value="2298696" office:value-type="float"/>
          <table:table-cell office:value="28" office:value-type="float"/>
          <table:table-cell office:value="0.0" office:value-type="float"/>
          <table:table-cell office:value="3.0452047595680334" office:value-type="float"/>
          <table:table-cell office:value="0.0" office:value-type="float"/>
        </table:table-row>
        <table:table-row>
          <table:table-cell office:value-type="string">
            <text:p>2020-03-20</text:p>
          </table:table-cell>
          <table:table-cell office:value-type="string">
            <text:p>SP</text:p>
          </table:table-cell>
          <table:table-cell office:value="396" office:value-type="float"/>
          <table:table-cell office:value="9" office:value-type="float"/>
          <table:table-cell office:value="45919049" office:value-type="float"/>
          <table:table-cell office:value="35" office:value-type="float"/>
          <table:table-cell office:value="0.022727272727272728" office:value-type="float"/>
          <table:table-cell office:value="8.623871979578672" office:value-type="float"/>
          <table:table-cell office:value="0.1959970904449698" office:value-type="float"/>
        </table:table-row>
        <table:table-row>
          <table:table-cell office:value-type="string">
            <text:p>2020-03-20</text:p>
          </table:table-cell>
          <table:table-cell office:value-type="string">
            <text:p>TO</text:p>
          </table:table-cell>
          <table:table-cell office:value="1" office:value-type="float"/>
          <table:table-cell office:value="0" office:value-type="float"/>
          <table:table-cell office:value="1572866" office:value-type="float"/>
          <table:table-cell office:value="17" office:value-type="float"/>
          <table:table-cell office:value="0.0" office:value-type="float"/>
          <table:table-cell office:value="0.6357820691654598" office:value-type="float"/>
          <table:table-cell office:value="0.0" office:value-type="float"/>
        </table:table-row>
      </table:table>
      <table:table table:name="2020-03-2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_population</text:p>
          </table:table-cell>
          <table:table-cell office:value-type="string">
            <text:p>city_ibge_code</text:p>
          </table:table-cell>
          <table:table-cell office:value-type="string">
            <text:p>μ_confirmed</text:p>
          </table:table-cell>
          <table:table-cell office:value-type="string">
            <text:p>confirmed_per_1mi</text:p>
          </table:table-cell>
          <table:table-cell office:value-type="string">
            <text:p>deaths_per_1mi</text:p>
          </table:table-cell>
        </table:table-row>
        <table:table-row>
          <table:table-cell office:value-type="string">
            <text:p>2020-03-21</text:p>
          </table:table-cell>
          <table:table-cell office:value-type="string">
            <text:p>AC</text:p>
          </table:table-cell>
          <table:table-cell office:value="11" office:value-type="float"/>
          <table:table-cell office:value="0" office:value-type="float"/>
          <table:table-cell office:value="881935" office:value-type="float"/>
          <table:table-cell office:value="12" office:value-type="float"/>
          <table:table-cell office:value="0.0" office:value-type="float"/>
          <table:table-cell office:value="12.472574509459314" office:value-type="float"/>
          <table:table-cell office:value="0.0" office:value-type="float"/>
        </table:table-row>
        <table:table-row>
          <table:table-cell office:value-type="string">
            <text:p>2020-03-21</text:p>
          </table:table-cell>
          <table:table-cell office:value-type="string">
            <text:p>AL</text:p>
          </table:table-cell>
          <table:table-cell office:value="7" office:value-type="float"/>
          <table:table-cell office:value="0" office:value-type="float"/>
          <table:table-cell office:value="3337357" office:value-type="float"/>
          <table:table-cell office:value="27" office:value-type="float"/>
          <table:table-cell office:value="0.0" office:value-type="float"/>
          <table:table-cell office:value="2.097468146200721" office:value-type="float"/>
          <table:table-cell office:value="0.0" office:value-type="float"/>
        </table:table-row>
        <table:table-row>
          <table:table-cell office:value-type="string">
            <text:p>2020-03-21</text:p>
          </table:table-cell>
          <table:table-cell office:value-type="string">
            <text:p>AM</text:p>
          </table:table-cell>
          <table:table-cell office:value="11" office:value-type="float"/>
          <table:table-cell office:value="0" office:value-type="float"/>
          <table:table-cell office:value="4144597" office:value-type="float"/>
          <table:table-cell office:value="13" office:value-type="float"/>
          <table:table-cell office:value="0.0" office:value-type="float"/>
          <table:table-cell office:value="2.654057801035903" office:value-type="float"/>
          <table:table-cell office:value="0.0" office:value-type="float"/>
        </table:table-row>
        <table:table-row>
          <table:table-cell office:value-type="string">
            <text:p>2020-03-21</text:p>
          </table:table-cell>
          <table:table-cell office:value-type="string">
            <text:p>AP</text:p>
          </table:table-cell>
          <table:table-cell office:value="1" office:value-type="float"/>
          <table:table-cell office:value="0" office:value-type="float"/>
          <table:table-cell office:value="845731" office:value-type="float"/>
          <table:table-cell office:value="16" office:value-type="float"/>
          <table:table-cell office:value="0.0" office:value-type="float"/>
          <table:table-cell office:value="1.18240906387492" office:value-type="float"/>
          <table:table-cell office:value="0.0" office:value-type="float"/>
        </table:table-row>
        <table:table-row>
          <table:table-cell office:value-type="string">
            <text:p>2020-03-21</text:p>
          </table:table-cell>
          <table:table-cell office:value-type="string">
            <text:p>BA</text:p>
          </table:table-cell>
          <table:table-cell office:value="41" office:value-type="float"/>
          <table:table-cell office:value="0" office:value-type="float"/>
          <table:table-cell office:value="14873064" office:value-type="float"/>
          <table:table-cell office:value="29" office:value-type="float"/>
          <table:table-cell office:value="0.0" office:value-type="float"/>
          <table:table-cell office:value="2.756661303951896" office:value-type="float"/>
          <table:table-cell office:value="0.0" office:value-type="float"/>
        </table:table-row>
        <table:table-row>
          <table:table-cell office:value-type="string">
            <text:p>2020-03-21</text:p>
          </table:table-cell>
          <table:table-cell office:value-type="string">
            <text:p>CE</text:p>
          </table:table-cell>
          <table:table-cell office:value="84" office:value-type="float"/>
          <table:table-cell office:value="0" office:value-type="float"/>
          <table:table-cell office:value="9132078" office:value-type="float"/>
          <table:table-cell office:value="23" office:value-type="float"/>
          <table:table-cell office:value="0.0" office:value-type="float"/>
          <table:table-cell office:value="9.198344560788902" office:value-type="float"/>
          <table:table-cell office:value="0.0" office:value-type="float"/>
        </table:table-row>
        <table:table-row>
          <table:table-cell office:value-type="string">
            <text:p>2020-03-21</text:p>
          </table:table-cell>
          <table:table-cell office:value-type="string">
            <text:p>DF</text:p>
          </table:table-cell>
          <table:table-cell office:value="108" office:value-type="float"/>
          <table:table-cell office:value="0" office:value-type="float"/>
          <table:table-cell office:value="3015268" office:value-type="float"/>
          <table:table-cell office:value="53" office:value-type="float"/>
          <table:table-cell office:value="0.0" office:value-type="float"/>
          <table:table-cell office:value="35.81771172579021" office:value-type="float"/>
          <table:table-cell office:value="0.0" office:value-type="float"/>
        </table:table-row>
        <table:table-row>
          <table:table-cell office:value-type="string">
            <text:p>2020-03-21</text:p>
          </table:table-cell>
          <table:table-cell office:value-type="string">
            <text:p>ES</text:p>
          </table:table-cell>
          <table:table-cell office:value="26" office:value-type="float"/>
          <table:table-cell office:value="0" office:value-type="float"/>
          <table:table-cell office:value="4018650" office:value-type="float"/>
          <table:table-cell office:value="32" office:value-type="float"/>
          <table:table-cell office:value="0.0" office:value-type="float"/>
          <table:table-cell office:value="6.469834397123412" office:value-type="float"/>
          <table:table-cell office:value="0.0" office:value-type="float"/>
        </table:table-row>
        <table:table-row>
          <table:table-cell office:value-type="string">
            <text:p>2020-03-21</text:p>
          </table:table-cell>
          <table:table-cell office:value-type="string">
            <text:p>GO</text:p>
          </table:table-cell>
          <table:table-cell office:value="19" office:value-type="float"/>
          <table:table-cell office:value="0" office:value-type="float"/>
          <table:table-cell office:value="7018354" office:value-type="float"/>
          <table:table-cell office:value="52" office:value-type="float"/>
          <table:table-cell office:value="0.0" office:value-type="float"/>
          <table:table-cell office:value="2.707187468742671" office:value-type="float"/>
          <table:table-cell office:value="0.0" office:value-type="float"/>
        </table:table-row>
        <table:table-row>
          <table:table-cell office:value-type="string">
            <text:p>2020-03-21</text:p>
          </table:table-cell>
          <table:table-cell office:value-type="string">
            <text:p>MA</text:p>
          </table:table-cell>
          <table:table-cell office:value="2" office:value-type="float"/>
          <table:table-cell office:value="0" office:value-type="float"/>
          <table:table-cell office:value="7075181" office:value-type="float"/>
          <table:table-cell office:value="21" office:value-type="float"/>
          <table:table-cell office:value="0.0" office:value-type="float"/>
          <table:table-cell office:value="0.2826782805980511" office:value-type="float"/>
          <table:table-cell office:value="0.0" office:value-type="float"/>
        </table:table-row>
        <table:table-row>
          <table:table-cell office:value-type="string">
            <text:p>2020-03-21</text:p>
          </table:table-cell>
          <table:table-cell office:value-type="string">
            <text:p>MG</text:p>
          </table:table-cell>
          <table:table-cell office:value="55" office:value-type="float"/>
          <table:table-cell office:value="0" office:value-type="float"/>
          <table:table-cell office:value="21168791" office:value-type="float"/>
          <table:table-cell office:value="31" office:value-type="float"/>
          <table:table-cell office:value="0.0" office:value-type="float"/>
          <table:table-cell office:value="2.598164439339025" office:value-type="float"/>
          <table:table-cell office:value="0.0" office:value-type="float"/>
        </table:table-row>
        <table:table-row>
          <table:table-cell office:value-type="string">
            <text:p>2020-03-21</text:p>
          </table:table-cell>
          <table:table-cell office:value-type="string">
            <text:p>MS</text:p>
          </table:table-cell>
          <table:table-cell office:value="16" office:value-type="float"/>
          <table:table-cell office:value="0" office:value-type="float"/>
          <table:table-cell office:value="2778986" office:value-type="float"/>
          <table:table-cell office:value="50" office:value-type="float"/>
          <table:table-cell office:value="0.0" office:value-type="float"/>
          <table:table-cell office:value="5.757495719661776" office:value-type="float"/>
          <table:table-cell office:value="0.0" office:value-type="float"/>
        </table:table-row>
        <table:table-row>
          <table:table-cell office:value-type="string">
            <text:p>2020-03-21</text:p>
          </table:table-cell>
          <table:table-cell office:value-type="string">
            <text:p>PA</text:p>
          </table:table-cell>
          <table:table-cell office:value="2" office:value-type="float"/>
          <table:table-cell office:value="0" office:value-type="float"/>
          <table:table-cell office:value="8602865" office:value-type="float"/>
          <table:table-cell office:value="15" office:value-type="float"/>
          <table:table-cell office:value="0.0" office:value-type="float"/>
          <table:table-cell office:value="0.232480691025606" office:value-type="float"/>
          <table:table-cell office:value="0.0" office:value-type="float"/>
        </table:table-row>
        <table:table-row>
          <table:table-cell office:value-type="string">
            <text:p>2020-03-21</text:p>
          </table:table-cell>
          <table:table-cell office:value-type="string">
            <text:p>PB</text:p>
          </table:table-cell>
          <table:table-cell office:value="1" office:value-type="float"/>
          <table:table-cell office:value="0" office:value-type="float"/>
          <table:table-cell office:value="4018127" office:value-type="float"/>
          <table:table-cell office:value="25" office:value-type="float"/>
          <table:table-cell office:value="0.0" office:value-type="float"/>
          <table:table-cell office:value="0.24887217352761623" office:value-type="float"/>
          <table:table-cell office:value="0.0" office:value-type="float"/>
        </table:table-row>
        <table:table-row>
          <table:table-cell office:value-type="string">
            <text:p>2020-03-21</text:p>
          </table:table-cell>
          <table:table-cell office:value-type="string">
            <text:p>PE</text:p>
          </table:table-cell>
          <table:table-cell office:value="33" office:value-type="float"/>
          <table:table-cell office:value="0" office:value-type="float"/>
          <table:table-cell office:value="9557071" office:value-type="float"/>
          <table:table-cell office:value="26" office:value-type="float"/>
          <table:table-cell office:value="0.0" office:value-type="float"/>
          <table:table-cell office:value="3.452940759778807" office:value-type="float"/>
          <table:table-cell office:value="0.0" office:value-type="float"/>
        </table:table-row>
        <table:table-row>
          <table:table-cell office:value-type="string">
            <text:p>2020-03-21</text:p>
          </table:table-cell>
          <table:table-cell office:value-type="string">
            <text:p>PI</text:p>
          </table:table-cell>
          <table:table-cell office:value="4" office:value-type="float"/>
          <table:table-cell office:value="0" office:value-type="float"/>
          <table:table-cell office:value="3273227" office:value-type="float"/>
          <table:table-cell office:value="22" office:value-type="float"/>
          <table:table-cell office:value="0.0" office:value-type="float"/>
          <table:table-cell office:value="1.222035624171498" office:value-type="float"/>
          <table:table-cell office:value="0.0" office:value-type="float"/>
        </table:table-row>
        <table:table-row>
          <table:table-cell office:value-type="string">
            <text:p>2020-03-21</text:p>
          </table:table-cell>
          <table:table-cell office:value-type="string">
            <text:p>PR</text:p>
          </table:table-cell>
          <table:table-cell office:value="43" office:value-type="float"/>
          <table:table-cell office:value="0" office:value-type="float"/>
          <table:table-cell office:value="11433957" office:value-type="float"/>
          <table:table-cell office:value="41" office:value-type="float"/>
          <table:table-cell office:value="0.0" office:value-type="float"/>
          <table:table-cell office:value="3.760727804031448" office:value-type="float"/>
          <table:table-cell office:value="0.0" office:value-type="float"/>
        </table:table-row>
        <table:table-row>
          <table:table-cell office:value-type="string">
            <text:p>2020-03-21</text:p>
          </table:table-cell>
          <table:table-cell office:value-type="string">
            <text:p>RJ</text:p>
          </table:table-cell>
          <table:table-cell office:value="119" office:value-type="float"/>
          <table:table-cell office:value="3" office:value-type="float"/>
          <table:table-cell office:value="17264943" office:value-type="float"/>
          <table:table-cell office:value="33" office:value-type="float"/>
          <table:table-cell office:value="0.025210084033613446" office:value-type="float"/>
          <table:table-cell office:value="6.892579952334624" office:value-type="float"/>
          <table:table-cell office:value="0.17376251980675522" office:value-type="float"/>
        </table:table-row>
        <table:table-row>
          <table:table-cell office:value-type="string">
            <text:p>2020-03-21</text:p>
          </table:table-cell>
          <table:table-cell office:value-type="string">
            <text:p>RN</text:p>
          </table:table-cell>
          <table:table-cell office:value="9" office:value-type="float"/>
          <table:table-cell office:value="0" office:value-type="float"/>
          <table:table-cell office:value="3506853" office:value-type="float"/>
          <table:table-cell office:value="24" office:value-type="float"/>
          <table:table-cell office:value="0.0" office:value-type="float"/>
          <table:table-cell office:value="2.5664035532712663" office:value-type="float"/>
          <table:table-cell office:value="0.0" office:value-type="float"/>
        </table:table-row>
        <table:table-row>
          <table:table-cell office:value-type="string">
            <text:p>2020-03-21</text:p>
          </table:table-cell>
          <table:table-cell office:value-type="string">
            <text:p>RO</text:p>
          </table:table-cell>
          <table:table-cell office:value="3" office:value-type="float"/>
          <table:table-cell office:value="0" office:value-type="float"/>
          <table:table-cell office:value="1777225" office:value-type="float"/>
          <table:table-cell office:value="11" office:value-type="float"/>
          <table:table-cell office:value="0.0" office:value-type="float"/>
          <table:table-cell office:value="1.688024870233088" office:value-type="float"/>
          <table:table-cell office:value="0.0" office:value-type="float"/>
        </table:table-row>
        <table:table-row>
          <table:table-cell office:value-type="string">
            <text:p>2020-03-21</text:p>
          </table:table-cell>
          <table:table-cell office:value-type="string">
            <text:p>RR</text:p>
          </table:table-cell>
          <table:table-cell office:value="2" office:value-type="float"/>
          <table:table-cell office:value="0" office:value-type="float"/>
          <table:table-cell office:value="605761" office:value-type="float"/>
          <table:table-cell office:value="14" office:value-type="float"/>
          <table:table-cell office:value="0.0" office:value-type="float"/>
          <table:table-cell office:value="3.301632161859215" office:value-type="float"/>
          <table:table-cell office:value="0.0" office:value-type="float"/>
        </table:table-row>
        <table:table-row>
          <table:table-cell office:value-type="string">
            <text:p>2020-03-21</text:p>
          </table:table-cell>
          <table:table-cell office:value-type="string">
            <text:p>RS</text:p>
          </table:table-cell>
          <table:table-cell office:value="69" office:value-type="float"/>
          <table:table-cell office:value="0" office:value-type="float"/>
          <table:table-cell office:value="11377239" office:value-type="float"/>
          <table:table-cell office:value="43" office:value-type="float"/>
          <table:table-cell office:value="0.0" office:value-type="float"/>
          <table:table-cell office:value="6.0647403117751155" office:value-type="float"/>
          <table:table-cell office:value="0.0" office:value-type="float"/>
        </table:table-row>
        <table:table-row>
          <table:table-cell office:value-type="string">
            <text:p>2020-03-21</text:p>
          </table:table-cell>
          <table:table-cell office:value-type="string">
            <text:p>SC</text:p>
          </table:table-cell>
          <table:table-cell office:value="57" office:value-type="float"/>
          <table:table-cell office:value="0" office:value-type="float"/>
          <table:table-cell office:value="7164788" office:value-type="float"/>
          <table:table-cell office:value="42" office:value-type="float"/>
          <table:table-cell office:value="0.0" office:value-type="float"/>
          <table:table-cell office:value="7.955573842519835" office:value-type="float"/>
          <table:table-cell office:value="0.0" office:value-type="float"/>
        </table:table-row>
        <table:table-row>
          <table:table-cell office:value-type="string">
            <text:p>2020-03-21</text:p>
          </table:table-cell>
          <table:table-cell office:value-type="string">
            <text:p>SE</text:p>
          </table:table-cell>
          <table:table-cell office:value="10" office:value-type="float"/>
          <table:table-cell office:value="0" office:value-type="float"/>
          <table:table-cell office:value="2298696" office:value-type="float"/>
          <table:table-cell office:value="28" office:value-type="float"/>
          <table:table-cell office:value="0.0" office:value-type="float"/>
          <table:table-cell office:value="4.350292513668619" office:value-type="float"/>
          <table:table-cell office:value="0.0" office:value-type="float"/>
        </table:table-row>
        <table:table-row>
          <table:table-cell office:value-type="string">
            <text:p>2020-03-21</text:p>
          </table:table-cell>
          <table:table-cell office:value-type="string">
            <text:p>SP</text:p>
          </table:table-cell>
          <table:table-cell office:value="396" office:value-type="float"/>
          <table:table-cell office:value="15" office:value-type="float"/>
          <table:table-cell office:value="45919049" office:value-type="float"/>
          <table:table-cell office:value="35" office:value-type="float"/>
          <table:table-cell office:value="0.03787878787878788" office:value-type="float"/>
          <table:table-cell office:value="8.623871979578672" office:value-type="float"/>
          <table:table-cell office:value="0.326661817408283" office:value-type="float"/>
        </table:table-row>
        <table:table-row>
          <table:table-cell office:value-type="string">
            <text:p>2020-03-21</text:p>
          </table:table-cell>
          <table:table-cell office:value-type="string">
            <text:p>TO</text:p>
          </table:table-cell>
          <table:table-cell office:value="2" office:value-type="float"/>
          <table:table-cell office:value="0" office:value-type="float"/>
          <table:table-cell office:value="1572866" office:value-type="float"/>
          <table:table-cell office:value="17" office:value-type="float"/>
          <table:table-cell office:value="0.0" office:value-type="float"/>
          <table:table-cell office:value="1.2715641383309195" office:value-type="float"/>
          <table:table-cell office:value="0.0" office:value-type="float"/>
        </table:table-row>
      </table:table>
      <table:table table:name="2020-03-22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_population</text:p>
          </table:table-cell>
          <table:table-cell office:value-type="string">
            <text:p>city_ibge_code</text:p>
          </table:table-cell>
          <table:table-cell office:value-type="string">
            <text:p>μ_confirmed</text:p>
          </table:table-cell>
          <table:table-cell office:value-type="string">
            <text:p>confirmed_per_1mi</text:p>
          </table:table-cell>
          <table:table-cell office:value-type="string">
            <text:p>deaths_per_1mi</text:p>
          </table:table-cell>
        </table:table-row>
        <table:table-row>
          <table:table-cell office:value-type="string">
            <text:p>2020-03-22</text:p>
          </table:table-cell>
          <table:table-cell office:value-type="string">
            <text:p>AC</text:p>
          </table:table-cell>
          <table:table-cell office:value="11" office:value-type="float"/>
          <table:table-cell office:value="0" office:value-type="float"/>
          <table:table-cell office:value="881935" office:value-type="float"/>
          <table:table-cell office:value="12" office:value-type="float"/>
          <table:table-cell office:value="0.0" office:value-type="float"/>
          <table:table-cell office:value="12.472574509459314" office:value-type="float"/>
          <table:table-cell office:value="0.0" office:value-type="float"/>
        </table:table-row>
        <table:table-row>
          <table:table-cell office:value-type="string">
            <text:p>2020-03-22</text:p>
          </table:table-cell>
          <table:table-cell office:value-type="string">
            <text:p>AL</text:p>
          </table:table-cell>
          <table:table-cell office:value="7" office:value-type="float"/>
          <table:table-cell office:value="0" office:value-type="float"/>
          <table:table-cell office:value="3337357" office:value-type="float"/>
          <table:table-cell office:value="27" office:value-type="float"/>
          <table:table-cell office:value="0.0" office:value-type="float"/>
          <table:table-cell office:value="2.097468146200721" office:value-type="float"/>
          <table:table-cell office:value="0.0" office:value-type="float"/>
        </table:table-row>
        <table:table-row>
          <table:table-cell office:value-type="string">
            <text:p>2020-03-22</text:p>
          </table:table-cell>
          <table:table-cell office:value-type="string">
            <text:p>AM</text:p>
          </table:table-cell>
          <table:table-cell office:value="26" office:value-type="float"/>
          <table:table-cell office:value="0" office:value-type="float"/>
          <table:table-cell office:value="4144597" office:value-type="float"/>
          <table:table-cell office:value="13" office:value-type="float"/>
          <table:table-cell office:value="0.0" office:value-type="float"/>
          <table:table-cell office:value="6.273227529721225" office:value-type="float"/>
          <table:table-cell office:value="0.0" office:value-type="float"/>
        </table:table-row>
        <table:table-row>
          <table:table-cell office:value-type="string">
            <text:p>2020-03-22</text:p>
          </table:table-cell>
          <table:table-cell office:value-type="string">
            <text:p>AP</text:p>
          </table:table-cell>
          <table:table-cell office:value="1" office:value-type="float"/>
          <table:table-cell office:value="0" office:value-type="float"/>
          <table:table-cell office:value="845731" office:value-type="float"/>
          <table:table-cell office:value="16" office:value-type="float"/>
          <table:table-cell office:value="0.0" office:value-type="float"/>
          <table:table-cell office:value="1.18240906387492" office:value-type="float"/>
          <table:table-cell office:value="0.0" office:value-type="float"/>
        </table:table-row>
        <table:table-row>
          <table:table-cell office:value-type="string">
            <text:p>2020-03-22</text:p>
          </table:table-cell>
          <table:table-cell office:value-type="string">
            <text:p>BA</text:p>
          </table:table-cell>
          <table:table-cell office:value="55" office:value-type="float"/>
          <table:table-cell office:value="0" office:value-type="float"/>
          <table:table-cell office:value="14873064" office:value-type="float"/>
          <table:table-cell office:value="29" office:value-type="float"/>
          <table:table-cell office:value="0.0" office:value-type="float"/>
          <table:table-cell office:value="3.6979602857891285" office:value-type="float"/>
          <table:table-cell office:value="0.0" office:value-type="float"/>
        </table:table-row>
        <table:table-row>
          <table:table-cell office:value-type="string">
            <text:p>2020-03-22</text:p>
          </table:table-cell>
          <table:table-cell office:value-type="string">
            <text:p>CE</text:p>
          </table:table-cell>
          <table:table-cell office:value="125" office:value-type="float"/>
          <table:table-cell office:value="0" office:value-type="float"/>
          <table:table-cell office:value="9132078" office:value-type="float"/>
          <table:table-cell office:value="23" office:value-type="float"/>
          <table:table-cell office:value="0.0" office:value-type="float"/>
          <table:table-cell office:value="13.688012739269201" office:value-type="float"/>
          <table:table-cell office:value="0.0" office:value-type="float"/>
        </table:table-row>
        <table:table-row>
          <table:table-cell office:value-type="string">
            <text:p>2020-03-22</text:p>
          </table:table-cell>
          <table:table-cell office:value-type="string">
            <text:p>DF</text:p>
          </table:table-cell>
          <table:table-cell office:value="117" office:value-type="float"/>
          <table:table-cell office:value="0" office:value-type="float"/>
          <table:table-cell office:value="3015268" office:value-type="float"/>
          <table:table-cell office:value="53" office:value-type="float"/>
          <table:table-cell office:value="0.0" office:value-type="float"/>
          <table:table-cell office:value="38.80252103627273" office:value-type="float"/>
          <table:table-cell office:value="0.0" office:value-type="float"/>
        </table:table-row>
        <table:table-row>
          <table:table-cell office:value-type="string">
            <text:p>2020-03-22</text:p>
          </table:table-cell>
          <table:table-cell office:value-type="string">
            <text:p>ES</text:p>
          </table:table-cell>
          <table:table-cell office:value="26" office:value-type="float"/>
          <table:table-cell office:value="0" office:value-type="float"/>
          <table:table-cell office:value="4018650" office:value-type="float"/>
          <table:table-cell office:value="32" office:value-type="float"/>
          <table:table-cell office:value="0.0" office:value-type="float"/>
          <table:table-cell office:value="6.469834397123412" office:value-type="float"/>
          <table:table-cell office:value="0.0" office:value-type="float"/>
        </table:table-row>
        <table:table-row>
          <table:table-cell office:value-type="string">
            <text:p>2020-03-22</text:p>
          </table:table-cell>
          <table:table-cell office:value-type="string">
            <text:p>GO</text:p>
          </table:table-cell>
          <table:table-cell office:value="21" office:value-type="float"/>
          <table:table-cell office:value="0" office:value-type="float"/>
          <table:table-cell office:value="7018354" office:value-type="float"/>
          <table:table-cell office:value="52" office:value-type="float"/>
          <table:table-cell office:value="0.0" office:value-type="float"/>
          <table:table-cell office:value="2.992154570715584" office:value-type="float"/>
          <table:table-cell office:value="0.0" office:value-type="float"/>
        </table:table-row>
        <table:table-row>
          <table:table-cell office:value-type="string">
            <text:p>2020-03-22</text:p>
          </table:table-cell>
          <table:table-cell office:value-type="string">
            <text:p>MA</text:p>
          </table:table-cell>
          <table:table-cell office:value="2" office:value-type="float"/>
          <table:table-cell office:value="0" office:value-type="float"/>
          <table:table-cell office:value="7075181" office:value-type="float"/>
          <table:table-cell office:value="21" office:value-type="float"/>
          <table:table-cell office:value="0.0" office:value-type="float"/>
          <table:table-cell office:value="0.2826782805980511" office:value-type="float"/>
          <table:table-cell office:value="0.0" office:value-type="float"/>
        </table:table-row>
        <table:table-row>
          <table:table-cell office:value-type="string">
            <text:p>2020-03-22</text:p>
          </table:table-cell>
          <table:table-cell office:value-type="string">
            <text:p>MG</text:p>
          </table:table-cell>
          <table:table-cell office:value="83" office:value-type="float"/>
          <table:table-cell office:value="0" office:value-type="float"/>
          <table:table-cell office:value="21168791" office:value-type="float"/>
          <table:table-cell office:value="31" office:value-type="float"/>
          <table:table-cell office:value="0.0" office:value-type="float"/>
          <table:table-cell office:value="3.9208663357298015" office:value-type="float"/>
          <table:table-cell office:value="0.0" office:value-type="float"/>
        </table:table-row>
        <table:table-row>
          <table:table-cell office:value-type="string">
            <text:p>2020-03-22</text:p>
          </table:table-cell>
          <table:table-cell office:value-type="string">
            <text:p>MS</text:p>
          </table:table-cell>
          <table:table-cell office:value="21" office:value-type="float"/>
          <table:table-cell office:value="0" office:value-type="float"/>
          <table:table-cell office:value="2778986" office:value-type="float"/>
          <table:table-cell office:value="50" office:value-type="float"/>
          <table:table-cell office:value="0.0" office:value-type="float"/>
          <table:table-cell office:value="7.556713132056081" office:value-type="float"/>
          <table:table-cell office:value="0.0" office:value-type="float"/>
        </table:table-row>
        <table:table-row>
          <table:table-cell office:value-type="string">
            <text:p>2020-03-22</text:p>
          </table:table-cell>
          <table:table-cell office:value-type="string">
            <text:p>MT</text:p>
          </table:table-cell>
          <table:table-cell office:value="2" office:value-type="float"/>
          <table:table-cell office:value="0" office:value-type="float"/>
          <table:table-cell office:value="3484466" office:value-type="float"/>
          <table:table-cell office:value="51" office:value-type="float"/>
          <table:table-cell office:value="0.0" office:value-type="float"/>
          <table:table-cell office:value="0.5739760410920928" office:value-type="float"/>
          <table:table-cell office:value="0.0" office:value-type="float"/>
        </table:table-row>
        <table:table-row>
          <table:table-cell office:value-type="string">
            <text:p>2020-03-22</text:p>
          </table:table-cell>
          <table:table-cell office:value-type="string">
            <text:p>PA</text:p>
          </table:table-cell>
          <table:table-cell office:value="4" office:value-type="float"/>
          <table:table-cell office:value="0" office:value-type="float"/>
          <table:table-cell office:value="8602865" office:value-type="float"/>
          <table:table-cell office:value="15" office:value-type="float"/>
          <table:table-cell office:value="0.0" office:value-type="float"/>
          <table:table-cell office:value="0.464961382051212" office:value-type="float"/>
          <table:table-cell office:value="0.0" office:value-type="float"/>
        </table:table-row>
        <table:table-row>
          <table:table-cell office:value-type="string">
            <text:p>2020-03-22</text:p>
          </table:table-cell>
          <table:table-cell office:value-type="string">
            <text:p>PB</text:p>
          </table:table-cell>
          <table:table-cell office:value="1" office:value-type="float"/>
          <table:table-cell office:value="0" office:value-type="float"/>
          <table:table-cell office:value="4018127" office:value-type="float"/>
          <table:table-cell office:value="25" office:value-type="float"/>
          <table:table-cell office:value="0.0" office:value-type="float"/>
          <table:table-cell office:value="0.24887217352761623" office:value-type="float"/>
          <table:table-cell office:value="0.0" office:value-type="float"/>
        </table:table-row>
        <table:table-row>
          <table:table-cell office:value-type="string">
            <text:p>2020-03-22</text:p>
          </table:table-cell>
          <table:table-cell office:value-type="string">
            <text:p>PE</text:p>
          </table:table-cell>
          <table:table-cell office:value="37" office:value-type="float"/>
          <table:table-cell office:value="0" office:value-type="float"/>
          <table:table-cell office:value="9557071" office:value-type="float"/>
          <table:table-cell office:value="26" office:value-type="float"/>
          <table:table-cell office:value="0.0" office:value-type="float"/>
          <table:table-cell office:value="3.871479033691389" office:value-type="float"/>
          <table:table-cell office:value="0.0" office:value-type="float"/>
        </table:table-row>
        <table:table-row>
          <table:table-cell office:value-type="string">
            <text:p>2020-03-22</text:p>
          </table:table-cell>
          <table:table-cell office:value-type="string">
            <text:p>PI</text:p>
          </table:table-cell>
          <table:table-cell office:value="6" office:value-type="float"/>
          <table:table-cell office:value="0" office:value-type="float"/>
          <table:table-cell office:value="3273227" office:value-type="float"/>
          <table:table-cell office:value="22" office:value-type="float"/>
          <table:table-cell office:value="0.0" office:value-type="float"/>
          <table:table-cell office:value="1.833053436257247" office:value-type="float"/>
          <table:table-cell office:value="0.0" office:value-type="float"/>
        </table:table-row>
        <table:table-row>
          <table:table-cell office:value-type="string">
            <text:p>2020-03-22</text:p>
          </table:table-cell>
          <table:table-cell office:value-type="string">
            <text:p>PR</text:p>
          </table:table-cell>
          <table:table-cell office:value="54" office:value-type="float"/>
          <table:table-cell office:value="0" office:value-type="float"/>
          <table:table-cell office:value="11433957" office:value-type="float"/>
          <table:table-cell office:value="41" office:value-type="float"/>
          <table:table-cell office:value="0.0" office:value-type="float"/>
          <table:table-cell office:value="4.722774451574376" office:value-type="float"/>
          <table:table-cell office:value="0.0" office:value-type="float"/>
        </table:table-row>
        <table:table-row>
          <table:table-cell office:value-type="string">
            <text:p>2020-03-22</text:p>
          </table:table-cell>
          <table:table-cell office:value-type="string">
            <text:p>RJ</text:p>
          </table:table-cell>
          <table:table-cell office:value="186" office:value-type="float"/>
          <table:table-cell office:value="3" office:value-type="float"/>
          <table:table-cell office:value="17264943" office:value-type="float"/>
          <table:table-cell office:value="33" office:value-type="float"/>
          <table:table-cell office:value="0.016129032258064516" office:value-type="float"/>
          <table:table-cell office:value="10.773276228018824" office:value-type="float"/>
          <table:table-cell office:value="0.17376251980675522" office:value-type="float"/>
        </table:table-row>
        <table:table-row>
          <table:table-cell office:value-type="string">
            <text:p>2020-03-22</text:p>
          </table:table-cell>
          <table:table-cell office:value-type="string">
            <text:p>RN</text:p>
          </table:table-cell>
          <table:table-cell office:value="13" office:value-type="float"/>
          <table:table-cell office:value="0" office:value-type="float"/>
          <table:table-cell office:value="3506853" office:value-type="float"/>
          <table:table-cell office:value="24" office:value-type="float"/>
          <table:table-cell office:value="0.0" office:value-type="float"/>
          <table:table-cell office:value="3.707027354725162" office:value-type="float"/>
          <table:table-cell office:value="0.0" office:value-type="float"/>
        </table:table-row>
        <table:table-row>
          <table:table-cell office:value-type="string">
            <text:p>2020-03-22</text:p>
          </table:table-cell>
          <table:table-cell office:value-type="string">
            <text:p>RO</text:p>
          </table:table-cell>
          <table:table-cell office:value="3" office:value-type="float"/>
          <table:table-cell office:value="0" office:value-type="float"/>
          <table:table-cell office:value="1777225" office:value-type="float"/>
          <table:table-cell office:value="11" office:value-type="float"/>
          <table:table-cell office:value="0.0" office:value-type="float"/>
          <table:table-cell office:value="1.688024870233088" office:value-type="float"/>
          <table:table-cell office:value="0.0" office:value-type="float"/>
        </table:table-row>
        <table:table-row>
          <table:table-cell office:value-type="string">
            <text:p>2020-03-22</text:p>
          </table:table-cell>
          <table:table-cell office:value-type="string">
            <text:p>RR</text:p>
          </table:table-cell>
          <table:table-cell office:value="2" office:value-type="float"/>
          <table:table-cell office:value="0" office:value-type="float"/>
          <table:table-cell office:value="605761" office:value-type="float"/>
          <table:table-cell office:value="14" office:value-type="float"/>
          <table:table-cell office:value="0.0" office:value-type="float"/>
          <table:table-cell office:value="3.301632161859215" office:value-type="float"/>
          <table:table-cell office:value="0.0" office:value-type="float"/>
        </table:table-row>
        <table:table-row>
          <table:table-cell office:value-type="string">
            <text:p>2020-03-22</text:p>
          </table:table-cell>
          <table:table-cell office:value-type="string">
            <text:p>RS</text:p>
          </table:table-cell>
          <table:table-cell office:value="77" office:value-type="float"/>
          <table:table-cell office:value="0" office:value-type="float"/>
          <table:table-cell office:value="11377239" office:value-type="float"/>
          <table:table-cell office:value="43" office:value-type="float"/>
          <table:table-cell office:value="0.0" office:value-type="float"/>
          <table:table-cell office:value="6.76789860879252" office:value-type="float"/>
          <table:table-cell office:value="0.0" office:value-type="float"/>
        </table:table-row>
        <table:table-row>
          <table:table-cell office:value-type="string">
            <text:p>2020-03-22</text:p>
          </table:table-cell>
          <table:table-cell office:value-type="string">
            <text:p>SC</text:p>
          </table:table-cell>
          <table:table-cell office:value="68" office:value-type="float"/>
          <table:table-cell office:value="0" office:value-type="float"/>
          <table:table-cell office:value="7164788" office:value-type="float"/>
          <table:table-cell office:value="42" office:value-type="float"/>
          <table:table-cell office:value="0.0" office:value-type="float"/>
          <table:table-cell office:value="9.49086002265524" office:value-type="float"/>
          <table:table-cell office:value="0.0" office:value-type="float"/>
        </table:table-row>
        <table:table-row>
          <table:table-cell office:value-type="string">
            <text:p>2020-03-22</text:p>
          </table:table-cell>
          <table:table-cell office:value-type="string">
            <text:p>SP</text:p>
          </table:table-cell>
          <table:table-cell office:value="631" office:value-type="float"/>
          <table:table-cell office:value="22" office:value-type="float"/>
          <table:table-cell office:value="45919049" office:value-type="float"/>
          <table:table-cell office:value="35" office:value-type="float"/>
          <table:table-cell office:value="0.03486529318541997" office:value-type="float"/>
          <table:table-cell office:value="13.741573785641771" office:value-type="float"/>
          <table:table-cell office:value="0.4791039988654817" office:value-type="float"/>
        </table:table-row>
        <table:table-row>
          <table:table-cell office:value-type="string">
            <text:p>2020-03-22</text:p>
          </table:table-cell>
          <table:table-cell office:value-type="string">
            <text:p>TO</text:p>
          </table:table-cell>
          <table:table-cell office:value="5" office:value-type="float"/>
          <table:table-cell office:value="0" office:value-type="float"/>
          <table:table-cell office:value="1572866" office:value-type="float"/>
          <table:table-cell office:value="17" office:value-type="float"/>
          <table:table-cell office:value="0.0" office:value-type="float"/>
          <table:table-cell office:value="3.178910345827299" office:value-type="float"/>
          <table:table-cell office:value="0.0" office:value-type="float"/>
        </table:table-row>
      </table:table>
      <table:table table:name="2020-03-23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_population</text:p>
          </table:table-cell>
          <table:table-cell office:value-type="string">
            <text:p>city_ibge_code</text:p>
          </table:table-cell>
          <table:table-cell office:value-type="string">
            <text:p>μ_confirmed</text:p>
          </table:table-cell>
          <table:table-cell office:value-type="string">
            <text:p>confirmed_per_1mi</text:p>
          </table:table-cell>
          <table:table-cell office:value-type="string">
            <text:p>deaths_per_1mi</text:p>
          </table:table-cell>
        </table:table-row>
        <table:table-row>
          <table:table-cell office:value-type="string">
            <text:p>2020-03-23</text:p>
          </table:table-cell>
          <table:table-cell office:value-type="string">
            <text:p>AC</text:p>
          </table:table-cell>
          <table:table-cell office:value="17" office:value-type="float"/>
          <table:table-cell office:value="0" office:value-type="float"/>
          <table:table-cell office:value="881935" office:value-type="float"/>
          <table:table-cell office:value="12" office:value-type="float"/>
          <table:table-cell office:value="0.0" office:value-type="float"/>
          <table:table-cell office:value="19.275796969164393" office:value-type="float"/>
          <table:table-cell office:value="0.0" office:value-type="float"/>
        </table:table-row>
        <table:table-row>
          <table:table-cell office:value-type="string">
            <text:p>2020-03-23</text:p>
          </table:table-cell>
          <table:table-cell office:value-type="string">
            <text:p>AL</text:p>
          </table:table-cell>
          <table:table-cell office:value="8" office:value-type="float"/>
          <table:table-cell office:value="0" office:value-type="float"/>
          <table:table-cell office:value="3337357" office:value-type="float"/>
          <table:table-cell office:value="27" office:value-type="float"/>
          <table:table-cell office:value="0.0" office:value-type="float"/>
          <table:table-cell office:value="2.397106452800824" office:value-type="float"/>
          <table:table-cell office:value="0.0" office:value-type="float"/>
        </table:table-row>
        <table:table-row>
          <table:table-cell office:value-type="string">
            <text:p>2020-03-23</text:p>
          </table:table-cell>
          <table:table-cell office:value-type="string">
            <text:p>AM</text:p>
          </table:table-cell>
          <table:table-cell office:value="32" office:value-type="float"/>
          <table:table-cell office:value="0" office:value-type="float"/>
          <table:table-cell office:value="4144597" office:value-type="float"/>
          <table:table-cell office:value="13" office:value-type="float"/>
          <table:table-cell office:value="0.0" office:value-type="float"/>
          <table:table-cell office:value="7.720895421195354" office:value-type="float"/>
          <table:table-cell office:value="0.0" office:value-type="float"/>
        </table:table-row>
        <table:table-row>
          <table:table-cell office:value-type="string">
            <text:p>2020-03-23</text:p>
          </table:table-cell>
          <table:table-cell office:value-type="string">
            <text:p>AP</text:p>
          </table:table-cell>
          <table:table-cell office:value="1" office:value-type="float"/>
          <table:table-cell office:value="0" office:value-type="float"/>
          <table:table-cell office:value="845731" office:value-type="float"/>
          <table:table-cell office:value="16" office:value-type="float"/>
          <table:table-cell office:value="0.0" office:value-type="float"/>
          <table:table-cell office:value="1.18240906387492" office:value-type="float"/>
          <table:table-cell office:value="0.0" office:value-type="float"/>
        </table:table-row>
        <table:table-row>
          <table:table-cell office:value-type="string">
            <text:p>2020-03-23</text:p>
          </table:table-cell>
          <table:table-cell office:value-type="string">
            <text:p>BA</text:p>
          </table:table-cell>
          <table:table-cell office:value="63" office:value-type="float"/>
          <table:table-cell office:value="0" office:value-type="float"/>
          <table:table-cell office:value="14873064" office:value-type="float"/>
          <table:table-cell office:value="29" office:value-type="float"/>
          <table:table-cell office:value="0.0" office:value-type="float"/>
          <table:table-cell office:value="4.235845418267547" office:value-type="float"/>
          <table:table-cell office:value="0.0" office:value-type="float"/>
        </table:table-row>
        <table:table-row>
          <table:table-cell office:value-type="string">
            <text:p>2020-03-23</text:p>
          </table:table-cell>
          <table:table-cell office:value-type="string">
            <text:p>CE</text:p>
          </table:table-cell>
          <table:table-cell office:value="164" office:value-type="float"/>
          <table:table-cell office:value="0" office:value-type="float"/>
          <table:table-cell office:value="9132078" office:value-type="float"/>
          <table:table-cell office:value="23" office:value-type="float"/>
          <table:table-cell office:value="0.0" office:value-type="float"/>
          <table:table-cell office:value="17.958672713921192" office:value-type="float"/>
          <table:table-cell office:value="0.0" office:value-type="float"/>
        </table:table-row>
        <table:table-row>
          <table:table-cell office:value-type="string">
            <text:p>2020-03-23</text:p>
          </table:table-cell>
          <table:table-cell office:value-type="string">
            <text:p>DF</text:p>
          </table:table-cell>
          <table:table-cell office:value="138" office:value-type="float"/>
          <table:table-cell office:value="0" office:value-type="float"/>
          <table:table-cell office:value="3015268" office:value-type="float"/>
          <table:table-cell office:value="53" office:value-type="float"/>
          <table:table-cell office:value="0.0" office:value-type="float"/>
          <table:table-cell office:value="45.76707609406527" office:value-type="float"/>
          <table:table-cell office:value="0.0" office:value-type="float"/>
        </table:table-row>
        <table:table-row>
          <table:table-cell office:value-type="string">
            <text:p>2020-03-23</text:p>
          </table:table-cell>
          <table:table-cell office:value-type="string">
            <text:p>ES</text:p>
          </table:table-cell>
          <table:table-cell office:value="33" office:value-type="float"/>
          <table:table-cell office:value="0" office:value-type="float"/>
          <table:table-cell office:value="4018650" office:value-type="float"/>
          <table:table-cell office:value="32" office:value-type="float"/>
          <table:table-cell office:value="0.0" office:value-type="float"/>
          <table:table-cell office:value="8.211712888656638" office:value-type="float"/>
          <table:table-cell office:value="0.0" office:value-type="float"/>
        </table:table-row>
        <table:table-row>
          <table:table-cell office:value-type="string">
            <text:p>2020-03-23</text:p>
          </table:table-cell>
          <table:table-cell office:value-type="string">
            <text:p>GO</text:p>
          </table:table-cell>
          <table:table-cell office:value="23" office:value-type="float"/>
          <table:table-cell office:value="0" office:value-type="float"/>
          <table:table-cell office:value="7018354" office:value-type="float"/>
          <table:table-cell office:value="52" office:value-type="float"/>
          <table:table-cell office:value="0.0" office:value-type="float"/>
          <table:table-cell office:value="3.2771216726884966" office:value-type="float"/>
          <table:table-cell office:value="0.0" office:value-type="float"/>
        </table:table-row>
        <table:table-row>
          <table:table-cell office:value-type="string">
            <text:p>2020-03-23</text:p>
          </table:table-cell>
          <table:table-cell office:value-type="string">
            <text:p>MA</text:p>
          </table:table-cell>
          <table:table-cell office:value="8" office:value-type="float"/>
          <table:table-cell office:value="0" office:value-type="float"/>
          <table:table-cell office:value="7075181" office:value-type="float"/>
          <table:table-cell office:value="21" office:value-type="float"/>
          <table:table-cell office:value="0.0" office:value-type="float"/>
          <table:table-cell office:value="1.1307131223922045" office:value-type="float"/>
          <table:table-cell office:value="0.0" office:value-type="float"/>
        </table:table-row>
        <table:table-row>
          <table:table-cell office:value-type="string">
            <text:p>2020-03-23</text:p>
          </table:table-cell>
          <table:table-cell office:value-type="string">
            <text:p>MG</text:p>
          </table:table-cell>
          <table:table-cell office:value="128" office:value-type="float"/>
          <table:table-cell office:value="0" office:value-type="float"/>
          <table:table-cell office:value="21168791" office:value-type="float"/>
          <table:table-cell office:value="31" office:value-type="float"/>
          <table:table-cell office:value="0.0" office:value-type="float"/>
          <table:table-cell office:value="6.046637240643549" office:value-type="float"/>
          <table:table-cell office:value="0.0" office:value-type="float"/>
        </table:table-row>
        <table:table-row>
          <table:table-cell office:value-type="string">
            <text:p>2020-03-23</text:p>
          </table:table-cell>
          <table:table-cell office:value-type="string">
            <text:p>MS</text:p>
          </table:table-cell>
          <table:table-cell office:value="21" office:value-type="float"/>
          <table:table-cell office:value="0" office:value-type="float"/>
          <table:table-cell office:value="2778986" office:value-type="float"/>
          <table:table-cell office:value="50" office:value-type="float"/>
          <table:table-cell office:value="0.0" office:value-type="float"/>
          <table:table-cell office:value="7.556713132056081" office:value-type="float"/>
          <table:table-cell office:value="0.0" office:value-type="float"/>
        </table:table-row>
        <table:table-row>
          <table:table-cell office:value-type="string">
            <text:p>2020-03-23</text:p>
          </table:table-cell>
          <table:table-cell office:value-type="string">
            <text:p>MT</text:p>
          </table:table-cell>
          <table:table-cell office:value="6" office:value-type="float"/>
          <table:table-cell office:value="0" office:value-type="float"/>
          <table:table-cell office:value="3484466" office:value-type="float"/>
          <table:table-cell office:value="51" office:value-type="float"/>
          <table:table-cell office:value="0.0" office:value-type="float"/>
          <table:table-cell office:value="1.7219281232762782" office:value-type="float"/>
          <table:table-cell office:value="0.0" office:value-type="float"/>
        </table:table-row>
        <table:table-row>
          <table:table-cell office:value-type="string">
            <text:p>2020-03-23</text:p>
          </table:table-cell>
          <table:table-cell office:value-type="string">
            <text:p>PA</text:p>
          </table:table-cell>
          <table:table-cell office:value="5" office:value-type="float"/>
          <table:table-cell office:value="0" office:value-type="float"/>
          <table:table-cell office:value="8602865" office:value-type="float"/>
          <table:table-cell office:value="15" office:value-type="float"/>
          <table:table-cell office:value="0.0" office:value-type="float"/>
          <table:table-cell office:value="0.581201727564015" office:value-type="float"/>
          <table:table-cell office:value="0.0" office:value-type="float"/>
        </table:table-row>
        <table:table-row>
          <table:table-cell office:value-type="string">
            <text:p>2020-03-23</text:p>
          </table:table-cell>
          <table:table-cell office:value-type="string">
            <text:p>PB</text:p>
          </table:table-cell>
          <table:table-cell office:value="2" office:value-type="float"/>
          <table:table-cell office:value="0" office:value-type="float"/>
          <table:table-cell office:value="4018127" office:value-type="float"/>
          <table:table-cell office:value="25" office:value-type="float"/>
          <table:table-cell office:value="0.0" office:value-type="float"/>
          <table:table-cell office:value="0.49774434705523246" office:value-type="float"/>
          <table:table-cell office:value="0.0" office:value-type="float"/>
        </table:table-row>
        <table:table-row>
          <table:table-cell office:value-type="string">
            <text:p>2020-03-23</text:p>
          </table:table-cell>
          <table:table-cell office:value-type="string">
            <text:p>PE</text:p>
          </table:table-cell>
          <table:table-cell office:value="42" office:value-type="float"/>
          <table:table-cell office:value="0" office:value-type="float"/>
          <table:table-cell office:value="9557071" office:value-type="float"/>
          <table:table-cell office:value="26" office:value-type="float"/>
          <table:table-cell office:value="0.0" office:value-type="float"/>
          <table:table-cell office:value="4.394651876082118" office:value-type="float"/>
          <table:table-cell office:value="0.0" office:value-type="float"/>
        </table:table-row>
        <table:table-row>
          <table:table-cell office:value-type="string">
            <text:p>2020-03-23</text:p>
          </table:table-cell>
          <table:table-cell office:value-type="string">
            <text:p>PI</text:p>
          </table:table-cell>
          <table:table-cell office:value="6" office:value-type="float"/>
          <table:table-cell office:value="0" office:value-type="float"/>
          <table:table-cell office:value="3273227" office:value-type="float"/>
          <table:table-cell office:value="22" office:value-type="float"/>
          <table:table-cell office:value="0.0" office:value-type="float"/>
          <table:table-cell office:value="1.833053436257247" office:value-type="float"/>
          <table:table-cell office:value="0.0" office:value-type="float"/>
        </table:table-row>
        <table:table-row>
          <table:table-cell office:value-type="string">
            <text:p>2020-03-23</text:p>
          </table:table-cell>
          <table:table-cell office:value-type="string">
            <text:p>PR</text:p>
          </table:table-cell>
          <table:table-cell office:value="60" office:value-type="float"/>
          <table:table-cell office:value="0" office:value-type="float"/>
          <table:table-cell office:value="11433957" office:value-type="float"/>
          <table:table-cell office:value="41" office:value-type="float"/>
          <table:table-cell office:value="0.0" office:value-type="float"/>
          <table:table-cell office:value="5.247527168415973" office:value-type="float"/>
          <table:table-cell office:value="0.0" office:value-type="float"/>
        </table:table-row>
        <table:table-row>
          <table:table-cell office:value-type="string">
            <text:p>2020-03-23</text:p>
          </table:table-cell>
          <table:table-cell office:value-type="string">
            <text:p>RJ</text:p>
          </table:table-cell>
          <table:table-cell office:value="233" office:value-type="float"/>
          <table:table-cell office:value="4" office:value-type="float"/>
          <table:table-cell office:value="17264943" office:value-type="float"/>
          <table:table-cell office:value="33" office:value-type="float"/>
          <table:table-cell office:value="0.017167381974248927" office:value-type="float"/>
          <table:table-cell office:value="13.495555704991322" office:value-type="float"/>
          <table:table-cell office:value="0.2316833597423403" office:value-type="float"/>
        </table:table-row>
        <table:table-row>
          <table:table-cell office:value-type="string">
            <text:p>2020-03-23</text:p>
          </table:table-cell>
          <table:table-cell office:value-type="string">
            <text:p>RR</text:p>
          </table:table-cell>
          <table:table-cell office:value="2" office:value-type="float"/>
          <table:table-cell office:value="0" office:value-type="float"/>
          <table:table-cell office:value="605761" office:value-type="float"/>
          <table:table-cell office:value="14" office:value-type="float"/>
          <table:table-cell office:value="0.0" office:value-type="float"/>
          <table:table-cell office:value="3.301632161859215" office:value-type="float"/>
          <table:table-cell office:value="0.0" office:value-type="float"/>
        </table:table-row>
        <table:table-row>
          <table:table-cell office:value-type="string">
            <text:p>2020-03-23</text:p>
          </table:table-cell>
          <table:table-cell office:value-type="string">
            <text:p>RS</text:p>
          </table:table-cell>
          <table:table-cell office:value="96" office:value-type="float"/>
          <table:table-cell office:value="0" office:value-type="float"/>
          <table:table-cell office:value="11377239" office:value-type="float"/>
          <table:table-cell office:value="43" office:value-type="float"/>
          <table:table-cell office:value="0.0" office:value-type="float"/>
          <table:table-cell office:value="8.437899564208855" office:value-type="float"/>
          <table:table-cell office:value="0.0" office:value-type="float"/>
        </table:table-row>
        <table:table-row>
          <table:table-cell office:value-type="string">
            <text:p>2020-03-23</text:p>
          </table:table-cell>
          <table:table-cell office:value-type="string">
            <text:p>SC</text:p>
          </table:table-cell>
          <table:table-cell office:value="86" office:value-type="float"/>
          <table:table-cell office:value="0" office:value-type="float"/>
          <table:table-cell office:value="7164788" office:value-type="float"/>
          <table:table-cell office:value="42" office:value-type="float"/>
          <table:table-cell office:value="0.0" office:value-type="float"/>
          <table:table-cell office:value="12.003146499240453" office:value-type="float"/>
          <table:table-cell office:value="0.0" office:value-type="float"/>
        </table:table-row>
        <table:table-row>
          <table:table-cell office:value-type="string">
            <text:p>2020-03-23</text:p>
          </table:table-cell>
          <table:table-cell office:value-type="string">
            <text:p>SP</text:p>
          </table:table-cell>
          <table:table-cell office:value="745" office:value-type="float"/>
          <table:table-cell office:value="30" office:value-type="float"/>
          <table:table-cell office:value="45919049" office:value-type="float"/>
          <table:table-cell office:value="35" office:value-type="float"/>
          <table:table-cell office:value="0.040268456375838924" office:value-type="float"/>
          <table:table-cell office:value="16.224203597944722" office:value-type="float"/>
          <table:table-cell office:value="0.653323634816566" office:value-type="float"/>
        </table:table-row>
        <table:table-row>
          <table:table-cell office:value-type="string">
            <text:p>2020-03-23</text:p>
          </table:table-cell>
          <table:table-cell office:value-type="string">
            <text:p>TO</text:p>
          </table:table-cell>
          <table:table-cell office:value="7" office:value-type="float"/>
          <table:table-cell office:value="0" office:value-type="float"/>
          <table:table-cell office:value="1572866" office:value-type="float"/>
          <table:table-cell office:value="17" office:value-type="float"/>
          <table:table-cell office:value="0.0" office:value-type="float"/>
          <table:table-cell office:value="4.450474484158218" office:value-type="float"/>
          <table:table-cell office:value="0.0" office:value-type="float"/>
        </table:table-row>
      </table:table>
      <table:table table:name="2020-03-24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_population</text:p>
          </table:table-cell>
          <table:table-cell office:value-type="string">
            <text:p>city_ibge_code</text:p>
          </table:table-cell>
          <table:table-cell office:value-type="string">
            <text:p>μ_confirmed</text:p>
          </table:table-cell>
          <table:table-cell office:value-type="string">
            <text:p>confirmed_per_1mi</text:p>
          </table:table-cell>
          <table:table-cell office:value-type="string">
            <text:p>deaths_per_1mi</text:p>
          </table:table-cell>
        </table:table-row>
        <table:table-row>
          <table:table-cell office:value-type="string">
            <text:p>2020-03-24</text:p>
          </table:table-cell>
          <table:table-cell office:value-type="string">
            <text:p>AC</text:p>
          </table:table-cell>
          <table:table-cell office:value="21" office:value-type="float"/>
          <table:table-cell office:value="0" office:value-type="float"/>
          <table:table-cell office:value="881935" office:value-type="float"/>
          <table:table-cell office:value="12" office:value-type="float"/>
          <table:table-cell office:value="0.0" office:value-type="float"/>
          <table:table-cell office:value="23.811278608967783" office:value-type="float"/>
          <table:table-cell office:value="0.0" office:value-type="float"/>
        </table:table-row>
        <table:table-row>
          <table:table-cell office:value-type="string">
            <text:p>2020-03-24</text:p>
          </table:table-cell>
          <table:table-cell office:value-type="string">
            <text:p>AL</text:p>
          </table:table-cell>
          <table:table-cell office:value="10" office:value-type="float"/>
          <table:table-cell office:value="0" office:value-type="float"/>
          <table:table-cell office:value="3337357" office:value-type="float"/>
          <table:table-cell office:value="27" office:value-type="float"/>
          <table:table-cell office:value="0.0" office:value-type="float"/>
          <table:table-cell office:value="2.99638306600103" office:value-type="float"/>
          <table:table-cell office:value="0.0" office:value-type="float"/>
        </table:table-row>
        <table:table-row>
          <table:table-cell office:value-type="string">
            <text:p>2020-03-24</text:p>
          </table:table-cell>
          <table:table-cell office:value-type="string">
            <text:p>AM</text:p>
          </table:table-cell>
          <table:table-cell office:value="47" office:value-type="float"/>
          <table:table-cell office:value="1" office:value-type="float"/>
          <table:table-cell office:value="4144597" office:value-type="float"/>
          <table:table-cell office:value="13" office:value-type="float"/>
          <table:table-cell office:value="0.02127659574468085" office:value-type="float"/>
          <table:table-cell office:value="11.340065149880676" office:value-type="float"/>
          <table:table-cell office:value="0.2412779819123548" office:value-type="float"/>
        </table:table-row>
        <table:table-row>
          <table:table-cell office:value-type="string">
            <text:p>2020-03-24</text:p>
          </table:table-cell>
          <table:table-cell office:value-type="string">
            <text:p>AP</text:p>
          </table:table-cell>
          <table:table-cell office:value="1" office:value-type="float"/>
          <table:table-cell office:value="0" office:value-type="float"/>
          <table:table-cell office:value="845731" office:value-type="float"/>
          <table:table-cell office:value="16" office:value-type="float"/>
          <table:table-cell office:value="0.0" office:value-type="float"/>
          <table:table-cell office:value="1.18240906387492" office:value-type="float"/>
          <table:table-cell office:value="0.0" office:value-type="float"/>
        </table:table-row>
        <table:table-row>
          <table:table-cell office:value-type="string">
            <text:p>2020-03-24</text:p>
          </table:table-cell>
          <table:table-cell office:value-type="string">
            <text:p>BA</text:p>
          </table:table-cell>
          <table:table-cell office:value="79" office:value-type="float"/>
          <table:table-cell office:value="0" office:value-type="float"/>
          <table:table-cell office:value="14873064" office:value-type="float"/>
          <table:table-cell office:value="29" office:value-type="float"/>
          <table:table-cell office:value="0.0" office:value-type="float"/>
          <table:table-cell office:value="5.311615683224384" office:value-type="float"/>
          <table:table-cell office:value="0.0" office:value-type="float"/>
        </table:table-row>
        <table:table-row>
          <table:table-cell office:value-type="string">
            <text:p>2020-03-24</text:p>
          </table:table-cell>
          <table:table-cell office:value-type="string">
            <text:p>CE</text:p>
          </table:table-cell>
          <table:table-cell office:value="185" office:value-type="float"/>
          <table:table-cell office:value="0" office:value-type="float"/>
          <table:table-cell office:value="9132078" office:value-type="float"/>
          <table:table-cell office:value="23" office:value-type="float"/>
          <table:table-cell office:value="0.0" office:value-type="float"/>
          <table:table-cell office:value="20.258258854118417" office:value-type="float"/>
          <table:table-cell office:value="0.0" office:value-type="float"/>
        </table:table-row>
        <table:table-row>
          <table:table-cell office:value-type="string">
            <text:p>2020-03-24</text:p>
          </table:table-cell>
          <table:table-cell office:value-type="string">
            <text:p>DF</text:p>
          </table:table-cell>
          <table:table-cell office:value="161" office:value-type="float"/>
          <table:table-cell office:value="0" office:value-type="float"/>
          <table:table-cell office:value="3015268" office:value-type="float"/>
          <table:table-cell office:value="53" office:value-type="float"/>
          <table:table-cell office:value="0.0" office:value-type="float"/>
          <table:table-cell office:value="53.394922109742815" office:value-type="float"/>
          <table:table-cell office:value="0.0" office:value-type="float"/>
        </table:table-row>
        <table:table-row>
          <table:table-cell office:value-type="string">
            <text:p>2020-03-24</text:p>
          </table:table-cell>
          <table:table-cell office:value-type="string">
            <text:p>ES</text:p>
          </table:table-cell>
          <table:table-cell office:value="40" office:value-type="float"/>
          <table:table-cell office:value="0" office:value-type="float"/>
          <table:table-cell office:value="4018650" office:value-type="float"/>
          <table:table-cell office:value="32" office:value-type="float"/>
          <table:table-cell office:value="0.0" office:value-type="float"/>
          <table:table-cell office:value="9.953591380189865" office:value-type="float"/>
          <table:table-cell office:value="0.0" office:value-type="float"/>
        </table:table-row>
        <table:table-row>
          <table:table-cell office:value-type="string">
            <text:p>2020-03-24</text:p>
          </table:table-cell>
          <table:table-cell office:value-type="string">
            <text:p>GO</text:p>
          </table:table-cell>
          <table:table-cell office:value="29" office:value-type="float"/>
          <table:table-cell office:value="0" office:value-type="float"/>
          <table:table-cell office:value="7018354" office:value-type="float"/>
          <table:table-cell office:value="52" office:value-type="float"/>
          <table:table-cell office:value="0.0" office:value-type="float"/>
          <table:table-cell office:value="4.132022978607234" office:value-type="float"/>
          <table:table-cell office:value="0.0" office:value-type="float"/>
        </table:table-row>
        <table:table-row>
          <table:table-cell office:value-type="string">
            <text:p>2020-03-24</text:p>
          </table:table-cell>
          <table:table-cell office:value-type="string">
            <text:p>MA</text:p>
          </table:table-cell>
          <table:table-cell office:value="8" office:value-type="float"/>
          <table:table-cell office:value="0" office:value-type="float"/>
          <table:table-cell office:value="7075181" office:value-type="float"/>
          <table:table-cell office:value="21" office:value-type="float"/>
          <table:table-cell office:value="0.0" office:value-type="float"/>
          <table:table-cell office:value="1.1307131223922045" office:value-type="float"/>
          <table:table-cell office:value="0.0" office:value-type="float"/>
        </table:table-row>
        <table:table-row>
          <table:table-cell office:value-type="string">
            <text:p>2020-03-24</text:p>
          </table:table-cell>
          <table:table-cell office:value-type="string">
            <text:p>MG</text:p>
          </table:table-cell>
          <table:table-cell office:value="130" office:value-type="float"/>
          <table:table-cell office:value="0" office:value-type="float"/>
          <table:table-cell office:value="21168791" office:value-type="float"/>
          <table:table-cell office:value="31" office:value-type="float"/>
          <table:table-cell office:value="0.0" office:value-type="float"/>
          <table:table-cell office:value="6.141115947528605" office:value-type="float"/>
          <table:table-cell office:value="0.0" office:value-type="float"/>
        </table:table-row>
        <table:table-row>
          <table:table-cell office:value-type="string">
            <text:p>2020-03-24</text:p>
          </table:table-cell>
          <table:table-cell office:value-type="string">
            <text:p>MS</text:p>
          </table:table-cell>
          <table:table-cell office:value="24" office:value-type="float"/>
          <table:table-cell office:value="0" office:value-type="float"/>
          <table:table-cell office:value="2778986" office:value-type="float"/>
          <table:table-cell office:value="50" office:value-type="float"/>
          <table:table-cell office:value="0.0" office:value-type="float"/>
          <table:table-cell office:value="8.636243579492664" office:value-type="float"/>
          <table:table-cell office:value="0.0" office:value-type="float"/>
        </table:table-row>
        <table:table-row>
          <table:table-cell office:value-type="string">
            <text:p>2020-03-24</text:p>
          </table:table-cell>
          <table:table-cell office:value-type="string">
            <text:p>MT</text:p>
          </table:table-cell>
          <table:table-cell office:value="7" office:value-type="float"/>
          <table:table-cell office:value="0" office:value-type="float"/>
          <table:table-cell office:value="3484466" office:value-type="float"/>
          <table:table-cell office:value="51" office:value-type="float"/>
          <table:table-cell office:value="0.0" office:value-type="float"/>
          <table:table-cell office:value="2.0089161438223244" office:value-type="float"/>
          <table:table-cell office:value="0.0" office:value-type="float"/>
        </table:table-row>
        <table:table-row>
          <table:table-cell office:value-type="string">
            <text:p>2020-03-24</text:p>
          </table:table-cell>
          <table:table-cell office:value-type="string">
            <text:p>PA</text:p>
          </table:table-cell>
          <table:table-cell office:value="5" office:value-type="float"/>
          <table:table-cell office:value="0" office:value-type="float"/>
          <table:table-cell office:value="8602865" office:value-type="float"/>
          <table:table-cell office:value="15" office:value-type="float"/>
          <table:table-cell office:value="0.0" office:value-type="float"/>
          <table:table-cell office:value="0.581201727564015" office:value-type="float"/>
          <table:table-cell office:value="0.0" office:value-type="float"/>
        </table:table-row>
        <table:table-row>
          <table:table-cell office:value-type="string">
            <text:p>2020-03-24</text:p>
          </table:table-cell>
          <table:table-cell office:value-type="string">
            <text:p>PB</text:p>
          </table:table-cell>
          <table:table-cell office:value="3" office:value-type="float"/>
          <table:table-cell office:value="0" office:value-type="float"/>
          <table:table-cell office:value="4018127" office:value-type="float"/>
          <table:table-cell office:value="25" office:value-type="float"/>
          <table:table-cell office:value="0.0" office:value-type="float"/>
          <table:table-cell office:value="0.7466165205828487" office:value-type="float"/>
          <table:table-cell office:value="0.0" office:value-type="float"/>
        </table:table-row>
        <table:table-row>
          <table:table-cell office:value-type="string">
            <text:p>2020-03-24</text:p>
          </table:table-cell>
          <table:table-cell office:value-type="string">
            <text:p>PE</text:p>
          </table:table-cell>
          <table:table-cell office:value="42" office:value-type="float"/>
          <table:table-cell office:value="0" office:value-type="float"/>
          <table:table-cell office:value="9557071" office:value-type="float"/>
          <table:table-cell office:value="26" office:value-type="float"/>
          <table:table-cell office:value="0.0" office:value-type="float"/>
          <table:table-cell office:value="4.394651876082118" office:value-type="float"/>
          <table:table-cell office:value="0.0" office:value-type="float"/>
        </table:table-row>
        <table:table-row>
          <table:table-cell office:value-type="string">
            <text:p>2020-03-24</text:p>
          </table:table-cell>
          <table:table-cell office:value-type="string">
            <text:p>PI</text:p>
          </table:table-cell>
          <table:table-cell office:value="8" office:value-type="float"/>
          <table:table-cell office:value="0" office:value-type="float"/>
          <table:table-cell office:value="3273227" office:value-type="float"/>
          <table:table-cell office:value="22" office:value-type="float"/>
          <table:table-cell office:value="0.0" office:value-type="float"/>
          <table:table-cell office:value="2.444071248342996" office:value-type="float"/>
          <table:table-cell office:value="0.0" office:value-type="float"/>
        </table:table-row>
        <table:table-row>
          <table:table-cell office:value-type="string">
            <text:p>2020-03-24</text:p>
          </table:table-cell>
          <table:table-cell office:value-type="string">
            <text:p>PR</text:p>
          </table:table-cell>
          <table:table-cell office:value="70" office:value-type="float"/>
          <table:table-cell office:value="0" office:value-type="float"/>
          <table:table-cell office:value="11433957" office:value-type="float"/>
          <table:table-cell office:value="41" office:value-type="float"/>
          <table:table-cell office:value="0.0" office:value-type="float"/>
          <table:table-cell office:value="6.1221150298186355" office:value-type="float"/>
          <table:table-cell office:value="0.0" office:value-type="float"/>
        </table:table-row>
        <table:table-row>
          <table:table-cell office:value-type="string">
            <text:p>2020-03-24</text:p>
          </table:table-cell>
          <table:table-cell office:value-type="string">
            <text:p>RJ</text:p>
          </table:table-cell>
          <table:table-cell office:value="305" office:value-type="float"/>
          <table:table-cell office:value="6" office:value-type="float"/>
          <table:table-cell office:value="17264943" office:value-type="float"/>
          <table:table-cell office:value="33" office:value-type="float"/>
          <table:table-cell office:value="0.019672131147540985" office:value-type="float"/>
          <table:table-cell office:value="17.665856180353448" office:value-type="float"/>
          <table:table-cell office:value="0.34752503961351044" office:value-type="float"/>
        </table:table-row>
        <table:table-row>
          <table:table-cell office:value-type="string">
            <text:p>2020-03-24</text:p>
          </table:table-cell>
          <table:table-cell office:value-type="string">
            <text:p>RN</text:p>
          </table:table-cell>
          <table:table-cell office:value="14" office:value-type="float"/>
          <table:table-cell office:value="0" office:value-type="float"/>
          <table:table-cell office:value="3506853" office:value-type="float"/>
          <table:table-cell office:value="24" office:value-type="float"/>
          <table:table-cell office:value="0.0" office:value-type="float"/>
          <table:table-cell office:value="3.9921833050886364" office:value-type="float"/>
          <table:table-cell office:value="0.0" office:value-type="float"/>
        </table:table-row>
        <table:table-row>
          <table:table-cell office:value-type="string">
            <text:p>2020-03-24</text:p>
          </table:table-cell>
          <table:table-cell office:value-type="string">
            <text:p>RO</text:p>
          </table:table-cell>
          <table:table-cell office:value="5" office:value-type="float"/>
          <table:table-cell office:value="0" office:value-type="float"/>
          <table:table-cell office:value="1777225" office:value-type="float"/>
          <table:table-cell office:value="11" office:value-type="float"/>
          <table:table-cell office:value="0.0" office:value-type="float"/>
          <table:table-cell office:value="2.8133747837218137" office:value-type="float"/>
          <table:table-cell office:value="0.0" office:value-type="float"/>
        </table:table-row>
        <table:table-row>
          <table:table-cell office:value-type="string">
            <text:p>2020-03-24</text:p>
          </table:table-cell>
          <table:table-cell office:value-type="string">
            <text:p>RR</text:p>
          </table:table-cell>
          <table:table-cell office:value="8" office:value-type="float"/>
          <table:table-cell office:value="0" office:value-type="float"/>
          <table:table-cell office:value="605761" office:value-type="float"/>
          <table:table-cell office:value="14" office:value-type="float"/>
          <table:table-cell office:value="0.0" office:value-type="float"/>
          <table:table-cell office:value="13.20652864743686" office:value-type="float"/>
          <table:table-cell office:value="0.0" office:value-type="float"/>
        </table:table-row>
        <table:table-row>
          <table:table-cell office:value-type="string">
            <text:p>2020-03-24</text:p>
          </table:table-cell>
          <table:table-cell office:value-type="string">
            <text:p>RS</text:p>
          </table:table-cell>
          <table:table-cell office:value="112" office:value-type="float"/>
          <table:table-cell office:value="0" office:value-type="float"/>
          <table:table-cell office:value="11377239" office:value-type="float"/>
          <table:table-cell office:value="43" office:value-type="float"/>
          <table:table-cell office:value="0.0" office:value-type="float"/>
          <table:table-cell office:value="9.844216158243665" office:value-type="float"/>
          <table:table-cell office:value="0.0" office:value-type="float"/>
        </table:table-row>
        <table:table-row>
          <table:table-cell office:value-type="string">
            <text:p>2020-03-24</text:p>
          </table:table-cell>
          <table:table-cell office:value-type="string">
            <text:p>SC</text:p>
          </table:table-cell>
          <table:table-cell office:value="109" office:value-type="float"/>
          <table:table-cell office:value="0" office:value-type="float"/>
          <table:table-cell office:value="7164788" office:value-type="float"/>
          <table:table-cell office:value="42" office:value-type="float"/>
          <table:table-cell office:value="0.0" office:value-type="float"/>
          <table:table-cell office:value="15.213290330432667" office:value-type="float"/>
          <table:table-cell office:value="0.0" office:value-type="float"/>
        </table:table-row>
        <table:table-row>
          <table:table-cell office:value-type="string">
            <text:p>2020-03-24</text:p>
          </table:table-cell>
          <table:table-cell office:value-type="string">
            <text:p>SE</text:p>
          </table:table-cell>
          <table:table-cell office:value="15" office:value-type="float"/>
          <table:table-cell office:value="0" office:value-type="float"/>
          <table:table-cell office:value="2298696" office:value-type="float"/>
          <table:table-cell office:value="28" office:value-type="float"/>
          <table:table-cell office:value="0.0" office:value-type="float"/>
          <table:table-cell office:value="6.525438770502928" office:value-type="float"/>
          <table:table-cell office:value="0.0" office:value-type="float"/>
        </table:table-row>
        <table:table-row>
          <table:table-cell office:value-type="string">
            <text:p>2020-03-24</text:p>
          </table:table-cell>
          <table:table-cell office:value-type="string">
            <text:p>SP</text:p>
          </table:table-cell>
          <table:table-cell office:value="810" office:value-type="float"/>
          <table:table-cell office:value="40" office:value-type="float"/>
          <table:table-cell office:value="45919049" office:value-type="float"/>
          <table:table-cell office:value="35" office:value-type="float"/>
          <table:table-cell office:value="0.04938271604938271" office:value-type="float"/>
          <table:table-cell office:value="17.63973814004728" office:value-type="float"/>
          <table:table-cell office:value="0.8710981797554214" office:value-type="float"/>
        </table:table-row>
        <table:table-row>
          <table:table-cell office:value-type="string">
            <text:p>2020-03-24</text:p>
          </table:table-cell>
          <table:table-cell office:value-type="string">
            <text:p>TO</text:p>
          </table:table-cell>
          <table:table-cell office:value="7" office:value-type="float"/>
          <table:table-cell office:value="0" office:value-type="float"/>
          <table:table-cell office:value="1572866" office:value-type="float"/>
          <table:table-cell office:value="17" office:value-type="float"/>
          <table:table-cell office:value="0.0" office:value-type="float"/>
          <table:table-cell office:value="4.450474484158218" office:value-type="float"/>
          <table:table-cell office:value="0.0" office:value-type="float"/>
        </table:table-row>
      </table:table>
      <table:table table:name="2020-03-25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_population</text:p>
          </table:table-cell>
          <table:table-cell office:value-type="string">
            <text:p>city_ibge_code</text:p>
          </table:table-cell>
          <table:table-cell office:value-type="string">
            <text:p>μ_confirmed</text:p>
          </table:table-cell>
          <table:table-cell office:value-type="string">
            <text:p>confirmed_per_1mi</text:p>
          </table:table-cell>
          <table:table-cell office:value-type="string">
            <text:p>deaths_per_1mi</text:p>
          </table:table-cell>
        </table:table-row>
        <table:table-row>
          <table:table-cell office:value-type="string">
            <text:p>2020-03-25</text:p>
          </table:table-cell>
          <table:table-cell office:value-type="string">
            <text:p>AC</text:p>
          </table:table-cell>
          <table:table-cell office:value="23" office:value-type="float"/>
          <table:table-cell office:value="0" office:value-type="float"/>
          <table:table-cell office:value="881935" office:value-type="float"/>
          <table:table-cell office:value="12" office:value-type="float"/>
          <table:table-cell office:value="0.0" office:value-type="float"/>
          <table:table-cell office:value="26.079019428869476" office:value-type="float"/>
          <table:table-cell office:value="0.0" office:value-type="float"/>
        </table:table-row>
        <table:table-row>
          <table:table-cell office:value-type="string">
            <text:p>2020-03-25</text:p>
          </table:table-cell>
          <table:table-cell office:value-type="string">
            <text:p>AL</text:p>
          </table:table-cell>
          <table:table-cell office:value="11" office:value-type="float"/>
          <table:table-cell office:value="0" office:value-type="float"/>
          <table:table-cell office:value="3337357" office:value-type="float"/>
          <table:table-cell office:value="27" office:value-type="float"/>
          <table:table-cell office:value="0.0" office:value-type="float"/>
          <table:table-cell office:value="3.296021372601133" office:value-type="float"/>
          <table:table-cell office:value="0.0" office:value-type="float"/>
        </table:table-row>
        <table:table-row>
          <table:table-cell office:value-type="string">
            <text:p>2020-03-25</text:p>
          </table:table-cell>
          <table:table-cell office:value-type="string">
            <text:p>AM</text:p>
          </table:table-cell>
          <table:table-cell office:value="54" office:value-type="float"/>
          <table:table-cell office:value="1" office:value-type="float"/>
          <table:table-cell office:value="4144597" office:value-type="float"/>
          <table:table-cell office:value="13" office:value-type="float"/>
          <table:table-cell office:value="0.018518518518518517" office:value-type="float"/>
          <table:table-cell office:value="13.02901102326716" office:value-type="float"/>
          <table:table-cell office:value="0.2412779819123548" office:value-type="float"/>
        </table:table-row>
        <table:table-row>
          <table:table-cell office:value-type="string">
            <text:p>2020-03-25</text:p>
          </table:table-cell>
          <table:table-cell office:value-type="string">
            <text:p>AP</text:p>
          </table:table-cell>
          <table:table-cell office:value="2" office:value-type="float"/>
          <table:table-cell office:value="0" office:value-type="float"/>
          <table:table-cell office:value="845731" office:value-type="float"/>
          <table:table-cell office:value="16" office:value-type="float"/>
          <table:table-cell office:value="0.0" office:value-type="float"/>
          <table:table-cell office:value="2.36481812774984" office:value-type="float"/>
          <table:table-cell office:value="0.0" office:value-type="float"/>
        </table:table-row>
        <table:table-row>
          <table:table-cell office:value-type="string">
            <text:p>2020-03-25</text:p>
          </table:table-cell>
          <table:table-cell office:value-type="string">
            <text:p>BA</text:p>
          </table:table-cell>
          <table:table-cell office:value="91" office:value-type="float"/>
          <table:table-cell office:value="0" office:value-type="float"/>
          <table:table-cell office:value="14873064" office:value-type="float"/>
          <table:table-cell office:value="29" office:value-type="float"/>
          <table:table-cell office:value="0.0" office:value-type="float"/>
          <table:table-cell office:value="6.118443381942012" office:value-type="float"/>
          <table:table-cell office:value="0.0" office:value-type="float"/>
        </table:table-row>
        <table:table-row>
          <table:table-cell office:value-type="string">
            <text:p>2020-03-25</text:p>
          </table:table-cell>
          <table:table-cell office:value-type="string">
            <text:p>CE</text:p>
          </table:table-cell>
          <table:table-cell office:value="211" office:value-type="float"/>
          <table:table-cell office:value="0" office:value-type="float"/>
          <table:table-cell office:value="9132078" office:value-type="float"/>
          <table:table-cell office:value="23" office:value-type="float"/>
          <table:table-cell office:value="0.0" office:value-type="float"/>
          <table:table-cell office:value="23.10536550388641" office:value-type="float"/>
          <table:table-cell office:value="0.0" office:value-type="float"/>
        </table:table-row>
        <table:table-row>
          <table:table-cell office:value-type="string">
            <text:p>2020-03-25</text:p>
          </table:table-cell>
          <table:table-cell office:value-type="string">
            <text:p>DF</text:p>
          </table:table-cell>
          <table:table-cell office:value="195" office:value-type="float"/>
          <table:table-cell office:value="0" office:value-type="float"/>
          <table:table-cell office:value="3015268" office:value-type="float"/>
          <table:table-cell office:value="53" office:value-type="float"/>
          <table:table-cell office:value="0.0" office:value-type="float"/>
          <table:table-cell office:value="64.67086839378788" office:value-type="float"/>
          <table:table-cell office:value="0.0" office:value-type="float"/>
        </table:table-row>
        <table:table-row>
          <table:table-cell office:value-type="string">
            <text:p>2020-03-25</text:p>
          </table:table-cell>
          <table:table-cell office:value-type="string">
            <text:p>ES</text:p>
          </table:table-cell>
          <table:table-cell office:value="40" office:value-type="float"/>
          <table:table-cell office:value="0" office:value-type="float"/>
          <table:table-cell office:value="4018650" office:value-type="float"/>
          <table:table-cell office:value="32" office:value-type="float"/>
          <table:table-cell office:value="0.0" office:value-type="float"/>
          <table:table-cell office:value="9.953591380189865" office:value-type="float"/>
          <table:table-cell office:value="0.0" office:value-type="float"/>
        </table:table-row>
        <table:table-row>
          <table:table-cell office:value-type="string">
            <text:p>2020-03-25</text:p>
          </table:table-cell>
          <table:table-cell office:value-type="string">
            <text:p>GO</text:p>
          </table:table-cell>
          <table:table-cell office:value="35" office:value-type="float"/>
          <table:table-cell office:value="0" office:value-type="float"/>
          <table:table-cell office:value="7018354" office:value-type="float"/>
          <table:table-cell office:value="52" office:value-type="float"/>
          <table:table-cell office:value="0.0" office:value-type="float"/>
          <table:table-cell office:value="4.986924284525973" office:value-type="float"/>
          <table:table-cell office:value="0.0" office:value-type="float"/>
        </table:table-row>
        <table:table-row>
          <table:table-cell office:value-type="string">
            <text:p>2020-03-25</text:p>
          </table:table-cell>
          <table:table-cell office:value-type="string">
            <text:p>MA</text:p>
          </table:table-cell>
          <table:table-cell office:value="8" office:value-type="float"/>
          <table:table-cell office:value="0" office:value-type="float"/>
          <table:table-cell office:value="7075181" office:value-type="float"/>
          <table:table-cell office:value="21" office:value-type="float"/>
          <table:table-cell office:value="0.0" office:value-type="float"/>
          <table:table-cell office:value="1.1307131223922045" office:value-type="float"/>
          <table:table-cell office:value="0.0" office:value-type="float"/>
        </table:table-row>
        <table:table-row>
          <table:table-cell office:value-type="string">
            <text:p>2020-03-25</text:p>
          </table:table-cell>
          <table:table-cell office:value-type="string">
            <text:p>MG</text:p>
          </table:table-cell>
          <table:table-cell office:value="133" office:value-type="float"/>
          <table:table-cell office:value="0" office:value-type="float"/>
          <table:table-cell office:value="21168791" office:value-type="float"/>
          <table:table-cell office:value="31" office:value-type="float"/>
          <table:table-cell office:value="0.0" office:value-type="float"/>
          <table:table-cell office:value="6.282834007856188" office:value-type="float"/>
          <table:table-cell office:value="0.0" office:value-type="float"/>
        </table:table-row>
        <table:table-row>
          <table:table-cell office:value-type="string">
            <text:p>2020-03-25</text:p>
          </table:table-cell>
          <table:table-cell office:value-type="string">
            <text:p>MS</text:p>
          </table:table-cell>
          <table:table-cell office:value="24" office:value-type="float"/>
          <table:table-cell office:value="0" office:value-type="float"/>
          <table:table-cell office:value="2778986" office:value-type="float"/>
          <table:table-cell office:value="50" office:value-type="float"/>
          <table:table-cell office:value="0.0" office:value-type="float"/>
          <table:table-cell office:value="8.636243579492664" office:value-type="float"/>
          <table:table-cell office:value="0.0" office:value-type="float"/>
        </table:table-row>
        <table:table-row>
          <table:table-cell office:value-type="string">
            <text:p>2020-03-25</text:p>
          </table:table-cell>
          <table:table-cell office:value-type="string">
            <text:p>MT</text:p>
          </table:table-cell>
          <table:table-cell office:value="9" office:value-type="float"/>
          <table:table-cell office:value="0" office:value-type="float"/>
          <table:table-cell office:value="3484466" office:value-type="float"/>
          <table:table-cell office:value="51" office:value-type="float"/>
          <table:table-cell office:value="0.0" office:value-type="float"/>
          <table:table-cell office:value="2.5828921849144173" office:value-type="float"/>
          <table:table-cell office:value="0.0" office:value-type="float"/>
        </table:table-row>
        <table:table-row>
          <table:table-cell office:value-type="string">
            <text:p>2020-03-25</text:p>
          </table:table-cell>
          <table:table-cell office:value-type="string">
            <text:p>PA</text:p>
          </table:table-cell>
          <table:table-cell office:value="7" office:value-type="float"/>
          <table:table-cell office:value="0" office:value-type="float"/>
          <table:table-cell office:value="8602865" office:value-type="float"/>
          <table:table-cell office:value="15" office:value-type="float"/>
          <table:table-cell office:value="0.0" office:value-type="float"/>
          <table:table-cell office:value="0.813682418589621" office:value-type="float"/>
          <table:table-cell office:value="0.0" office:value-type="float"/>
        </table:table-row>
        <table:table-row>
          <table:table-cell office:value-type="string">
            <text:p>2020-03-25</text:p>
          </table:table-cell>
          <table:table-cell office:value-type="string">
            <text:p>PB</text:p>
          </table:table-cell>
          <table:table-cell office:value="5" office:value-type="float"/>
          <table:table-cell office:value="0" office:value-type="float"/>
          <table:table-cell office:value="4018127" office:value-type="float"/>
          <table:table-cell office:value="25" office:value-type="float"/>
          <table:table-cell office:value="0.0" office:value-type="float"/>
          <table:table-cell office:value="1.244360867638081" office:value-type="float"/>
          <table:table-cell office:value="0.0" office:value-type="float"/>
        </table:table-row>
        <table:table-row>
          <table:table-cell office:value-type="string">
            <text:p>2020-03-25</text:p>
          </table:table-cell>
          <table:table-cell office:value-type="string">
            <text:p>PE</text:p>
          </table:table-cell>
          <table:table-cell office:value="46" office:value-type="float"/>
          <table:table-cell office:value="1" office:value-type="float"/>
          <table:table-cell office:value="9557071" office:value-type="float"/>
          <table:table-cell office:value="26" office:value-type="float"/>
          <table:table-cell office:value="0.021739130434782608" office:value-type="float"/>
          <table:table-cell office:value="4.8131901499947" office:value-type="float"/>
          <table:table-cell office:value="0.10463456847814566" office:value-type="float"/>
        </table:table-row>
        <table:table-row>
          <table:table-cell office:value-type="string">
            <text:p>2020-03-25</text:p>
          </table:table-cell>
          <table:table-cell office:value-type="string">
            <text:p>PI</text:p>
          </table:table-cell>
          <table:table-cell office:value="8" office:value-type="float"/>
          <table:table-cell office:value="0" office:value-type="float"/>
          <table:table-cell office:value="3273227" office:value-type="float"/>
          <table:table-cell office:value="22" office:value-type="float"/>
          <table:table-cell office:value="0.0" office:value-type="float"/>
          <table:table-cell office:value="2.444071248342996" office:value-type="float"/>
          <table:table-cell office:value="0.0" office:value-type="float"/>
        </table:table-row>
        <table:table-row>
          <table:table-cell office:value-type="string">
            <text:p>2020-03-25</text:p>
          </table:table-cell>
          <table:table-cell office:value-type="string">
            <text:p>PR</text:p>
          </table:table-cell>
          <table:table-cell office:value="97" office:value-type="float"/>
          <table:table-cell office:value="0" office:value-type="float"/>
          <table:table-cell office:value="11433957" office:value-type="float"/>
          <table:table-cell office:value="41" office:value-type="float"/>
          <table:table-cell office:value="0.0" office:value-type="float"/>
          <table:table-cell office:value="8.483502255605824" office:value-type="float"/>
          <table:table-cell office:value="0.0" office:value-type="float"/>
        </table:table-row>
        <table:table-row>
          <table:table-cell office:value-type="string">
            <text:p>2020-03-25</text:p>
          </table:table-cell>
          <table:table-cell office:value-type="string">
            <text:p>RJ</text:p>
          </table:table-cell>
          <table:table-cell office:value="370" office:value-type="float"/>
          <table:table-cell office:value="8" office:value-type="float"/>
          <table:table-cell office:value="17264943" office:value-type="float"/>
          <table:table-cell office:value="33" office:value-type="float"/>
          <table:table-cell office:value="0.021621621621621623" office:value-type="float"/>
          <table:table-cell office:value="21.430710776166478" office:value-type="float"/>
          <table:table-cell office:value="0.4633667194846806" office:value-type="float"/>
        </table:table-row>
        <table:table-row>
          <table:table-cell office:value-type="string">
            <text:p>2020-03-25</text:p>
          </table:table-cell>
          <table:table-cell office:value-type="string">
            <text:p>RN</text:p>
          </table:table-cell>
          <table:table-cell office:value="14" office:value-type="float"/>
          <table:table-cell office:value="0" office:value-type="float"/>
          <table:table-cell office:value="3506853" office:value-type="float"/>
          <table:table-cell office:value="24" office:value-type="float"/>
          <table:table-cell office:value="0.0" office:value-type="float"/>
          <table:table-cell office:value="3.9921833050886364" office:value-type="float"/>
          <table:table-cell office:value="0.0" office:value-type="float"/>
        </table:table-row>
        <table:table-row>
          <table:table-cell office:value-type="string">
            <text:p>2020-03-25</text:p>
          </table:table-cell>
          <table:table-cell office:value-type="string">
            <text:p>RO</text:p>
          </table:table-cell>
          <table:table-cell office:value="5" office:value-type="float"/>
          <table:table-cell office:value="0" office:value-type="float"/>
          <table:table-cell office:value="1777225" office:value-type="float"/>
          <table:table-cell office:value="11" office:value-type="float"/>
          <table:table-cell office:value="0.0" office:value-type="float"/>
          <table:table-cell office:value="2.8133747837218137" office:value-type="float"/>
          <table:table-cell office:value="0.0" office:value-type="float"/>
        </table:table-row>
        <table:table-row>
          <table:table-cell office:value-type="string">
            <text:p>2020-03-25</text:p>
          </table:table-cell>
          <table:table-cell office:value-type="string">
            <text:p>RR</text:p>
          </table:table-cell>
          <table:table-cell office:value="8" office:value-type="float"/>
          <table:table-cell office:value="0" office:value-type="float"/>
          <table:table-cell office:value="605761" office:value-type="float"/>
          <table:table-cell office:value="14" office:value-type="float"/>
          <table:table-cell office:value="0.0" office:value-type="float"/>
          <table:table-cell office:value="13.20652864743686" office:value-type="float"/>
          <table:table-cell office:value="0.0" office:value-type="float"/>
        </table:table-row>
        <table:table-row>
          <table:table-cell office:value-type="string">
            <text:p>2020-03-25</text:p>
          </table:table-cell>
          <table:table-cell office:value-type="string">
            <text:p>RS</text:p>
          </table:table-cell>
          <table:table-cell office:value="162" office:value-type="float"/>
          <table:table-cell office:value="1" office:value-type="float"/>
          <table:table-cell office:value="11377239" office:value-type="float"/>
          <table:table-cell office:value="43" office:value-type="float"/>
          <table:table-cell office:value="0.006172839506172839" office:value-type="float"/>
          <table:table-cell office:value="14.238955514602445" office:value-type="float"/>
          <table:table-cell office:value="0.08789478712717558" office:value-type="float"/>
        </table:table-row>
        <table:table-row>
          <table:table-cell office:value-type="string">
            <text:p>2020-03-25</text:p>
          </table:table-cell>
          <table:table-cell office:value-type="string">
            <text:p>SC</text:p>
          </table:table-cell>
          <table:table-cell office:value="122" office:value-type="float"/>
          <table:table-cell office:value="0" office:value-type="float"/>
          <table:table-cell office:value="7164788" office:value-type="float"/>
          <table:table-cell office:value="42" office:value-type="float"/>
          <table:table-cell office:value="0.0" office:value-type="float"/>
          <table:table-cell office:value="17.027719452410874" office:value-type="float"/>
          <table:table-cell office:value="0.0" office:value-type="float"/>
        </table:table-row>
        <table:table-row>
          <table:table-cell office:value-type="string">
            <text:p>2020-03-25</text:p>
          </table:table-cell>
          <table:table-cell office:value-type="string">
            <text:p>SE</text:p>
          </table:table-cell>
          <table:table-cell office:value="16" office:value-type="float"/>
          <table:table-cell office:value="0" office:value-type="float"/>
          <table:table-cell office:value="2298696" office:value-type="float"/>
          <table:table-cell office:value="28" office:value-type="float"/>
          <table:table-cell office:value="0.0" office:value-type="float"/>
          <table:table-cell office:value="6.960468021869791" office:value-type="float"/>
          <table:table-cell office:value="0.0" office:value-type="float"/>
        </table:table-row>
        <table:table-row>
          <table:table-cell office:value-type="string">
            <text:p>2020-03-25</text:p>
          </table:table-cell>
          <table:table-cell office:value-type="string">
            <text:p>SP</text:p>
          </table:table-cell>
          <table:table-cell office:value="862" office:value-type="float"/>
          <table:table-cell office:value="48" office:value-type="float"/>
          <table:table-cell office:value="45919049" office:value-type="float"/>
          <table:table-cell office:value="35" office:value-type="float"/>
          <table:table-cell office:value="0.05568445475638051" office:value-type="float"/>
          <table:table-cell office:value="18.77216577372933" office:value-type="float"/>
          <table:table-cell office:value="1.0453178157065055" office:value-type="float"/>
        </table:table-row>
        <table:table-row>
          <table:table-cell office:value-type="string">
            <text:p>2020-03-25</text:p>
          </table:table-cell>
          <table:table-cell office:value-type="string">
            <text:p>TO</text:p>
          </table:table-cell>
          <table:table-cell office:value="7" office:value-type="float"/>
          <table:table-cell office:value="0" office:value-type="float"/>
          <table:table-cell office:value="1572866" office:value-type="float"/>
          <table:table-cell office:value="17" office:value-type="float"/>
          <table:table-cell office:value="0.0" office:value-type="float"/>
          <table:table-cell office:value="4.450474484158218" office:value-type="float"/>
          <table:table-cell office:value="0.0" office:value-type="float"/>
        </table:table-row>
      </table:table>
      <table:table table:name="2020-03-26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_population</text:p>
          </table:table-cell>
          <table:table-cell office:value-type="string">
            <text:p>city_ibge_code</text:p>
          </table:table-cell>
          <table:table-cell office:value-type="string">
            <text:p>μ_confirmed</text:p>
          </table:table-cell>
          <table:table-cell office:value-type="string">
            <text:p>confirmed_per_1mi</text:p>
          </table:table-cell>
          <table:table-cell office:value-type="string">
            <text:p>deaths_per_1mi</text:p>
          </table:table-cell>
        </table:table-row>
        <table:table-row>
          <table:table-cell office:value-type="string">
            <text:p>2020-03-26</text:p>
          </table:table-cell>
          <table:table-cell office:value-type="string">
            <text:p>AC</text:p>
          </table:table-cell>
          <table:table-cell office:value="23" office:value-type="float"/>
          <table:table-cell office:value="0" office:value-type="float"/>
          <table:table-cell office:value="881935" office:value-type="float"/>
          <table:table-cell office:value="12" office:value-type="float"/>
          <table:table-cell office:value="0.0" office:value-type="float"/>
          <table:table-cell office:value="26.079019428869476" office:value-type="float"/>
          <table:table-cell office:value="0.0" office:value-type="float"/>
        </table:table-row>
        <table:table-row>
          <table:table-cell office:value-type="string">
            <text:p>2020-03-26</text:p>
          </table:table-cell>
          <table:table-cell office:value-type="string">
            <text:p>AL</text:p>
          </table:table-cell>
          <table:table-cell office:value="11" office:value-type="float"/>
          <table:table-cell office:value="0" office:value-type="float"/>
          <table:table-cell office:value="3337357" office:value-type="float"/>
          <table:table-cell office:value="27" office:value-type="float"/>
          <table:table-cell office:value="0.0" office:value-type="float"/>
          <table:table-cell office:value="3.296021372601133" office:value-type="float"/>
          <table:table-cell office:value="0.0" office:value-type="float"/>
        </table:table-row>
        <table:table-row>
          <table:table-cell office:value-type="string">
            <text:p>2020-03-26</text:p>
          </table:table-cell>
          <table:table-cell office:value-type="string">
            <text:p>AM</text:p>
          </table:table-cell>
          <table:table-cell office:value="67" office:value-type="float"/>
          <table:table-cell office:value="1" office:value-type="float"/>
          <table:table-cell office:value="4144597" office:value-type="float"/>
          <table:table-cell office:value="13" office:value-type="float"/>
          <table:table-cell office:value="0.014925373134328358" office:value-type="float"/>
          <table:table-cell office:value="16.165624788127772" office:value-type="float"/>
          <table:table-cell office:value="0.2412779819123548" office:value-type="float"/>
        </table:table-row>
        <table:table-row>
          <table:table-cell office:value-type="string">
            <text:p>2020-03-26</text:p>
          </table:table-cell>
          <table:table-cell office:value-type="string">
            <text:p>AP</text:p>
          </table:table-cell>
          <table:table-cell office:value="2" office:value-type="float"/>
          <table:table-cell office:value="0" office:value-type="float"/>
          <table:table-cell office:value="845731" office:value-type="float"/>
          <table:table-cell office:value="16" office:value-type="float"/>
          <table:table-cell office:value="0.0" office:value-type="float"/>
          <table:table-cell office:value="2.36481812774984" office:value-type="float"/>
          <table:table-cell office:value="0.0" office:value-type="float"/>
        </table:table-row>
        <table:table-row>
          <table:table-cell office:value-type="string">
            <text:p>2020-03-26</text:p>
          </table:table-cell>
          <table:table-cell office:value-type="string">
            <text:p>BA</text:p>
          </table:table-cell>
          <table:table-cell office:value="108" office:value-type="float"/>
          <table:table-cell office:value="0" office:value-type="float"/>
          <table:table-cell office:value="14873064" office:value-type="float"/>
          <table:table-cell office:value="29" office:value-type="float"/>
          <table:table-cell office:value="0.0" office:value-type="float"/>
          <table:table-cell office:value="7.261449288458652" office:value-type="float"/>
          <table:table-cell office:value="0.0" office:value-type="float"/>
        </table:table-row>
        <table:table-row>
          <table:table-cell office:value-type="string">
            <text:p>2020-03-26</text:p>
          </table:table-cell>
          <table:table-cell office:value-type="string">
            <text:p>CE</text:p>
          </table:table-cell>
          <table:table-cell office:value="237" office:value-type="float"/>
          <table:table-cell office:value="3" office:value-type="float"/>
          <table:table-cell office:value="9132078" office:value-type="float"/>
          <table:table-cell office:value="23" office:value-type="float"/>
          <table:table-cell office:value="0.012658227848101266" office:value-type="float"/>
          <table:table-cell office:value="25.952472153654405" office:value-type="float"/>
          <table:table-cell office:value="0.3285123057424608" office:value-type="float"/>
        </table:table-row>
        <table:table-row>
          <table:table-cell office:value-type="string">
            <text:p>2020-03-26</text:p>
          </table:table-cell>
          <table:table-cell office:value-type="string">
            <text:p>DF</text:p>
          </table:table-cell>
          <table:table-cell office:value="201" office:value-type="float"/>
          <table:table-cell office:value="0" office:value-type="float"/>
          <table:table-cell office:value="3015268" office:value-type="float"/>
          <table:table-cell office:value="53" office:value-type="float"/>
          <table:table-cell office:value="0.0" office:value-type="float"/>
          <table:table-cell office:value="66.66074126744289" office:value-type="float"/>
          <table:table-cell office:value="0.0" office:value-type="float"/>
        </table:table-row>
        <table:table-row>
          <table:table-cell office:value-type="string">
            <text:p>2020-03-26</text:p>
          </table:table-cell>
          <table:table-cell office:value-type="string">
            <text:p>ES</text:p>
          </table:table-cell>
          <table:table-cell office:value="48" office:value-type="float"/>
          <table:table-cell office:value="0" office:value-type="float"/>
          <table:table-cell office:value="4018650" office:value-type="float"/>
          <table:table-cell office:value="32" office:value-type="float"/>
          <table:table-cell office:value="0.0" office:value-type="float"/>
          <table:table-cell office:value="11.944309656227837" office:value-type="float"/>
          <table:table-cell office:value="0.0" office:value-type="float"/>
        </table:table-row>
        <table:table-row>
          <table:table-cell office:value-type="string">
            <text:p>2020-03-26</text:p>
          </table:table-cell>
          <table:table-cell office:value-type="string">
            <text:p>GO</text:p>
          </table:table-cell>
          <table:table-cell office:value="38" office:value-type="float"/>
          <table:table-cell office:value="1" office:value-type="float"/>
          <table:table-cell office:value="7018354" office:value-type="float"/>
          <table:table-cell office:value="52" office:value-type="float"/>
          <table:table-cell office:value="0.02631578947368421" office:value-type="float"/>
          <table:table-cell office:value="5.414374937485342" office:value-type="float"/>
          <table:table-cell office:value="0.14248355098645638" office:value-type="float"/>
        </table:table-row>
        <table:table-row>
          <table:table-cell office:value-type="string">
            <text:p>2020-03-26</text:p>
          </table:table-cell>
          <table:table-cell office:value-type="string">
            <text:p>MA</text:p>
          </table:table-cell>
          <table:table-cell office:value="10" office:value-type="float"/>
          <table:table-cell office:value="0" office:value-type="float"/>
          <table:table-cell office:value="7075181" office:value-type="float"/>
          <table:table-cell office:value="21" office:value-type="float"/>
          <table:table-cell office:value="0.0" office:value-type="float"/>
          <table:table-cell office:value="1.4133914029902557" office:value-type="float"/>
          <table:table-cell office:value="0.0" office:value-type="float"/>
        </table:table-row>
        <table:table-row>
          <table:table-cell office:value-type="string">
            <text:p>2020-03-26</text:p>
          </table:table-cell>
          <table:table-cell office:value-type="string">
            <text:p>MG</text:p>
          </table:table-cell>
          <table:table-cell office:value="153" office:value-type="float"/>
          <table:table-cell office:value="0" office:value-type="float"/>
          <table:table-cell office:value="21168791" office:value-type="float"/>
          <table:table-cell office:value="31" office:value-type="float"/>
          <table:table-cell office:value="0.0" office:value-type="float"/>
          <table:table-cell office:value="7.227621076706742" office:value-type="float"/>
          <table:table-cell office:value="0.0" office:value-type="float"/>
        </table:table-row>
        <table:table-row>
          <table:table-cell office:value-type="string">
            <text:p>2020-03-26</text:p>
          </table:table-cell>
          <table:table-cell office:value-type="string">
            <text:p>MS</text:p>
          </table:table-cell>
          <table:table-cell office:value="25" office:value-type="float"/>
          <table:table-cell office:value="0" office:value-type="float"/>
          <table:table-cell office:value="2778986" office:value-type="float"/>
          <table:table-cell office:value="50" office:value-type="float"/>
          <table:table-cell office:value="0.0" office:value-type="float"/>
          <table:table-cell office:value="8.996087061971524" office:value-type="float"/>
          <table:table-cell office:value="0.0" office:value-type="float"/>
        </table:table-row>
        <table:table-row>
          <table:table-cell office:value-type="string">
            <text:p>2020-03-26</text:p>
          </table:table-cell>
          <table:table-cell office:value-type="string">
            <text:p>MT</text:p>
          </table:table-cell>
          <table:table-cell office:value="11" office:value-type="float"/>
          <table:table-cell office:value="0" office:value-type="float"/>
          <table:table-cell office:value="3484466" office:value-type="float"/>
          <table:table-cell office:value="51" office:value-type="float"/>
          <table:table-cell office:value="0.0" office:value-type="float"/>
          <table:table-cell office:value="3.15686822600651" office:value-type="float"/>
          <table:table-cell office:value="0.0" office:value-type="float"/>
        </table:table-row>
        <table:table-row>
          <table:table-cell office:value-type="string">
            <text:p>2020-03-26</text:p>
          </table:table-cell>
          <table:table-cell office:value-type="string">
            <text:p>PA</text:p>
          </table:table-cell>
          <table:table-cell office:value="13" office:value-type="float"/>
          <table:table-cell office:value="0" office:value-type="float"/>
          <table:table-cell office:value="8602865" office:value-type="float"/>
          <table:table-cell office:value="15" office:value-type="float"/>
          <table:table-cell office:value="0.0" office:value-type="float"/>
          <table:table-cell office:value="1.511124491666439" office:value-type="float"/>
          <table:table-cell office:value="0.0" office:value-type="float"/>
        </table:table-row>
        <table:table-row>
          <table:table-cell office:value-type="string">
            <text:p>2020-03-26</text:p>
          </table:table-cell>
          <table:table-cell office:value-type="string">
            <text:p>PB</text:p>
          </table:table-cell>
          <table:table-cell office:value="6" office:value-type="float"/>
          <table:table-cell office:value="0" office:value-type="float"/>
          <table:table-cell office:value="4018127" office:value-type="float"/>
          <table:table-cell office:value="25" office:value-type="float"/>
          <table:table-cell office:value="0.0" office:value-type="float"/>
          <table:table-cell office:value="1.4932330411656973" office:value-type="float"/>
          <table:table-cell office:value="0.0" office:value-type="float"/>
        </table:table-row>
        <table:table-row>
          <table:table-cell office:value-type="string">
            <text:p>2020-03-26</text:p>
          </table:table-cell>
          <table:table-cell office:value-type="string">
            <text:p>PE</text:p>
          </table:table-cell>
          <table:table-cell office:value="48" office:value-type="float"/>
          <table:table-cell office:value="3" office:value-type="float"/>
          <table:table-cell office:value="9557071" office:value-type="float"/>
          <table:table-cell office:value="26" office:value-type="float"/>
          <table:table-cell office:value="0.0625" office:value-type="float"/>
          <table:table-cell office:value="5.022459286950991" office:value-type="float"/>
          <table:table-cell office:value="0.31390370543443696" office:value-type="float"/>
        </table:table-row>
        <table:table-row>
          <table:table-cell office:value-type="string">
            <text:p>2020-03-26</text:p>
          </table:table-cell>
          <table:table-cell office:value-type="string">
            <text:p>PI</text:p>
          </table:table-cell>
          <table:table-cell office:value="9" office:value-type="float"/>
          <table:table-cell office:value="0" office:value-type="float"/>
          <table:table-cell office:value="3273227" office:value-type="float"/>
          <table:table-cell office:value="22" office:value-type="float"/>
          <table:table-cell office:value="0.0" office:value-type="float"/>
          <table:table-cell office:value="2.7495801543858707" office:value-type="float"/>
          <table:table-cell office:value="0.0" office:value-type="float"/>
        </table:table-row>
        <table:table-row>
          <table:table-cell office:value-type="string">
            <text:p>2020-03-26</text:p>
          </table:table-cell>
          <table:table-cell office:value-type="string">
            <text:p>PR</text:p>
          </table:table-cell>
          <table:table-cell office:value="106" office:value-type="float"/>
          <table:table-cell office:value="0" office:value-type="float"/>
          <table:table-cell office:value="11433957" office:value-type="float"/>
          <table:table-cell office:value="41" office:value-type="float"/>
          <table:table-cell office:value="0.0" office:value-type="float"/>
          <table:table-cell office:value="9.27063133086822" office:value-type="float"/>
          <table:table-cell office:value="0.0" office:value-type="float"/>
        </table:table-row>
        <table:table-row>
          <table:table-cell office:value-type="string">
            <text:p>2020-03-26</text:p>
          </table:table-cell>
          <table:table-cell office:value-type="string">
            <text:p>RJ</text:p>
          </table:table-cell>
          <table:table-cell office:value="421" office:value-type="float"/>
          <table:table-cell office:value="9" office:value-type="float"/>
          <table:table-cell office:value="17264943" office:value-type="float"/>
          <table:table-cell office:value="33" office:value-type="float"/>
          <table:table-cell office:value="0.021377672209026127" office:value-type="float"/>
          <table:table-cell office:value="24.38467361288132" office:value-type="float"/>
          <table:table-cell office:value="0.5212875594202657" office:value-type="float"/>
        </table:table-row>
        <table:table-row>
          <table:table-cell office:value-type="string">
            <text:p>2020-03-26</text:p>
          </table:table-cell>
          <table:table-cell office:value-type="string">
            <text:p>RN</text:p>
          </table:table-cell>
          <table:table-cell office:value="19" office:value-type="float"/>
          <table:table-cell office:value="0" office:value-type="float"/>
          <table:table-cell office:value="3506853" office:value-type="float"/>
          <table:table-cell office:value="24" office:value-type="float"/>
          <table:table-cell office:value="0.0" office:value-type="float"/>
          <table:table-cell office:value="5.417963056906006" office:value-type="float"/>
          <table:table-cell office:value="0.0" office:value-type="float"/>
        </table:table-row>
        <table:table-row>
          <table:table-cell office:value-type="string">
            <text:p>2020-03-26</text:p>
          </table:table-cell>
          <table:table-cell office:value-type="string">
            <text:p>RO</text:p>
          </table:table-cell>
          <table:table-cell office:value="6" office:value-type="float"/>
          <table:table-cell office:value="0" office:value-type="float"/>
          <table:table-cell office:value="1777225" office:value-type="float"/>
          <table:table-cell office:value="11" office:value-type="float"/>
          <table:table-cell office:value="0.0" office:value-type="float"/>
          <table:table-cell office:value="3.376049740466176" office:value-type="float"/>
          <table:table-cell office:value="0.0" office:value-type="float"/>
        </table:table-row>
        <table:table-row>
          <table:table-cell office:value-type="string">
            <text:p>2020-03-26</text:p>
          </table:table-cell>
          <table:table-cell office:value-type="string">
            <text:p>RR</text:p>
          </table:table-cell>
          <table:table-cell office:value="10" office:value-type="float"/>
          <table:table-cell office:value="0" office:value-type="float"/>
          <table:table-cell office:value="605761" office:value-type="float"/>
          <table:table-cell office:value="14" office:value-type="float"/>
          <table:table-cell office:value="0.0" office:value-type="float"/>
          <table:table-cell office:value="16.508160809296076" office:value-type="float"/>
          <table:table-cell office:value="0.0" office:value-type="float"/>
        </table:table-row>
        <table:table-row>
          <table:table-cell office:value-type="string">
            <text:p>2020-03-26</text:p>
          </table:table-cell>
          <table:table-cell office:value-type="string">
            <text:p>RS</text:p>
          </table:table-cell>
          <table:table-cell office:value="190" office:value-type="float"/>
          <table:table-cell office:value="1" office:value-type="float"/>
          <table:table-cell office:value="11377239" office:value-type="float"/>
          <table:table-cell office:value="43" office:value-type="float"/>
          <table:table-cell office:value="0.005263157894736842" office:value-type="float"/>
          <table:table-cell office:value="16.700009554163362" office:value-type="float"/>
          <table:table-cell office:value="0.08789478712717558" office:value-type="float"/>
        </table:table-row>
        <table:table-row>
          <table:table-cell office:value-type="string">
            <text:p>2020-03-26</text:p>
          </table:table-cell>
          <table:table-cell office:value-type="string">
            <text:p>SC</text:p>
          </table:table-cell>
          <table:table-cell office:value="149" office:value-type="float"/>
          <table:table-cell office:value="1" office:value-type="float"/>
          <table:table-cell office:value="7164788" office:value-type="float"/>
          <table:table-cell office:value="42" office:value-type="float"/>
          <table:table-cell office:value="0.006711409395973154" office:value-type="float"/>
          <table:table-cell office:value="20.79614916728869" office:value-type="float"/>
          <table:table-cell office:value="0.1395714709214006" office:value-type="float"/>
        </table:table-row>
        <table:table-row>
          <table:table-cell office:value-type="string">
            <text:p>2020-03-26</text:p>
          </table:table-cell>
          <table:table-cell office:value-type="string">
            <text:p>SP</text:p>
          </table:table-cell>
          <table:table-cell office:value="1052" office:value-type="float"/>
          <table:table-cell office:value="58" office:value-type="float"/>
          <table:table-cell office:value="45919049" office:value-type="float"/>
          <table:table-cell office:value="35" office:value-type="float"/>
          <table:table-cell office:value="0.055133079847908745" office:value-type="float"/>
          <table:table-cell office:value="22.90988212756758" office:value-type="float"/>
          <table:table-cell office:value="1.263092360645361" office:value-type="float"/>
        </table:table-row>
        <table:table-row>
          <table:table-cell office:value-type="string">
            <text:p>2020-03-26</text:p>
          </table:table-cell>
          <table:table-cell office:value-type="string">
            <text:p>TO</text:p>
          </table:table-cell>
          <table:table-cell office:value="8" office:value-type="float"/>
          <table:table-cell office:value="0" office:value-type="float"/>
          <table:table-cell office:value="1572866" office:value-type="float"/>
          <table:table-cell office:value="17" office:value-type="float"/>
          <table:table-cell office:value="0.0" office:value-type="float"/>
          <table:table-cell office:value="5.086256553323678" office:value-type="float"/>
          <table:table-cell office:value="0.0" office:value-type="float"/>
        </table:table-row>
      </table:table>
      <table:table table:name="2020-03-27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_population</text:p>
          </table:table-cell>
          <table:table-cell office:value-type="string">
            <text:p>city_ibge_code</text:p>
          </table:table-cell>
          <table:table-cell office:value-type="string">
            <text:p>μ_confirmed</text:p>
          </table:table-cell>
          <table:table-cell office:value-type="string">
            <text:p>confirmed_per_1mi</text:p>
          </table:table-cell>
          <table:table-cell office:value-type="string">
            <text:p>deaths_per_1mi</text:p>
          </table:table-cell>
        </table:table-row>
        <table:table-row>
          <table:table-cell office:value-type="string">
            <text:p>2020-03-27</text:p>
          </table:table-cell>
          <table:table-cell office:value-type="string">
            <text:p>AC</text:p>
          </table:table-cell>
          <table:table-cell office:value="25" office:value-type="float"/>
          <table:table-cell office:value="0" office:value-type="float"/>
          <table:table-cell office:value="881935" office:value-type="float"/>
          <table:table-cell office:value="12" office:value-type="float"/>
          <table:table-cell office:value="0.0" office:value-type="float"/>
          <table:table-cell office:value="28.34676024877117" office:value-type="float"/>
          <table:table-cell office:value="0.0" office:value-type="float"/>
        </table:table-row>
        <table:table-row>
          <table:table-cell office:value-type="string">
            <text:p>2020-03-27</text:p>
          </table:table-cell>
          <table:table-cell office:value-type="string">
            <text:p>AL</text:p>
          </table:table-cell>
          <table:table-cell office:value="12" office:value-type="float"/>
          <table:table-cell office:value="0" office:value-type="float"/>
          <table:table-cell office:value="3337357" office:value-type="float"/>
          <table:table-cell office:value="27" office:value-type="float"/>
          <table:table-cell office:value="0.0" office:value-type="float"/>
          <table:table-cell office:value="3.595659679201236" office:value-type="float"/>
          <table:table-cell office:value="0.0" office:value-type="float"/>
        </table:table-row>
        <table:table-row>
          <table:table-cell office:value-type="string">
            <text:p>2020-03-27</text:p>
          </table:table-cell>
          <table:table-cell office:value-type="string">
            <text:p>AM</text:p>
          </table:table-cell>
          <table:table-cell office:value="81" office:value-type="float"/>
          <table:table-cell office:value="1" office:value-type="float"/>
          <table:table-cell office:value="4144597" office:value-type="float"/>
          <table:table-cell office:value="13" office:value-type="float"/>
          <table:table-cell office:value="0.012345679012345678" office:value-type="float"/>
          <table:table-cell office:value="19.54351653490074" office:value-type="float"/>
          <table:table-cell office:value="0.2412779819123548" office:value-type="float"/>
        </table:table-row>
        <table:table-row>
          <table:table-cell office:value-type="string">
            <text:p>2020-03-27</text:p>
          </table:table-cell>
          <table:table-cell office:value-type="string">
            <text:p>AP</text:p>
          </table:table-cell>
          <table:table-cell office:value="3" office:value-type="float"/>
          <table:table-cell office:value="0" office:value-type="float"/>
          <table:table-cell office:value="845731" office:value-type="float"/>
          <table:table-cell office:value="16" office:value-type="float"/>
          <table:table-cell office:value="0.0" office:value-type="float"/>
          <table:table-cell office:value="3.54722719162476" office:value-type="float"/>
          <table:table-cell office:value="0.0" office:value-type="float"/>
        </table:table-row>
        <table:table-row>
          <table:table-cell office:value-type="string">
            <text:p>2020-03-27</text:p>
          </table:table-cell>
          <table:table-cell office:value-type="string">
            <text:p>BA</text:p>
          </table:table-cell>
          <table:table-cell office:value="123" office:value-type="float"/>
          <table:table-cell office:value="0" office:value-type="float"/>
          <table:table-cell office:value="14873064" office:value-type="float"/>
          <table:table-cell office:value="29" office:value-type="float"/>
          <table:table-cell office:value="0.0" office:value-type="float"/>
          <table:table-cell office:value="8.269983911855688" office:value-type="float"/>
          <table:table-cell office:value="0.0" office:value-type="float"/>
        </table:table-row>
        <table:table-row>
          <table:table-cell office:value-type="string">
            <text:p>2020-03-27</text:p>
          </table:table-cell>
          <table:table-cell office:value-type="string">
            <text:p>CE</text:p>
          </table:table-cell>
          <table:table-cell office:value="282" office:value-type="float"/>
          <table:table-cell office:value="3" office:value-type="float"/>
          <table:table-cell office:value="9132078" office:value-type="float"/>
          <table:table-cell office:value="23" office:value-type="float"/>
          <table:table-cell office:value="0.010638297872340425" office:value-type="float"/>
          <table:table-cell office:value="30.880156739791317" office:value-type="float"/>
          <table:table-cell office:value="0.3285123057424608" office:value-type="float"/>
        </table:table-row>
        <table:table-row>
          <table:table-cell office:value-type="string">
            <text:p>2020-03-27</text:p>
          </table:table-cell>
          <table:table-cell office:value-type="string">
            <text:p>DF</text:p>
          </table:table-cell>
          <table:table-cell office:value="241" office:value-type="float"/>
          <table:table-cell office:value="0" office:value-type="float"/>
          <table:table-cell office:value="3015268" office:value-type="float"/>
          <table:table-cell office:value="53" office:value-type="float"/>
          <table:table-cell office:value="0.0" office:value-type="float"/>
          <table:table-cell office:value="79.92656042514297" office:value-type="float"/>
          <table:table-cell office:value="0.0" office:value-type="float"/>
        </table:table-row>
        <table:table-row>
          <table:table-cell office:value-type="string">
            <text:p>2020-03-27</text:p>
          </table:table-cell>
          <table:table-cell office:value-type="string">
            <text:p>ES</text:p>
          </table:table-cell>
          <table:table-cell office:value="54" office:value-type="float"/>
          <table:table-cell office:value="0" office:value-type="float"/>
          <table:table-cell office:value="4018650" office:value-type="float"/>
          <table:table-cell office:value="32" office:value-type="float"/>
          <table:table-cell office:value="0.0" office:value-type="float"/>
          <table:table-cell office:value="13.437348363256318" office:value-type="float"/>
          <table:table-cell office:value="0.0" office:value-type="float"/>
        </table:table-row>
        <table:table-row>
          <table:table-cell office:value-type="string">
            <text:p>2020-03-27</text:p>
          </table:table-cell>
          <table:table-cell office:value-type="string">
            <text:p>GO</text:p>
          </table:table-cell>
          <table:table-cell office:value="49" office:value-type="float"/>
          <table:table-cell office:value="1" office:value-type="float"/>
          <table:table-cell office:value="7018354" office:value-type="float"/>
          <table:table-cell office:value="52" office:value-type="float"/>
          <table:table-cell office:value="0.02040816326530612" office:value-type="float"/>
          <table:table-cell office:value="6.981693998336362" office:value-type="float"/>
          <table:table-cell office:value="0.14248355098645638" office:value-type="float"/>
        </table:table-row>
        <table:table-row>
          <table:table-cell office:value-type="string">
            <text:p>2020-03-27</text:p>
          </table:table-cell>
          <table:table-cell office:value-type="string">
            <text:p>MA</text:p>
          </table:table-cell>
          <table:table-cell office:value="13" office:value-type="float"/>
          <table:table-cell office:value="0" office:value-type="float"/>
          <table:table-cell office:value="7075181" office:value-type="float"/>
          <table:table-cell office:value="21" office:value-type="float"/>
          <table:table-cell office:value="0.0" office:value-type="float"/>
          <table:table-cell office:value="1.8374088238873323" office:value-type="float"/>
          <table:table-cell office:value="0.0" office:value-type="float"/>
        </table:table-row>
        <table:table-row>
          <table:table-cell office:value-type="string">
            <text:p>2020-03-27</text:p>
          </table:table-cell>
          <table:table-cell office:value-type="string">
            <text:p>MG</text:p>
          </table:table-cell>
          <table:table-cell office:value="189" office:value-type="float"/>
          <table:table-cell office:value="0" office:value-type="float"/>
          <table:table-cell office:value="21168791" office:value-type="float"/>
          <table:table-cell office:value="31" office:value-type="float"/>
          <table:table-cell office:value="0.0" office:value-type="float"/>
          <table:table-cell office:value="8.92823780063774" office:value-type="float"/>
          <table:table-cell office:value="0.0" office:value-type="float"/>
        </table:table-row>
        <table:table-row>
          <table:table-cell office:value-type="string">
            <text:p>2020-03-27</text:p>
          </table:table-cell>
          <table:table-cell office:value-type="string">
            <text:p>MS</text:p>
          </table:table-cell>
          <table:table-cell office:value="28" office:value-type="float"/>
          <table:table-cell office:value="0" office:value-type="float"/>
          <table:table-cell office:value="2778986" office:value-type="float"/>
          <table:table-cell office:value="50" office:value-type="float"/>
          <table:table-cell office:value="0.0" office:value-type="float"/>
          <table:table-cell office:value="10.075617509408108" office:value-type="float"/>
          <table:table-cell office:value="0.0" office:value-type="float"/>
        </table:table-row>
        <table:table-row>
          <table:table-cell office:value-type="string">
            <text:p>2020-03-27</text:p>
          </table:table-cell>
          <table:table-cell office:value-type="string">
            <text:p>MT</text:p>
          </table:table-cell>
          <table:table-cell office:value="11" office:value-type="float"/>
          <table:table-cell office:value="0" office:value-type="float"/>
          <table:table-cell office:value="3484466" office:value-type="float"/>
          <table:table-cell office:value="51" office:value-type="float"/>
          <table:table-cell office:value="0.0" office:value-type="float"/>
          <table:table-cell office:value="3.15686822600651" office:value-type="float"/>
          <table:table-cell office:value="0.0" office:value-type="float"/>
        </table:table-row>
        <table:table-row>
          <table:table-cell office:value-type="string">
            <text:p>2020-03-27</text:p>
          </table:table-cell>
          <table:table-cell office:value-type="string">
            <text:p>PA</text:p>
          </table:table-cell>
          <table:table-cell office:value="16" office:value-type="float"/>
          <table:table-cell office:value="0" office:value-type="float"/>
          <table:table-cell office:value="8602865" office:value-type="float"/>
          <table:table-cell office:value="15" office:value-type="float"/>
          <table:table-cell office:value="0.0" office:value-type="float"/>
          <table:table-cell office:value="1.859845528204848" office:value-type="float"/>
          <table:table-cell office:value="0.0" office:value-type="float"/>
        </table:table-row>
        <table:table-row>
          <table:table-cell office:value-type="string">
            <text:p>2020-03-27</text:p>
          </table:table-cell>
          <table:table-cell office:value-type="string">
            <text:p>PB</text:p>
          </table:table-cell>
          <table:table-cell office:value="10" office:value-type="float"/>
          <table:table-cell office:value="0" office:value-type="float"/>
          <table:table-cell office:value="4018127" office:value-type="float"/>
          <table:table-cell office:value="25" office:value-type="float"/>
          <table:table-cell office:value="0.0" office:value-type="float"/>
          <table:table-cell office:value="2.488721735276162" office:value-type="float"/>
          <table:table-cell office:value="0.0" office:value-type="float"/>
        </table:table-row>
        <table:table-row>
          <table:table-cell office:value-type="string">
            <text:p>2020-03-27</text:p>
          </table:table-cell>
          <table:table-cell office:value-type="string">
            <text:p>PE</text:p>
          </table:table-cell>
          <table:table-cell office:value="57" office:value-type="float"/>
          <table:table-cell office:value="4" office:value-type="float"/>
          <table:table-cell office:value="9557071" office:value-type="float"/>
          <table:table-cell office:value="26" office:value-type="float"/>
          <table:table-cell office:value="0.07017543859649122" office:value-type="float"/>
          <table:table-cell office:value="5.964170403254302" office:value-type="float"/>
          <table:table-cell office:value="0.41853827391258264" office:value-type="float"/>
        </table:table-row>
        <table:table-row>
          <table:table-cell office:value-type="string">
            <text:p>2020-03-27</text:p>
          </table:table-cell>
          <table:table-cell office:value-type="string">
            <text:p>PI</text:p>
          </table:table-cell>
          <table:table-cell office:value="10" office:value-type="float"/>
          <table:table-cell office:value="1" office:value-type="float"/>
          <table:table-cell office:value="3273227" office:value-type="float"/>
          <table:table-cell office:value="22" office:value-type="float"/>
          <table:table-cell office:value="0.1" office:value-type="float"/>
          <table:table-cell office:value="3.0550890604287453" office:value-type="float"/>
          <table:table-cell office:value="0.3055089060428745" office:value-type="float"/>
        </table:table-row>
        <table:table-row>
          <table:table-cell office:value-type="string">
            <text:p>2020-03-27</text:p>
          </table:table-cell>
          <table:table-cell office:value-type="string">
            <text:p>PR</text:p>
          </table:table-cell>
          <table:table-cell office:value="125" office:value-type="float"/>
          <table:table-cell office:value="2" office:value-type="float"/>
          <table:table-cell office:value="11433957" office:value-type="float"/>
          <table:table-cell office:value="41" office:value-type="float"/>
          <table:table-cell office:value="0.016" office:value-type="float"/>
          <table:table-cell office:value="10.932348267533278" office:value-type="float"/>
          <table:table-cell office:value="0.17491757228053245" office:value-type="float"/>
        </table:table-row>
        <table:table-row>
          <table:table-cell office:value-type="string">
            <text:p>2020-03-27</text:p>
          </table:table-cell>
          <table:table-cell office:value-type="string">
            <text:p>RJ</text:p>
          </table:table-cell>
          <table:table-cell office:value="493" office:value-type="float"/>
          <table:table-cell office:value="10" office:value-type="float"/>
          <table:table-cell office:value="17264943" office:value-type="float"/>
          <table:table-cell office:value="33" office:value-type="float"/>
          <table:table-cell office:value="0.02028397565922921" office:value-type="float"/>
          <table:table-cell office:value="28.55497408824344" office:value-type="float"/>
          <table:table-cell office:value="0.5792083993558508" office:value-type="float"/>
        </table:table-row>
        <table:table-row>
          <table:table-cell office:value-type="string">
            <text:p>2020-03-27</text:p>
          </table:table-cell>
          <table:table-cell office:value-type="string">
            <text:p>RN</text:p>
          </table:table-cell>
          <table:table-cell office:value="28" office:value-type="float"/>
          <table:table-cell office:value="0" office:value-type="float"/>
          <table:table-cell office:value="3506853" office:value-type="float"/>
          <table:table-cell office:value="24" office:value-type="float"/>
          <table:table-cell office:value="0.0" office:value-type="float"/>
          <table:table-cell office:value="7.984366610177273" office:value-type="float"/>
          <table:table-cell office:value="0.0" office:value-type="float"/>
        </table:table-row>
        <table:table-row>
          <table:table-cell office:value-type="string">
            <text:p>2020-03-27</text:p>
          </table:table-cell>
          <table:table-cell office:value-type="string">
            <text:p>RO</text:p>
          </table:table-cell>
          <table:table-cell office:value="6" office:value-type="float"/>
          <table:table-cell office:value="0" office:value-type="float"/>
          <table:table-cell office:value="1777225" office:value-type="float"/>
          <table:table-cell office:value="11" office:value-type="float"/>
          <table:table-cell office:value="0.0" office:value-type="float"/>
          <table:table-cell office:value="3.376049740466176" office:value-type="float"/>
          <table:table-cell office:value="0.0" office:value-type="float"/>
        </table:table-row>
        <table:table-row>
          <table:table-cell office:value-type="string">
            <text:p>2020-03-27</text:p>
          </table:table-cell>
          <table:table-cell office:value-type="string">
            <text:p>RR</text:p>
          </table:table-cell>
          <table:table-cell office:value="12" office:value-type="float"/>
          <table:table-cell office:value="0" office:value-type="float"/>
          <table:table-cell office:value="605761" office:value-type="float"/>
          <table:table-cell office:value="14" office:value-type="float"/>
          <table:table-cell office:value="0.0" office:value-type="float"/>
          <table:table-cell office:value="19.80979297115529" office:value-type="float"/>
          <table:table-cell office:value="0.0" office:value-type="float"/>
        </table:table-row>
        <table:table-row>
          <table:table-cell office:value-type="string">
            <text:p>2020-03-27</text:p>
          </table:table-cell>
          <table:table-cell office:value-type="string">
            <text:p>RS</text:p>
          </table:table-cell>
          <table:table-cell office:value="197" office:value-type="float"/>
          <table:table-cell office:value="2" office:value-type="float"/>
          <table:table-cell office:value="11377239" office:value-type="float"/>
          <table:table-cell office:value="43" office:value-type="float"/>
          <table:table-cell office:value="0.01015228426395939" office:value-type="float"/>
          <table:table-cell office:value="17.31527306405359" office:value-type="float"/>
          <table:table-cell office:value="0.17578957425435116" office:value-type="float"/>
        </table:table-row>
        <table:table-row>
          <table:table-cell office:value-type="string">
            <text:p>2020-03-27</text:p>
          </table:table-cell>
          <table:table-cell office:value-type="string">
            <text:p>SC</text:p>
          </table:table-cell>
          <table:table-cell office:value="163" office:value-type="float"/>
          <table:table-cell office:value="1" office:value-type="float"/>
          <table:table-cell office:value="7164788" office:value-type="float"/>
          <table:table-cell office:value="42" office:value-type="float"/>
          <table:table-cell office:value="0.006134969325153374" office:value-type="float"/>
          <table:table-cell office:value="22.7501497601883" office:value-type="float"/>
          <table:table-cell office:value="0.1395714709214006" office:value-type="float"/>
        </table:table-row>
        <table:table-row>
          <table:table-cell office:value-type="string">
            <text:p>2020-03-27</text:p>
          </table:table-cell>
          <table:table-cell office:value-type="string">
            <text:p>SE</text:p>
          </table:table-cell>
          <table:table-cell office:value="16" office:value-type="float"/>
          <table:table-cell office:value="0" office:value-type="float"/>
          <table:table-cell office:value="2298696" office:value-type="float"/>
          <table:table-cell office:value="28" office:value-type="float"/>
          <table:table-cell office:value="0.0" office:value-type="float"/>
          <table:table-cell office:value="6.960468021869791" office:value-type="float"/>
          <table:table-cell office:value="0.0" office:value-type="float"/>
        </table:table-row>
        <table:table-row>
          <table:table-cell office:value-type="string">
            <text:p>2020-03-27</text:p>
          </table:table-cell>
          <table:table-cell office:value-type="string">
            <text:p>SP</text:p>
          </table:table-cell>
          <table:table-cell office:value="1223" office:value-type="float"/>
          <table:table-cell office:value="68" office:value-type="float"/>
          <table:table-cell office:value="45919049" office:value-type="float"/>
          <table:table-cell office:value="35" office:value-type="float"/>
          <table:table-cell office:value="0.05560098119378577" office:value-type="float"/>
          <table:table-cell office:value="26.633826846022007" office:value-type="float"/>
          <table:table-cell office:value="1.4808669055842163" office:value-type="float"/>
        </table:table-row>
        <table:table-row>
          <table:table-cell office:value-type="string">
            <text:p>2020-03-27</text:p>
          </table:table-cell>
          <table:table-cell office:value-type="string">
            <text:p>TO</text:p>
          </table:table-cell>
          <table:table-cell office:value="9" office:value-type="float"/>
          <table:table-cell office:value="0" office:value-type="float"/>
          <table:table-cell office:value="1572866" office:value-type="float"/>
          <table:table-cell office:value="17" office:value-type="float"/>
          <table:table-cell office:value="0.0" office:value-type="float"/>
          <table:table-cell office:value="5.722038622489138" office:value-type="float"/>
          <table:table-cell office:value="0.0" office:value-type="float"/>
        </table:table-row>
      </table:table>
      <table:table table:name="2020-03-28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_population</text:p>
          </table:table-cell>
          <table:table-cell office:value-type="string">
            <text:p>city_ibge_code</text:p>
          </table:table-cell>
          <table:table-cell office:value-type="string">
            <text:p>μ_confirmed</text:p>
          </table:table-cell>
          <table:table-cell office:value-type="string">
            <text:p>confirmed_per_1mi</text:p>
          </table:table-cell>
          <table:table-cell office:value-type="string">
            <text:p>deaths_per_1mi</text:p>
          </table:table-cell>
        </table:table-row>
        <table:table-row>
          <table:table-cell office:value-type="string">
            <text:p>2020-03-28</text:p>
          </table:table-cell>
          <table:table-cell office:value-type="string">
            <text:p>AC</text:p>
          </table:table-cell>
          <table:table-cell office:value="25" office:value-type="float"/>
          <table:table-cell office:value="0" office:value-type="float"/>
          <table:table-cell office:value="881935" office:value-type="float"/>
          <table:table-cell office:value="12" office:value-type="float"/>
          <table:table-cell office:value="0.0" office:value-type="float"/>
          <table:table-cell office:value="28.34676024877117" office:value-type="float"/>
          <table:table-cell office:value="0.0" office:value-type="float"/>
        </table:table-row>
        <table:table-row>
          <table:table-cell office:value-type="string">
            <text:p>2020-03-28</text:p>
          </table:table-cell>
          <table:table-cell office:value-type="string">
            <text:p>AL</text:p>
          </table:table-cell>
          <table:table-cell office:value="14" office:value-type="float"/>
          <table:table-cell office:value="0" office:value-type="float"/>
          <table:table-cell office:value="3337357" office:value-type="float"/>
          <table:table-cell office:value="27" office:value-type="float"/>
          <table:table-cell office:value="0.0" office:value-type="float"/>
          <table:table-cell office:value="4.194936292401442" office:value-type="float"/>
          <table:table-cell office:value="0.0" office:value-type="float"/>
        </table:table-row>
        <table:table-row>
          <table:table-cell office:value-type="string">
            <text:p>2020-03-28</text:p>
          </table:table-cell>
          <table:table-cell office:value-type="string">
            <text:p>AM</text:p>
          </table:table-cell>
          <table:table-cell office:value="111" office:value-type="float"/>
          <table:table-cell office:value="1" office:value-type="float"/>
          <table:table-cell office:value="4144597" office:value-type="float"/>
          <table:table-cell office:value="13" office:value-type="float"/>
          <table:table-cell office:value="0.009009009009009009" office:value-type="float"/>
          <table:table-cell office:value="26.781855992271385" office:value-type="float"/>
          <table:table-cell office:value="0.2412779819123548" office:value-type="float"/>
        </table:table-row>
        <table:table-row>
          <table:table-cell office:value-type="string">
            <text:p>2020-03-28</text:p>
          </table:table-cell>
          <table:table-cell office:value-type="string">
            <text:p>AP</text:p>
          </table:table-cell>
          <table:table-cell office:value="4" office:value-type="float"/>
          <table:table-cell office:value="0" office:value-type="float"/>
          <table:table-cell office:value="845731" office:value-type="float"/>
          <table:table-cell office:value="16" office:value-type="float"/>
          <table:table-cell office:value="0.0" office:value-type="float"/>
          <table:table-cell office:value="4.72963625549968" office:value-type="float"/>
          <table:table-cell office:value="0.0" office:value-type="float"/>
        </table:table-row>
        <table:table-row>
          <table:table-cell office:value-type="string">
            <text:p>2020-03-28</text:p>
          </table:table-cell>
          <table:table-cell office:value-type="string">
            <text:p>BA</text:p>
          </table:table-cell>
          <table:table-cell office:value="127" office:value-type="float"/>
          <table:table-cell office:value="0" office:value-type="float"/>
          <table:table-cell office:value="14873064" office:value-type="float"/>
          <table:table-cell office:value="29" office:value-type="float"/>
          <table:table-cell office:value="0.0" office:value-type="float"/>
          <table:table-cell office:value="8.538926478094897" office:value-type="float"/>
          <table:table-cell office:value="0.0" office:value-type="float"/>
        </table:table-row>
        <table:table-row>
          <table:table-cell office:value-type="string">
            <text:p>2020-03-28</text:p>
          </table:table-cell>
          <table:table-cell office:value-type="string">
            <text:p>CE</text:p>
          </table:table-cell>
          <table:table-cell office:value="322" office:value-type="float"/>
          <table:table-cell office:value="4" office:value-type="float"/>
          <table:table-cell office:value="9132078" office:value-type="float"/>
          <table:table-cell office:value="23" office:value-type="float"/>
          <table:table-cell office:value="0.012422360248447204" office:value-type="float"/>
          <table:table-cell office:value="35.260320816357456" office:value-type="float"/>
          <table:table-cell office:value="0.4380164076566144" office:value-type="float"/>
        </table:table-row>
        <table:table-row>
          <table:table-cell office:value-type="string">
            <text:p>2020-03-28</text:p>
          </table:table-cell>
          <table:table-cell office:value-type="string">
            <text:p>DF</text:p>
          </table:table-cell>
          <table:table-cell office:value="260" office:value-type="float"/>
          <table:table-cell office:value="0" office:value-type="float"/>
          <table:table-cell office:value="3015268" office:value-type="float"/>
          <table:table-cell office:value="53" office:value-type="float"/>
          <table:table-cell office:value="0.0" office:value-type="float"/>
          <table:table-cell office:value="86.22782452505051" office:value-type="float"/>
          <table:table-cell office:value="0.0" office:value-type="float"/>
        </table:table-row>
        <table:table-row>
          <table:table-cell office:value-type="string">
            <text:p>2020-03-28</text:p>
          </table:table-cell>
          <table:table-cell office:value-type="string">
            <text:p>ES</text:p>
          </table:table-cell>
          <table:table-cell office:value="61" office:value-type="float"/>
          <table:table-cell office:value="0" office:value-type="float"/>
          <table:table-cell office:value="4018650" office:value-type="float"/>
          <table:table-cell office:value="32" office:value-type="float"/>
          <table:table-cell office:value="0.0" office:value-type="float"/>
          <table:table-cell office:value="15.179226854789544" office:value-type="float"/>
          <table:table-cell office:value="0.0" office:value-type="float"/>
        </table:table-row>
        <table:table-row>
          <table:table-cell office:value-type="string">
            <text:p>2020-03-28</text:p>
          </table:table-cell>
          <table:table-cell office:value-type="string">
            <text:p>GO</text:p>
          </table:table-cell>
          <table:table-cell office:value="56" office:value-type="float"/>
          <table:table-cell office:value="1" office:value-type="float"/>
          <table:table-cell office:value="7018354" office:value-type="float"/>
          <table:table-cell office:value="52" office:value-type="float"/>
          <table:table-cell office:value="0.017857142857142856" office:value-type="float"/>
          <table:table-cell office:value="7.979078855241557" office:value-type="float"/>
          <table:table-cell office:value="0.14248355098645638" office:value-type="float"/>
        </table:table-row>
        <table:table-row>
          <table:table-cell office:value-type="string">
            <text:p>2020-03-28</text:p>
          </table:table-cell>
          <table:table-cell office:value-type="string">
            <text:p>MA</text:p>
          </table:table-cell>
          <table:table-cell office:value="15" office:value-type="float"/>
          <table:table-cell office:value="0" office:value-type="float"/>
          <table:table-cell office:value="7075181" office:value-type="float"/>
          <table:table-cell office:value="21" office:value-type="float"/>
          <table:table-cell office:value="0.0" office:value-type="float"/>
          <table:table-cell office:value="2.1200871044853833" office:value-type="float"/>
          <table:table-cell office:value="0.0" office:value-type="float"/>
        </table:table-row>
        <table:table-row>
          <table:table-cell office:value-type="string">
            <text:p>2020-03-28</text:p>
          </table:table-cell>
          <table:table-cell office:value-type="string">
            <text:p>MG</text:p>
          </table:table-cell>
          <table:table-cell office:value="205" office:value-type="float"/>
          <table:table-cell office:value="0" office:value-type="float"/>
          <table:table-cell office:value="21168791" office:value-type="float"/>
          <table:table-cell office:value="31" office:value-type="float"/>
          <table:table-cell office:value="0.0" office:value-type="float"/>
          <table:table-cell office:value="9.684067455718184" office:value-type="float"/>
          <table:table-cell office:value="0.0" office:value-type="float"/>
        </table:table-row>
        <table:table-row>
          <table:table-cell office:value-type="string">
            <text:p>2020-03-28</text:p>
          </table:table-cell>
          <table:table-cell office:value-type="string">
            <text:p>MS</text:p>
          </table:table-cell>
          <table:table-cell office:value="31" office:value-type="float"/>
          <table:table-cell office:value="0" office:value-type="float"/>
          <table:table-cell office:value="2778986" office:value-type="float"/>
          <table:table-cell office:value="50" office:value-type="float"/>
          <table:table-cell office:value="0.0" office:value-type="float"/>
          <table:table-cell office:value="11.15514795684469" office:value-type="float"/>
          <table:table-cell office:value="0.0" office:value-type="float"/>
        </table:table-row>
        <table:table-row>
          <table:table-cell office:value-type="string">
            <text:p>2020-03-28</text:p>
          </table:table-cell>
          <table:table-cell office:value-type="string">
            <text:p>PA</text:p>
          </table:table-cell>
          <table:table-cell office:value="18" office:value-type="float"/>
          <table:table-cell office:value="0" office:value-type="float"/>
          <table:table-cell office:value="8602865" office:value-type="float"/>
          <table:table-cell office:value="15" office:value-type="float"/>
          <table:table-cell office:value="0.0" office:value-type="float"/>
          <table:table-cell office:value="2.092326219230454" office:value-type="float"/>
          <table:table-cell office:value="0.0" office:value-type="float"/>
        </table:table-row>
        <table:table-row>
          <table:table-cell office:value-type="string">
            <text:p>2020-03-28</text:p>
          </table:table-cell>
          <table:table-cell office:value-type="string">
            <text:p>PB</text:p>
          </table:table-cell>
          <table:table-cell office:value="14" office:value-type="float"/>
          <table:table-cell office:value="0" office:value-type="float"/>
          <table:table-cell office:value="4018127" office:value-type="float"/>
          <table:table-cell office:value="25" office:value-type="float"/>
          <table:table-cell office:value="0.0" office:value-type="float"/>
          <table:table-cell office:value="3.484210429386627" office:value-type="float"/>
          <table:table-cell office:value="0.0" office:value-type="float"/>
        </table:table-row>
        <table:table-row>
          <table:table-cell office:value-type="string">
            <text:p>2020-03-28</text:p>
          </table:table-cell>
          <table:table-cell office:value-type="string">
            <text:p>PE</text:p>
          </table:table-cell>
          <table:table-cell office:value="68" office:value-type="float"/>
          <table:table-cell office:value="5" office:value-type="float"/>
          <table:table-cell office:value="9557071" office:value-type="float"/>
          <table:table-cell office:value="26" office:value-type="float"/>
          <table:table-cell office:value="0.07352941176470588" office:value-type="float"/>
          <table:table-cell office:value="7.115150656513904" office:value-type="float"/>
          <table:table-cell office:value="0.5231728423907283" office:value-type="float"/>
        </table:table-row>
        <table:table-row>
          <table:table-cell office:value-type="string">
            <text:p>2020-03-28</text:p>
          </table:table-cell>
          <table:table-cell office:value-type="string">
            <text:p>PI</text:p>
          </table:table-cell>
          <table:table-cell office:value="11" office:value-type="float"/>
          <table:table-cell office:value="1" office:value-type="float"/>
          <table:table-cell office:value="3273227" office:value-type="float"/>
          <table:table-cell office:value="22" office:value-type="float"/>
          <table:table-cell office:value="0.09090909090909091" office:value-type="float"/>
          <table:table-cell office:value="3.3605979664716195" office:value-type="float"/>
          <table:table-cell office:value="0.3055089060428745" office:value-type="float"/>
        </table:table-row>
        <table:table-row>
          <table:table-cell office:value-type="string">
            <text:p>2020-03-28</text:p>
          </table:table-cell>
          <table:table-cell office:value-type="string">
            <text:p>PR</text:p>
          </table:table-cell>
          <table:table-cell office:value="137" office:value-type="float"/>
          <table:table-cell office:value="2" office:value-type="float"/>
          <table:table-cell office:value="11433957" office:value-type="float"/>
          <table:table-cell office:value="41" office:value-type="float"/>
          <table:table-cell office:value="0.014598540145985401" office:value-type="float"/>
          <table:table-cell office:value="11.981853701216473" office:value-type="float"/>
          <table:table-cell office:value="0.17491757228053245" office:value-type="float"/>
        </table:table-row>
        <table:table-row>
          <table:table-cell office:value-type="string">
            <text:p>2020-03-28</text:p>
          </table:table-cell>
          <table:table-cell office:value-type="string">
            <text:p>RJ</text:p>
          </table:table-cell>
          <table:table-cell office:value="558" office:value-type="float"/>
          <table:table-cell office:value="13" office:value-type="float"/>
          <table:table-cell office:value="17264943" office:value-type="float"/>
          <table:table-cell office:value="33" office:value-type="float"/>
          <table:table-cell office:value="0.023297491039426525" office:value-type="float"/>
          <table:table-cell office:value="32.319828684056475" office:value-type="float"/>
          <table:table-cell office:value="0.752970919162606" office:value-type="float"/>
        </table:table-row>
        <table:table-row>
          <table:table-cell office:value-type="string">
            <text:p>2020-03-28</text:p>
          </table:table-cell>
          <table:table-cell office:value-type="string">
            <text:p>RN</text:p>
          </table:table-cell>
          <table:table-cell office:value="68" office:value-type="float"/>
          <table:table-cell office:value="1" office:value-type="float"/>
          <table:table-cell office:value="3506853" office:value-type="float"/>
          <table:table-cell office:value="24" office:value-type="float"/>
          <table:table-cell office:value="0.014705882352941176" office:value-type="float"/>
          <table:table-cell office:value="19.390604624716236" office:value-type="float"/>
          <table:table-cell office:value="0.285155950363474" office:value-type="float"/>
        </table:table-row>
        <table:table-row>
          <table:table-cell office:value-type="string">
            <text:p>2020-03-28</text:p>
          </table:table-cell>
          <table:table-cell office:value-type="string">
            <text:p>RO</text:p>
          </table:table-cell>
          <table:table-cell office:value="6" office:value-type="float"/>
          <table:table-cell office:value="0" office:value-type="float"/>
          <table:table-cell office:value="1777225" office:value-type="float"/>
          <table:table-cell office:value="11" office:value-type="float"/>
          <table:table-cell office:value="0.0" office:value-type="float"/>
          <table:table-cell office:value="3.376049740466176" office:value-type="float"/>
          <table:table-cell office:value="0.0" office:value-type="float"/>
        </table:table-row>
        <table:table-row>
          <table:table-cell office:value-type="string">
            <text:p>2020-03-28</text:p>
          </table:table-cell>
          <table:table-cell office:value-type="string">
            <text:p>RR</text:p>
          </table:table-cell>
          <table:table-cell office:value="16" office:value-type="float"/>
          <table:table-cell office:value="0" office:value-type="float"/>
          <table:table-cell office:value="605761" office:value-type="float"/>
          <table:table-cell office:value="14" office:value-type="float"/>
          <table:table-cell office:value="0.0" office:value-type="float"/>
          <table:table-cell office:value="26.41305729487372" office:value-type="float"/>
          <table:table-cell office:value="0.0" office:value-type="float"/>
        </table:table-row>
        <table:table-row>
          <table:table-cell office:value-type="string">
            <text:p>2020-03-28</text:p>
          </table:table-cell>
          <table:table-cell office:value-type="string">
            <text:p>RS</text:p>
          </table:table-cell>
          <table:table-cell office:value="200" office:value-type="float"/>
          <table:table-cell office:value="2" office:value-type="float"/>
          <table:table-cell office:value="11377239" office:value-type="float"/>
          <table:table-cell office:value="43" office:value-type="float"/>
          <table:table-cell office:value="0.01" office:value-type="float"/>
          <table:table-cell office:value="17.578957425435117" office:value-type="float"/>
          <table:table-cell office:value="0.17578957425435116" office:value-type="float"/>
        </table:table-row>
        <table:table-row>
          <table:table-cell office:value-type="string">
            <text:p>2020-03-28</text:p>
          </table:table-cell>
          <table:table-cell office:value-type="string">
            <text:p>SC</text:p>
          </table:table-cell>
          <table:table-cell office:value="184" office:value-type="float"/>
          <table:table-cell office:value="1" office:value-type="float"/>
          <table:table-cell office:value="7164788" office:value-type="float"/>
          <table:table-cell office:value="42" office:value-type="float"/>
          <table:table-cell office:value="0.005434782608695652" office:value-type="float"/>
          <table:table-cell office:value="25.681150649537713" office:value-type="float"/>
          <table:table-cell office:value="0.1395714709214006" office:value-type="float"/>
        </table:table-row>
        <table:table-row>
          <table:table-cell office:value-type="string">
            <text:p>2020-03-28</text:p>
          </table:table-cell>
          <table:table-cell office:value-type="string">
            <text:p>SP</text:p>
          </table:table-cell>
          <table:table-cell office:value="1406" office:value-type="float"/>
          <table:table-cell office:value="84" office:value-type="float"/>
          <table:table-cell office:value="45919049" office:value-type="float"/>
          <table:table-cell office:value="35" office:value-type="float"/>
          <table:table-cell office:value="0.059743954480796585" office:value-type="float"/>
          <table:table-cell office:value="30.61910101840306" office:value-type="float"/>
          <table:table-cell office:value="1.8293061774863848" office:value-type="float"/>
        </table:table-row>
        <table:table-row>
          <table:table-cell office:value-type="string">
            <text:p>2020-03-28</text:p>
          </table:table-cell>
          <table:table-cell office:value-type="string">
            <text:p>TO</text:p>
          </table:table-cell>
          <table:table-cell office:value="9" office:value-type="float"/>
          <table:table-cell office:value="0" office:value-type="float"/>
          <table:table-cell office:value="1572866" office:value-type="float"/>
          <table:table-cell office:value="17" office:value-type="float"/>
          <table:table-cell office:value="0.0" office:value-type="float"/>
          <table:table-cell office:value="5.722038622489138" office:value-type="float"/>
          <table:table-cell office:value="0.0" office:value-type="float"/>
        </table:table-row>
      </table:table>
      <table:table table:name="2020-03-29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_population</text:p>
          </table:table-cell>
          <table:table-cell office:value-type="string">
            <text:p>city_ibge_code</text:p>
          </table:table-cell>
          <table:table-cell office:value-type="string">
            <text:p>μ_confirmed</text:p>
          </table:table-cell>
          <table:table-cell office:value-type="string">
            <text:p>confirmed_per_1mi</text:p>
          </table:table-cell>
          <table:table-cell office:value-type="string">
            <text:p>deaths_per_1mi</text:p>
          </table:table-cell>
        </table:table-row>
        <table:table-row>
          <table:table-cell office:value-type="string">
            <text:p>2020-03-29</text:p>
          </table:table-cell>
          <table:table-cell office:value-type="string">
            <text:p>AC</text:p>
          </table:table-cell>
          <table:table-cell office:value="34" office:value-type="float"/>
          <table:table-cell office:value="0" office:value-type="float"/>
          <table:table-cell office:value="881935" office:value-type="float"/>
          <table:table-cell office:value="12" office:value-type="float"/>
          <table:table-cell office:value="0.0" office:value-type="float"/>
          <table:table-cell office:value="38.551593938328786" office:value-type="float"/>
          <table:table-cell office:value="0.0" office:value-type="float"/>
        </table:table-row>
        <table:table-row>
          <table:table-cell office:value-type="string">
            <text:p>2020-03-29</text:p>
          </table:table-cell>
          <table:table-cell office:value-type="string">
            <text:p>AL</text:p>
          </table:table-cell>
          <table:table-cell office:value="17" office:value-type="float"/>
          <table:table-cell office:value="0" office:value-type="float"/>
          <table:table-cell office:value="3337357" office:value-type="float"/>
          <table:table-cell office:value="27" office:value-type="float"/>
          <table:table-cell office:value="0.0" office:value-type="float"/>
          <table:table-cell office:value="5.093851212201751" office:value-type="float"/>
          <table:table-cell office:value="0.0" office:value-type="float"/>
        </table:table-row>
        <table:table-row>
          <table:table-cell office:value-type="string">
            <text:p>2020-03-29</text:p>
          </table:table-cell>
          <table:table-cell office:value-type="string">
            <text:p>AM</text:p>
          </table:table-cell>
          <table:table-cell office:value="140" office:value-type="float"/>
          <table:table-cell office:value="1" office:value-type="float"/>
          <table:table-cell office:value="4144597" office:value-type="float"/>
          <table:table-cell office:value="13" office:value-type="float"/>
          <table:table-cell office:value="0.007142857142857143" office:value-type="float"/>
          <table:table-cell office:value="33.77891746772967" office:value-type="float"/>
          <table:table-cell office:value="0.2412779819123548" office:value-type="float"/>
        </table:table-row>
        <table:table-row>
          <table:table-cell office:value-type="string">
            <text:p>2020-03-29</text:p>
          </table:table-cell>
          <table:table-cell office:value-type="string">
            <text:p>AP</text:p>
          </table:table-cell>
          <table:table-cell office:value="8" office:value-type="float"/>
          <table:table-cell office:value="0" office:value-type="float"/>
          <table:table-cell office:value="845731" office:value-type="float"/>
          <table:table-cell office:value="16" office:value-type="float"/>
          <table:table-cell office:value="0.0" office:value-type="float"/>
          <table:table-cell office:value="9.45927251099936" office:value-type="float"/>
          <table:table-cell office:value="0.0" office:value-type="float"/>
        </table:table-row>
        <table:table-row>
          <table:table-cell office:value-type="string">
            <text:p>2020-03-29</text:p>
          </table:table-cell>
          <table:table-cell office:value-type="string">
            <text:p>BA</text:p>
          </table:table-cell>
          <table:table-cell office:value="156" office:value-type="float"/>
          <table:table-cell office:value="1" office:value-type="float"/>
          <table:table-cell office:value="14873064" office:value-type="float"/>
          <table:table-cell office:value="29" office:value-type="float"/>
          <table:table-cell office:value="0.00641025641025641" office:value-type="float"/>
          <table:table-cell office:value="10.488760083329165" office:value-type="float"/>
          <table:table-cell office:value="0.06723564155980234" office:value-type="float"/>
        </table:table-row>
        <table:table-row>
          <table:table-cell office:value-type="string">
            <text:p>2020-03-29</text:p>
          </table:table-cell>
          <table:table-cell office:value-type="string">
            <text:p>CE</text:p>
          </table:table-cell>
          <table:table-cell office:value="359" office:value-type="float"/>
          <table:table-cell office:value="5" office:value-type="float"/>
          <table:table-cell office:value="9132078" office:value-type="float"/>
          <table:table-cell office:value="23" office:value-type="float"/>
          <table:table-cell office:value="0.013927576601671309" office:value-type="float"/>
          <table:table-cell office:value="39.311972587181145" office:value-type="float"/>
          <table:table-cell office:value="0.547520509570768" office:value-type="float"/>
        </table:table-row>
        <table:table-row>
          <table:table-cell office:value-type="string">
            <text:p>2020-03-29</text:p>
          </table:table-cell>
          <table:table-cell office:value-type="string">
            <text:p>DF</text:p>
          </table:table-cell>
          <table:table-cell office:value="298" office:value-type="float"/>
          <table:table-cell office:value="1" office:value-type="float"/>
          <table:table-cell office:value="3015268" office:value-type="float"/>
          <table:table-cell office:value="53" office:value-type="float"/>
          <table:table-cell office:value="0.003355704697986577" office:value-type="float"/>
          <table:table-cell office:value="98.83035272486559" office:value-type="float"/>
          <table:table-cell office:value="0.33164547894250196" office:value-type="float"/>
        </table:table-row>
        <table:table-row>
          <table:table-cell office:value-type="string">
            <text:p>2020-03-29</text:p>
          </table:table-cell>
          <table:table-cell office:value-type="string">
            <text:p>ES</text:p>
          </table:table-cell>
          <table:table-cell office:value="72" office:value-type="float"/>
          <table:table-cell office:value="0" office:value-type="float"/>
          <table:table-cell office:value="4018650" office:value-type="float"/>
          <table:table-cell office:value="32" office:value-type="float"/>
          <table:table-cell office:value="0.0" office:value-type="float"/>
          <table:table-cell office:value="17.916464484341756" office:value-type="float"/>
          <table:table-cell office:value="0.0" office:value-type="float"/>
        </table:table-row>
        <table:table-row>
          <table:table-cell office:value-type="string">
            <text:p>2020-03-29</text:p>
          </table:table-cell>
          <table:table-cell office:value-type="string">
            <text:p>GO</text:p>
          </table:table-cell>
          <table:table-cell office:value="56" office:value-type="float"/>
          <table:table-cell office:value="1" office:value-type="float"/>
          <table:table-cell office:value="7018354" office:value-type="float"/>
          <table:table-cell office:value="52" office:value-type="float"/>
          <table:table-cell office:value="0.017857142857142856" office:value-type="float"/>
          <table:table-cell office:value="7.979078855241557" office:value-type="float"/>
          <table:table-cell office:value="0.14248355098645638" office:value-type="float"/>
        </table:table-row>
        <table:table-row>
          <table:table-cell office:value-type="string">
            <text:p>2020-03-29</text:p>
          </table:table-cell>
          <table:table-cell office:value-type="string">
            <text:p>MA</text:p>
          </table:table-cell>
          <table:table-cell office:value="21" office:value-type="float"/>
          <table:table-cell office:value="1" office:value-type="float"/>
          <table:table-cell office:value="7075181" office:value-type="float"/>
          <table:table-cell office:value="21" office:value-type="float"/>
          <table:table-cell office:value="0.047619047619047616" office:value-type="float"/>
          <table:table-cell office:value="2.968121946279537" office:value-type="float"/>
          <table:table-cell office:value="0.14133914029902556" office:value-type="float"/>
        </table:table-row>
        <table:table-row>
          <table:table-cell office:value-type="string">
            <text:p>2020-03-29</text:p>
          </table:table-cell>
          <table:table-cell office:value-type="string">
            <text:p>MG</text:p>
          </table:table-cell>
          <table:table-cell office:value="231" office:value-type="float"/>
          <table:table-cell office:value="0" office:value-type="float"/>
          <table:table-cell office:value="21168791" office:value-type="float"/>
          <table:table-cell office:value="31" office:value-type="float"/>
          <table:table-cell office:value="0.0" office:value-type="float"/>
          <table:table-cell office:value="10.912290645223905" office:value-type="float"/>
          <table:table-cell office:value="0.0" office:value-type="float"/>
        </table:table-row>
        <table:table-row>
          <table:table-cell office:value-type="string">
            <text:p>2020-03-29</text:p>
          </table:table-cell>
          <table:table-cell office:value-type="string">
            <text:p>MS</text:p>
          </table:table-cell>
          <table:table-cell office:value="36" office:value-type="float"/>
          <table:table-cell office:value="0" office:value-type="float"/>
          <table:table-cell office:value="2778986" office:value-type="float"/>
          <table:table-cell office:value="50" office:value-type="float"/>
          <table:table-cell office:value="0.0" office:value-type="float"/>
          <table:table-cell office:value="12.954365369238996" office:value-type="float"/>
          <table:table-cell office:value="0.0" office:value-type="float"/>
        </table:table-row>
        <table:table-row>
          <table:table-cell office:value-type="string">
            <text:p>2020-03-29</text:p>
          </table:table-cell>
          <table:table-cell office:value-type="string">
            <text:p>PA</text:p>
          </table:table-cell>
          <table:table-cell office:value="20" office:value-type="float"/>
          <table:table-cell office:value="0" office:value-type="float"/>
          <table:table-cell office:value="8602865" office:value-type="float"/>
          <table:table-cell office:value="15" office:value-type="float"/>
          <table:table-cell office:value="0.0" office:value-type="float"/>
          <table:table-cell office:value="2.32480691025606" office:value-type="float"/>
          <table:table-cell office:value="0.0" office:value-type="float"/>
        </table:table-row>
        <table:table-row>
          <table:table-cell office:value-type="string">
            <text:p>2020-03-29</text:p>
          </table:table-cell>
          <table:table-cell office:value-type="string">
            <text:p>PB</text:p>
          </table:table-cell>
          <table:table-cell office:value="14" office:value-type="float"/>
          <table:table-cell office:value="0" office:value-type="float"/>
          <table:table-cell office:value="4018127" office:value-type="float"/>
          <table:table-cell office:value="25" office:value-type="float"/>
          <table:table-cell office:value="0.0" office:value-type="float"/>
          <table:table-cell office:value="3.484210429386627" office:value-type="float"/>
          <table:table-cell office:value="0.0" office:value-type="float"/>
        </table:table-row>
        <table:table-row>
          <table:table-cell office:value-type="string">
            <text:p>2020-03-29</text:p>
          </table:table-cell>
          <table:table-cell office:value-type="string">
            <text:p>PE</text:p>
          </table:table-cell>
          <table:table-cell office:value="73" office:value-type="float"/>
          <table:table-cell office:value="5" office:value-type="float"/>
          <table:table-cell office:value="9557071" office:value-type="float"/>
          <table:table-cell office:value="26" office:value-type="float"/>
          <table:table-cell office:value="0.0684931506849315" office:value-type="float"/>
          <table:table-cell office:value="7.638323498904633" office:value-type="float"/>
          <table:table-cell office:value="0.5231728423907283" office:value-type="float"/>
        </table:table-row>
        <table:table-row>
          <table:table-cell office:value-type="string">
            <text:p>2020-03-29</text:p>
          </table:table-cell>
          <table:table-cell office:value-type="string">
            <text:p>PR</text:p>
          </table:table-cell>
          <table:table-cell office:value="152" office:value-type="float"/>
          <table:table-cell office:value="2" office:value-type="float"/>
          <table:table-cell office:value="11433957" office:value-type="float"/>
          <table:table-cell office:value="41" office:value-type="float"/>
          <table:table-cell office:value="0.013157894736842105" office:value-type="float"/>
          <table:table-cell office:value="13.293735493320467" office:value-type="float"/>
          <table:table-cell office:value="0.17491757228053245" office:value-type="float"/>
        </table:table-row>
        <table:table-row>
          <table:table-cell office:value-type="string">
            <text:p>2020-03-29</text:p>
          </table:table-cell>
          <table:table-cell office:value-type="string">
            <text:p>RJ</text:p>
          </table:table-cell>
          <table:table-cell office:value="600" office:value-type="float"/>
          <table:table-cell office:value="17" office:value-type="float"/>
          <table:table-cell office:value="17264943" office:value-type="float"/>
          <table:table-cell office:value="33" office:value-type="float"/>
          <table:table-cell office:value="0.028333333333333332" office:value-type="float"/>
          <table:table-cell office:value="34.752503961351046" office:value-type="float"/>
          <table:table-cell office:value="0.9846542789049463" office:value-type="float"/>
        </table:table-row>
        <table:table-row>
          <table:table-cell office:value-type="string">
            <text:p>2020-03-29</text:p>
          </table:table-cell>
          <table:table-cell office:value-type="string">
            <text:p>RO</text:p>
          </table:table-cell>
          <table:table-cell office:value="6" office:value-type="float"/>
          <table:table-cell office:value="0" office:value-type="float"/>
          <table:table-cell office:value="1777225" office:value-type="float"/>
          <table:table-cell office:value="11" office:value-type="float"/>
          <table:table-cell office:value="0.0" office:value-type="float"/>
          <table:table-cell office:value="3.376049740466176" office:value-type="float"/>
          <table:table-cell office:value="0.0" office:value-type="float"/>
        </table:table-row>
        <table:table-row>
          <table:table-cell office:value-type="string">
            <text:p>2020-03-29</text:p>
          </table:table-cell>
          <table:table-cell office:value-type="string">
            <text:p>RR</text:p>
          </table:table-cell>
          <table:table-cell office:value="16" office:value-type="float"/>
          <table:table-cell office:value="0" office:value-type="float"/>
          <table:table-cell office:value="605761" office:value-type="float"/>
          <table:table-cell office:value="14" office:value-type="float"/>
          <table:table-cell office:value="0.0" office:value-type="float"/>
          <table:table-cell office:value="26.41305729487372" office:value-type="float"/>
          <table:table-cell office:value="0.0" office:value-type="float"/>
        </table:table-row>
        <table:table-row>
          <table:table-cell office:value-type="string">
            <text:p>2020-03-29</text:p>
          </table:table-cell>
          <table:table-cell office:value-type="string">
            <text:p>RS</text:p>
          </table:table-cell>
          <table:table-cell office:value="230" office:value-type="float"/>
          <table:table-cell office:value="2" office:value-type="float"/>
          <table:table-cell office:value="11377239" office:value-type="float"/>
          <table:table-cell office:value="43" office:value-type="float"/>
          <table:table-cell office:value="0.008695652173913044" office:value-type="float"/>
          <table:table-cell office:value="20.215801039250383" office:value-type="float"/>
          <table:table-cell office:value="0.17578957425435116" office:value-type="float"/>
        </table:table-row>
        <table:table-row>
          <table:table-cell office:value-type="string">
            <text:p>2020-03-29</text:p>
          </table:table-cell>
          <table:table-cell office:value-type="string">
            <text:p>SC</text:p>
          </table:table-cell>
          <table:table-cell office:value="197" office:value-type="float"/>
          <table:table-cell office:value="1" office:value-type="float"/>
          <table:table-cell office:value="7164788" office:value-type="float"/>
          <table:table-cell office:value="42" office:value-type="float"/>
          <table:table-cell office:value="0.005076142131979695" office:value-type="float"/>
          <table:table-cell office:value="27.49557977151592" office:value-type="float"/>
          <table:table-cell office:value="0.1395714709214006" office:value-type="float"/>
        </table:table-row>
        <table:table-row>
          <table:table-cell office:value-type="string">
            <text:p>2020-03-29</text:p>
          </table:table-cell>
          <table:table-cell office:value-type="string">
            <text:p>SP</text:p>
          </table:table-cell>
          <table:table-cell office:value="1451" office:value-type="float"/>
          <table:table-cell office:value="98" office:value-type="float"/>
          <table:table-cell office:value="45919049" office:value-type="float"/>
          <table:table-cell office:value="35" office:value-type="float"/>
          <table:table-cell office:value="0.06753962784286699" office:value-type="float"/>
          <table:table-cell office:value="31.59908647062791" office:value-type="float"/>
          <table:table-cell office:value="2.134190540400782" office:value-type="float"/>
        </table:table-row>
        <table:table-row>
          <table:table-cell office:value-type="string">
            <text:p>2020-03-29</text:p>
          </table:table-cell>
          <table:table-cell office:value-type="string">
            <text:p>TO</text:p>
          </table:table-cell>
          <table:table-cell office:value="10" office:value-type="float"/>
          <table:table-cell office:value="0" office:value-type="float"/>
          <table:table-cell office:value="1572866" office:value-type="float"/>
          <table:table-cell office:value="17" office:value-type="float"/>
          <table:table-cell office:value="0.0" office:value-type="float"/>
          <table:table-cell office:value="6.357820691654598" office:value-type="float"/>
          <table:table-cell office:value="0.0" office:value-type="float"/>
        </table:table-row>
      </table:table>
      <table:table table:name="2020-03-30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_population</text:p>
          </table:table-cell>
          <table:table-cell office:value-type="string">
            <text:p>city_ibge_code</text:p>
          </table:table-cell>
          <table:table-cell office:value-type="string">
            <text:p>μ_confirmed</text:p>
          </table:table-cell>
          <table:table-cell office:value-type="string">
            <text:p>confirmed_per_1mi</text:p>
          </table:table-cell>
          <table:table-cell office:value-type="string">
            <text:p>deaths_per_1mi</text:p>
          </table:table-cell>
        </table:table-row>
        <table:table-row>
          <table:table-cell office:value-type="string">
            <text:p>2020-03-30</text:p>
          </table:table-cell>
          <table:table-cell office:value-type="string">
            <text:p>AC</text:p>
          </table:table-cell>
          <table:table-cell office:value="41" office:value-type="float"/>
          <table:table-cell office:value="0" office:value-type="float"/>
          <table:table-cell office:value="881935" office:value-type="float"/>
          <table:table-cell office:value="12" office:value-type="float"/>
          <table:table-cell office:value="0.0" office:value-type="float"/>
          <table:table-cell office:value="46.48868680798471" office:value-type="float"/>
          <table:table-cell office:value="0.0" office:value-type="float"/>
        </table:table-row>
        <table:table-row>
          <table:table-cell office:value-type="string">
            <text:p>2020-03-30</text:p>
          </table:table-cell>
          <table:table-cell office:value-type="string">
            <text:p>AL</text:p>
          </table:table-cell>
          <table:table-cell office:value="17" office:value-type="float"/>
          <table:table-cell office:value="0" office:value-type="float"/>
          <table:table-cell office:value="3337357" office:value-type="float"/>
          <table:table-cell office:value="27" office:value-type="float"/>
          <table:table-cell office:value="0.0" office:value-type="float"/>
          <table:table-cell office:value="5.093851212201751" office:value-type="float"/>
          <table:table-cell office:value="0.0" office:value-type="float"/>
        </table:table-row>
        <table:table-row>
          <table:table-cell office:value-type="string">
            <text:p>2020-03-30</text:p>
          </table:table-cell>
          <table:table-cell office:value-type="string">
            <text:p>AM</text:p>
          </table:table-cell>
          <table:table-cell office:value="151" office:value-type="float"/>
          <table:table-cell office:value="2" office:value-type="float"/>
          <table:table-cell office:value="4144597" office:value-type="float"/>
          <table:table-cell office:value="13" office:value-type="float"/>
          <table:table-cell office:value="0.013245033112582781" office:value-type="float"/>
          <table:table-cell office:value="36.432975268765574" office:value-type="float"/>
          <table:table-cell office:value="0.4825559638247096" office:value-type="float"/>
        </table:table-row>
        <table:table-row>
          <table:table-cell office:value-type="string">
            <text:p>2020-03-30</text:p>
          </table:table-cell>
          <table:table-cell office:value-type="string">
            <text:p>AP</text:p>
          </table:table-cell>
          <table:table-cell office:value="8" office:value-type="float"/>
          <table:table-cell office:value="0" office:value-type="float"/>
          <table:table-cell office:value="845731" office:value-type="float"/>
          <table:table-cell office:value="16" office:value-type="float"/>
          <table:table-cell office:value="0.0" office:value-type="float"/>
          <table:table-cell office:value="9.45927251099936" office:value-type="float"/>
          <table:table-cell office:value="0.0" office:value-type="float"/>
        </table:table-row>
        <table:table-row>
          <table:table-cell office:value-type="string">
            <text:p>2020-03-30</text:p>
          </table:table-cell>
          <table:table-cell office:value-type="string">
            <text:p>BA</text:p>
          </table:table-cell>
          <table:table-cell office:value="176" office:value-type="float"/>
          <table:table-cell office:value="2" office:value-type="float"/>
          <table:table-cell office:value="14873064" office:value-type="float"/>
          <table:table-cell office:value="29" office:value-type="float"/>
          <table:table-cell office:value="0.011363636363636364" office:value-type="float"/>
          <table:table-cell office:value="11.833472914525212" office:value-type="float"/>
          <table:table-cell office:value="0.13447128311960468" office:value-type="float"/>
        </table:table-row>
        <table:table-row>
          <table:table-cell office:value-type="string">
            <text:p>2020-03-30</text:p>
          </table:table-cell>
          <table:table-cell office:value-type="string">
            <text:p>CE</text:p>
          </table:table-cell>
          <table:table-cell office:value="382" office:value-type="float"/>
          <table:table-cell office:value="5" office:value-type="float"/>
          <table:table-cell office:value="9132078" office:value-type="float"/>
          <table:table-cell office:value="23" office:value-type="float"/>
          <table:table-cell office:value="0.013089005235602094" office:value-type="float"/>
          <table:table-cell office:value="41.830566931206675" office:value-type="float"/>
          <table:table-cell office:value="0.547520509570768" office:value-type="float"/>
        </table:table-row>
        <table:table-row>
          <table:table-cell office:value-type="string">
            <text:p>2020-03-30</text:p>
          </table:table-cell>
          <table:table-cell office:value-type="string">
            <text:p>DF</text:p>
          </table:table-cell>
          <table:table-cell office:value="312" office:value-type="float"/>
          <table:table-cell office:value="2" office:value-type="float"/>
          <table:table-cell office:value="3015268" office:value-type="float"/>
          <table:table-cell office:value="53" office:value-type="float"/>
          <table:table-cell office:value="0.00641025641025641" office:value-type="float"/>
          <table:table-cell office:value="103.4733894300606" office:value-type="float"/>
          <table:table-cell office:value="0.6632909578850039" office:value-type="float"/>
        </table:table-row>
        <table:table-row>
          <table:table-cell office:value-type="string">
            <text:p>2020-03-30</text:p>
          </table:table-cell>
          <table:table-cell office:value-type="string">
            <text:p>ES</text:p>
          </table:table-cell>
          <table:table-cell office:value="85" office:value-type="float"/>
          <table:table-cell office:value="0" office:value-type="float"/>
          <table:table-cell office:value="4018650" office:value-type="float"/>
          <table:table-cell office:value="32" office:value-type="float"/>
          <table:table-cell office:value="0.0" office:value-type="float"/>
          <table:table-cell office:value="21.151381682903462" office:value-type="float"/>
          <table:table-cell office:value="0.0" office:value-type="float"/>
        </table:table-row>
        <table:table-row>
          <table:table-cell office:value-type="string">
            <text:p>2020-03-30</text:p>
          </table:table-cell>
          <table:table-cell office:value-type="string">
            <text:p>GO</text:p>
          </table:table-cell>
          <table:table-cell office:value="60" office:value-type="float"/>
          <table:table-cell office:value="1" office:value-type="float"/>
          <table:table-cell office:value="7018354" office:value-type="float"/>
          <table:table-cell office:value="52" office:value-type="float"/>
          <table:table-cell office:value="0.016666666666666666" office:value-type="float"/>
          <table:table-cell office:value="8.549013059187383" office:value-type="float"/>
          <table:table-cell office:value="0.14248355098645638" office:value-type="float"/>
        </table:table-row>
        <table:table-row>
          <table:table-cell office:value-type="string">
            <text:p>2020-03-30</text:p>
          </table:table-cell>
          <table:table-cell office:value-type="string">
            <text:p>MA</text:p>
          </table:table-cell>
          <table:table-cell office:value="30" office:value-type="float"/>
          <table:table-cell office:value="1" office:value-type="float"/>
          <table:table-cell office:value="7075181" office:value-type="float"/>
          <table:table-cell office:value="21" office:value-type="float"/>
          <table:table-cell office:value="0.03333333333333333" office:value-type="float"/>
          <table:table-cell office:value="4.240174208970767" office:value-type="float"/>
          <table:table-cell office:value="0.14133914029902556" office:value-type="float"/>
        </table:table-row>
        <table:table-row>
          <table:table-cell office:value-type="string">
            <text:p>2020-03-30</text:p>
          </table:table-cell>
          <table:table-cell office:value-type="string">
            <text:p>MG</text:p>
          </table:table-cell>
          <table:table-cell office:value="261" office:value-type="float"/>
          <table:table-cell office:value="1" office:value-type="float"/>
          <table:table-cell office:value="21168791" office:value-type="float"/>
          <table:table-cell office:value="31" office:value-type="float"/>
          <table:table-cell office:value="0.0038314176245210726" office:value-type="float"/>
          <table:table-cell office:value="12.329471248499738" office:value-type="float"/>
          <table:table-cell office:value="0.04723935344252773" office:value-type="float"/>
        </table:table-row>
        <table:table-row>
          <table:table-cell office:value-type="string">
            <text:p>2020-03-30</text:p>
          </table:table-cell>
          <table:table-cell office:value-type="string">
            <text:p>MS</text:p>
          </table:table-cell>
          <table:table-cell office:value="44" office:value-type="float"/>
          <table:table-cell office:value="0" office:value-type="float"/>
          <table:table-cell office:value="2778986" office:value-type="float"/>
          <table:table-cell office:value="50" office:value-type="float"/>
          <table:table-cell office:value="0.0" office:value-type="float"/>
          <table:table-cell office:value="15.833113229069884" office:value-type="float"/>
          <table:table-cell office:value="0.0" office:value-type="float"/>
        </table:table-row>
        <table:table-row>
          <table:table-cell office:value-type="string">
            <text:p>2020-03-30</text:p>
          </table:table-cell>
          <table:table-cell office:value-type="string">
            <text:p>MT</text:p>
          </table:table-cell>
          <table:table-cell office:value="18" office:value-type="float"/>
          <table:table-cell office:value="0" office:value-type="float"/>
          <table:table-cell office:value="3484466" office:value-type="float"/>
          <table:table-cell office:value="51" office:value-type="float"/>
          <table:table-cell office:value="0.0" office:value-type="float"/>
          <table:table-cell office:value="5.165784369828835" office:value-type="float"/>
          <table:table-cell office:value="0.0" office:value-type="float"/>
        </table:table-row>
        <table:table-row>
          <table:table-cell office:value-type="string">
            <text:p>2020-03-30</text:p>
          </table:table-cell>
          <table:table-cell office:value-type="string">
            <text:p>PA</text:p>
          </table:table-cell>
          <table:table-cell office:value="26" office:value-type="float"/>
          <table:table-cell office:value="0" office:value-type="float"/>
          <table:table-cell office:value="8602865" office:value-type="float"/>
          <table:table-cell office:value="15" office:value-type="float"/>
          <table:table-cell office:value="0.0" office:value-type="float"/>
          <table:table-cell office:value="3.022248983332878" office:value-type="float"/>
          <table:table-cell office:value="0.0" office:value-type="float"/>
        </table:table-row>
        <table:table-row>
          <table:table-cell office:value-type="string">
            <text:p>2020-03-30</text:p>
          </table:table-cell>
          <table:table-cell office:value-type="string">
            <text:p>PB</text:p>
          </table:table-cell>
          <table:table-cell office:value="17" office:value-type="float"/>
          <table:table-cell office:value="0" office:value-type="float"/>
          <table:table-cell office:value="4018127" office:value-type="float"/>
          <table:table-cell office:value="25" office:value-type="float"/>
          <table:table-cell office:value="0.0" office:value-type="float"/>
          <table:table-cell office:value="4.230826949969476" office:value-type="float"/>
          <table:table-cell office:value="0.0" office:value-type="float"/>
        </table:table-row>
        <table:table-row>
          <table:table-cell office:value-type="string">
            <text:p>2020-03-30</text:p>
          </table:table-cell>
          <table:table-cell office:value-type="string">
            <text:p>PE</text:p>
          </table:table-cell>
          <table:table-cell office:value="77" office:value-type="float"/>
          <table:table-cell office:value="6" office:value-type="float"/>
          <table:table-cell office:value="9557071" office:value-type="float"/>
          <table:table-cell office:value="26" office:value-type="float"/>
          <table:table-cell office:value="0.07792207792207792" office:value-type="float"/>
          <table:table-cell office:value="8.056861772817216" office:value-type="float"/>
          <table:table-cell office:value="0.6278074108688739" office:value-type="float"/>
        </table:table-row>
        <table:table-row>
          <table:table-cell office:value-type="string">
            <text:p>2020-03-30</text:p>
          </table:table-cell>
          <table:table-cell office:value-type="string">
            <text:p>PI</text:p>
          </table:table-cell>
          <table:table-cell office:value="18" office:value-type="float"/>
          <table:table-cell office:value="4" office:value-type="float"/>
          <table:table-cell office:value="3273227" office:value-type="float"/>
          <table:table-cell office:value="22" office:value-type="float"/>
          <table:table-cell office:value="0.2222222222222222" office:value-type="float"/>
          <table:table-cell office:value="5.499160308771741" office:value-type="float"/>
          <table:table-cell office:value="1.222035624171498" office:value-type="float"/>
        </table:table-row>
        <table:table-row>
          <table:table-cell office:value-type="string">
            <text:p>2020-03-30</text:p>
          </table:table-cell>
          <table:table-cell office:value-type="string">
            <text:p>PR</text:p>
          </table:table-cell>
          <table:table-cell office:value="160" office:value-type="float"/>
          <table:table-cell office:value="3" office:value-type="float"/>
          <table:table-cell office:value="11433957" office:value-type="float"/>
          <table:table-cell office:value="41" office:value-type="float"/>
          <table:table-cell office:value="0.01875" office:value-type="float"/>
          <table:table-cell office:value="13.993405782442597" office:value-type="float"/>
          <table:table-cell office:value="0.2623763584207987" office:value-type="float"/>
        </table:table-row>
        <table:table-row>
          <table:table-cell office:value-type="string">
            <text:p>2020-03-30</text:p>
          </table:table-cell>
          <table:table-cell office:value-type="string">
            <text:p>RJ</text:p>
          </table:table-cell>
          <table:table-cell office:value="657" office:value-type="float"/>
          <table:table-cell office:value="18" office:value-type="float"/>
          <table:table-cell office:value="17264943" office:value-type="float"/>
          <table:table-cell office:value="33" office:value-type="float"/>
          <table:table-cell office:value="0.0273972602739726" office:value-type="float"/>
          <table:table-cell office:value="38.0539918376794" office:value-type="float"/>
          <table:table-cell office:value="1.0425751188405314" office:value-type="float"/>
        </table:table-row>
        <table:table-row>
          <table:table-cell office:value-type="string">
            <text:p>2020-03-30</text:p>
          </table:table-cell>
          <table:table-cell office:value-type="string">
            <text:p>RN</text:p>
          </table:table-cell>
          <table:table-cell office:value="77" office:value-type="float"/>
          <table:table-cell office:value="1" office:value-type="float"/>
          <table:table-cell office:value="3506853" office:value-type="float"/>
          <table:table-cell office:value="24" office:value-type="float"/>
          <table:table-cell office:value="0.012987012987012988" office:value-type="float"/>
          <table:table-cell office:value="21.9570081779875" office:value-type="float"/>
          <table:table-cell office:value="0.285155950363474" office:value-type="float"/>
        </table:table-row>
        <table:table-row>
          <table:table-cell office:value-type="string">
            <text:p>2020-03-30</text:p>
          </table:table-cell>
          <table:table-cell office:value-type="string">
            <text:p>RO</text:p>
          </table:table-cell>
          <table:table-cell office:value="8" office:value-type="float"/>
          <table:table-cell office:value="1" office:value-type="float"/>
          <table:table-cell office:value="1777225" office:value-type="float"/>
          <table:table-cell office:value="11" office:value-type="float"/>
          <table:table-cell office:value="0.125" office:value-type="float"/>
          <table:table-cell office:value="4.501399653954902" office:value-type="float"/>
          <table:table-cell office:value="0.5626749567443627" office:value-type="float"/>
        </table:table-row>
        <table:table-row>
          <table:table-cell office:value-type="string">
            <text:p>2020-03-30</text:p>
          </table:table-cell>
          <table:table-cell office:value-type="string">
            <text:p>RR</text:p>
          </table:table-cell>
          <table:table-cell office:value="16" office:value-type="float"/>
          <table:table-cell office:value="0" office:value-type="float"/>
          <table:table-cell office:value="605761" office:value-type="float"/>
          <table:table-cell office:value="14" office:value-type="float"/>
          <table:table-cell office:value="0.0" office:value-type="float"/>
          <table:table-cell office:value="26.41305729487372" office:value-type="float"/>
          <table:table-cell office:value="0.0" office:value-type="float"/>
        </table:table-row>
        <table:table-row>
          <table:table-cell office:value-type="string">
            <text:p>2020-03-30</text:p>
          </table:table-cell>
          <table:table-cell office:value-type="string">
            <text:p>RS</text:p>
          </table:table-cell>
          <table:table-cell office:value="254" office:value-type="float"/>
          <table:table-cell office:value="4" office:value-type="float"/>
          <table:table-cell office:value="11377239" office:value-type="float"/>
          <table:table-cell office:value="43" office:value-type="float"/>
          <table:table-cell office:value="0.015748031496062992" office:value-type="float"/>
          <table:table-cell office:value="22.3252759303026" office:value-type="float"/>
          <table:table-cell office:value="0.3515791485087023" office:value-type="float"/>
        </table:table-row>
        <table:table-row>
          <table:table-cell office:value-type="string">
            <text:p>2020-03-30</text:p>
          </table:table-cell>
          <table:table-cell office:value-type="string">
            <text:p>SC</text:p>
          </table:table-cell>
          <table:table-cell office:value="219" office:value-type="float"/>
          <table:table-cell office:value="2" office:value-type="float"/>
          <table:table-cell office:value="7164788" office:value-type="float"/>
          <table:table-cell office:value="42" office:value-type="float"/>
          <table:table-cell office:value="0.0091324200913242" office:value-type="float"/>
          <table:table-cell office:value="30.566152131786733" office:value-type="float"/>
          <table:table-cell office:value="0.2791429418428012" office:value-type="float"/>
        </table:table-row>
        <table:table-row>
          <table:table-cell office:value-type="string">
            <text:p>2020-03-30</text:p>
          </table:table-cell>
          <table:table-cell office:value-type="string">
            <text:p>SE</text:p>
          </table:table-cell>
          <table:table-cell office:value="18" office:value-type="float"/>
          <table:table-cell office:value="0" office:value-type="float"/>
          <table:table-cell office:value="2298696" office:value-type="float"/>
          <table:table-cell office:value="28" office:value-type="float"/>
          <table:table-cell office:value="0.0" office:value-type="float"/>
          <table:table-cell office:value="7.830526524603514" office:value-type="float"/>
          <table:table-cell office:value="0.0" office:value-type="float"/>
        </table:table-row>
        <table:table-row>
          <table:table-cell office:value-type="string">
            <text:p>2020-03-30</text:p>
          </table:table-cell>
          <table:table-cell office:value-type="string">
            <text:p>SP</text:p>
          </table:table-cell>
          <table:table-cell office:value="1517" office:value-type="float"/>
          <table:table-cell office:value="113" office:value-type="float"/>
          <table:table-cell office:value="45919049" office:value-type="float"/>
          <table:table-cell office:value="35" office:value-type="float"/>
          <table:table-cell office:value="0.07448912326961107" office:value-type="float"/>
          <table:table-cell office:value="33.03639846722435" office:value-type="float"/>
          <table:table-cell office:value="2.460852357809065" office:value-type="float"/>
        </table:table-row>
        <table:table-row>
          <table:table-cell office:value-type="string">
            <text:p>2020-03-30</text:p>
          </table:table-cell>
          <table:table-cell office:value-type="string">
            <text:p>TO</text:p>
          </table:table-cell>
          <table:table-cell office:value="11" office:value-type="float"/>
          <table:table-cell office:value="0" office:value-type="float"/>
          <table:table-cell office:value="1572866" office:value-type="float"/>
          <table:table-cell office:value="17" office:value-type="float"/>
          <table:table-cell office:value="0.0" office:value-type="float"/>
          <table:table-cell office:value="6.993602760820057" office:value-type="float"/>
          <table:table-cell office:value="0.0" office:value-type="float"/>
        </table:table-row>
      </table:table>
      <table:table table:name="2020-03-3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_population</text:p>
          </table:table-cell>
          <table:table-cell office:value-type="string">
            <text:p>city_ibge_code</text:p>
          </table:table-cell>
          <table:table-cell office:value-type="string">
            <text:p>μ_confirmed</text:p>
          </table:table-cell>
          <table:table-cell office:value-type="string">
            <text:p>confirmed_per_1mi</text:p>
          </table:table-cell>
          <table:table-cell office:value-type="string">
            <text:p>deaths_per_1mi</text:p>
          </table:table-cell>
        </table:table-row>
        <table:table-row>
          <table:table-cell office:value-type="string">
            <text:p>2020-03-31</text:p>
          </table:table-cell>
          <table:table-cell office:value-type="string">
            <text:p>AC</text:p>
          </table:table-cell>
          <table:table-cell office:value="42" office:value-type="float"/>
          <table:table-cell office:value="0" office:value-type="float"/>
          <table:table-cell office:value="881935" office:value-type="float"/>
          <table:table-cell office:value="12" office:value-type="float"/>
          <table:table-cell office:value="0.0" office:value-type="float"/>
          <table:table-cell office:value="47.622557217935565" office:value-type="float"/>
          <table:table-cell office:value="0.0" office:value-type="float"/>
        </table:table-row>
        <table:table-row>
          <table:table-cell office:value-type="string">
            <text:p>2020-03-31</text:p>
          </table:table-cell>
          <table:table-cell office:value-type="string">
            <text:p>AL</text:p>
          </table:table-cell>
          <table:table-cell office:value="18" office:value-type="float"/>
          <table:table-cell office:value="1" office:value-type="float"/>
          <table:table-cell office:value="3337357" office:value-type="float"/>
          <table:table-cell office:value="27" office:value-type="float"/>
          <table:table-cell office:value="0.05555555555555555" office:value-type="float"/>
          <table:table-cell office:value="5.393489518801855" office:value-type="float"/>
          <table:table-cell office:value="0.299638306600103" office:value-type="float"/>
        </table:table-row>
        <table:table-row>
          <table:table-cell office:value-type="string">
            <text:p>2020-03-31</text:p>
          </table:table-cell>
          <table:table-cell office:value-type="string">
            <text:p>AM</text:p>
          </table:table-cell>
          <table:table-cell office:value="175" office:value-type="float"/>
          <table:table-cell office:value="3" office:value-type="float"/>
          <table:table-cell office:value="4144597" office:value-type="float"/>
          <table:table-cell office:value="13" office:value-type="float"/>
          <table:table-cell office:value="0.017142857142857144" office:value-type="float"/>
          <table:table-cell office:value="42.22364683466209" office:value-type="float"/>
          <table:table-cell office:value="0.7238339457370644" office:value-type="float"/>
        </table:table-row>
        <table:table-row>
          <table:table-cell office:value-type="string">
            <text:p>2020-03-31</text:p>
          </table:table-cell>
          <table:table-cell office:value-type="string">
            <text:p>AP</text:p>
          </table:table-cell>
          <table:table-cell office:value="10" office:value-type="float"/>
          <table:table-cell office:value="0" office:value-type="float"/>
          <table:table-cell office:value="845731" office:value-type="float"/>
          <table:table-cell office:value="16" office:value-type="float"/>
          <table:table-cell office:value="0.0" office:value-type="float"/>
          <table:table-cell office:value="11.824090638749201" office:value-type="float"/>
          <table:table-cell office:value="0.0" office:value-type="float"/>
        </table:table-row>
        <table:table-row>
          <table:table-cell office:value-type="string">
            <text:p>2020-03-31</text:p>
          </table:table-cell>
          <table:table-cell office:value-type="string">
            <text:p>BA</text:p>
          </table:table-cell>
          <table:table-cell office:value="217" office:value-type="float"/>
          <table:table-cell office:value="2" office:value-type="float"/>
          <table:table-cell office:value="14873064" office:value-type="float"/>
          <table:table-cell office:value="29" office:value-type="float"/>
          <table:table-cell office:value="0.009216589861751152" office:value-type="float"/>
          <table:table-cell office:value="14.590134218477107" office:value-type="float"/>
          <table:table-cell office:value="0.13447128311960468" office:value-type="float"/>
        </table:table-row>
        <table:table-row>
          <table:table-cell office:value-type="string">
            <text:p>2020-03-31</text:p>
          </table:table-cell>
          <table:table-cell office:value-type="string">
            <text:p>CE</text:p>
          </table:table-cell>
          <table:table-cell office:value="401" office:value-type="float"/>
          <table:table-cell office:value="7" office:value-type="float"/>
          <table:table-cell office:value="9132078" office:value-type="float"/>
          <table:table-cell office:value="23" office:value-type="float"/>
          <table:table-cell office:value="0.017456359102244388" office:value-type="float"/>
          <table:table-cell office:value="43.911144867575594" office:value-type="float"/>
          <table:table-cell office:value="0.7665287133990752" office:value-type="float"/>
        </table:table-row>
        <table:table-row>
          <table:table-cell office:value-type="string">
            <text:p>2020-03-31</text:p>
          </table:table-cell>
          <table:table-cell office:value-type="string">
            <text:p>DF</text:p>
          </table:table-cell>
          <table:table-cell office:value="333" office:value-type="float"/>
          <table:table-cell office:value="3" office:value-type="float"/>
          <table:table-cell office:value="3015268" office:value-type="float"/>
          <table:table-cell office:value="53" office:value-type="float"/>
          <table:table-cell office:value="0.009009009009009009" office:value-type="float"/>
          <table:table-cell office:value="110.43794448785316" office:value-type="float"/>
          <table:table-cell office:value="0.9949364368275059" office:value-type="float"/>
        </table:table-row>
        <table:table-row>
          <table:table-cell office:value-type="string">
            <text:p>2020-03-31</text:p>
          </table:table-cell>
          <table:table-cell office:value-type="string">
            <text:p>ES</text:p>
          </table:table-cell>
          <table:table-cell office:value="97" office:value-type="float"/>
          <table:table-cell office:value="0" office:value-type="float"/>
          <table:table-cell office:value="4018650" office:value-type="float"/>
          <table:table-cell office:value="32" office:value-type="float"/>
          <table:table-cell office:value="0.0" office:value-type="float"/>
          <table:table-cell office:value="24.137459096960423" office:value-type="float"/>
          <table:table-cell office:value="0.0" office:value-type="float"/>
        </table:table-row>
        <table:table-row>
          <table:table-cell office:value-type="string">
            <text:p>2020-03-31</text:p>
          </table:table-cell>
          <table:table-cell office:value-type="string">
            <text:p>GO</text:p>
          </table:table-cell>
          <table:table-cell office:value="65" office:value-type="float"/>
          <table:table-cell office:value="1" office:value-type="float"/>
          <table:table-cell office:value="7018354" office:value-type="float"/>
          <table:table-cell office:value="52" office:value-type="float"/>
          <table:table-cell office:value="0.015384615384615385" office:value-type="float"/>
          <table:table-cell office:value="9.261430814119663" office:value-type="float"/>
          <table:table-cell office:value="0.14248355098645638" office:value-type="float"/>
        </table:table-row>
        <table:table-row>
          <table:table-cell office:value-type="string">
            <text:p>2020-03-31</text:p>
          </table:table-cell>
          <table:table-cell office:value-type="string">
            <text:p>MA</text:p>
          </table:table-cell>
          <table:table-cell office:value="51" office:value-type="float"/>
          <table:table-cell office:value="1" office:value-type="float"/>
          <table:table-cell office:value="7075181" office:value-type="float"/>
          <table:table-cell office:value="21" office:value-type="float"/>
          <table:table-cell office:value="0.0196078431372549" office:value-type="float"/>
          <table:table-cell office:value="7.208296155250304" office:value-type="float"/>
          <table:table-cell office:value="0.14133914029902556" office:value-type="float"/>
        </table:table-row>
        <table:table-row>
          <table:table-cell office:value-type="string">
            <text:p>2020-03-31</text:p>
          </table:table-cell>
          <table:table-cell office:value-type="string">
            <text:p>MG</text:p>
          </table:table-cell>
          <table:table-cell office:value="275" office:value-type="float"/>
          <table:table-cell office:value="2" office:value-type="float"/>
          <table:table-cell office:value="21168791" office:value-type="float"/>
          <table:table-cell office:value="31" office:value-type="float"/>
          <table:table-cell office:value="0.007272727272727273" office:value-type="float"/>
          <table:table-cell office:value="12.990822196695126" office:value-type="float"/>
          <table:table-cell office:value="0.09447870688505546" office:value-type="float"/>
        </table:table-row>
        <table:table-row>
          <table:table-cell office:value-type="string">
            <text:p>2020-03-31</text:p>
          </table:table-cell>
          <table:table-cell office:value-type="string">
            <text:p>MS</text:p>
          </table:table-cell>
          <table:table-cell office:value="48" office:value-type="float"/>
          <table:table-cell office:value="1" office:value-type="float"/>
          <table:table-cell office:value="2778986" office:value-type="float"/>
          <table:table-cell office:value="50" office:value-type="float"/>
          <table:table-cell office:value="0.020833333333333332" office:value-type="float"/>
          <table:table-cell office:value="17.272487158985328" office:value-type="float"/>
          <table:table-cell office:value="0.359843482478861" office:value-type="float"/>
        </table:table-row>
        <table:table-row>
          <table:table-cell office:value-type="string">
            <text:p>2020-03-31</text:p>
          </table:table-cell>
          <table:table-cell office:value-type="string">
            <text:p>MT</text:p>
          </table:table-cell>
          <table:table-cell office:value="25" office:value-type="float"/>
          <table:table-cell office:value="0" office:value-type="float"/>
          <table:table-cell office:value="3484466" office:value-type="float"/>
          <table:table-cell office:value="51" office:value-type="float"/>
          <table:table-cell office:value="0.0" office:value-type="float"/>
          <table:table-cell office:value="7.1747005136511595" office:value-type="float"/>
          <table:table-cell office:value="0.0" office:value-type="float"/>
        </table:table-row>
        <table:table-row>
          <table:table-cell office:value-type="string">
            <text:p>2020-03-31</text:p>
          </table:table-cell>
          <table:table-cell office:value-type="string">
            <text:p>PA</text:p>
          </table:table-cell>
          <table:table-cell office:value="34" office:value-type="float"/>
          <table:table-cell office:value="0" office:value-type="float"/>
          <table:table-cell office:value="8602865" office:value-type="float"/>
          <table:table-cell office:value="15" office:value-type="float"/>
          <table:table-cell office:value="0.0" office:value-type="float"/>
          <table:table-cell office:value="3.952171747435302" office:value-type="float"/>
          <table:table-cell office:value="0.0" office:value-type="float"/>
        </table:table-row>
        <table:table-row>
          <table:table-cell office:value-type="string">
            <text:p>2020-03-31</text:p>
          </table:table-cell>
          <table:table-cell office:value-type="string">
            <text:p>PB</text:p>
          </table:table-cell>
          <table:table-cell office:value="18" office:value-type="float"/>
          <table:table-cell office:value="1" office:value-type="float"/>
          <table:table-cell office:value="4018127" office:value-type="float"/>
          <table:table-cell office:value="25" office:value-type="float"/>
          <table:table-cell office:value="0.05555555555555555" office:value-type="float"/>
          <table:table-cell office:value="4.479699123497092" office:value-type="float"/>
          <table:table-cell office:value="0.24887217352761623" office:value-type="float"/>
        </table:table-row>
        <table:table-row>
          <table:table-cell office:value-type="string">
            <text:p>2020-03-31</text:p>
          </table:table-cell>
          <table:table-cell office:value-type="string">
            <text:p>PE</text:p>
          </table:table-cell>
          <table:table-cell office:value="87" office:value-type="float"/>
          <table:table-cell office:value="6" office:value-type="float"/>
          <table:table-cell office:value="9557071" office:value-type="float"/>
          <table:table-cell office:value="26" office:value-type="float"/>
          <table:table-cell office:value="0.06896551724137931" office:value-type="float"/>
          <table:table-cell office:value="9.103207457598673" office:value-type="float"/>
          <table:table-cell office:value="0.6278074108688739" office:value-type="float"/>
        </table:table-row>
        <table:table-row>
          <table:table-cell office:value-type="string">
            <text:p>2020-03-31</text:p>
          </table:table-cell>
          <table:table-cell office:value-type="string">
            <text:p>PI</text:p>
          </table:table-cell>
          <table:table-cell office:value="18" office:value-type="float"/>
          <table:table-cell office:value="4" office:value-type="float"/>
          <table:table-cell office:value="3273227" office:value-type="float"/>
          <table:table-cell office:value="22" office:value-type="float"/>
          <table:table-cell office:value="0.2222222222222222" office:value-type="float"/>
          <table:table-cell office:value="5.499160308771741" office:value-type="float"/>
          <table:table-cell office:value="1.222035624171498" office:value-type="float"/>
        </table:table-row>
        <table:table-row>
          <table:table-cell office:value-type="string">
            <text:p>2020-03-31</text:p>
          </table:table-cell>
          <table:table-cell office:value-type="string">
            <text:p>PR</text:p>
          </table:table-cell>
          <table:table-cell office:value="185" office:value-type="float"/>
          <table:table-cell office:value="3" office:value-type="float"/>
          <table:table-cell office:value="11433957" office:value-type="float"/>
          <table:table-cell office:value="41" office:value-type="float"/>
          <table:table-cell office:value="0.016216216216216217" office:value-type="float"/>
          <table:table-cell office:value="16.179875435949253" office:value-type="float"/>
          <table:table-cell office:value="0.2623763584207987" office:value-type="float"/>
        </table:table-row>
        <table:table-row>
          <table:table-cell office:value-type="string">
            <text:p>2020-03-31</text:p>
          </table:table-cell>
          <table:table-cell office:value-type="string">
            <text:p>RJ</text:p>
          </table:table-cell>
          <table:table-cell office:value="708" office:value-type="float"/>
          <table:table-cell office:value="23" office:value-type="float"/>
          <table:table-cell office:value="17264943" office:value-type="float"/>
          <table:table-cell office:value="33" office:value-type="float"/>
          <table:table-cell office:value="0.03248587570621469" office:value-type="float"/>
          <table:table-cell office:value="41.007954674394234" office:value-type="float"/>
          <table:table-cell office:value="1.3321793185184567" office:value-type="float"/>
        </table:table-row>
        <table:table-row>
          <table:table-cell office:value-type="string">
            <text:p>2020-03-31</text:p>
          </table:table-cell>
          <table:table-cell office:value-type="string">
            <text:p>RN</text:p>
          </table:table-cell>
          <table:table-cell office:value="82" office:value-type="float"/>
          <table:table-cell office:value="1" office:value-type="float"/>
          <table:table-cell office:value="3506853" office:value-type="float"/>
          <table:table-cell office:value="24" office:value-type="float"/>
          <table:table-cell office:value="0.012195121951219513" office:value-type="float"/>
          <table:table-cell office:value="23.38278792980487" office:value-type="float"/>
          <table:table-cell office:value="0.285155950363474" office:value-type="float"/>
        </table:table-row>
        <table:table-row>
          <table:table-cell office:value-type="string">
            <text:p>2020-03-31</text:p>
          </table:table-cell>
          <table:table-cell office:value-type="string">
            <text:p>RO</text:p>
          </table:table-cell>
          <table:table-cell office:value="9" office:value-type="float"/>
          <table:table-cell office:value="1" office:value-type="float"/>
          <table:table-cell office:value="1777225" office:value-type="float"/>
          <table:table-cell office:value="11" office:value-type="float"/>
          <table:table-cell office:value="0.1111111111111111" office:value-type="float"/>
          <table:table-cell office:value="5.064074610699264" office:value-type="float"/>
          <table:table-cell office:value="0.5626749567443627" office:value-type="float"/>
        </table:table-row>
        <table:table-row>
          <table:table-cell office:value-type="string">
            <text:p>2020-03-31</text:p>
          </table:table-cell>
          <table:table-cell office:value-type="string">
            <text:p>RR</text:p>
          </table:table-cell>
          <table:table-cell office:value="16" office:value-type="float"/>
          <table:table-cell office:value="0" office:value-type="float"/>
          <table:table-cell office:value="605761" office:value-type="float"/>
          <table:table-cell office:value="14" office:value-type="float"/>
          <table:table-cell office:value="0.0" office:value-type="float"/>
          <table:table-cell office:value="26.41305729487372" office:value-type="float"/>
          <table:table-cell office:value="0.0" office:value-type="float"/>
        </table:table-row>
        <table:table-row>
          <table:table-cell office:value-type="string">
            <text:p>2020-03-31</text:p>
          </table:table-cell>
          <table:table-cell office:value-type="string">
            <text:p>RS</text:p>
          </table:table-cell>
          <table:table-cell office:value="305" office:value-type="float"/>
          <table:table-cell office:value="4" office:value-type="float"/>
          <table:table-cell office:value="11377239" office:value-type="float"/>
          <table:table-cell office:value="43" office:value-type="float"/>
          <table:table-cell office:value="0.013114754098360656" office:value-type="float"/>
          <table:table-cell office:value="26.807910073788552" office:value-type="float"/>
          <table:table-cell office:value="0.3515791485087023" office:value-type="float"/>
        </table:table-row>
        <table:table-row>
          <table:table-cell office:value-type="string">
            <text:p>2020-03-31</text:p>
          </table:table-cell>
          <table:table-cell office:value-type="string">
            <text:p>SC</text:p>
          </table:table-cell>
          <table:table-cell office:value="235" office:value-type="float"/>
          <table:table-cell office:value="2" office:value-type="float"/>
          <table:table-cell office:value="7164788" office:value-type="float"/>
          <table:table-cell office:value="42" office:value-type="float"/>
          <table:table-cell office:value="0.00851063829787234" office:value-type="float"/>
          <table:table-cell office:value="32.79929566652914" office:value-type="float"/>
          <table:table-cell office:value="0.2791429418428012" office:value-type="float"/>
        </table:table-row>
        <table:table-row>
          <table:table-cell office:value-type="string">
            <text:p>2020-03-31</text:p>
          </table:table-cell>
          <table:table-cell office:value-type="string">
            <text:p>SE</text:p>
          </table:table-cell>
          <table:table-cell office:value="19" office:value-type="float"/>
          <table:table-cell office:value="0" office:value-type="float"/>
          <table:table-cell office:value="2298696" office:value-type="float"/>
          <table:table-cell office:value="28" office:value-type="float"/>
          <table:table-cell office:value="0.0" office:value-type="float"/>
          <table:table-cell office:value="8.265555775970377" office:value-type="float"/>
          <table:table-cell office:value="0.0" office:value-type="float"/>
        </table:table-row>
        <table:table-row>
          <table:table-cell office:value-type="string">
            <text:p>2020-03-31</text:p>
          </table:table-cell>
          <table:table-cell office:value-type="string">
            <text:p>SP</text:p>
          </table:table-cell>
          <table:table-cell office:value="2339" office:value-type="float"/>
          <table:table-cell office:value="136" office:value-type="float"/>
          <table:table-cell office:value="45919049" office:value-type="float"/>
          <table:table-cell office:value="35" office:value-type="float"/>
          <table:table-cell office:value="0.05814450619923044" office:value-type="float"/>
          <table:table-cell office:value="50.937466061198265" office:value-type="float"/>
          <table:table-cell office:value="2.9617338111684326" office:value-type="float"/>
        </table:table-row>
        <table:table-row>
          <table:table-cell office:value-type="string">
            <text:p>2020-03-31</text:p>
          </table:table-cell>
          <table:table-cell office:value-type="string">
            <text:p>TO</text:p>
          </table:table-cell>
          <table:table-cell office:value="12" office:value-type="float"/>
          <table:table-cell office:value="0" office:value-type="float"/>
          <table:table-cell office:value="1572866" office:value-type="float"/>
          <table:table-cell office:value="17" office:value-type="float"/>
          <table:table-cell office:value="0.0" office:value-type="float"/>
          <table:table-cell office:value="7.629384829985517" office:value-type="float"/>
          <table:table-cell office:value="0.0" office:value-type="float"/>
        </table:table-row>
      </table:table>
      <table:table table:name="2020-04-0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_population</text:p>
          </table:table-cell>
          <table:table-cell office:value-type="string">
            <text:p>city_ibge_code</text:p>
          </table:table-cell>
          <table:table-cell office:value-type="string">
            <text:p>μ_confirmed</text:p>
          </table:table-cell>
          <table:table-cell office:value-type="string">
            <text:p>confirmed_per_1mi</text:p>
          </table:table-cell>
          <table:table-cell office:value-type="string">
            <text:p>deaths_per_1mi</text:p>
          </table:table-cell>
        </table:table-row>
        <table:table-row>
          <table:table-cell office:value-type="string">
            <text:p>2020-04-01</text:p>
          </table:table-cell>
          <table:table-cell office:value-type="string">
            <text:p>AC</text:p>
          </table:table-cell>
          <table:table-cell office:value="43" office:value-type="float"/>
          <table:table-cell office:value="0" office:value-type="float"/>
          <table:table-cell office:value="881935" office:value-type="float"/>
          <table:table-cell office:value="12" office:value-type="float"/>
          <table:table-cell office:value="0.0" office:value-type="float"/>
          <table:table-cell office:value="48.75642762788641" office:value-type="float"/>
          <table:table-cell office:value="0.0" office:value-type="float"/>
        </table:table-row>
        <table:table-row>
          <table:table-cell office:value-type="string">
            <text:p>2020-04-01</text:p>
          </table:table-cell>
          <table:table-cell office:value-type="string">
            <text:p>AL</text:p>
          </table:table-cell>
          <table:table-cell office:value="18" office:value-type="float"/>
          <table:table-cell office:value="1" office:value-type="float"/>
          <table:table-cell office:value="3337357" office:value-type="float"/>
          <table:table-cell office:value="27" office:value-type="float"/>
          <table:table-cell office:value="0.05555555555555555" office:value-type="float"/>
          <table:table-cell office:value="5.393489518801855" office:value-type="float"/>
          <table:table-cell office:value="0.299638306600103" office:value-type="float"/>
        </table:table-row>
        <table:table-row>
          <table:table-cell office:value-type="string">
            <text:p>2020-04-01</text:p>
          </table:table-cell>
          <table:table-cell office:value-type="string">
            <text:p>AM</text:p>
          </table:table-cell>
          <table:table-cell office:value="200" office:value-type="float"/>
          <table:table-cell office:value="3" office:value-type="float"/>
          <table:table-cell office:value="4144597" office:value-type="float"/>
          <table:table-cell office:value="13" office:value-type="float"/>
          <table:table-cell office:value="0.015" office:value-type="float"/>
          <table:table-cell office:value="48.25559638247096" office:value-type="float"/>
          <table:table-cell office:value="0.7238339457370644" office:value-type="float"/>
        </table:table-row>
        <table:table-row>
          <table:table-cell office:value-type="string">
            <text:p>2020-04-01</text:p>
          </table:table-cell>
          <table:table-cell office:value-type="string">
            <text:p>AP</text:p>
          </table:table-cell>
          <table:table-cell office:value="11" office:value-type="float"/>
          <table:table-cell office:value="0" office:value-type="float"/>
          <table:table-cell office:value="845731" office:value-type="float"/>
          <table:table-cell office:value="16" office:value-type="float"/>
          <table:table-cell office:value="0.0" office:value-type="float"/>
          <table:table-cell office:value="13.00649970262412" office:value-type="float"/>
          <table:table-cell office:value="0.0" office:value-type="float"/>
        </table:table-row>
        <table:table-row>
          <table:table-cell office:value-type="string">
            <text:p>2020-04-01</text:p>
          </table:table-cell>
          <table:table-cell office:value-type="string">
            <text:p>BA</text:p>
          </table:table-cell>
          <table:table-cell office:value="246" office:value-type="float"/>
          <table:table-cell office:value="2" office:value-type="float"/>
          <table:table-cell office:value="14873064" office:value-type="float"/>
          <table:table-cell office:value="29" office:value-type="float"/>
          <table:table-cell office:value="0.008130081300813009" office:value-type="float"/>
          <table:table-cell office:value="16.539967823711375" office:value-type="float"/>
          <table:table-cell office:value="0.13447128311960468" office:value-type="float"/>
        </table:table-row>
        <table:table-row>
          <table:table-cell office:value-type="string">
            <text:p>2020-04-01</text:p>
          </table:table-cell>
          <table:table-cell office:value-type="string">
            <text:p>CE</text:p>
          </table:table-cell>
          <table:table-cell office:value="445" office:value-type="float"/>
          <table:table-cell office:value="9" office:value-type="float"/>
          <table:table-cell office:value="9132078" office:value-type="float"/>
          <table:table-cell office:value="23" office:value-type="float"/>
          <table:table-cell office:value="0.020224719101123594" office:value-type="float"/>
          <table:table-cell office:value="48.72932535179835" office:value-type="float"/>
          <table:table-cell office:value="0.9855369172273825" office:value-type="float"/>
        </table:table-row>
        <table:table-row>
          <table:table-cell office:value-type="string">
            <text:p>2020-04-01</text:p>
          </table:table-cell>
          <table:table-cell office:value-type="string">
            <text:p>DF</text:p>
          </table:table-cell>
          <table:table-cell office:value="370" office:value-type="float"/>
          <table:table-cell office:value="4" office:value-type="float"/>
          <table:table-cell office:value="3015268" office:value-type="float"/>
          <table:table-cell office:value="53" office:value-type="float"/>
          <table:table-cell office:value="0.010810810810810811" office:value-type="float"/>
          <table:table-cell office:value="122.70882720872572" office:value-type="float"/>
          <table:table-cell office:value="1.3265819157700078" office:value-type="float"/>
        </table:table-row>
        <table:table-row>
          <table:table-cell office:value-type="string">
            <text:p>2020-04-01</text:p>
          </table:table-cell>
          <table:table-cell office:value-type="string">
            <text:p>ES</text:p>
          </table:table-cell>
          <table:table-cell office:value="120" office:value-type="float"/>
          <table:table-cell office:value="0" office:value-type="float"/>
          <table:table-cell office:value="4018650" office:value-type="float"/>
          <table:table-cell office:value="32" office:value-type="float"/>
          <table:table-cell office:value="0.0" office:value-type="float"/>
          <table:table-cell office:value="29.860774140569593" office:value-type="float"/>
          <table:table-cell office:value="0.0" office:value-type="float"/>
        </table:table-row>
        <table:table-row>
          <table:table-cell office:value-type="string">
            <text:p>2020-04-01</text:p>
          </table:table-cell>
          <table:table-cell office:value-type="string">
            <text:p>GO</text:p>
          </table:table-cell>
          <table:table-cell office:value="73" office:value-type="float"/>
          <table:table-cell office:value="1" office:value-type="float"/>
          <table:table-cell office:value="7018354" office:value-type="float"/>
          <table:table-cell office:value="52" office:value-type="float"/>
          <table:table-cell office:value="0.0136986301369863" office:value-type="float"/>
          <table:table-cell office:value="10.401299222011314" office:value-type="float"/>
          <table:table-cell office:value="0.14248355098645638" office:value-type="float"/>
        </table:table-row>
        <table:table-row>
          <table:table-cell office:value-type="string">
            <text:p>2020-04-01</text:p>
          </table:table-cell>
          <table:table-cell office:value-type="string">
            <text:p>MA</text:p>
          </table:table-cell>
          <table:table-cell office:value="70" office:value-type="float"/>
          <table:table-cell office:value="1" office:value-type="float"/>
          <table:table-cell office:value="7075181" office:value-type="float"/>
          <table:table-cell office:value="21" office:value-type="float"/>
          <table:table-cell office:value="0.014285714285714285" office:value-type="float"/>
          <table:table-cell office:value="9.89373982093179" office:value-type="float"/>
          <table:table-cell office:value="0.14133914029902556" office:value-type="float"/>
        </table:table-row>
        <table:table-row>
          <table:table-cell office:value-type="string">
            <text:p>2020-04-01</text:p>
          </table:table-cell>
          <table:table-cell office:value-type="string">
            <text:p>MG</text:p>
          </table:table-cell>
          <table:table-cell office:value="314" office:value-type="float"/>
          <table:table-cell office:value="3" office:value-type="float"/>
          <table:table-cell office:value="21168791" office:value-type="float"/>
          <table:table-cell office:value="31" office:value-type="float"/>
          <table:table-cell office:value="0.009554140127388535" office:value-type="float"/>
          <table:table-cell office:value="14.833156980953706" office:value-type="float"/>
          <table:table-cell office:value="0.1417180603275832" office:value-type="float"/>
        </table:table-row>
        <table:table-row>
          <table:table-cell office:value-type="string">
            <text:p>2020-04-01</text:p>
          </table:table-cell>
          <table:table-cell office:value-type="string">
            <text:p>MS</text:p>
          </table:table-cell>
          <table:table-cell office:value="51" office:value-type="float"/>
          <table:table-cell office:value="1" office:value-type="float"/>
          <table:table-cell office:value="2778986" office:value-type="float"/>
          <table:table-cell office:value="50" office:value-type="float"/>
          <table:table-cell office:value="0.0196078431372549" office:value-type="float"/>
          <table:table-cell office:value="18.35201760642191" office:value-type="float"/>
          <table:table-cell office:value="0.359843482478861" office:value-type="float"/>
        </table:table-row>
        <table:table-row>
          <table:table-cell office:value-type="string">
            <text:p>2020-04-01</text:p>
          </table:table-cell>
          <table:table-cell office:value-type="string">
            <text:p>MT</text:p>
          </table:table-cell>
          <table:table-cell office:value="28" office:value-type="float"/>
          <table:table-cell office:value="0" office:value-type="float"/>
          <table:table-cell office:value="3484466" office:value-type="float"/>
          <table:table-cell office:value="51" office:value-type="float"/>
          <table:table-cell office:value="0.0" office:value-type="float"/>
          <table:table-cell office:value="8.035664575289298" office:value-type="float"/>
          <table:table-cell office:value="0.0" office:value-type="float"/>
        </table:table-row>
        <table:table-row>
          <table:table-cell office:value-type="string">
            <text:p>2020-04-01</text:p>
          </table:table-cell>
          <table:table-cell office:value-type="string">
            <text:p>PA</text:p>
          </table:table-cell>
          <table:table-cell office:value="41" office:value-type="float"/>
          <table:table-cell office:value="1" office:value-type="float"/>
          <table:table-cell office:value="8602865" office:value-type="float"/>
          <table:table-cell office:value="15" office:value-type="float"/>
          <table:table-cell office:value="0.024390243902439025" office:value-type="float"/>
          <table:table-cell office:value="4.765854166024923" office:value-type="float"/>
          <table:table-cell office:value="0.116240345512803" office:value-type="float"/>
        </table:table-row>
        <table:table-row>
          <table:table-cell office:value-type="string">
            <text:p>2020-04-01</text:p>
          </table:table-cell>
          <table:table-cell office:value-type="string">
            <text:p>PB</text:p>
          </table:table-cell>
          <table:table-cell office:value="21" office:value-type="float"/>
          <table:table-cell office:value="1" office:value-type="float"/>
          <table:table-cell office:value="4018127" office:value-type="float"/>
          <table:table-cell office:value="25" office:value-type="float"/>
          <table:table-cell office:value="0.047619047619047616" office:value-type="float"/>
          <table:table-cell office:value="5.226315644079941" office:value-type="float"/>
          <table:table-cell office:value="0.24887217352761623" office:value-type="float"/>
        </table:table-row>
        <table:table-row>
          <table:table-cell office:value-type="string">
            <text:p>2020-04-01</text:p>
          </table:table-cell>
          <table:table-cell office:value-type="string">
            <text:p>PE</text:p>
          </table:table-cell>
          <table:table-cell office:value="95" office:value-type="float"/>
          <table:table-cell office:value="8" office:value-type="float"/>
          <table:table-cell office:value="9557071" office:value-type="float"/>
          <table:table-cell office:value="26" office:value-type="float"/>
          <table:table-cell office:value="0.08421052631578947" office:value-type="float"/>
          <table:table-cell office:value="9.940284005423837" office:value-type="float"/>
          <table:table-cell office:value="0.8370765478251653" office:value-type="float"/>
        </table:table-row>
        <table:table-row>
          <table:table-cell office:value-type="string">
            <text:p>2020-04-01</text:p>
          </table:table-cell>
          <table:table-cell office:value-type="string">
            <text:p>PI</text:p>
          </table:table-cell>
          <table:table-cell office:value="19" office:value-type="float"/>
          <table:table-cell office:value="4" office:value-type="float"/>
          <table:table-cell office:value="3273227" office:value-type="float"/>
          <table:table-cell office:value="22" office:value-type="float"/>
          <table:table-cell office:value="0.21052631578947367" office:value-type="float"/>
          <table:table-cell office:value="5.8046692148146155" office:value-type="float"/>
          <table:table-cell office:value="1.222035624171498" office:value-type="float"/>
        </table:table-row>
        <table:table-row>
          <table:table-cell office:value-type="string">
            <text:p>2020-04-01</text:p>
          </table:table-cell>
          <table:table-cell office:value-type="string">
            <text:p>PR</text:p>
          </table:table-cell>
          <table:table-cell office:value="229" office:value-type="float"/>
          <table:table-cell office:value="3" office:value-type="float"/>
          <table:table-cell office:value="11433957" office:value-type="float"/>
          <table:table-cell office:value="41" office:value-type="float"/>
          <table:table-cell office:value="0.013100436681222707" office:value-type="float"/>
          <table:table-cell office:value="20.028062026120967" office:value-type="float"/>
          <table:table-cell office:value="0.2623763584207987" office:value-type="float"/>
        </table:table-row>
        <table:table-row>
          <table:table-cell office:value-type="string">
            <text:p>2020-04-01</text:p>
          </table:table-cell>
          <table:table-cell office:value-type="string">
            <text:p>RJ</text:p>
          </table:table-cell>
          <table:table-cell office:value="832" office:value-type="float"/>
          <table:table-cell office:value="28" office:value-type="float"/>
          <table:table-cell office:value="17264943" office:value-type="float"/>
          <table:table-cell office:value="33" office:value-type="float"/>
          <table:table-cell office:value="0.03365384615384615" office:value-type="float"/>
          <table:table-cell office:value="48.19013882640678" office:value-type="float"/>
          <table:table-cell office:value="1.6217835181963822" office:value-type="float"/>
        </table:table-row>
        <table:table-row>
          <table:table-cell office:value-type="string">
            <text:p>2020-04-01</text:p>
          </table:table-cell>
          <table:table-cell office:value-type="string">
            <text:p>RN</text:p>
          </table:table-cell>
          <table:table-cell office:value="92" office:value-type="float"/>
          <table:table-cell office:value="2" office:value-type="float"/>
          <table:table-cell office:value="3506853" office:value-type="float"/>
          <table:table-cell office:value="24" office:value-type="float"/>
          <table:table-cell office:value="0.021739130434782608" office:value-type="float"/>
          <table:table-cell office:value="26.234347433439613" office:value-type="float"/>
          <table:table-cell office:value="0.570311900726948" office:value-type="float"/>
        </table:table-row>
        <table:table-row>
          <table:table-cell office:value-type="string">
            <text:p>2020-04-01</text:p>
          </table:table-cell>
          <table:table-cell office:value-type="string">
            <text:p>RO</text:p>
          </table:table-cell>
          <table:table-cell office:value="9" office:value-type="float"/>
          <table:table-cell office:value="1" office:value-type="float"/>
          <table:table-cell office:value="1777225" office:value-type="float"/>
          <table:table-cell office:value="11" office:value-type="float"/>
          <table:table-cell office:value="0.1111111111111111" office:value-type="float"/>
          <table:table-cell office:value="5.064074610699264" office:value-type="float"/>
          <table:table-cell office:value="0.5626749567443627" office:value-type="float"/>
        </table:table-row>
        <table:table-row>
          <table:table-cell office:value-type="string">
            <text:p>2020-04-01</text:p>
          </table:table-cell>
          <table:table-cell office:value-type="string">
            <text:p>RR</text:p>
          </table:table-cell>
          <table:table-cell office:value="26" office:value-type="float"/>
          <table:table-cell office:value="0" office:value-type="float"/>
          <table:table-cell office:value="605761" office:value-type="float"/>
          <table:table-cell office:value="14" office:value-type="float"/>
          <table:table-cell office:value="0.0" office:value-type="float"/>
          <table:table-cell office:value="42.921218104169796" office:value-type="float"/>
          <table:table-cell office:value="0.0" office:value-type="float"/>
        </table:table-row>
        <table:table-row>
          <table:table-cell office:value-type="string">
            <text:p>2020-04-01</text:p>
          </table:table-cell>
          <table:table-cell office:value-type="string">
            <text:p>RS</text:p>
          </table:table-cell>
          <table:table-cell office:value="316" office:value-type="float"/>
          <table:table-cell office:value="5" office:value-type="float"/>
          <table:table-cell office:value="11377239" office:value-type="float"/>
          <table:table-cell office:value="43" office:value-type="float"/>
          <table:table-cell office:value="0.015822784810126583" office:value-type="float"/>
          <table:table-cell office:value="27.774752732187483" office:value-type="float"/>
          <table:table-cell office:value="0.4394739356358779" office:value-type="float"/>
        </table:table-row>
        <table:table-row>
          <table:table-cell office:value-type="string">
            <text:p>2020-04-01</text:p>
          </table:table-cell>
          <table:table-cell office:value-type="string">
            <text:p>SC</text:p>
          </table:table-cell>
          <table:table-cell office:value="247" office:value-type="float"/>
          <table:table-cell office:value="2" office:value-type="float"/>
          <table:table-cell office:value="7164788" office:value-type="float"/>
          <table:table-cell office:value="42" office:value-type="float"/>
          <table:table-cell office:value="0.008097165991902834" office:value-type="float"/>
          <table:table-cell office:value="34.47415331758595" office:value-type="float"/>
          <table:table-cell office:value="0.2791429418428012" office:value-type="float"/>
        </table:table-row>
        <table:table-row>
          <table:table-cell office:value-type="string">
            <text:p>2020-04-01</text:p>
          </table:table-cell>
          <table:table-cell office:value-type="string">
            <text:p>SE</text:p>
          </table:table-cell>
          <table:table-cell office:value="22" office:value-type="float"/>
          <table:table-cell office:value="0" office:value-type="float"/>
          <table:table-cell office:value="2298696" office:value-type="float"/>
          <table:table-cell office:value="28" office:value-type="float"/>
          <table:table-cell office:value="0.0" office:value-type="float"/>
          <table:table-cell office:value="9.570643530070962" office:value-type="float"/>
          <table:table-cell office:value="0.0" office:value-type="float"/>
        </table:table-row>
        <table:table-row>
          <table:table-cell office:value-type="string">
            <text:p>2020-04-01</text:p>
          </table:table-cell>
          <table:table-cell office:value-type="string">
            <text:p>SP</text:p>
          </table:table-cell>
          <table:table-cell office:value="2981" office:value-type="float"/>
          <table:table-cell office:value="164" office:value-type="float"/>
          <table:table-cell office:value="45919049" office:value-type="float"/>
          <table:table-cell office:value="35" office:value-type="float"/>
          <table:table-cell office:value="0.05501509560550151" office:value-type="float"/>
          <table:table-cell office:value="64.91859184627278" office:value-type="float"/>
          <table:table-cell office:value="3.5715025369972273" office:value-type="float"/>
        </table:table-row>
        <table:table-row>
          <table:table-cell office:value-type="string">
            <text:p>2020-04-01</text:p>
          </table:table-cell>
          <table:table-cell office:value-type="string">
            <text:p>TO</text:p>
          </table:table-cell>
          <table:table-cell office:value="12" office:value-type="float"/>
          <table:table-cell office:value="0" office:value-type="float"/>
          <table:table-cell office:value="1572866" office:value-type="float"/>
          <table:table-cell office:value="17" office:value-type="float"/>
          <table:table-cell office:value="0.0" office:value-type="float"/>
          <table:table-cell office:value="7.629384829985517" office:value-type="float"/>
          <table:table-cell office:value="0.0" office:value-type="float"/>
        </table:table-row>
      </table:table>
      <table:table table:name="2020-04-02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_population</text:p>
          </table:table-cell>
          <table:table-cell office:value-type="string">
            <text:p>city_ibge_code</text:p>
          </table:table-cell>
          <table:table-cell office:value-type="string">
            <text:p>μ_confirmed</text:p>
          </table:table-cell>
          <table:table-cell office:value-type="string">
            <text:p>confirmed_per_1mi</text:p>
          </table:table-cell>
          <table:table-cell office:value-type="string">
            <text:p>deaths_per_1mi</text:p>
          </table:table-cell>
        </table:table-row>
        <table:table-row>
          <table:table-cell office:value-type="string">
            <text:p>2020-04-02</text:p>
          </table:table-cell>
          <table:table-cell office:value-type="string">
            <text:p>AC</text:p>
          </table:table-cell>
          <table:table-cell office:value="45" office:value-type="float"/>
          <table:table-cell office:value="0" office:value-type="float"/>
          <table:table-cell office:value="881935" office:value-type="float"/>
          <table:table-cell office:value="12" office:value-type="float"/>
          <table:table-cell office:value="0.0" office:value-type="float"/>
          <table:table-cell office:value="51.0241684477881" office:value-type="float"/>
          <table:table-cell office:value="0.0" office:value-type="float"/>
        </table:table-row>
        <table:table-row>
          <table:table-cell office:value-type="string">
            <text:p>2020-04-02</text:p>
          </table:table-cell>
          <table:table-cell office:value-type="string">
            <text:p>AL</text:p>
          </table:table-cell>
          <table:table-cell office:value="18" office:value-type="float"/>
          <table:table-cell office:value="1" office:value-type="float"/>
          <table:table-cell office:value="3337357" office:value-type="float"/>
          <table:table-cell office:value="27" office:value-type="float"/>
          <table:table-cell office:value="0.05555555555555555" office:value-type="float"/>
          <table:table-cell office:value="5.393489518801855" office:value-type="float"/>
          <table:table-cell office:value="0.299638306600103" office:value-type="float"/>
        </table:table-row>
        <table:table-row>
          <table:table-cell office:value-type="string">
            <text:p>2020-04-02</text:p>
          </table:table-cell>
          <table:table-cell office:value-type="string">
            <text:p>AM</text:p>
          </table:table-cell>
          <table:table-cell office:value="229" office:value-type="float"/>
          <table:table-cell office:value="3" office:value-type="float"/>
          <table:table-cell office:value="4144597" office:value-type="float"/>
          <table:table-cell office:value="13" office:value-type="float"/>
          <table:table-cell office:value="0.013100436681222707" office:value-type="float"/>
          <table:table-cell office:value="55.25265785792925" office:value-type="float"/>
          <table:table-cell office:value="0.7238339457370644" office:value-type="float"/>
        </table:table-row>
        <table:table-row>
          <table:table-cell office:value-type="string">
            <text:p>2020-04-02</text:p>
          </table:table-cell>
          <table:table-cell office:value-type="string">
            <text:p>AP</text:p>
          </table:table-cell>
          <table:table-cell office:value="12" office:value-type="float"/>
          <table:table-cell office:value="0" office:value-type="float"/>
          <table:table-cell office:value="845731" office:value-type="float"/>
          <table:table-cell office:value="16" office:value-type="float"/>
          <table:table-cell office:value="0.0" office:value-type="float"/>
          <table:table-cell office:value="14.18890876649904" office:value-type="float"/>
          <table:table-cell office:value="0.0" office:value-type="float"/>
        </table:table-row>
        <table:table-row>
          <table:table-cell office:value-type="string">
            <text:p>2020-04-02</text:p>
          </table:table-cell>
          <table:table-cell office:value-type="string">
            <text:p>BA</text:p>
          </table:table-cell>
          <table:table-cell office:value="267" office:value-type="float"/>
          <table:table-cell office:value="3" office:value-type="float"/>
          <table:table-cell office:value="14873064" office:value-type="float"/>
          <table:table-cell office:value="29" office:value-type="float"/>
          <table:table-cell office:value="0.011235955056179775" office:value-type="float"/>
          <table:table-cell office:value="17.951916296467225" office:value-type="float"/>
          <table:table-cell office:value="0.201706924679407" office:value-type="float"/>
        </table:table-row>
        <table:table-row>
          <table:table-cell office:value-type="string">
            <text:p>2020-04-02</text:p>
          </table:table-cell>
          <table:table-cell office:value-type="string">
            <text:p>CE</text:p>
          </table:table-cell>
          <table:table-cell office:value="563" office:value-type="float"/>
          <table:table-cell office:value="21" office:value-type="float"/>
          <table:table-cell office:value="9132078" office:value-type="float"/>
          <table:table-cell office:value="23" office:value-type="float"/>
          <table:table-cell office:value="0.037300177619893425" office:value-type="float"/>
          <table:table-cell office:value="61.65080937766848" office:value-type="float"/>
          <table:table-cell office:value="2.2995861401972255" office:value-type="float"/>
        </table:table-row>
        <table:table-row>
          <table:table-cell office:value-type="string">
            <text:p>2020-04-02</text:p>
          </table:table-cell>
          <table:table-cell office:value-type="string">
            <text:p>DF</text:p>
          </table:table-cell>
          <table:table-cell office:value="400" office:value-type="float"/>
          <table:table-cell office:value="5" office:value-type="float"/>
          <table:table-cell office:value="3015268" office:value-type="float"/>
          <table:table-cell office:value="53" office:value-type="float"/>
          <table:table-cell office:value="0.0125" office:value-type="float"/>
          <table:table-cell office:value="132.6581915770008" office:value-type="float"/>
          <table:table-cell office:value="1.65822739471251" office:value-type="float"/>
        </table:table-row>
        <table:table-row>
          <table:table-cell office:value-type="string">
            <text:p>2020-04-02</text:p>
          </table:table-cell>
          <table:table-cell office:value-type="string">
            <text:p>ES</text:p>
          </table:table-cell>
          <table:table-cell office:value="139" office:value-type="float"/>
          <table:table-cell office:value="2" office:value-type="float"/>
          <table:table-cell office:value="4018650" office:value-type="float"/>
          <table:table-cell office:value="32" office:value-type="float"/>
          <table:table-cell office:value="0.014388489208633094" office:value-type="float"/>
          <table:table-cell office:value="34.58873004615978" office:value-type="float"/>
          <table:table-cell office:value="0.49767956900949323" office:value-type="float"/>
        </table:table-row>
        <table:table-row>
          <table:table-cell office:value-type="string">
            <text:p>2020-04-02</text:p>
          </table:table-cell>
          <table:table-cell office:value-type="string">
            <text:p>GO</text:p>
          </table:table-cell>
          <table:table-cell office:value="73" office:value-type="float"/>
          <table:table-cell office:value="1" office:value-type="float"/>
          <table:table-cell office:value="7018354" office:value-type="float"/>
          <table:table-cell office:value="52" office:value-type="float"/>
          <table:table-cell office:value="0.0136986301369863" office:value-type="float"/>
          <table:table-cell office:value="10.401299222011314" office:value-type="float"/>
          <table:table-cell office:value="0.14248355098645638" office:value-type="float"/>
        </table:table-row>
        <table:table-row>
          <table:table-cell office:value-type="string">
            <text:p>2020-04-02</text:p>
          </table:table-cell>
          <table:table-cell office:value-type="string">
            <text:p>MA</text:p>
          </table:table-cell>
          <table:table-cell office:value="80" office:value-type="float"/>
          <table:table-cell office:value="1" office:value-type="float"/>
          <table:table-cell office:value="7075181" office:value-type="float"/>
          <table:table-cell office:value="21" office:value-type="float"/>
          <table:table-cell office:value="0.0125" office:value-type="float"/>
          <table:table-cell office:value="11.307131223922045" office:value-type="float"/>
          <table:table-cell office:value="0.14133914029902556" office:value-type="float"/>
        </table:table-row>
        <table:table-row>
          <table:table-cell office:value-type="string">
            <text:p>2020-04-02</text:p>
          </table:table-cell>
          <table:table-cell office:value-type="string">
            <text:p>MG</text:p>
          </table:table-cell>
          <table:table-cell office:value="370" office:value-type="float"/>
          <table:table-cell office:value="4" office:value-type="float"/>
          <table:table-cell office:value="21168791" office:value-type="float"/>
          <table:table-cell office:value="31" office:value-type="float"/>
          <table:table-cell office:value="0.010810810810810811" office:value-type="float"/>
          <table:table-cell office:value="17.47856077373526" office:value-type="float"/>
          <table:table-cell office:value="0.1889574137701109" office:value-type="float"/>
        </table:table-row>
        <table:table-row>
          <table:table-cell office:value-type="string">
            <text:p>2020-04-02</text:p>
          </table:table-cell>
          <table:table-cell office:value-type="string">
            <text:p>MS</text:p>
          </table:table-cell>
          <table:table-cell office:value="53" office:value-type="float"/>
          <table:table-cell office:value="1" office:value-type="float"/>
          <table:table-cell office:value="2778986" office:value-type="float"/>
          <table:table-cell office:value="50" office:value-type="float"/>
          <table:table-cell office:value="0.018867924528301886" office:value-type="float"/>
          <table:table-cell office:value="19.071704571379634" office:value-type="float"/>
          <table:table-cell office:value="0.359843482478861" office:value-type="float"/>
        </table:table-row>
        <table:table-row>
          <table:table-cell office:value-type="string">
            <text:p>2020-04-02</text:p>
          </table:table-cell>
          <table:table-cell office:value-type="string">
            <text:p>MT</text:p>
          </table:table-cell>
          <table:table-cell office:value="41" office:value-type="float"/>
          <table:table-cell office:value="0" office:value-type="float"/>
          <table:table-cell office:value="3484466" office:value-type="float"/>
          <table:table-cell office:value="51" office:value-type="float"/>
          <table:table-cell office:value="0.0" office:value-type="float"/>
          <table:table-cell office:value="11.766508842387902" office:value-type="float"/>
          <table:table-cell office:value="0.0" office:value-type="float"/>
        </table:table-row>
        <table:table-row>
          <table:table-cell office:value-type="string">
            <text:p>2020-04-02</text:p>
          </table:table-cell>
          <table:table-cell office:value-type="string">
            <text:p>PA</text:p>
          </table:table-cell>
          <table:table-cell office:value="49" office:value-type="float"/>
          <table:table-cell office:value="1" office:value-type="float"/>
          <table:table-cell office:value="8602865" office:value-type="float"/>
          <table:table-cell office:value="15" office:value-type="float"/>
          <table:table-cell office:value="0.02040816326530612" office:value-type="float"/>
          <table:table-cell office:value="5.695776930127347" office:value-type="float"/>
          <table:table-cell office:value="0.116240345512803" office:value-type="float"/>
        </table:table-row>
        <table:table-row>
          <table:table-cell office:value-type="string">
            <text:p>2020-04-02</text:p>
          </table:table-cell>
          <table:table-cell office:value-type="string">
            <text:p>PB</text:p>
          </table:table-cell>
          <table:table-cell office:value="29" office:value-type="float"/>
          <table:table-cell office:value="1" office:value-type="float"/>
          <table:table-cell office:value="4018127" office:value-type="float"/>
          <table:table-cell office:value="25" office:value-type="float"/>
          <table:table-cell office:value="0.034482758620689655" office:value-type="float"/>
          <table:table-cell office:value="7.21729303230087" office:value-type="float"/>
          <table:table-cell office:value="0.24887217352761623" office:value-type="float"/>
        </table:table-row>
        <table:table-row>
          <table:table-cell office:value-type="string">
            <text:p>2020-04-02</text:p>
          </table:table-cell>
          <table:table-cell office:value-type="string">
            <text:p>PE</text:p>
          </table:table-cell>
          <table:table-cell office:value="106" office:value-type="float"/>
          <table:table-cell office:value="9" office:value-type="float"/>
          <table:table-cell office:value="9557071" office:value-type="float"/>
          <table:table-cell office:value="26" office:value-type="float"/>
          <table:table-cell office:value="0.08490566037735849" office:value-type="float"/>
          <table:table-cell office:value="11.09126425868344" office:value-type="float"/>
          <table:table-cell office:value="0.941711116303311" office:value-type="float"/>
        </table:table-row>
        <table:table-row>
          <table:table-cell office:value-type="string">
            <text:p>2020-04-02</text:p>
          </table:table-cell>
          <table:table-cell office:value-type="string">
            <text:p>PI</text:p>
          </table:table-cell>
          <table:table-cell office:value="19" office:value-type="float"/>
          <table:table-cell office:value="4" office:value-type="float"/>
          <table:table-cell office:value="3273227" office:value-type="float"/>
          <table:table-cell office:value="22" office:value-type="float"/>
          <table:table-cell office:value="0.21052631578947367" office:value-type="float"/>
          <table:table-cell office:value="5.8046692148146155" office:value-type="float"/>
          <table:table-cell office:value="1.222035624171498" office:value-type="float"/>
        </table:table-row>
        <table:table-row>
          <table:table-cell office:value-type="string">
            <text:p>2020-04-02</text:p>
          </table:table-cell>
          <table:table-cell office:value-type="string">
            <text:p>PR</text:p>
          </table:table-cell>
          <table:table-cell office:value="258" office:value-type="float"/>
          <table:table-cell office:value="4" office:value-type="float"/>
          <table:table-cell office:value="11433957" office:value-type="float"/>
          <table:table-cell office:value="41" office:value-type="float"/>
          <table:table-cell office:value="0.015503875968992248" office:value-type="float"/>
          <table:table-cell office:value="22.564366824188685" office:value-type="float"/>
          <table:table-cell office:value="0.3498351445610649" office:value-type="float"/>
        </table:table-row>
        <table:table-row>
          <table:table-cell office:value-type="string">
            <text:p>2020-04-02</text:p>
          </table:table-cell>
          <table:table-cell office:value-type="string">
            <text:p>RJ</text:p>
          </table:table-cell>
          <table:table-cell office:value="992" office:value-type="float"/>
          <table:table-cell office:value="41" office:value-type="float"/>
          <table:table-cell office:value="17264943" office:value-type="float"/>
          <table:table-cell office:value="33" office:value-type="float"/>
          <table:table-cell office:value="0.04133064516129032" office:value-type="float"/>
          <table:table-cell office:value="57.4574732161004" office:value-type="float"/>
          <table:table-cell office:value="2.374754437358988" office:value-type="float"/>
        </table:table-row>
        <table:table-row>
          <table:table-cell office:value-type="string">
            <text:p>2020-04-02</text:p>
          </table:table-cell>
          <table:table-cell office:value-type="string">
            <text:p>RN</text:p>
          </table:table-cell>
          <table:table-cell office:value="106" office:value-type="float"/>
          <table:table-cell office:value="2" office:value-type="float"/>
          <table:table-cell office:value="3506853" office:value-type="float"/>
          <table:table-cell office:value="24" office:value-type="float"/>
          <table:table-cell office:value="0.018867924528301886" office:value-type="float"/>
          <table:table-cell office:value="30.226530738528247" office:value-type="float"/>
          <table:table-cell office:value="0.570311900726948" office:value-type="float"/>
        </table:table-row>
        <table:table-row>
          <table:table-cell office:value-type="string">
            <text:p>2020-04-02</text:p>
          </table:table-cell>
          <table:table-cell office:value-type="string">
            <text:p>RO</text:p>
          </table:table-cell>
          <table:table-cell office:value="10" office:value-type="float"/>
          <table:table-cell office:value="1" office:value-type="float"/>
          <table:table-cell office:value="1777225" office:value-type="float"/>
          <table:table-cell office:value="11" office:value-type="float"/>
          <table:table-cell office:value="0.1" office:value-type="float"/>
          <table:table-cell office:value="5.626749567443627" office:value-type="float"/>
          <table:table-cell office:value="0.5626749567443627" office:value-type="float"/>
        </table:table-row>
        <table:table-row>
          <table:table-cell office:value-type="string">
            <text:p>2020-04-02</text:p>
          </table:table-cell>
          <table:table-cell office:value-type="string">
            <text:p>RR</text:p>
          </table:table-cell>
          <table:table-cell office:value="30" office:value-type="float"/>
          <table:table-cell office:value="0" office:value-type="float"/>
          <table:table-cell office:value="605761" office:value-type="float"/>
          <table:table-cell office:value="14" office:value-type="float"/>
          <table:table-cell office:value="0.0" office:value-type="float"/>
          <table:table-cell office:value="49.52448242788822" office:value-type="float"/>
          <table:table-cell office:value="0.0" office:value-type="float"/>
        </table:table-row>
        <table:table-row>
          <table:table-cell office:value-type="string">
            <text:p>2020-04-02</text:p>
          </table:table-cell>
          <table:table-cell office:value-type="string">
            <text:p>RS</text:p>
          </table:table-cell>
          <table:table-cell office:value="386" office:value-type="float"/>
          <table:table-cell office:value="5" office:value-type="float"/>
          <table:table-cell office:value="11377239" office:value-type="float"/>
          <table:table-cell office:value="43" office:value-type="float"/>
          <table:table-cell office:value="0.012953367875647668" office:value-type="float"/>
          <table:table-cell office:value="33.927387831089774" office:value-type="float"/>
          <table:table-cell office:value="0.4394739356358779" office:value-type="float"/>
        </table:table-row>
        <table:table-row>
          <table:table-cell office:value-type="string">
            <text:p>2020-04-02</text:p>
          </table:table-cell>
          <table:table-cell office:value-type="string">
            <text:p>SC</text:p>
          </table:table-cell>
          <table:table-cell office:value="281" office:value-type="float"/>
          <table:table-cell office:value="5" office:value-type="float"/>
          <table:table-cell office:value="7164788" office:value-type="float"/>
          <table:table-cell office:value="42" office:value-type="float"/>
          <table:table-cell office:value="0.017793594306049824" office:value-type="float"/>
          <table:table-cell office:value="39.21958332891357" office:value-type="float"/>
          <table:table-cell office:value="0.697857354607003" office:value-type="float"/>
        </table:table-row>
        <table:table-row>
          <table:table-cell office:value-type="string">
            <text:p>2020-04-02</text:p>
          </table:table-cell>
          <table:table-cell office:value-type="string">
            <text:p>SE</text:p>
          </table:table-cell>
          <table:table-cell office:value="24" office:value-type="float"/>
          <table:table-cell office:value="2" office:value-type="float"/>
          <table:table-cell office:value="2298696" office:value-type="float"/>
          <table:table-cell office:value="28" office:value-type="float"/>
          <table:table-cell office:value="0.08333333333333333" office:value-type="float"/>
          <table:table-cell office:value="10.440702032804685" office:value-type="float"/>
          <table:table-cell office:value="0.8700585027337239" office:value-type="float"/>
        </table:table-row>
        <table:table-row>
          <table:table-cell office:value-type="string">
            <text:p>2020-04-02</text:p>
          </table:table-cell>
          <table:table-cell office:value-type="string">
            <text:p>SP</text:p>
          </table:table-cell>
          <table:table-cell office:value="3506" office:value-type="float"/>
          <table:table-cell office:value="188" office:value-type="float"/>
          <table:table-cell office:value="45919049" office:value-type="float"/>
          <table:table-cell office:value="35" office:value-type="float"/>
          <table:table-cell office:value="0.05362236166571591" office:value-type="float"/>
          <table:table-cell office:value="76.35175545556268" office:value-type="float"/>
          <table:table-cell office:value="4.094161444850481" office:value-type="float"/>
        </table:table-row>
        <table:table-row>
          <table:table-cell office:value-type="string">
            <text:p>2020-04-02</text:p>
          </table:table-cell>
          <table:table-cell office:value-type="string">
            <text:p>TO</text:p>
          </table:table-cell>
          <table:table-cell office:value="12" office:value-type="float"/>
          <table:table-cell office:value="0" office:value-type="float"/>
          <table:table-cell office:value="1572866" office:value-type="float"/>
          <table:table-cell office:value="17" office:value-type="float"/>
          <table:table-cell office:value="0.0" office:value-type="float"/>
          <table:table-cell office:value="7.629384829985517" office:value-type="float"/>
          <table:table-cell office:value="0.0" office:value-type="float"/>
        </table:table-row>
      </table:table>
      <table:table table:name="2020-04-03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_population</text:p>
          </table:table-cell>
          <table:table-cell office:value-type="string">
            <text:p>city_ibge_code</text:p>
          </table:table-cell>
          <table:table-cell office:value-type="string">
            <text:p>μ_confirmed</text:p>
          </table:table-cell>
          <table:table-cell office:value-type="string">
            <text:p>confirmed_per_1mi</text:p>
          </table:table-cell>
          <table:table-cell office:value-type="string">
            <text:p>deaths_per_1mi</text:p>
          </table:table-cell>
        </table:table-row>
        <table:table-row>
          <table:table-cell office:value-type="string">
            <text:p>2020-04-03</text:p>
          </table:table-cell>
          <table:table-cell office:value-type="string">
            <text:p>AC</text:p>
          </table:table-cell>
          <table:table-cell office:value="46" office:value-type="float"/>
          <table:table-cell office:value="0" office:value-type="float"/>
          <table:table-cell office:value="881935" office:value-type="float"/>
          <table:table-cell office:value="12" office:value-type="float"/>
          <table:table-cell office:value="0.0" office:value-type="float"/>
          <table:table-cell office:value="52.15803885773895" office:value-type="float"/>
          <table:table-cell office:value="0.0" office:value-type="float"/>
        </table:table-row>
        <table:table-row>
          <table:table-cell office:value-type="string">
            <text:p>2020-04-03</text:p>
          </table:table-cell>
          <table:table-cell office:value-type="string">
            <text:p>AL</text:p>
          </table:table-cell>
          <table:table-cell office:value="23" office:value-type="float"/>
          <table:table-cell office:value="2" office:value-type="float"/>
          <table:table-cell office:value="3337357" office:value-type="float"/>
          <table:table-cell office:value="27" office:value-type="float"/>
          <table:table-cell office:value="0.08695652173913043" office:value-type="float"/>
          <table:table-cell office:value="6.89168105180237" office:value-type="float"/>
          <table:table-cell office:value="0.599276613200206" office:value-type="float"/>
        </table:table-row>
        <table:table-row>
          <table:table-cell office:value-type="string">
            <text:p>2020-04-03</text:p>
          </table:table-cell>
          <table:table-cell office:value-type="string">
            <text:p>AM</text:p>
          </table:table-cell>
          <table:table-cell office:value="260" office:value-type="float"/>
          <table:table-cell office:value="7" office:value-type="float"/>
          <table:table-cell office:value="4144597" office:value-type="float"/>
          <table:table-cell office:value="13" office:value-type="float"/>
          <table:table-cell office:value="0.026923076923076925" office:value-type="float"/>
          <table:table-cell office:value="62.73227529721225" office:value-type="float"/>
          <table:table-cell office:value="1.6889458733864837" office:value-type="float"/>
        </table:table-row>
        <table:table-row>
          <table:table-cell office:value-type="string">
            <text:p>2020-04-03</text:p>
          </table:table-cell>
          <table:table-cell office:value-type="string">
            <text:p>AP</text:p>
          </table:table-cell>
          <table:table-cell office:value="19" office:value-type="float"/>
          <table:table-cell office:value="0" office:value-type="float"/>
          <table:table-cell office:value="845731" office:value-type="float"/>
          <table:table-cell office:value="16" office:value-type="float"/>
          <table:table-cell office:value="0.0" office:value-type="float"/>
          <table:table-cell office:value="22.46577221362348" office:value-type="float"/>
          <table:table-cell office:value="0.0" office:value-type="float"/>
        </table:table-row>
        <table:table-row>
          <table:table-cell office:value-type="string">
            <text:p>2020-04-03</text:p>
          </table:table-cell>
          <table:table-cell office:value-type="string">
            <text:p>BA</text:p>
          </table:table-cell>
          <table:table-cell office:value="290" office:value-type="float"/>
          <table:table-cell office:value="6" office:value-type="float"/>
          <table:table-cell office:value="14873064" office:value-type="float"/>
          <table:table-cell office:value="29" office:value-type="float"/>
          <table:table-cell office:value="0.020689655172413793" office:value-type="float"/>
          <table:table-cell office:value="19.49833605234268" office:value-type="float"/>
          <table:table-cell office:value="0.403413849358814" office:value-type="float"/>
        </table:table-row>
        <table:table-row>
          <table:table-cell office:value-type="string">
            <text:p>2020-04-03</text:p>
          </table:table-cell>
          <table:table-cell office:value-type="string">
            <text:p>CE</text:p>
          </table:table-cell>
          <table:table-cell office:value="658" office:value-type="float"/>
          <table:table-cell office:value="22" office:value-type="float"/>
          <table:table-cell office:value="9132078" office:value-type="float"/>
          <table:table-cell office:value="23" office:value-type="float"/>
          <table:table-cell office:value="0.03343465045592705" office:value-type="float"/>
          <table:table-cell office:value="72.05369905951306" office:value-type="float"/>
          <table:table-cell office:value="2.4090902421113793" office:value-type="float"/>
        </table:table-row>
        <table:table-row>
          <table:table-cell office:value-type="string">
            <text:p>2020-04-03</text:p>
          </table:table-cell>
          <table:table-cell office:value-type="string">
            <text:p>DF</text:p>
          </table:table-cell>
          <table:table-cell office:value="419" office:value-type="float"/>
          <table:table-cell office:value="6" office:value-type="float"/>
          <table:table-cell office:value="3015268" office:value-type="float"/>
          <table:table-cell office:value="53" office:value-type="float"/>
          <table:table-cell office:value="0.014319809069212411" office:value-type="float"/>
          <table:table-cell office:value="138.95945567690833" office:value-type="float"/>
          <table:table-cell office:value="1.9898728736550118" office:value-type="float"/>
        </table:table-row>
        <table:table-row>
          <table:table-cell office:value-type="string">
            <text:p>2020-04-03</text:p>
          </table:table-cell>
          <table:table-cell office:value-type="string">
            <text:p>ES</text:p>
          </table:table-cell>
          <table:table-cell office:value="153" office:value-type="float"/>
          <table:table-cell office:value="5" office:value-type="float"/>
          <table:table-cell office:value="4018650" office:value-type="float"/>
          <table:table-cell office:value="32" office:value-type="float"/>
          <table:table-cell office:value="0.032679738562091505" office:value-type="float"/>
          <table:table-cell office:value="38.07248702922623" office:value-type="float"/>
          <table:table-cell office:value="1.244198922523733" office:value-type="float"/>
        </table:table-row>
        <table:table-row>
          <table:table-cell office:value-type="string">
            <text:p>2020-04-03</text:p>
          </table:table-cell>
          <table:table-cell office:value-type="string">
            <text:p>GO</text:p>
          </table:table-cell>
          <table:table-cell office:value="88" office:value-type="float"/>
          <table:table-cell office:value="2" office:value-type="float"/>
          <table:table-cell office:value="7018354" office:value-type="float"/>
          <table:table-cell office:value="52" office:value-type="float"/>
          <table:table-cell office:value="0.022727272727272728" office:value-type="float"/>
          <table:table-cell office:value="12.538552486808161" office:value-type="float"/>
          <table:table-cell office:value="0.28496710197291275" office:value-type="float"/>
        </table:table-row>
        <table:table-row>
          <table:table-cell office:value-type="string">
            <text:p>2020-04-03</text:p>
          </table:table-cell>
          <table:table-cell office:value-type="string">
            <text:p>MA</text:p>
          </table:table-cell>
          <table:table-cell office:value="87" office:value-type="float"/>
          <table:table-cell office:value="1" office:value-type="float"/>
          <table:table-cell office:value="7075181" office:value-type="float"/>
          <table:table-cell office:value="21" office:value-type="float"/>
          <table:table-cell office:value="0.011494252873563218" office:value-type="float"/>
          <table:table-cell office:value="12.296505206015224" office:value-type="float"/>
          <table:table-cell office:value="0.14133914029902556" office:value-type="float"/>
        </table:table-row>
        <table:table-row>
          <table:table-cell office:value-type="string">
            <text:p>2020-04-03</text:p>
          </table:table-cell>
          <table:table-cell office:value-type="string">
            <text:p>MG</text:p>
          </table:table-cell>
          <table:table-cell office:value="397" office:value-type="float"/>
          <table:table-cell office:value="6" office:value-type="float"/>
          <table:table-cell office:value="21168791" office:value-type="float"/>
          <table:table-cell office:value="31" office:value-type="float"/>
          <table:table-cell office:value="0.015113350125944584" office:value-type="float"/>
          <table:table-cell office:value="18.754023316683508" office:value-type="float"/>
          <table:table-cell office:value="0.2834361206551664" office:value-type="float"/>
        </table:table-row>
        <table:table-row>
          <table:table-cell office:value-type="string">
            <text:p>2020-04-03</text:p>
          </table:table-cell>
          <table:table-cell office:value-type="string">
            <text:p>MS</text:p>
          </table:table-cell>
          <table:table-cell office:value="60" office:value-type="float"/>
          <table:table-cell office:value="1" office:value-type="float"/>
          <table:table-cell office:value="2778986" office:value-type="float"/>
          <table:table-cell office:value="50" office:value-type="float"/>
          <table:table-cell office:value="0.016666666666666666" office:value-type="float"/>
          <table:table-cell office:value="21.59060894873166" office:value-type="float"/>
          <table:table-cell office:value="0.359843482478861" office:value-type="float"/>
        </table:table-row>
        <table:table-row>
          <table:table-cell office:value-type="string">
            <text:p>2020-04-03</text:p>
          </table:table-cell>
          <table:table-cell office:value-type="string">
            <text:p>MT</text:p>
          </table:table-cell>
          <table:table-cell office:value="44" office:value-type="float"/>
          <table:table-cell office:value="1" office:value-type="float"/>
          <table:table-cell office:value="3484466" office:value-type="float"/>
          <table:table-cell office:value="51" office:value-type="float"/>
          <table:table-cell office:value="0.022727272727272728" office:value-type="float"/>
          <table:table-cell office:value="12.62747290402604" office:value-type="float"/>
          <table:table-cell office:value="0.2869880205460464" office:value-type="float"/>
        </table:table-row>
        <table:table-row>
          <table:table-cell office:value-type="string">
            <text:p>2020-04-03</text:p>
          </table:table-cell>
          <table:table-cell office:value-type="string">
            <text:p>PA</text:p>
          </table:table-cell>
          <table:table-cell office:value="75" office:value-type="float"/>
          <table:table-cell office:value="1" office:value-type="float"/>
          <table:table-cell office:value="8602865" office:value-type="float"/>
          <table:table-cell office:value="15" office:value-type="float"/>
          <table:table-cell office:value="0.013333333333333334" office:value-type="float"/>
          <table:table-cell office:value="8.718025913460226" office:value-type="float"/>
          <table:table-cell office:value="0.116240345512803" office:value-type="float"/>
        </table:table-row>
        <table:table-row>
          <table:table-cell office:value-type="string">
            <text:p>2020-04-03</text:p>
          </table:table-cell>
          <table:table-cell office:value-type="string">
            <text:p>PB</text:p>
          </table:table-cell>
          <table:table-cell office:value="32" office:value-type="float"/>
          <table:table-cell office:value="1" office:value-type="float"/>
          <table:table-cell office:value="4018127" office:value-type="float"/>
          <table:table-cell office:value="25" office:value-type="float"/>
          <table:table-cell office:value="0.03125" office:value-type="float"/>
          <table:table-cell office:value="7.963909552883719" office:value-type="float"/>
          <table:table-cell office:value="0.24887217352761623" office:value-type="float"/>
        </table:table-row>
        <table:table-row>
          <table:table-cell office:value-type="string">
            <text:p>2020-04-03</text:p>
          </table:table-cell>
          <table:table-cell office:value-type="string">
            <text:p>PE</text:p>
          </table:table-cell>
          <table:table-cell office:value="136" office:value-type="float"/>
          <table:table-cell office:value="10" office:value-type="float"/>
          <table:table-cell office:value="9557071" office:value-type="float"/>
          <table:table-cell office:value="26" office:value-type="float"/>
          <table:table-cell office:value="0.07352941176470588" office:value-type="float"/>
          <table:table-cell office:value="14.230301313027809" office:value-type="float"/>
          <table:table-cell office:value="1.0463456847814565" office:value-type="float"/>
        </table:table-row>
        <table:table-row>
          <table:table-cell office:value-type="string">
            <text:p>2020-04-03</text:p>
          </table:table-cell>
          <table:table-cell office:value-type="string">
            <text:p>PI</text:p>
          </table:table-cell>
          <table:table-cell office:value="22" office:value-type="float"/>
          <table:table-cell office:value="4" office:value-type="float"/>
          <table:table-cell office:value="3273227" office:value-type="float"/>
          <table:table-cell office:value="22" office:value-type="float"/>
          <table:table-cell office:value="0.18181818181818182" office:value-type="float"/>
          <table:table-cell office:value="6.721195932943239" office:value-type="float"/>
          <table:table-cell office:value="1.222035624171498" office:value-type="float"/>
        </table:table-row>
        <table:table-row>
          <table:table-cell office:value-type="string">
            <text:p>2020-04-03</text:p>
          </table:table-cell>
          <table:table-cell office:value-type="string">
            <text:p>PR</text:p>
          </table:table-cell>
          <table:table-cell office:value="307" office:value-type="float"/>
          <table:table-cell office:value="5" office:value-type="float"/>
          <table:table-cell office:value="11433957" office:value-type="float"/>
          <table:table-cell office:value="41" office:value-type="float"/>
          <table:table-cell office:value="0.016286644951140065" office:value-type="float"/>
          <table:table-cell office:value="26.849847345061733" office:value-type="float"/>
          <table:table-cell office:value="0.43729393070133116" office:value-type="float"/>
        </table:table-row>
        <table:table-row>
          <table:table-cell office:value-type="string">
            <text:p>2020-04-03</text:p>
          </table:table-cell>
          <table:table-cell office:value-type="string">
            <text:p>RJ</text:p>
          </table:table-cell>
          <table:table-cell office:value="1074" office:value-type="float"/>
          <table:table-cell office:value="47" office:value-type="float"/>
          <table:table-cell office:value="17264943" office:value-type="float"/>
          <table:table-cell office:value="33" office:value-type="float"/>
          <table:table-cell office:value="0.043761638733705775" office:value-type="float"/>
          <table:table-cell office:value="62.20698209081837" office:value-type="float"/>
          <table:table-cell office:value="2.7222794769724987" office:value-type="float"/>
        </table:table-row>
        <table:table-row>
          <table:table-cell office:value-type="string">
            <text:p>2020-04-03</text:p>
          </table:table-cell>
          <table:table-cell office:value-type="string">
            <text:p>RN</text:p>
          </table:table-cell>
          <table:table-cell office:value="176" office:value-type="float"/>
          <table:table-cell office:value="4" office:value-type="float"/>
          <table:table-cell office:value="3506853" office:value-type="float"/>
          <table:table-cell office:value="24" office:value-type="float"/>
          <table:table-cell office:value="0.022727272727272728" office:value-type="float"/>
          <table:table-cell office:value="50.18744726397143" office:value-type="float"/>
          <table:table-cell office:value="1.140623801453896" office:value-type="float"/>
        </table:table-row>
        <table:table-row>
          <table:table-cell office:value-type="string">
            <text:p>2020-04-03</text:p>
          </table:table-cell>
          <table:table-cell office:value-type="string">
            <text:p>RO</text:p>
          </table:table-cell>
          <table:table-cell office:value="10" office:value-type="float"/>
          <table:table-cell office:value="1" office:value-type="float"/>
          <table:table-cell office:value="1777225" office:value-type="float"/>
          <table:table-cell office:value="11" office:value-type="float"/>
          <table:table-cell office:value="0.1" office:value-type="float"/>
          <table:table-cell office:value="5.626749567443627" office:value-type="float"/>
          <table:table-cell office:value="0.5626749567443627" office:value-type="float"/>
        </table:table-row>
        <table:table-row>
          <table:table-cell office:value-type="string">
            <text:p>2020-04-03</text:p>
          </table:table-cell>
          <table:table-cell office:value-type="string">
            <text:p>RR</text:p>
          </table:table-cell>
          <table:table-cell office:value="37" office:value-type="float"/>
          <table:table-cell office:value="1" office:value-type="float"/>
          <table:table-cell office:value="605761" office:value-type="float"/>
          <table:table-cell office:value="14" office:value-type="float"/>
          <table:table-cell office:value="0.02702702702702703" office:value-type="float"/>
          <table:table-cell office:value="61.08019499439548" office:value-type="float"/>
          <table:table-cell office:value="1.6508160809296075" office:value-type="float"/>
        </table:table-row>
        <table:table-row>
          <table:table-cell office:value-type="string">
            <text:p>2020-04-03</text:p>
          </table:table-cell>
          <table:table-cell office:value-type="string">
            <text:p>RS</text:p>
          </table:table-cell>
          <table:table-cell office:value="410" office:value-type="float"/>
          <table:table-cell office:value="6" office:value-type="float"/>
          <table:table-cell office:value="11377239" office:value-type="float"/>
          <table:table-cell office:value="43" office:value-type="float"/>
          <table:table-cell office:value="0.014634146341463415" office:value-type="float"/>
          <table:table-cell office:value="36.03686272214199" office:value-type="float"/>
          <table:table-cell office:value="0.5273687227630535" office:value-type="float"/>
        </table:table-row>
        <table:table-row>
          <table:table-cell office:value-type="string">
            <text:p>2020-04-03</text:p>
          </table:table-cell>
          <table:table-cell office:value-type="string">
            <text:p>SC</text:p>
          </table:table-cell>
          <table:table-cell office:value="301" office:value-type="float"/>
          <table:table-cell office:value="5" office:value-type="float"/>
          <table:table-cell office:value="7164788" office:value-type="float"/>
          <table:table-cell office:value="42" office:value-type="float"/>
          <table:table-cell office:value="0.016611295681063124" office:value-type="float"/>
          <table:table-cell office:value="42.01101274734158" office:value-type="float"/>
          <table:table-cell office:value="0.697857354607003" office:value-type="float"/>
        </table:table-row>
        <table:table-row>
          <table:table-cell office:value-type="string">
            <text:p>2020-04-03</text:p>
          </table:table-cell>
          <table:table-cell office:value-type="string">
            <text:p>SE</text:p>
          </table:table-cell>
          <table:table-cell office:value="27" office:value-type="float"/>
          <table:table-cell office:value="2" office:value-type="float"/>
          <table:table-cell office:value="2298696" office:value-type="float"/>
          <table:table-cell office:value="28" office:value-type="float"/>
          <table:table-cell office:value="0.07407407407407407" office:value-type="float"/>
          <table:table-cell office:value="11.745789786905272" office:value-type="float"/>
          <table:table-cell office:value="0.8700585027337239" office:value-type="float"/>
        </table:table-row>
        <table:table-row>
          <table:table-cell office:value-type="string">
            <text:p>2020-04-03</text:p>
          </table:table-cell>
          <table:table-cell office:value-type="string">
            <text:p>SP</text:p>
          </table:table-cell>
          <table:table-cell office:value="4048" office:value-type="float"/>
          <table:table-cell office:value="219" office:value-type="float"/>
          <table:table-cell office:value="45919049" office:value-type="float"/>
          <table:table-cell office:value="35" office:value-type="float"/>
          <table:table-cell office:value="0.05410079051383399" office:value-type="float"/>
          <table:table-cell office:value="88.15513579124864" office:value-type="float"/>
          <table:table-cell office:value="4.769262534160932" office:value-type="float"/>
        </table:table-row>
        <table:table-row>
          <table:table-cell office:value-type="string">
            <text:p>2020-04-03</text:p>
          </table:table-cell>
          <table:table-cell office:value-type="string">
            <text:p>TO</text:p>
          </table:table-cell>
          <table:table-cell office:value="13" office:value-type="float"/>
          <table:table-cell office:value="0" office:value-type="float"/>
          <table:table-cell office:value="1572866" office:value-type="float"/>
          <table:table-cell office:value="17" office:value-type="float"/>
          <table:table-cell office:value="0.0" office:value-type="float"/>
          <table:table-cell office:value="8.265166899150977" office:value-type="float"/>
          <table:table-cell office:value="0.0" office:value-type="float"/>
        </table:table-row>
      </table:table>
      <table:table table:name="2020-04-04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_population</text:p>
          </table:table-cell>
          <table:table-cell office:value-type="string">
            <text:p>city_ibge_code</text:p>
          </table:table-cell>
          <table:table-cell office:value-type="string">
            <text:p>μ_confirmed</text:p>
          </table:table-cell>
          <table:table-cell office:value-type="string">
            <text:p>confirmed_per_1mi</text:p>
          </table:table-cell>
          <table:table-cell office:value-type="string">
            <text:p>deaths_per_1mi</text:p>
          </table:table-cell>
        </table:table-row>
        <table:table-row>
          <table:table-cell office:value-type="string">
            <text:p>2020-04-04</text:p>
          </table:table-cell>
          <table:table-cell office:value-type="string">
            <text:p>AC</text:p>
          </table:table-cell>
          <table:table-cell office:value="46" office:value-type="float"/>
          <table:table-cell office:value="0" office:value-type="float"/>
          <table:table-cell office:value="881935" office:value-type="float"/>
          <table:table-cell office:value="12" office:value-type="float"/>
          <table:table-cell office:value="0.0" office:value-type="float"/>
          <table:table-cell office:value="52.15803885773895" office:value-type="float"/>
          <table:table-cell office:value="0.0" office:value-type="float"/>
        </table:table-row>
        <table:table-row>
          <table:table-cell office:value-type="string">
            <text:p>2020-04-04</text:p>
          </table:table-cell>
          <table:table-cell office:value-type="string">
            <text:p>AL</text:p>
          </table:table-cell>
          <table:table-cell office:value="23" office:value-type="float"/>
          <table:table-cell office:value="2" office:value-type="float"/>
          <table:table-cell office:value="3337357" office:value-type="float"/>
          <table:table-cell office:value="27" office:value-type="float"/>
          <table:table-cell office:value="0.08695652173913043" office:value-type="float"/>
          <table:table-cell office:value="6.89168105180237" office:value-type="float"/>
          <table:table-cell office:value="0.599276613200206" office:value-type="float"/>
        </table:table-row>
        <table:table-row>
          <table:table-cell office:value-type="string">
            <text:p>2020-04-04</text:p>
          </table:table-cell>
          <table:table-cell office:value-type="string">
            <text:p>AM</text:p>
          </table:table-cell>
          <table:table-cell office:value="311" office:value-type="float"/>
          <table:table-cell office:value="12" office:value-type="float"/>
          <table:table-cell office:value="4144597" office:value-type="float"/>
          <table:table-cell office:value="13" office:value-type="float"/>
          <table:table-cell office:value="0.03858520900321544" office:value-type="float"/>
          <table:table-cell office:value="75.03745237474234" office:value-type="float"/>
          <table:table-cell office:value="2.8953357829482576" office:value-type="float"/>
        </table:table-row>
        <table:table-row>
          <table:table-cell office:value-type="string">
            <text:p>2020-04-04</text:p>
          </table:table-cell>
          <table:table-cell office:value-type="string">
            <text:p>AP</text:p>
          </table:table-cell>
          <table:table-cell office:value="29" office:value-type="float"/>
          <table:table-cell office:value="1" office:value-type="float"/>
          <table:table-cell office:value="845731" office:value-type="float"/>
          <table:table-cell office:value="16" office:value-type="float"/>
          <table:table-cell office:value="0.034482758620689655" office:value-type="float"/>
          <table:table-cell office:value="34.28986285237268" office:value-type="float"/>
          <table:table-cell office:value="1.18240906387492" office:value-type="float"/>
        </table:table-row>
        <table:table-row>
          <table:table-cell office:value-type="string">
            <text:p>2020-04-04</text:p>
          </table:table-cell>
          <table:table-cell office:value-type="string">
            <text:p>BA</text:p>
          </table:table-cell>
          <table:table-cell office:value="336" office:value-type="float"/>
          <table:table-cell office:value="7" office:value-type="float"/>
          <table:table-cell office:value="14873064" office:value-type="float"/>
          <table:table-cell office:value="29" office:value-type="float"/>
          <table:table-cell office:value="0.020833333333333332" office:value-type="float"/>
          <table:table-cell office:value="22.591175564093586" office:value-type="float"/>
          <table:table-cell office:value="0.47064949091861635" office:value-type="float"/>
        </table:table-row>
        <table:table-row>
          <table:table-cell office:value-type="string">
            <text:p>2020-04-04</text:p>
          </table:table-cell>
          <table:table-cell office:value-type="string">
            <text:p>CE</text:p>
          </table:table-cell>
          <table:table-cell office:value="745" office:value-type="float"/>
          <table:table-cell office:value="23" office:value-type="float"/>
          <table:table-cell office:value="9132078" office:value-type="float"/>
          <table:table-cell office:value="23" office:value-type="float"/>
          <table:table-cell office:value="0.03087248322147651" office:value-type="float"/>
          <table:table-cell office:value="81.58055592604444" office:value-type="float"/>
          <table:table-cell office:value="2.5185943440255327" office:value-type="float"/>
        </table:table-row>
        <table:table-row>
          <table:table-cell office:value-type="string">
            <text:p>2020-04-04</text:p>
          </table:table-cell>
          <table:table-cell office:value-type="string">
            <text:p>DF</text:p>
          </table:table-cell>
          <table:table-cell office:value="456" office:value-type="float"/>
          <table:table-cell office:value="7" office:value-type="float"/>
          <table:table-cell office:value="3015268" office:value-type="float"/>
          <table:table-cell office:value="53" office:value-type="float"/>
          <table:table-cell office:value="0.015350877192982455" office:value-type="float"/>
          <table:table-cell office:value="151.23033839778088" office:value-type="float"/>
          <table:table-cell office:value="2.3215183525975136" office:value-type="float"/>
        </table:table-row>
        <table:table-row>
          <table:table-cell office:value-type="string">
            <text:p>2020-04-04</text:p>
          </table:table-cell>
          <table:table-cell office:value-type="string">
            <text:p>ES</text:p>
          </table:table-cell>
          <table:table-cell office:value="166" office:value-type="float"/>
          <table:table-cell office:value="6" office:value-type="float"/>
          <table:table-cell office:value="4018650" office:value-type="float"/>
          <table:table-cell office:value="32" office:value-type="float"/>
          <table:table-cell office:value="0.03614457831325301" office:value-type="float"/>
          <table:table-cell office:value="41.30740422778794" office:value-type="float"/>
          <table:table-cell office:value="1.4930387070284796" office:value-type="float"/>
        </table:table-row>
        <table:table-row>
          <table:table-cell office:value-type="string">
            <text:p>2020-04-04</text:p>
          </table:table-cell>
          <table:table-cell office:value-type="string">
            <text:p>GO</text:p>
          </table:table-cell>
          <table:table-cell office:value="103" office:value-type="float"/>
          <table:table-cell office:value="2" office:value-type="float"/>
          <table:table-cell office:value="7018354" office:value-type="float"/>
          <table:table-cell office:value="52" office:value-type="float"/>
          <table:table-cell office:value="0.019417475728155338" office:value-type="float"/>
          <table:table-cell office:value="14.675805751605006" office:value-type="float"/>
          <table:table-cell office:value="0.28496710197291275" office:value-type="float"/>
        </table:table-row>
        <table:table-row>
          <table:table-cell office:value-type="string">
            <text:p>2020-04-04</text:p>
          </table:table-cell>
          <table:table-cell office:value-type="string">
            <text:p>MA</text:p>
          </table:table-cell>
          <table:table-cell office:value="95" office:value-type="float"/>
          <table:table-cell office:value="2" office:value-type="float"/>
          <table:table-cell office:value="7075181" office:value-type="float"/>
          <table:table-cell office:value="21" office:value-type="float"/>
          <table:table-cell office:value="0.021052631578947368" office:value-type="float"/>
          <table:table-cell office:value="13.42721832840743" office:value-type="float"/>
          <table:table-cell office:value="0.2826782805980511" office:value-type="float"/>
        </table:table-row>
        <table:table-row>
          <table:table-cell office:value-type="string">
            <text:p>2020-04-04</text:p>
          </table:table-cell>
          <table:table-cell office:value-type="string">
            <text:p>MG</text:p>
          </table:table-cell>
          <table:table-cell office:value="430" office:value-type="float"/>
          <table:table-cell office:value="6" office:value-type="float"/>
          <table:table-cell office:value="21168791" office:value-type="float"/>
          <table:table-cell office:value="31" office:value-type="float"/>
          <table:table-cell office:value="0.013953488372093023" office:value-type="float"/>
          <table:table-cell office:value="20.312921980286923" office:value-type="float"/>
          <table:table-cell office:value="0.2834361206551664" office:value-type="float"/>
        </table:table-row>
        <table:table-row>
          <table:table-cell office:value-type="string">
            <text:p>2020-04-04</text:p>
          </table:table-cell>
          <table:table-cell office:value-type="string">
            <text:p>MS</text:p>
          </table:table-cell>
          <table:table-cell office:value="62" office:value-type="float"/>
          <table:table-cell office:value="1" office:value-type="float"/>
          <table:table-cell office:value="2778986" office:value-type="float"/>
          <table:table-cell office:value="50" office:value-type="float"/>
          <table:table-cell office:value="0.016129032258064516" office:value-type="float"/>
          <table:table-cell office:value="22.31029591368938" office:value-type="float"/>
          <table:table-cell office:value="0.359843482478861" office:value-type="float"/>
        </table:table-row>
        <table:table-row>
          <table:table-cell office:value-type="string">
            <text:p>2020-04-04</text:p>
          </table:table-cell>
          <table:table-cell office:value-type="string">
            <text:p>MT</text:p>
          </table:table-cell>
          <table:table-cell office:value="60" office:value-type="float"/>
          <table:table-cell office:value="1" office:value-type="float"/>
          <table:table-cell office:value="3484466" office:value-type="float"/>
          <table:table-cell office:value="51" office:value-type="float"/>
          <table:table-cell office:value="0.016666666666666666" office:value-type="float"/>
          <table:table-cell office:value="17.219281232762782" office:value-type="float"/>
          <table:table-cell office:value="0.2869880205460464" office:value-type="float"/>
        </table:table-row>
        <table:table-row>
          <table:table-cell office:value-type="string">
            <text:p>2020-04-04</text:p>
          </table:table-cell>
          <table:table-cell office:value-type="string">
            <text:p>PA</text:p>
          </table:table-cell>
          <table:table-cell office:value="82" office:value-type="float"/>
          <table:table-cell office:value="1" office:value-type="float"/>
          <table:table-cell office:value="8602865" office:value-type="float"/>
          <table:table-cell office:value="15" office:value-type="float"/>
          <table:table-cell office:value="0.012195121951219513" office:value-type="float"/>
          <table:table-cell office:value="9.531708332049845" office:value-type="float"/>
          <table:table-cell office:value="0.116240345512803" office:value-type="float"/>
        </table:table-row>
        <table:table-row>
          <table:table-cell office:value-type="string">
            <text:p>2020-04-04</text:p>
          </table:table-cell>
          <table:table-cell office:value-type="string">
            <text:p>PB</text:p>
          </table:table-cell>
          <table:table-cell office:value="34" office:value-type="float"/>
          <table:table-cell office:value="3" office:value-type="float"/>
          <table:table-cell office:value="4018127" office:value-type="float"/>
          <table:table-cell office:value="25" office:value-type="float"/>
          <table:table-cell office:value="0.08823529411764706" office:value-type="float"/>
          <table:table-cell office:value="8.461653899938952" office:value-type="float"/>
          <table:table-cell office:value="0.7466165205828487" office:value-type="float"/>
        </table:table-row>
        <table:table-row>
          <table:table-cell office:value-type="string">
            <text:p>2020-04-04</text:p>
          </table:table-cell>
          <table:table-cell office:value-type="string">
            <text:p>PE</text:p>
          </table:table-cell>
          <table:table-cell office:value="176" office:value-type="float"/>
          <table:table-cell office:value="14" office:value-type="float"/>
          <table:table-cell office:value="9557071" office:value-type="float"/>
          <table:table-cell office:value="26" office:value-type="float"/>
          <table:table-cell office:value="0.07954545454545454" office:value-type="float"/>
          <table:table-cell office:value="18.415684052153637" office:value-type="float"/>
          <table:table-cell office:value="1.4648839586940392" office:value-type="float"/>
        </table:table-row>
        <table:table-row>
          <table:table-cell office:value-type="string">
            <text:p>2020-04-04</text:p>
          </table:table-cell>
          <table:table-cell office:value-type="string">
            <text:p>PI</text:p>
          </table:table-cell>
          <table:table-cell office:value="24" office:value-type="float"/>
          <table:table-cell office:value="4" office:value-type="float"/>
          <table:table-cell office:value="3273227" office:value-type="float"/>
          <table:table-cell office:value="22" office:value-type="float"/>
          <table:table-cell office:value="0.16666666666666666" office:value-type="float"/>
          <table:table-cell office:value="7.332213745028988" office:value-type="float"/>
          <table:table-cell office:value="1.222035624171498" office:value-type="float"/>
        </table:table-row>
        <table:table-row>
          <table:table-cell office:value-type="string">
            <text:p>2020-04-04</text:p>
          </table:table-cell>
          <table:table-cell office:value-type="string">
            <text:p>PR</text:p>
          </table:table-cell>
          <table:table-cell office:value="401" office:value-type="float"/>
          <table:table-cell office:value="7" office:value-type="float"/>
          <table:table-cell office:value="11433957" office:value-type="float"/>
          <table:table-cell office:value="41" office:value-type="float"/>
          <table:table-cell office:value="0.017456359102244388" office:value-type="float"/>
          <table:table-cell office:value="35.07097324224676" office:value-type="float"/>
          <table:table-cell office:value="0.6122115029818636" office:value-type="float"/>
        </table:table-row>
        <table:table-row>
          <table:table-cell office:value-type="string">
            <text:p>2020-04-04</text:p>
          </table:table-cell>
          <table:table-cell office:value-type="string">
            <text:p>RJ</text:p>
          </table:table-cell>
          <table:table-cell office:value="1246" office:value-type="float"/>
          <table:table-cell office:value="58" office:value-type="float"/>
          <table:table-cell office:value="17264943" office:value-type="float"/>
          <table:table-cell office:value="33" office:value-type="float"/>
          <table:table-cell office:value="0.04654895666131621" office:value-type="float"/>
          <table:table-cell office:value="72.169366559739" office:value-type="float"/>
          <table:table-cell office:value="3.3594087162639346" office:value-type="float"/>
        </table:table-row>
        <table:table-row>
          <table:table-cell office:value-type="string">
            <text:p>2020-04-04</text:p>
          </table:table-cell>
          <table:table-cell office:value-type="string">
            <text:p>RN</text:p>
          </table:table-cell>
          <table:table-cell office:value="215" office:value-type="float"/>
          <table:table-cell office:value="6" office:value-type="float"/>
          <table:table-cell office:value="3506853" office:value-type="float"/>
          <table:table-cell office:value="24" office:value-type="float"/>
          <table:table-cell office:value="0.027906976744186046" office:value-type="float"/>
          <table:table-cell office:value="61.30852932814692" office:value-type="float"/>
          <table:table-cell office:value="1.7109357021808442" office:value-type="float"/>
        </table:table-row>
        <table:table-row>
          <table:table-cell office:value-type="string">
            <text:p>2020-04-04</text:p>
          </table:table-cell>
          <table:table-cell office:value-type="string">
            <text:p>RO</text:p>
          </table:table-cell>
          <table:table-cell office:value="11" office:value-type="float"/>
          <table:table-cell office:value="1" office:value-type="float"/>
          <table:table-cell office:value="1777225" office:value-type="float"/>
          <table:table-cell office:value="11" office:value-type="float"/>
          <table:table-cell office:value="0.09090909090909091" office:value-type="float"/>
          <table:table-cell office:value="6.18942452418799" office:value-type="float"/>
          <table:table-cell office:value="0.5626749567443627" office:value-type="float"/>
        </table:table-row>
        <table:table-row>
          <table:table-cell office:value-type="string">
            <text:p>2020-04-04</text:p>
          </table:table-cell>
          <table:table-cell office:value-type="string">
            <text:p>RR</text:p>
          </table:table-cell>
          <table:table-cell office:value="42" office:value-type="float"/>
          <table:table-cell office:value="1" office:value-type="float"/>
          <table:table-cell office:value="605761" office:value-type="float"/>
          <table:table-cell office:value="14" office:value-type="float"/>
          <table:table-cell office:value="0.023809523809523808" office:value-type="float"/>
          <table:table-cell office:value="69.33427539904352" office:value-type="float"/>
          <table:table-cell office:value="1.6508160809296075" office:value-type="float"/>
        </table:table-row>
        <table:table-row>
          <table:table-cell office:value-type="string">
            <text:p>2020-04-04</text:p>
          </table:table-cell>
          <table:table-cell office:value-type="string">
            <text:p>RS</text:p>
          </table:table-cell>
          <table:table-cell office:value="418" office:value-type="float"/>
          <table:table-cell office:value="7" office:value-type="float"/>
          <table:table-cell office:value="11377239" office:value-type="float"/>
          <table:table-cell office:value="43" office:value-type="float"/>
          <table:table-cell office:value="0.01674641148325359" office:value-type="float"/>
          <table:table-cell office:value="36.74002101915939" office:value-type="float"/>
          <table:table-cell office:value="0.615263509890229" office:value-type="float"/>
        </table:table-row>
        <table:table-row>
          <table:table-cell office:value-type="string">
            <text:p>2020-04-04</text:p>
          </table:table-cell>
          <table:table-cell office:value-type="string">
            <text:p>SC</text:p>
          </table:table-cell>
          <table:table-cell office:value="356" office:value-type="float"/>
          <table:table-cell office:value="10" office:value-type="float"/>
          <table:table-cell office:value="7164788" office:value-type="float"/>
          <table:table-cell office:value="42" office:value-type="float"/>
          <table:table-cell office:value="0.028089887640449437" office:value-type="float"/>
          <table:table-cell office:value="49.687443648018615" office:value-type="float"/>
          <table:table-cell office:value="1.395714709214006" office:value-type="float"/>
        </table:table-row>
        <table:table-row>
          <table:table-cell office:value-type="string">
            <text:p>2020-04-04</text:p>
          </table:table-cell>
          <table:table-cell office:value-type="string">
            <text:p>SE</text:p>
          </table:table-cell>
          <table:table-cell office:value="32" office:value-type="float"/>
          <table:table-cell office:value="3" office:value-type="float"/>
          <table:table-cell office:value="2298696" office:value-type="float"/>
          <table:table-cell office:value="28" office:value-type="float"/>
          <table:table-cell office:value="0.09375" office:value-type="float"/>
          <table:table-cell office:value="13.920936043739582" office:value-type="float"/>
          <table:table-cell office:value="1.3050877541005856" office:value-type="float"/>
        </table:table-row>
        <table:table-row>
          <table:table-cell office:value-type="string">
            <text:p>2020-04-04</text:p>
          </table:table-cell>
          <table:table-cell office:value-type="string">
            <text:p>SP</text:p>
          </table:table-cell>
          <table:table-cell office:value="4466" office:value-type="float"/>
          <table:table-cell office:value="260" office:value-type="float"/>
          <table:table-cell office:value="45919049" office:value-type="float"/>
          <table:table-cell office:value="35" office:value-type="float"/>
          <table:table-cell office:value="0.05821764442454098" office:value-type="float"/>
          <table:table-cell office:value="97.25811176969279" office:value-type="float"/>
          <table:table-cell office:value="5.662138168410238" office:value-type="float"/>
        </table:table-row>
        <table:table-row>
          <table:table-cell office:value-type="string">
            <text:p>2020-04-04</text:p>
          </table:table-cell>
          <table:table-cell office:value-type="string">
            <text:p>TO</text:p>
          </table:table-cell>
          <table:table-cell office:value="16" office:value-type="float"/>
          <table:table-cell office:value="0" office:value-type="float"/>
          <table:table-cell office:value="1572866" office:value-type="float"/>
          <table:table-cell office:value="17" office:value-type="float"/>
          <table:table-cell office:value="0.0" office:value-type="float"/>
          <table:table-cell office:value="10.172513106647356" office:value-type="float"/>
          <table:table-cell office:value="0.0" office:value-type="float"/>
        </table:table-row>
      </table:table>
      <table:table table:name="2020-04-05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_population</text:p>
          </table:table-cell>
          <table:table-cell office:value-type="string">
            <text:p>city_ibge_code</text:p>
          </table:table-cell>
          <table:table-cell office:value-type="string">
            <text:p>μ_confirmed</text:p>
          </table:table-cell>
          <table:table-cell office:value-type="string">
            <text:p>confirmed_per_1mi</text:p>
          </table:table-cell>
          <table:table-cell office:value-type="string">
            <text:p>deaths_per_1mi</text:p>
          </table:table-cell>
        </table:table-row>
        <table:table-row>
          <table:table-cell office:value-type="string">
            <text:p>2020-04-05</text:p>
          </table:table-cell>
          <table:table-cell office:value-type="string">
            <text:p>AC</text:p>
          </table:table-cell>
          <table:table-cell office:value="48" office:value-type="float"/>
          <table:table-cell office:value="0" office:value-type="float"/>
          <table:table-cell office:value="881935" office:value-type="float"/>
          <table:table-cell office:value="12" office:value-type="float"/>
          <table:table-cell office:value="0.0" office:value-type="float"/>
          <table:table-cell office:value="54.42577967764064" office:value-type="float"/>
          <table:table-cell office:value="0.0" office:value-type="float"/>
        </table:table-row>
        <table:table-row>
          <table:table-cell office:value-type="string">
            <text:p>2020-04-05</text:p>
          </table:table-cell>
          <table:table-cell office:value-type="string">
            <text:p>AL</text:p>
          </table:table-cell>
          <table:table-cell office:value="28" office:value-type="float"/>
          <table:table-cell office:value="2" office:value-type="float"/>
          <table:table-cell office:value="3337357" office:value-type="float"/>
          <table:table-cell office:value="27" office:value-type="float"/>
          <table:table-cell office:value="0.07142857142857142" office:value-type="float"/>
          <table:table-cell office:value="8.389872584802884" office:value-type="float"/>
          <table:table-cell office:value="0.599276613200206" office:value-type="float"/>
        </table:table-row>
        <table:table-row>
          <table:table-cell office:value-type="string">
            <text:p>2020-04-05</text:p>
          </table:table-cell>
          <table:table-cell office:value-type="string">
            <text:p>AM</text:p>
          </table:table-cell>
          <table:table-cell office:value="417" office:value-type="float"/>
          <table:table-cell office:value="15" office:value-type="float"/>
          <table:table-cell office:value="4144597" office:value-type="float"/>
          <table:table-cell office:value="13" office:value-type="float"/>
          <table:table-cell office:value="0.03597122302158273" office:value-type="float"/>
          <table:table-cell office:value="100.61291845745195" office:value-type="float"/>
          <table:table-cell office:value="3.619169728685322" office:value-type="float"/>
        </table:table-row>
        <table:table-row>
          <table:table-cell office:value-type="string">
            <text:p>2020-04-05</text:p>
          </table:table-cell>
          <table:table-cell office:value-type="string">
            <text:p>AP</text:p>
          </table:table-cell>
          <table:table-cell office:value="32" office:value-type="float"/>
          <table:table-cell office:value="1" office:value-type="float"/>
          <table:table-cell office:value="845731" office:value-type="float"/>
          <table:table-cell office:value="16" office:value-type="float"/>
          <table:table-cell office:value="0.03125" office:value-type="float"/>
          <table:table-cell office:value="37.83709004399744" office:value-type="float"/>
          <table:table-cell office:value="1.18240906387492" office:value-type="float"/>
        </table:table-row>
        <table:table-row>
          <table:table-cell office:value-type="string">
            <text:p>2020-04-05</text:p>
          </table:table-cell>
          <table:table-cell office:value-type="string">
            <text:p>BA</text:p>
          </table:table-cell>
          <table:table-cell office:value="401" office:value-type="float"/>
          <table:table-cell office:value="9" office:value-type="float"/>
          <table:table-cell office:value="14873064" office:value-type="float"/>
          <table:table-cell office:value="29" office:value-type="float"/>
          <table:table-cell office:value="0.022443890274314215" office:value-type="float"/>
          <table:table-cell office:value="26.961492265480736" office:value-type="float"/>
          <table:table-cell office:value="0.6051207740382211" office:value-type="float"/>
        </table:table-row>
        <table:table-row>
          <table:table-cell office:value-type="string">
            <text:p>2020-04-05</text:p>
          </table:table-cell>
          <table:table-cell office:value-type="string">
            <text:p>CE</text:p>
          </table:table-cell>
          <table:table-cell office:value="960" office:value-type="float"/>
          <table:table-cell office:value="35" office:value-type="float"/>
          <table:table-cell office:value="9132078" office:value-type="float"/>
          <table:table-cell office:value="23" office:value-type="float"/>
          <table:table-cell office:value="0.036458333333333336" office:value-type="float"/>
          <table:table-cell office:value="105.12393783758746" office:value-type="float"/>
          <table:table-cell office:value="3.832643566995376" office:value-type="float"/>
        </table:table-row>
        <table:table-row>
          <table:table-cell office:value-type="string">
            <text:p>2020-04-05</text:p>
          </table:table-cell>
          <table:table-cell office:value-type="string">
            <text:p>DF</text:p>
          </table:table-cell>
          <table:table-cell office:value="468" office:value-type="float"/>
          <table:table-cell office:value="7" office:value-type="float"/>
          <table:table-cell office:value="3015268" office:value-type="float"/>
          <table:table-cell office:value="53" office:value-type="float"/>
          <table:table-cell office:value="0.014957264957264958" office:value-type="float"/>
          <table:table-cell office:value="155.21008414509092" office:value-type="float"/>
          <table:table-cell office:value="2.3215183525975136" office:value-type="float"/>
        </table:table-row>
        <table:table-row>
          <table:table-cell office:value-type="string">
            <text:p>2020-04-05</text:p>
          </table:table-cell>
          <table:table-cell office:value-type="string">
            <text:p>ES</text:p>
          </table:table-cell>
          <table:table-cell office:value="194" office:value-type="float"/>
          <table:table-cell office:value="6" office:value-type="float"/>
          <table:table-cell office:value="4018650" office:value-type="float"/>
          <table:table-cell office:value="32" office:value-type="float"/>
          <table:table-cell office:value="0.030927835051546393" office:value-type="float"/>
          <table:table-cell office:value="48.27491819392085" office:value-type="float"/>
          <table:table-cell office:value="1.4930387070284796" office:value-type="float"/>
        </table:table-row>
        <table:table-row>
          <table:table-cell office:value-type="string">
            <text:p>2020-04-05</text:p>
          </table:table-cell>
          <table:table-cell office:value-type="string">
            <text:p>GO</text:p>
          </table:table-cell>
          <table:table-cell office:value="115" office:value-type="float"/>
          <table:table-cell office:value="3" office:value-type="float"/>
          <table:table-cell office:value="7018354" office:value-type="float"/>
          <table:table-cell office:value="52" office:value-type="float"/>
          <table:table-cell office:value="0.02608695652173913" office:value-type="float"/>
          <table:table-cell office:value="16.385608363442483" office:value-type="float"/>
          <table:table-cell office:value="0.4274506529593691" office:value-type="float"/>
        </table:table-row>
        <table:table-row>
          <table:table-cell office:value-type="string">
            <text:p>2020-04-05</text:p>
          </table:table-cell>
          <table:table-cell office:value-type="string">
            <text:p>MA</text:p>
          </table:table-cell>
          <table:table-cell office:value="132" office:value-type="float"/>
          <table:table-cell office:value="2" office:value-type="float"/>
          <table:table-cell office:value="7075181" office:value-type="float"/>
          <table:table-cell office:value="21" office:value-type="float"/>
          <table:table-cell office:value="0.015151515151515152" office:value-type="float"/>
          <table:table-cell office:value="18.656766519471375" office:value-type="float"/>
          <table:table-cell office:value="0.2826782805980511" office:value-type="float"/>
        </table:table-row>
        <table:table-row>
          <table:table-cell office:value-type="string">
            <text:p>2020-04-05</text:p>
          </table:table-cell>
          <table:table-cell office:value-type="string">
            <text:p>MG</text:p>
          </table:table-cell>
          <table:table-cell office:value="498" office:value-type="float"/>
          <table:table-cell office:value="6" office:value-type="float"/>
          <table:table-cell office:value="21168791" office:value-type="float"/>
          <table:table-cell office:value="31" office:value-type="float"/>
          <table:table-cell office:value="0.012048192771084338" office:value-type="float"/>
          <table:table-cell office:value="23.52519801437881" office:value-type="float"/>
          <table:table-cell office:value="0.2834361206551664" office:value-type="float"/>
        </table:table-row>
        <table:table-row>
          <table:table-cell office:value-type="string">
            <text:p>2020-04-05</text:p>
          </table:table-cell>
          <table:table-cell office:value-type="string">
            <text:p>MS</text:p>
          </table:table-cell>
          <table:table-cell office:value="65" office:value-type="float"/>
          <table:table-cell office:value="1" office:value-type="float"/>
          <table:table-cell office:value="2778986" office:value-type="float"/>
          <table:table-cell office:value="50" office:value-type="float"/>
          <table:table-cell office:value="0.015384615384615385" office:value-type="float"/>
          <table:table-cell office:value="23.389826361125966" office:value-type="float"/>
          <table:table-cell office:value="0.359843482478861" office:value-type="float"/>
        </table:table-row>
        <table:table-row>
          <table:table-cell office:value-type="string">
            <text:p>2020-04-05</text:p>
          </table:table-cell>
          <table:table-cell office:value-type="string">
            <text:p>MT</text:p>
          </table:table-cell>
          <table:table-cell office:value="60" office:value-type="float"/>
          <table:table-cell office:value="1" office:value-type="float"/>
          <table:table-cell office:value="3484466" office:value-type="float"/>
          <table:table-cell office:value="51" office:value-type="float"/>
          <table:table-cell office:value="0.016666666666666666" office:value-type="float"/>
          <table:table-cell office:value="17.219281232762782" office:value-type="float"/>
          <table:table-cell office:value="0.2869880205460464" office:value-type="float"/>
        </table:table-row>
        <table:table-row>
          <table:table-cell office:value-type="string">
            <text:p>2020-04-05</text:p>
          </table:table-cell>
          <table:table-cell office:value-type="string">
            <text:p>PA</text:p>
          </table:table-cell>
          <table:table-cell office:value="86" office:value-type="float"/>
          <table:table-cell office:value="1" office:value-type="float"/>
          <table:table-cell office:value="8602865" office:value-type="float"/>
          <table:table-cell office:value="15" office:value-type="float"/>
          <table:table-cell office:value="0.011627906976744186" office:value-type="float"/>
          <table:table-cell office:value="9.996669714101058" office:value-type="float"/>
          <table:table-cell office:value="0.116240345512803" office:value-type="float"/>
        </table:table-row>
        <table:table-row>
          <table:table-cell office:value-type="string">
            <text:p>2020-04-05</text:p>
          </table:table-cell>
          <table:table-cell office:value-type="string">
            <text:p>PB</text:p>
          </table:table-cell>
          <table:table-cell office:value="35" office:value-type="float"/>
          <table:table-cell office:value="4" office:value-type="float"/>
          <table:table-cell office:value="4018127" office:value-type="float"/>
          <table:table-cell office:value="25" office:value-type="float"/>
          <table:table-cell office:value="0.11428571428571428" office:value-type="float"/>
          <table:table-cell office:value="8.710526073466568" office:value-type="float"/>
          <table:table-cell office:value="0.9954886941104649" office:value-type="float"/>
        </table:table-row>
        <table:table-row>
          <table:table-cell office:value-type="string">
            <text:p>2020-04-05</text:p>
          </table:table-cell>
          <table:table-cell office:value-type="string">
            <text:p>PE</text:p>
          </table:table-cell>
          <table:table-cell office:value="201" office:value-type="float"/>
          <table:table-cell office:value="21" office:value-type="float"/>
          <table:table-cell office:value="9557071" office:value-type="float"/>
          <table:table-cell office:value="26" office:value-type="float"/>
          <table:table-cell office:value="0.1044776119402985" office:value-type="float"/>
          <table:table-cell office:value="21.031548264107276" office:value-type="float"/>
          <table:table-cell office:value="2.197325938041059" office:value-type="float"/>
        </table:table-row>
        <table:table-row>
          <table:table-cell office:value-type="string">
            <text:p>2020-04-05</text:p>
          </table:table-cell>
          <table:table-cell office:value-type="string">
            <text:p>PI</text:p>
          </table:table-cell>
          <table:table-cell office:value="24" office:value-type="float"/>
          <table:table-cell office:value="4" office:value-type="float"/>
          <table:table-cell office:value="3273227" office:value-type="float"/>
          <table:table-cell office:value="22" office:value-type="float"/>
          <table:table-cell office:value="0.16666666666666666" office:value-type="float"/>
          <table:table-cell office:value="7.332213745028988" office:value-type="float"/>
          <table:table-cell office:value="1.222035624171498" office:value-type="float"/>
        </table:table-row>
        <table:table-row>
          <table:table-cell office:value-type="string">
            <text:p>2020-04-05</text:p>
          </table:table-cell>
          <table:table-cell office:value-type="string">
            <text:p>PR</text:p>
          </table:table-cell>
          <table:table-cell office:value="445" office:value-type="float"/>
          <table:table-cell office:value="10" office:value-type="float"/>
          <table:table-cell office:value="11433957" office:value-type="float"/>
          <table:table-cell office:value="41" office:value-type="float"/>
          <table:table-cell office:value="0.02247191011235955" office:value-type="float"/>
          <table:table-cell office:value="38.91915983241847" office:value-type="float"/>
          <table:table-cell office:value="0.8745878614026623" office:value-type="float"/>
        </table:table-row>
        <table:table-row>
          <table:table-cell office:value-type="string">
            <text:p>2020-04-05</text:p>
          </table:table-cell>
          <table:table-cell office:value-type="string">
            <text:p>RJ</text:p>
          </table:table-cell>
          <table:table-cell office:value="1394" office:value-type="float"/>
          <table:table-cell office:value="64" office:value-type="float"/>
          <table:table-cell office:value="17264943" office:value-type="float"/>
          <table:table-cell office:value="33" office:value-type="float"/>
          <table:table-cell office:value="0.04591104734576758" office:value-type="float"/>
          <table:table-cell office:value="80.74165087020559" office:value-type="float"/>
          <table:table-cell office:value="3.706933755877445" office:value-type="float"/>
        </table:table-row>
        <table:table-row>
          <table:table-cell office:value-type="string">
            <text:p>2020-04-05</text:p>
          </table:table-cell>
          <table:table-cell office:value-type="string">
            <text:p>RN</text:p>
          </table:table-cell>
          <table:table-cell office:value="246" office:value-type="float"/>
          <table:table-cell office:value="7" office:value-type="float"/>
          <table:table-cell office:value="3506853" office:value-type="float"/>
          <table:table-cell office:value="24" office:value-type="float"/>
          <table:table-cell office:value="0.028455284552845527" office:value-type="float"/>
          <table:table-cell office:value="70.14836378941462" office:value-type="float"/>
          <table:table-cell office:value="1.9960916525443182" office:value-type="float"/>
        </table:table-row>
        <table:table-row>
          <table:table-cell office:value-type="string">
            <text:p>2020-04-05</text:p>
          </table:table-cell>
          <table:table-cell office:value-type="string">
            <text:p>RO</text:p>
          </table:table-cell>
          <table:table-cell office:value="14" office:value-type="float"/>
          <table:table-cell office:value="1" office:value-type="float"/>
          <table:table-cell office:value="1777225" office:value-type="float"/>
          <table:table-cell office:value="11" office:value-type="float"/>
          <table:table-cell office:value="0.07142857142857142" office:value-type="float"/>
          <table:table-cell office:value="7.8774493944210775" office:value-type="float"/>
          <table:table-cell office:value="0.5626749567443627" office:value-type="float"/>
        </table:table-row>
        <table:table-row>
          <table:table-cell office:value-type="string">
            <text:p>2020-04-05</text:p>
          </table:table-cell>
          <table:table-cell office:value-type="string">
            <text:p>RR</text:p>
          </table:table-cell>
          <table:table-cell office:value="42" office:value-type="float"/>
          <table:table-cell office:value="1" office:value-type="float"/>
          <table:table-cell office:value="605761" office:value-type="float"/>
          <table:table-cell office:value="14" office:value-type="float"/>
          <table:table-cell office:value="0.023809523809523808" office:value-type="float"/>
          <table:table-cell office:value="69.33427539904352" office:value-type="float"/>
          <table:table-cell office:value="1.6508160809296075" office:value-type="float"/>
        </table:table-row>
        <table:table-row>
          <table:table-cell office:value-type="string">
            <text:p>2020-04-05</text:p>
          </table:table-cell>
          <table:table-cell office:value-type="string">
            <text:p>RS</text:p>
          </table:table-cell>
          <table:table-cell office:value="468" office:value-type="float"/>
          <table:table-cell office:value="7" office:value-type="float"/>
          <table:table-cell office:value="11377239" office:value-type="float"/>
          <table:table-cell office:value="43" office:value-type="float"/>
          <table:table-cell office:value="0.014957264957264958" office:value-type="float"/>
          <table:table-cell office:value="41.13476037551817" office:value-type="float"/>
          <table:table-cell office:value="0.615263509890229" office:value-type="float"/>
        </table:table-row>
        <table:table-row>
          <table:table-cell office:value-type="string">
            <text:p>2020-04-05</text:p>
          </table:table-cell>
          <table:table-cell office:value-type="string">
            <text:p>SC</text:p>
          </table:table-cell>
          <table:table-cell office:value="379" office:value-type="float"/>
          <table:table-cell office:value="10" office:value-type="float"/>
          <table:table-cell office:value="7164788" office:value-type="float"/>
          <table:table-cell office:value="42" office:value-type="float"/>
          <table:table-cell office:value="0.026385224274406333" office:value-type="float"/>
          <table:table-cell office:value="52.89758747921083" office:value-type="float"/>
          <table:table-cell office:value="1.395714709214006" office:value-type="float"/>
        </table:table-row>
        <table:table-row>
          <table:table-cell office:value-type="string">
            <text:p>2020-04-05</text:p>
          </table:table-cell>
          <table:table-cell office:value-type="string">
            <text:p>SP</text:p>
          </table:table-cell>
          <table:table-cell office:value="4620" office:value-type="float"/>
          <table:table-cell office:value="275" office:value-type="float"/>
          <table:table-cell office:value="45919049" office:value-type="float"/>
          <table:table-cell office:value="35" office:value-type="float"/>
          <table:table-cell office:value="0.05952380952380952" office:value-type="float"/>
          <table:table-cell office:value="100.61183976175117" office:value-type="float"/>
          <table:table-cell office:value="5.988799985818521" office:value-type="float"/>
        </table:table-row>
        <table:table-row>
          <table:table-cell office:value-type="string">
            <text:p>2020-04-05</text:p>
          </table:table-cell>
          <table:table-cell office:value-type="string">
            <text:p>TO</text:p>
          </table:table-cell>
          <table:table-cell office:value="17" office:value-type="float"/>
          <table:table-cell office:value="0" office:value-type="float"/>
          <table:table-cell office:value="1572866" office:value-type="float"/>
          <table:table-cell office:value="17" office:value-type="float"/>
          <table:table-cell office:value="0.0" office:value-type="float"/>
          <table:table-cell office:value="10.808295175812816" office:value-type="float"/>
          <table:table-cell office:value="0.0" office:value-type="float"/>
        </table:table-row>
      </table:table>
      <table:table table:name="2020-04-06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_population</text:p>
          </table:table-cell>
          <table:table-cell office:value-type="string">
            <text:p>city_ibge_code</text:p>
          </table:table-cell>
          <table:table-cell office:value-type="string">
            <text:p>μ_confirmed</text:p>
          </table:table-cell>
          <table:table-cell office:value-type="string">
            <text:p>confirmed_per_1mi</text:p>
          </table:table-cell>
          <table:table-cell office:value-type="string">
            <text:p>deaths_per_1mi</text:p>
          </table:table-cell>
        </table:table-row>
        <table:table-row>
          <table:table-cell office:value-type="string">
            <text:p>2020-04-06</text:p>
          </table:table-cell>
          <table:table-cell office:value-type="string">
            <text:p>AC</text:p>
          </table:table-cell>
          <table:table-cell office:value="50" office:value-type="float"/>
          <table:table-cell office:value="1" office:value-type="float"/>
          <table:table-cell office:value="881935" office:value-type="float"/>
          <table:table-cell office:value="12" office:value-type="float"/>
          <table:table-cell office:value="0.02" office:value-type="float"/>
          <table:table-cell office:value="56.69352049754234" office:value-type="float"/>
          <table:table-cell office:value="1.1338704099508468" office:value-type="float"/>
        </table:table-row>
        <table:table-row>
          <table:table-cell office:value-type="string">
            <text:p>2020-04-06</text:p>
          </table:table-cell>
          <table:table-cell office:value-type="string">
            <text:p>AL</text:p>
          </table:table-cell>
          <table:table-cell office:value="31" office:value-type="float"/>
          <table:table-cell office:value="2" office:value-type="float"/>
          <table:table-cell office:value="3337357" office:value-type="float"/>
          <table:table-cell office:value="27" office:value-type="float"/>
          <table:table-cell office:value="0.06451612903225806" office:value-type="float"/>
          <table:table-cell office:value="9.288787504603194" office:value-type="float"/>
          <table:table-cell office:value="0.599276613200206" office:value-type="float"/>
        </table:table-row>
        <table:table-row>
          <table:table-cell office:value-type="string">
            <text:p>2020-04-06</text:p>
          </table:table-cell>
          <table:table-cell office:value-type="string">
            <text:p>AM</text:p>
          </table:table-cell>
          <table:table-cell office:value="532" office:value-type="float"/>
          <table:table-cell office:value="19" office:value-type="float"/>
          <table:table-cell office:value="4144597" office:value-type="float"/>
          <table:table-cell office:value="13" office:value-type="float"/>
          <table:table-cell office:value="0.03571428571428571" office:value-type="float"/>
          <table:table-cell office:value="128.35988637737276" office:value-type="float"/>
          <table:table-cell office:value="4.584281656334741" office:value-type="float"/>
        </table:table-row>
        <table:table-row>
          <table:table-cell office:value-type="string">
            <text:p>2020-04-06</text:p>
          </table:table-cell>
          <table:table-cell office:value-type="string">
            <text:p>AP</text:p>
          </table:table-cell>
          <table:table-cell office:value="39" office:value-type="float"/>
          <table:table-cell office:value="2" office:value-type="float"/>
          <table:table-cell office:value="845731" office:value-type="float"/>
          <table:table-cell office:value="16" office:value-type="float"/>
          <table:table-cell office:value="0.05128205128205128" office:value-type="float"/>
          <table:table-cell office:value="46.11395349112188" office:value-type="float"/>
          <table:table-cell office:value="2.36481812774984" office:value-type="float"/>
        </table:table-row>
        <table:table-row>
          <table:table-cell office:value-type="string">
            <text:p>2020-04-06</text:p>
          </table:table-cell>
          <table:table-cell office:value-type="string">
            <text:p>BA</text:p>
          </table:table-cell>
          <table:table-cell office:value="437" office:value-type="float"/>
          <table:table-cell office:value="10" office:value-type="float"/>
          <table:table-cell office:value="14873064" office:value-type="float"/>
          <table:table-cell office:value="29" office:value-type="float"/>
          <table:table-cell office:value="0.02288329519450801" office:value-type="float"/>
          <table:table-cell office:value="29.38197536163362" office:value-type="float"/>
          <table:table-cell office:value="0.6723564155980234" office:value-type="float"/>
        </table:table-row>
        <table:table-row>
          <table:table-cell office:value-type="string">
            <text:p>2020-04-06</text:p>
          </table:table-cell>
          <table:table-cell office:value-type="string">
            <text:p>CE</text:p>
          </table:table-cell>
          <table:table-cell office:value="1045" office:value-type="float"/>
          <table:table-cell office:value="35" office:value-type="float"/>
          <table:table-cell office:value="9132078" office:value-type="float"/>
          <table:table-cell office:value="23" office:value-type="float"/>
          <table:table-cell office:value="0.03349282296650718" office:value-type="float"/>
          <table:table-cell office:value="114.43178650029051" office:value-type="float"/>
          <table:table-cell office:value="3.832643566995376" office:value-type="float"/>
        </table:table-row>
        <table:table-row>
          <table:table-cell office:value-type="string">
            <text:p>2020-04-06</text:p>
          </table:table-cell>
          <table:table-cell office:value-type="string">
            <text:p>DF</text:p>
          </table:table-cell>
          <table:table-cell office:value="485" office:value-type="float"/>
          <table:table-cell office:value="10" office:value-type="float"/>
          <table:table-cell office:value="3015268" office:value-type="float"/>
          <table:table-cell office:value="53" office:value-type="float"/>
          <table:table-cell office:value="0.020618556701030927" office:value-type="float"/>
          <table:table-cell office:value="160.84805728711345" office:value-type="float"/>
          <table:table-cell office:value="3.31645478942502" office:value-type="float"/>
        </table:table-row>
        <table:table-row>
          <table:table-cell office:value-type="string">
            <text:p>2020-04-06</text:p>
          </table:table-cell>
          <table:table-cell office:value-type="string">
            <text:p>ES</text:p>
          </table:table-cell>
          <table:table-cell office:value="209" office:value-type="float"/>
          <table:table-cell office:value="6" office:value-type="float"/>
          <table:table-cell office:value="4018650" office:value-type="float"/>
          <table:table-cell office:value="32" office:value-type="float"/>
          <table:table-cell office:value="0.028708133971291867" office:value-type="float"/>
          <table:table-cell office:value="52.00751496149204" office:value-type="float"/>
          <table:table-cell office:value="1.4930387070284796" office:value-type="float"/>
        </table:table-row>
        <table:table-row>
          <table:table-cell office:value-type="string">
            <text:p>2020-04-06</text:p>
          </table:table-cell>
          <table:table-cell office:value-type="string">
            <text:p>GO</text:p>
          </table:table-cell>
          <table:table-cell office:value="119" office:value-type="float"/>
          <table:table-cell office:value="5" office:value-type="float"/>
          <table:table-cell office:value="7018354" office:value-type="float"/>
          <table:table-cell office:value="52" office:value-type="float"/>
          <table:table-cell office:value="0.04201680672268908" office:value-type="float"/>
          <table:table-cell office:value="16.955542567388306" office:value-type="float"/>
          <table:table-cell office:value="0.7124177549322819" office:value-type="float"/>
        </table:table-row>
        <table:table-row>
          <table:table-cell office:value-type="string">
            <text:p>2020-04-06</text:p>
          </table:table-cell>
          <table:table-cell office:value-type="string">
            <text:p>MA</text:p>
          </table:table-cell>
          <table:table-cell office:value="171" office:value-type="float"/>
          <table:table-cell office:value="4" office:value-type="float"/>
          <table:table-cell office:value="7075181" office:value-type="float"/>
          <table:table-cell office:value="21" office:value-type="float"/>
          <table:table-cell office:value="0.023391812865497075" office:value-type="float"/>
          <table:table-cell office:value="24.168992991133372" office:value-type="float"/>
          <table:table-cell office:value="0.5653565611961022" office:value-type="float"/>
        </table:table-row>
        <table:table-row>
          <table:table-cell office:value-type="string">
            <text:p>2020-04-06</text:p>
          </table:table-cell>
          <table:table-cell office:value-type="string">
            <text:p>MG</text:p>
          </table:table-cell>
          <table:table-cell office:value="525" office:value-type="float"/>
          <table:table-cell office:value="9" office:value-type="float"/>
          <table:table-cell office:value="21168791" office:value-type="float"/>
          <table:table-cell office:value="31" office:value-type="float"/>
          <table:table-cell office:value="0.017142857142857144" office:value-type="float"/>
          <table:table-cell office:value="24.800660557327056" office:value-type="float"/>
          <table:table-cell office:value="0.42515418098274954" office:value-type="float"/>
        </table:table-row>
        <table:table-row>
          <table:table-cell office:value-type="string">
            <text:p>2020-04-06</text:p>
          </table:table-cell>
          <table:table-cell office:value-type="string">
            <text:p>MS</text:p>
          </table:table-cell>
          <table:table-cell office:value="66" office:value-type="float"/>
          <table:table-cell office:value="1" office:value-type="float"/>
          <table:table-cell office:value="2778986" office:value-type="float"/>
          <table:table-cell office:value="50" office:value-type="float"/>
          <table:table-cell office:value="0.015151515151515152" office:value-type="float"/>
          <table:table-cell office:value="23.749669843604824" office:value-type="float"/>
          <table:table-cell office:value="0.359843482478861" office:value-type="float"/>
        </table:table-row>
        <table:table-row>
          <table:table-cell office:value-type="string">
            <text:p>2020-04-06</text:p>
          </table:table-cell>
          <table:table-cell office:value-type="string">
            <text:p>MT</text:p>
          </table:table-cell>
          <table:table-cell office:value="76" office:value-type="float"/>
          <table:table-cell office:value="1" office:value-type="float"/>
          <table:table-cell office:value="3484466" office:value-type="float"/>
          <table:table-cell office:value="51" office:value-type="float"/>
          <table:table-cell office:value="0.013157894736842105" office:value-type="float"/>
          <table:table-cell office:value="21.811089561499525" office:value-type="float"/>
          <table:table-cell office:value="0.2869880205460464" office:value-type="float"/>
        </table:table-row>
        <table:table-row>
          <table:table-cell office:value-type="string">
            <text:p>2020-04-06</text:p>
          </table:table-cell>
          <table:table-cell office:value-type="string">
            <text:p>PA</text:p>
          </table:table-cell>
          <table:table-cell office:value="123" office:value-type="float"/>
          <table:table-cell office:value="5" office:value-type="float"/>
          <table:table-cell office:value="8602865" office:value-type="float"/>
          <table:table-cell office:value="15" office:value-type="float"/>
          <table:table-cell office:value="0.04065040650406504" office:value-type="float"/>
          <table:table-cell office:value="14.29756249807477" office:value-type="float"/>
          <table:table-cell office:value="0.581201727564015" office:value-type="float"/>
        </table:table-row>
        <table:table-row>
          <table:table-cell office:value-type="string">
            <text:p>2020-04-06</text:p>
          </table:table-cell>
          <table:table-cell office:value-type="string">
            <text:p>PB</text:p>
          </table:table-cell>
          <table:table-cell office:value="36" office:value-type="float"/>
          <table:table-cell office:value="4" office:value-type="float"/>
          <table:table-cell office:value="4018127" office:value-type="float"/>
          <table:table-cell office:value="25" office:value-type="float"/>
          <table:table-cell office:value="0.1111111111111111" office:value-type="float"/>
          <table:table-cell office:value="8.959398246994184" office:value-type="float"/>
          <table:table-cell office:value="0.9954886941104649" office:value-type="float"/>
        </table:table-row>
        <table:table-row>
          <table:table-cell office:value-type="string">
            <text:p>2020-04-06</text:p>
          </table:table-cell>
          <table:table-cell office:value-type="string">
            <text:p>PE</text:p>
          </table:table-cell>
          <table:table-cell office:value="223" office:value-type="float"/>
          <table:table-cell office:value="30" office:value-type="float"/>
          <table:table-cell office:value="9557071" office:value-type="float"/>
          <table:table-cell office:value="26" office:value-type="float"/>
          <table:table-cell office:value="0.13452914798206278" office:value-type="float"/>
          <table:table-cell office:value="23.33350877062648" office:value-type="float"/>
          <table:table-cell office:value="3.1390370543443695" office:value-type="float"/>
        </table:table-row>
        <table:table-row>
          <table:table-cell office:value-type="string">
            <text:p>2020-04-06</text:p>
          </table:table-cell>
          <table:table-cell office:value-type="string">
            <text:p>PI</text:p>
          </table:table-cell>
          <table:table-cell office:value="26" office:value-type="float"/>
          <table:table-cell office:value="4" office:value-type="float"/>
          <table:table-cell office:value="3273227" office:value-type="float"/>
          <table:table-cell office:value="22" office:value-type="float"/>
          <table:table-cell office:value="0.15384615384615385" office:value-type="float"/>
          <table:table-cell office:value="7.943231557114737" office:value-type="float"/>
          <table:table-cell office:value="1.222035624171498" office:value-type="float"/>
        </table:table-row>
        <table:table-row>
          <table:table-cell office:value-type="string">
            <text:p>2020-04-06</text:p>
          </table:table-cell>
          <table:table-cell office:value-type="string">
            <text:p>PR</text:p>
          </table:table-cell>
          <table:table-cell office:value="466" office:value-type="float"/>
          <table:table-cell office:value="14" office:value-type="float"/>
          <table:table-cell office:value="11433957" office:value-type="float"/>
          <table:table-cell office:value="41" office:value-type="float"/>
          <table:table-cell office:value="0.030042918454935622" office:value-type="float"/>
          <table:table-cell office:value="40.75579434136406" office:value-type="float"/>
          <table:table-cell office:value="1.224423005963727" office:value-type="float"/>
        </table:table-row>
        <table:table-row>
          <table:table-cell office:value-type="string">
            <text:p>2020-04-06</text:p>
          </table:table-cell>
          <table:table-cell office:value-type="string">
            <text:p>RJ</text:p>
          </table:table-cell>
          <table:table-cell office:value="1461" office:value-type="float"/>
          <table:table-cell office:value="71" office:value-type="float"/>
          <table:table-cell office:value="17264943" office:value-type="float"/>
          <table:table-cell office:value="33" office:value-type="float"/>
          <table:table-cell office:value="0.0485968514715948" office:value-type="float"/>
          <table:table-cell office:value="84.62234714588979" office:value-type="float"/>
          <table:table-cell office:value="4.1123796354265405" office:value-type="float"/>
        </table:table-row>
        <table:table-row>
          <table:table-cell office:value-type="string">
            <text:p>2020-04-06</text:p>
          </table:table-cell>
          <table:table-cell office:value-type="string">
            <text:p>RO</text:p>
          </table:table-cell>
          <table:table-cell office:value="18" office:value-type="float"/>
          <table:table-cell office:value="1" office:value-type="float"/>
          <table:table-cell office:value="1777225" office:value-type="float"/>
          <table:table-cell office:value="11" office:value-type="float"/>
          <table:table-cell office:value="0.05555555555555555" office:value-type="float"/>
          <table:table-cell office:value="10.128149221398528" office:value-type="float"/>
          <table:table-cell office:value="0.5626749567443627" office:value-type="float"/>
        </table:table-row>
        <table:table-row>
          <table:table-cell office:value-type="string">
            <text:p>2020-04-06</text:p>
          </table:table-cell>
          <table:table-cell office:value-type="string">
            <text:p>RR</text:p>
          </table:table-cell>
          <table:table-cell office:value="42" office:value-type="float"/>
          <table:table-cell office:value="1" office:value-type="float"/>
          <table:table-cell office:value="605761" office:value-type="float"/>
          <table:table-cell office:value="14" office:value-type="float"/>
          <table:table-cell office:value="0.023809523809523808" office:value-type="float"/>
          <table:table-cell office:value="69.33427539904352" office:value-type="float"/>
          <table:table-cell office:value="1.6508160809296075" office:value-type="float"/>
        </table:table-row>
        <table:table-row>
          <table:table-cell office:value-type="string">
            <text:p>2020-04-06</text:p>
          </table:table-cell>
          <table:table-cell office:value-type="string">
            <text:p>RS</text:p>
          </table:table-cell>
          <table:table-cell office:value="501" office:value-type="float"/>
          <table:table-cell office:value="8" office:value-type="float"/>
          <table:table-cell office:value="11377239" office:value-type="float"/>
          <table:table-cell office:value="43" office:value-type="float"/>
          <table:table-cell office:value="0.015968063872255488" office:value-type="float"/>
          <table:table-cell office:value="44.035288350714964" office:value-type="float"/>
          <table:table-cell office:value="0.7031582970174046" office:value-type="float"/>
        </table:table-row>
        <table:table-row>
          <table:table-cell office:value-type="string">
            <text:p>2020-04-06</text:p>
          </table:table-cell>
          <table:table-cell office:value-type="string">
            <text:p>SC</text:p>
          </table:table-cell>
          <table:table-cell office:value="417" office:value-type="float"/>
          <table:table-cell office:value="11" office:value-type="float"/>
          <table:table-cell office:value="7164788" office:value-type="float"/>
          <table:table-cell office:value="42" office:value-type="float"/>
          <table:table-cell office:value="0.026378896882494004" office:value-type="float"/>
          <table:table-cell office:value="58.201303374224054" office:value-type="float"/>
          <table:table-cell office:value="1.5352861801354067" office:value-type="float"/>
        </table:table-row>
        <table:table-row>
          <table:table-cell office:value-type="string">
            <text:p>2020-04-06</text:p>
          </table:table-cell>
          <table:table-cell office:value-type="string">
            <text:p>SE</text:p>
          </table:table-cell>
          <table:table-cell office:value="32" office:value-type="float"/>
          <table:table-cell office:value="4" office:value-type="float"/>
          <table:table-cell office:value="2298696" office:value-type="float"/>
          <table:table-cell office:value="28" office:value-type="float"/>
          <table:table-cell office:value="0.125" office:value-type="float"/>
          <table:table-cell office:value="13.920936043739582" office:value-type="float"/>
          <table:table-cell office:value="1.7401170054674477" office:value-type="float"/>
        </table:table-row>
        <table:table-row>
          <table:table-cell office:value-type="string">
            <text:p>2020-04-06</text:p>
          </table:table-cell>
          <table:table-cell office:value-type="string">
            <text:p>SP</text:p>
          </table:table-cell>
          <table:table-cell office:value="4866" office:value-type="float"/>
          <table:table-cell office:value="304" office:value-type="float"/>
          <table:table-cell office:value="45919049" office:value-type="float"/>
          <table:table-cell office:value="35" office:value-type="float"/>
          <table:table-cell office:value="0.06247431154952733" office:value-type="float"/>
          <table:table-cell office:value="105.969093567247" office:value-type="float"/>
          <table:table-cell office:value="6.620346166141202" office:value-type="float"/>
        </table:table-row>
        <table:table-row>
          <table:table-cell office:value-type="string">
            <text:p>2020-04-06</text:p>
          </table:table-cell>
          <table:table-cell office:value-type="string">
            <text:p>TO</text:p>
          </table:table-cell>
          <table:table-cell office:value="19" office:value-type="float"/>
          <table:table-cell office:value="0" office:value-type="float"/>
          <table:table-cell office:value="1572866" office:value-type="float"/>
          <table:table-cell office:value="17" office:value-type="float"/>
          <table:table-cell office:value="0.0" office:value-type="float"/>
          <table:table-cell office:value="12.079859314143736" office:value-type="float"/>
          <table:table-cell office:value="0.0" office:value-type="float"/>
        </table:table-row>
      </table:table>
      <table:table table:name="2020-04-07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_population</text:p>
          </table:table-cell>
          <table:table-cell office:value-type="string">
            <text:p>city_ibge_code</text:p>
          </table:table-cell>
          <table:table-cell office:value-type="string">
            <text:p>μ_confirmed</text:p>
          </table:table-cell>
          <table:table-cell office:value-type="string">
            <text:p>confirmed_per_1mi</text:p>
          </table:table-cell>
          <table:table-cell office:value-type="string">
            <text:p>deaths_per_1mi</text:p>
          </table:table-cell>
        </table:table-row>
        <table:table-row>
          <table:table-cell office:value-type="string">
            <text:p>2020-04-07</text:p>
          </table:table-cell>
          <table:table-cell office:value-type="string">
            <text:p>AC</text:p>
          </table:table-cell>
          <table:table-cell office:value="50" office:value-type="float"/>
          <table:table-cell office:value="2" office:value-type="float"/>
          <table:table-cell office:value="881935" office:value-type="float"/>
          <table:table-cell office:value="12" office:value-type="float"/>
          <table:table-cell office:value="0.04" office:value-type="float"/>
          <table:table-cell office:value="56.69352049754234" office:value-type="float"/>
          <table:table-cell office:value="2.2677408199016935" office:value-type="float"/>
        </table:table-row>
        <table:table-row>
          <table:table-cell office:value-type="string">
            <text:p>2020-04-07</text:p>
          </table:table-cell>
          <table:table-cell office:value-type="string">
            <text:p>AL</text:p>
          </table:table-cell>
          <table:table-cell office:value="34" office:value-type="float"/>
          <table:table-cell office:value="2" office:value-type="float"/>
          <table:table-cell office:value="3337357" office:value-type="float"/>
          <table:table-cell office:value="27" office:value-type="float"/>
          <table:table-cell office:value="0.058823529411764705" office:value-type="float"/>
          <table:table-cell office:value="10.187702424403502" office:value-type="float"/>
          <table:table-cell office:value="0.599276613200206" office:value-type="float"/>
        </table:table-row>
        <table:table-row>
          <table:table-cell office:value-type="string">
            <text:p>2020-04-07</text:p>
          </table:table-cell>
          <table:table-cell office:value-type="string">
            <text:p>AM</text:p>
          </table:table-cell>
          <table:table-cell office:value="636" office:value-type="float"/>
          <table:table-cell office:value="23" office:value-type="float"/>
          <table:table-cell office:value="4144597" office:value-type="float"/>
          <table:table-cell office:value="13" office:value-type="float"/>
          <table:table-cell office:value="0.036163522012578615" office:value-type="float"/>
          <table:table-cell office:value="153.45279649625766" office:value-type="float"/>
          <table:table-cell office:value="5.549393583984161" office:value-type="float"/>
        </table:table-row>
        <table:table-row>
          <table:table-cell office:value-type="string">
            <text:p>2020-04-07</text:p>
          </table:table-cell>
          <table:table-cell office:value-type="string">
            <text:p>AP</text:p>
          </table:table-cell>
          <table:table-cell office:value="51" office:value-type="float"/>
          <table:table-cell office:value="2" office:value-type="float"/>
          <table:table-cell office:value="845731" office:value-type="float"/>
          <table:table-cell office:value="16" office:value-type="float"/>
          <table:table-cell office:value="0.0392156862745098" office:value-type="float"/>
          <table:table-cell office:value="60.30286225762092" office:value-type="float"/>
          <table:table-cell office:value="2.36481812774984" office:value-type="float"/>
        </table:table-row>
        <table:table-row>
          <table:table-cell office:value-type="string">
            <text:p>2020-04-07</text:p>
          </table:table-cell>
          <table:table-cell office:value-type="string">
            <text:p>BA</text:p>
          </table:table-cell>
          <table:table-cell office:value="462" office:value-type="float"/>
          <table:table-cell office:value="14" office:value-type="float"/>
          <table:table-cell office:value="14873064" office:value-type="float"/>
          <table:table-cell office:value="29" office:value-type="float"/>
          <table:table-cell office:value="0.030303030303030304" office:value-type="float"/>
          <table:table-cell office:value="31.062866400628682" office:value-type="float"/>
          <table:table-cell office:value="0.9412989818372327" office:value-type="float"/>
        </table:table-row>
        <table:table-row>
          <table:table-cell office:value-type="string">
            <text:p>2020-04-07</text:p>
          </table:table-cell>
          <table:table-cell office:value-type="string">
            <text:p>CE</text:p>
          </table:table-cell>
          <table:table-cell office:value="1188" office:value-type="float"/>
          <table:table-cell office:value="40" office:value-type="float"/>
          <table:table-cell office:value="9132078" office:value-type="float"/>
          <table:table-cell office:value="23" office:value-type="float"/>
          <table:table-cell office:value="0.03367003367003367" office:value-type="float"/>
          <table:table-cell office:value="130.09087307401447" office:value-type="float"/>
          <table:table-cell office:value="4.380164076566144" office:value-type="float"/>
        </table:table-row>
        <table:table-row>
          <table:table-cell office:value-type="string">
            <text:p>2020-04-07</text:p>
          </table:table-cell>
          <table:table-cell office:value-type="string">
            <text:p>DF</text:p>
          </table:table-cell>
          <table:table-cell office:value="503" office:value-type="float"/>
          <table:table-cell office:value="12" office:value-type="float"/>
          <table:table-cell office:value="3015268" office:value-type="float"/>
          <table:table-cell office:value="53" office:value-type="float"/>
          <table:table-cell office:value="0.02385685884691849" office:value-type="float"/>
          <table:table-cell office:value="166.81767590807848" office:value-type="float"/>
          <table:table-cell office:value="3.9797457473100235" office:value-type="float"/>
        </table:table-row>
        <table:table-row>
          <table:table-cell office:value-type="string">
            <text:p>2020-04-07</text:p>
          </table:table-cell>
          <table:table-cell office:value-type="string">
            <text:p>ES</text:p>
          </table:table-cell>
          <table:table-cell office:value="227" office:value-type="float"/>
          <table:table-cell office:value="6" office:value-type="float"/>
          <table:table-cell office:value="4018650" office:value-type="float"/>
          <table:table-cell office:value="32" office:value-type="float"/>
          <table:table-cell office:value="0.02643171806167401" office:value-type="float"/>
          <table:table-cell office:value="56.48663108257748" office:value-type="float"/>
          <table:table-cell office:value="1.4930387070284796" office:value-type="float"/>
        </table:table-row>
        <table:table-row>
          <table:table-cell office:value-type="string">
            <text:p>2020-04-07</text:p>
          </table:table-cell>
          <table:table-cell office:value-type="string">
            <text:p>GO</text:p>
          </table:table-cell>
          <table:table-cell office:value="133" office:value-type="float"/>
          <table:table-cell office:value="5" office:value-type="float"/>
          <table:table-cell office:value="7018354" office:value-type="float"/>
          <table:table-cell office:value="52" office:value-type="float"/>
          <table:table-cell office:value="0.03759398496240601" office:value-type="float"/>
          <table:table-cell office:value="18.9503122811987" office:value-type="float"/>
          <table:table-cell office:value="0.7124177549322819" office:value-type="float"/>
        </table:table-row>
        <table:table-row>
          <table:table-cell office:value-type="string">
            <text:p>2020-04-07</text:p>
          </table:table-cell>
          <table:table-cell office:value-type="string">
            <text:p>MA</text:p>
          </table:table-cell>
          <table:table-cell office:value="229" office:value-type="float"/>
          <table:table-cell office:value="11" office:value-type="float"/>
          <table:table-cell office:value="7075181" office:value-type="float"/>
          <table:table-cell office:value="21" office:value-type="float"/>
          <table:table-cell office:value="0.048034934497816595" office:value-type="float"/>
          <table:table-cell office:value="32.36666312847685" office:value-type="float"/>
          <table:table-cell office:value="1.5547305432892813" office:value-type="float"/>
        </table:table-row>
        <table:table-row>
          <table:table-cell office:value-type="string">
            <text:p>2020-04-07</text:p>
          </table:table-cell>
          <table:table-cell office:value-type="string">
            <text:p>MG</text:p>
          </table:table-cell>
          <table:table-cell office:value="559" office:value-type="float"/>
          <table:table-cell office:value="11" office:value-type="float"/>
          <table:table-cell office:value="21168791" office:value-type="float"/>
          <table:table-cell office:value="31" office:value-type="float"/>
          <table:table-cell office:value="0.01967799642218247" office:value-type="float"/>
          <table:table-cell office:value="26.406798574373" office:value-type="float"/>
          <table:table-cell office:value="0.519632887867805" office:value-type="float"/>
        </table:table-row>
        <table:table-row>
          <table:table-cell office:value-type="string">
            <text:p>2020-04-07</text:p>
          </table:table-cell>
          <table:table-cell office:value-type="string">
            <text:p>MS</text:p>
          </table:table-cell>
          <table:table-cell office:value="80" office:value-type="float"/>
          <table:table-cell office:value="2" office:value-type="float"/>
          <table:table-cell office:value="2778986" office:value-type="float"/>
          <table:table-cell office:value="50" office:value-type="float"/>
          <table:table-cell office:value="0.025" office:value-type="float"/>
          <table:table-cell office:value="28.78747859830888" office:value-type="float"/>
          <table:table-cell office:value="0.719686964957722" office:value-type="float"/>
        </table:table-row>
        <table:table-row>
          <table:table-cell office:value-type="string">
            <text:p>2020-04-07</text:p>
          </table:table-cell>
          <table:table-cell office:value-type="string">
            <text:p>MT</text:p>
          </table:table-cell>
          <table:table-cell office:value="78" office:value-type="float"/>
          <table:table-cell office:value="1" office:value-type="float"/>
          <table:table-cell office:value="3484466" office:value-type="float"/>
          <table:table-cell office:value="51" office:value-type="float"/>
          <table:table-cell office:value="0.01282051282051282" office:value-type="float"/>
          <table:table-cell office:value="22.385065602591617" office:value-type="float"/>
          <table:table-cell office:value="0.2869880205460464" office:value-type="float"/>
        </table:table-row>
        <table:table-row>
          <table:table-cell office:value-type="string">
            <text:p>2020-04-07</text:p>
          </table:table-cell>
          <table:table-cell office:value-type="string">
            <text:p>PA</text:p>
          </table:table-cell>
          <table:table-cell office:value="154" office:value-type="float"/>
          <table:table-cell office:value="5" office:value-type="float"/>
          <table:table-cell office:value="8602865" office:value-type="float"/>
          <table:table-cell office:value="15" office:value-type="float"/>
          <table:table-cell office:value="0.032467532467532464" office:value-type="float"/>
          <table:table-cell office:value="17.901013208971662" office:value-type="float"/>
          <table:table-cell office:value="0.581201727564015" office:value-type="float"/>
        </table:table-row>
        <table:table-row>
          <table:table-cell office:value-type="string">
            <text:p>2020-04-07</text:p>
          </table:table-cell>
          <table:table-cell office:value-type="string">
            <text:p>PB</text:p>
          </table:table-cell>
          <table:table-cell office:value="41" office:value-type="float"/>
          <table:table-cell office:value="4" office:value-type="float"/>
          <table:table-cell office:value="4018127" office:value-type="float"/>
          <table:table-cell office:value="25" office:value-type="float"/>
          <table:table-cell office:value="0.0975609756097561" office:value-type="float"/>
          <table:table-cell office:value="10.203759114632264" office:value-type="float"/>
          <table:table-cell office:value="0.9954886941104649" office:value-type="float"/>
        </table:table-row>
        <table:table-row>
          <table:table-cell office:value-type="string">
            <text:p>2020-04-07</text:p>
          </table:table-cell>
          <table:table-cell office:value-type="string">
            <text:p>PE</text:p>
          </table:table-cell>
          <table:table-cell office:value="352" office:value-type="float"/>
          <table:table-cell office:value="34" office:value-type="float"/>
          <table:table-cell office:value="9557071" office:value-type="float"/>
          <table:table-cell office:value="26" office:value-type="float"/>
          <table:table-cell office:value="0.09659090909090909" office:value-type="float"/>
          <table:table-cell office:value="36.83136810430727" office:value-type="float"/>
          <table:table-cell office:value="3.557575328256952" office:value-type="float"/>
        </table:table-row>
        <table:table-row>
          <table:table-cell office:value-type="string">
            <text:p>2020-04-07</text:p>
          </table:table-cell>
          <table:table-cell office:value-type="string">
            <text:p>PI</text:p>
          </table:table-cell>
          <table:table-cell office:value="31" office:value-type="float"/>
          <table:table-cell office:value="5" office:value-type="float"/>
          <table:table-cell office:value="3273227" office:value-type="float"/>
          <table:table-cell office:value="22" office:value-type="float"/>
          <table:table-cell office:value="0.16129032258064516" office:value-type="float"/>
          <table:table-cell office:value="9.47077608732911" office:value-type="float"/>
          <table:table-cell office:value="1.5275445302143726" office:value-type="float"/>
        </table:table-row>
        <table:table-row>
          <table:table-cell office:value-type="string">
            <text:p>2020-04-07</text:p>
          </table:table-cell>
          <table:table-cell office:value-type="string">
            <text:p>PR</text:p>
          </table:table-cell>
          <table:table-cell office:value="511" office:value-type="float"/>
          <table:table-cell office:value="15" office:value-type="float"/>
          <table:table-cell office:value="11433957" office:value-type="float"/>
          <table:table-cell office:value="41" office:value-type="float"/>
          <table:table-cell office:value="0.029354207436399216" office:value-type="float"/>
          <table:table-cell office:value="44.69143971767604" office:value-type="float"/>
          <table:table-cell office:value="1.3118817921039934" office:value-type="float"/>
        </table:table-row>
        <table:table-row>
          <table:table-cell office:value-type="string">
            <text:p>2020-04-07</text:p>
          </table:table-cell>
          <table:table-cell office:value-type="string">
            <text:p>RJ</text:p>
          </table:table-cell>
          <table:table-cell office:value="1688" office:value-type="float"/>
          <table:table-cell office:value="89" office:value-type="float"/>
          <table:table-cell office:value="17264943" office:value-type="float"/>
          <table:table-cell office:value="33" office:value-type="float"/>
          <table:table-cell office:value="0.052725118483412325" office:value-type="float"/>
          <table:table-cell office:value="97.77037781126761" office:value-type="float"/>
          <table:table-cell office:value="5.154954754267072" office:value-type="float"/>
        </table:table-row>
        <table:table-row>
          <table:table-cell office:value-type="string">
            <text:p>2020-04-07</text:p>
          </table:table-cell>
          <table:table-cell office:value-type="string">
            <text:p>RN</text:p>
          </table:table-cell>
          <table:table-cell office:value="254" office:value-type="float"/>
          <table:table-cell office:value="8" office:value-type="float"/>
          <table:table-cell office:value="3506853" office:value-type="float"/>
          <table:table-cell office:value="24" office:value-type="float"/>
          <table:table-cell office:value="0.031496062992125984" office:value-type="float"/>
          <table:table-cell office:value="72.4296113923224" office:value-type="float"/>
          <table:table-cell office:value="2.281247602907792" office:value-type="float"/>
        </table:table-row>
        <table:table-row>
          <table:table-cell office:value-type="string">
            <text:p>2020-04-07</text:p>
          </table:table-cell>
          <table:table-cell office:value-type="string">
            <text:p>RO</text:p>
          </table:table-cell>
          <table:table-cell office:value="23" office:value-type="float"/>
          <table:table-cell office:value="1" office:value-type="float"/>
          <table:table-cell office:value="1777225" office:value-type="float"/>
          <table:table-cell office:value="11" office:value-type="float"/>
          <table:table-cell office:value="0.043478260869565216" office:value-type="float"/>
          <table:table-cell office:value="12.941524005120343" office:value-type="float"/>
          <table:table-cell office:value="0.5626749567443627" office:value-type="float"/>
        </table:table-row>
        <table:table-row>
          <table:table-cell office:value-type="string">
            <text:p>2020-04-07</text:p>
          </table:table-cell>
          <table:table-cell office:value-type="string">
            <text:p>RR</text:p>
          </table:table-cell>
          <table:table-cell office:value="49" office:value-type="float"/>
          <table:table-cell office:value="1" office:value-type="float"/>
          <table:table-cell office:value="605761" office:value-type="float"/>
          <table:table-cell office:value="14" office:value-type="float"/>
          <table:table-cell office:value="0.02040816326530612" office:value-type="float"/>
          <table:table-cell office:value="80.88998796555077" office:value-type="float"/>
          <table:table-cell office:value="1.6508160809296075" office:value-type="float"/>
        </table:table-row>
        <table:table-row>
          <table:table-cell office:value-type="string">
            <text:p>2020-04-07</text:p>
          </table:table-cell>
          <table:table-cell office:value-type="string">
            <text:p>RS</text:p>
          </table:table-cell>
          <table:table-cell office:value="555" office:value-type="float"/>
          <table:table-cell office:value="8" office:value-type="float"/>
          <table:table-cell office:value="11377239" office:value-type="float"/>
          <table:table-cell office:value="43" office:value-type="float"/>
          <table:table-cell office:value="0.014414414414414415" office:value-type="float"/>
          <table:table-cell office:value="48.781606855582446" office:value-type="float"/>
          <table:table-cell office:value="0.7031582970174046" office:value-type="float"/>
        </table:table-row>
        <table:table-row>
          <table:table-cell office:value-type="string">
            <text:p>2020-04-07</text:p>
          </table:table-cell>
          <table:table-cell office:value-type="string">
            <text:p>SC</text:p>
          </table:table-cell>
          <table:table-cell office:value="457" office:value-type="float"/>
          <table:table-cell office:value="15" office:value-type="float"/>
          <table:table-cell office:value="7164788" office:value-type="float"/>
          <table:table-cell office:value="42" office:value-type="float"/>
          <table:table-cell office:value="0.03282275711159737" office:value-type="float"/>
          <table:table-cell office:value="63.78416221108008" office:value-type="float"/>
          <table:table-cell office:value="2.093572063821009" office:value-type="float"/>
        </table:table-row>
        <table:table-row>
          <table:table-cell office:value-type="string">
            <text:p>2020-04-07</text:p>
          </table:table-cell>
          <table:table-cell office:value-type="string">
            <text:p>SE</text:p>
          </table:table-cell>
          <table:table-cell office:value="36" office:value-type="float"/>
          <table:table-cell office:value="4" office:value-type="float"/>
          <table:table-cell office:value="2298696" office:value-type="float"/>
          <table:table-cell office:value="28" office:value-type="float"/>
          <table:table-cell office:value="0.1111111111111111" office:value-type="float"/>
          <table:table-cell office:value="15.661053049207029" office:value-type="float"/>
          <table:table-cell office:value="1.7401170054674477" office:value-type="float"/>
        </table:table-row>
        <table:table-row>
          <table:table-cell office:value-type="string">
            <text:p>2020-04-07</text:p>
          </table:table-cell>
          <table:table-cell office:value-type="string">
            <text:p>SP</text:p>
          </table:table-cell>
          <table:table-cell office:value="5682" office:value-type="float"/>
          <table:table-cell office:value="371" office:value-type="float"/>
          <table:table-cell office:value="45919049" office:value-type="float"/>
          <table:table-cell office:value="35" office:value-type="float"/>
          <table:table-cell office:value="0.06529391059486096" office:value-type="float"/>
          <table:table-cell office:value="123.7394964342576" office:value-type="float"/>
          <table:table-cell office:value="8.079435617231534" office:value-type="float"/>
        </table:table-row>
        <table:table-row>
          <table:table-cell office:value-type="string">
            <text:p>2020-04-07</text:p>
          </table:table-cell>
          <table:table-cell office:value-type="string">
            <text:p>TO</text:p>
          </table:table-cell>
          <table:table-cell office:value="19" office:value-type="float"/>
          <table:table-cell office:value="0" office:value-type="float"/>
          <table:table-cell office:value="1572866" office:value-type="float"/>
          <table:table-cell office:value="17" office:value-type="float"/>
          <table:table-cell office:value="0.0" office:value-type="float"/>
          <table:table-cell office:value="12.079859314143736" office:value-type="float"/>
          <table:table-cell office:value="0.0" office:value-type="float"/>
        </table:table-row>
      </table:table>
      <table:table table:name="2020-04-08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_population</text:p>
          </table:table-cell>
          <table:table-cell office:value-type="string">
            <text:p>city_ibge_code</text:p>
          </table:table-cell>
          <table:table-cell office:value-type="string">
            <text:p>μ_confirmed</text:p>
          </table:table-cell>
          <table:table-cell office:value-type="string">
            <text:p>confirmed_per_1mi</text:p>
          </table:table-cell>
          <table:table-cell office:value-type="string">
            <text:p>deaths_per_1mi</text:p>
          </table:table-cell>
        </table:table-row>
        <table:table-row>
          <table:table-cell office:value-type="string">
            <text:p>2020-04-08</text:p>
          </table:table-cell>
          <table:table-cell office:value-type="string">
            <text:p>AC</text:p>
          </table:table-cell>
          <table:table-cell office:value="58" office:value-type="float"/>
          <table:table-cell office:value="2" office:value-type="float"/>
          <table:table-cell office:value="881935" office:value-type="float"/>
          <table:table-cell office:value="12" office:value-type="float"/>
          <table:table-cell office:value="0.034482758620689655" office:value-type="float"/>
          <table:table-cell office:value="65.76448377714911" office:value-type="float"/>
          <table:table-cell office:value="2.2677408199016935" office:value-type="float"/>
        </table:table-row>
        <table:table-row>
          <table:table-cell office:value-type="string">
            <text:p>2020-04-08</text:p>
          </table:table-cell>
          <table:table-cell office:value-type="string">
            <text:p>AL</text:p>
          </table:table-cell>
          <table:table-cell office:value="37" office:value-type="float"/>
          <table:table-cell office:value="3" office:value-type="float"/>
          <table:table-cell office:value="3337357" office:value-type="float"/>
          <table:table-cell office:value="27" office:value-type="float"/>
          <table:table-cell office:value="0.08108108108108109" office:value-type="float"/>
          <table:table-cell office:value="11.08661734420381" office:value-type="float"/>
          <table:table-cell office:value="0.898914919800309" office:value-type="float"/>
        </table:table-row>
        <table:table-row>
          <table:table-cell office:value-type="string">
            <text:p>2020-04-08</text:p>
          </table:table-cell>
          <table:table-cell office:value-type="string">
            <text:p>AM</text:p>
          </table:table-cell>
          <table:table-cell office:value="804" office:value-type="float"/>
          <table:table-cell office:value="30" office:value-type="float"/>
          <table:table-cell office:value="4144597" office:value-type="float"/>
          <table:table-cell office:value="13" office:value-type="float"/>
          <table:table-cell office:value="0.03731343283582089" office:value-type="float"/>
          <table:table-cell office:value="193.98749745753327" office:value-type="float"/>
          <table:table-cell office:value="7.238339457370644" office:value-type="float"/>
        </table:table-row>
        <table:table-row>
          <table:table-cell office:value-type="string">
            <text:p>2020-04-08</text:p>
          </table:table-cell>
          <table:table-cell office:value-type="string">
            <text:p>AP</text:p>
          </table:table-cell>
          <table:table-cell office:value="107" office:value-type="float"/>
          <table:table-cell office:value="2" office:value-type="float"/>
          <table:table-cell office:value="845731" office:value-type="float"/>
          <table:table-cell office:value="16" office:value-type="float"/>
          <table:table-cell office:value="0.018691588785046728" office:value-type="float"/>
          <table:table-cell office:value="126.51776983461644" office:value-type="float"/>
          <table:table-cell office:value="2.36481812774984" office:value-type="float"/>
        </table:table-row>
        <table:table-row>
          <table:table-cell office:value-type="string">
            <text:p>2020-04-08</text:p>
          </table:table-cell>
          <table:table-cell office:value-type="string">
            <text:p>BA</text:p>
          </table:table-cell>
          <table:table-cell office:value="515" office:value-type="float"/>
          <table:table-cell office:value="18" office:value-type="float"/>
          <table:table-cell office:value="14873064" office:value-type="float"/>
          <table:table-cell office:value="29" office:value-type="float"/>
          <table:table-cell office:value="0.03495145631067961" office:value-type="float"/>
          <table:table-cell office:value="34.626355403298206" office:value-type="float"/>
          <table:table-cell office:value="1.2102415480764421" office:value-type="float"/>
        </table:table-row>
        <table:table-row>
          <table:table-cell office:value-type="string">
            <text:p>2020-04-08</text:p>
          </table:table-cell>
          <table:table-cell office:value-type="string">
            <text:p>CE</text:p>
          </table:table-cell>
          <table:table-cell office:value="1394" office:value-type="float"/>
          <table:table-cell office:value="57" office:value-type="float"/>
          <table:table-cell office:value="9132078" office:value-type="float"/>
          <table:table-cell office:value="23" office:value-type="float"/>
          <table:table-cell office:value="0.040889526542324243" office:value-type="float"/>
          <table:table-cell office:value="152.6487180683301" office:value-type="float"/>
          <table:table-cell office:value="6.241733809106755" office:value-type="float"/>
        </table:table-row>
        <table:table-row>
          <table:table-cell office:value-type="string">
            <text:p>2020-04-08</text:p>
          </table:table-cell>
          <table:table-cell office:value-type="string">
            <text:p>DF</text:p>
          </table:table-cell>
          <table:table-cell office:value="509" office:value-type="float"/>
          <table:table-cell office:value="12" office:value-type="float"/>
          <table:table-cell office:value="3015268" office:value-type="float"/>
          <table:table-cell office:value="53" office:value-type="float"/>
          <table:table-cell office:value="0.023575638506876228" office:value-type="float"/>
          <table:table-cell office:value="168.8075487817335" office:value-type="float"/>
          <table:table-cell office:value="3.9797457473100235" office:value-type="float"/>
        </table:table-row>
        <table:table-row>
          <table:table-cell office:value-type="string">
            <text:p>2020-04-08</text:p>
          </table:table-cell>
          <table:table-cell office:value-type="string">
            <text:p>ES</text:p>
          </table:table-cell>
          <table:table-cell office:value="273" office:value-type="float"/>
          <table:table-cell office:value="6" office:value-type="float"/>
          <table:table-cell office:value="4018650" office:value-type="float"/>
          <table:table-cell office:value="32" office:value-type="float"/>
          <table:table-cell office:value="0.02197802197802198" office:value-type="float"/>
          <table:table-cell office:value="67.93326116979583" office:value-type="float"/>
          <table:table-cell office:value="1.4930387070284796" office:value-type="float"/>
        </table:table-row>
        <table:table-row>
          <table:table-cell office:value-type="string">
            <text:p>2020-04-08</text:p>
          </table:table-cell>
          <table:table-cell office:value-type="string">
            <text:p>GO</text:p>
          </table:table-cell>
          <table:table-cell office:value="159" office:value-type="float"/>
          <table:table-cell office:value="7" office:value-type="float"/>
          <table:table-cell office:value="7018354" office:value-type="float"/>
          <table:table-cell office:value="52" office:value-type="float"/>
          <table:table-cell office:value="0.0440251572327044" office:value-type="float"/>
          <table:table-cell office:value="22.65488460684656" office:value-type="float"/>
          <table:table-cell office:value="0.9973848569051946" office:value-type="float"/>
        </table:table-row>
        <table:table-row>
          <table:table-cell office:value-type="string">
            <text:p>2020-04-08</text:p>
          </table:table-cell>
          <table:table-cell office:value-type="string">
            <text:p>MA</text:p>
          </table:table-cell>
          <table:table-cell office:value="272" office:value-type="float"/>
          <table:table-cell office:value="12" office:value-type="float"/>
          <table:table-cell office:value="7075181" office:value-type="float"/>
          <table:table-cell office:value="21" office:value-type="float"/>
          <table:table-cell office:value="0.04411764705882353" office:value-type="float"/>
          <table:table-cell office:value="38.44424616133495" office:value-type="float"/>
          <table:table-cell office:value="1.6960696835883067" office:value-type="float"/>
        </table:table-row>
        <table:table-row>
          <table:table-cell office:value-type="string">
            <text:p>2020-04-08</text:p>
          </table:table-cell>
          <table:table-cell office:value-type="string">
            <text:p>MG</text:p>
          </table:table-cell>
          <table:table-cell office:value="614" office:value-type="float"/>
          <table:table-cell office:value="14" office:value-type="float"/>
          <table:table-cell office:value="21168791" office:value-type="float"/>
          <table:table-cell office:value="31" office:value-type="float"/>
          <table:table-cell office:value="0.02280130293159609" office:value-type="float"/>
          <table:table-cell office:value="29.004963013712025" office:value-type="float"/>
          <table:table-cell office:value="0.6613509481953882" office:value-type="float"/>
        </table:table-row>
        <table:table-row>
          <table:table-cell office:value-type="string">
            <text:p>2020-04-08</text:p>
          </table:table-cell>
          <table:table-cell office:value-type="string">
            <text:p>MS</text:p>
          </table:table-cell>
          <table:table-cell office:value="85" office:value-type="float"/>
          <table:table-cell office:value="2" office:value-type="float"/>
          <table:table-cell office:value="2778986" office:value-type="float"/>
          <table:table-cell office:value="50" office:value-type="float"/>
          <table:table-cell office:value="0.023529411764705882" office:value-type="float"/>
          <table:table-cell office:value="30.586696010703186" office:value-type="float"/>
          <table:table-cell office:value="0.719686964957722" office:value-type="float"/>
        </table:table-row>
        <table:table-row>
          <table:table-cell office:value-type="string">
            <text:p>2020-04-08</text:p>
          </table:table-cell>
          <table:table-cell office:value-type="string">
            <text:p>MT</text:p>
          </table:table-cell>
          <table:table-cell office:value="90" office:value-type="float"/>
          <table:table-cell office:value="1" office:value-type="float"/>
          <table:table-cell office:value="3484466" office:value-type="float"/>
          <table:table-cell office:value="51" office:value-type="float"/>
          <table:table-cell office:value="0.011111111111111112" office:value-type="float"/>
          <table:table-cell office:value="25.828921849144173" office:value-type="float"/>
          <table:table-cell office:value="0.2869880205460464" office:value-type="float"/>
        </table:table-row>
        <table:table-row>
          <table:table-cell office:value-type="string">
            <text:p>2020-04-08</text:p>
          </table:table-cell>
          <table:table-cell office:value-type="string">
            <text:p>PA</text:p>
          </table:table-cell>
          <table:table-cell office:value="165" office:value-type="float"/>
          <table:table-cell office:value="6" office:value-type="float"/>
          <table:table-cell office:value="8602865" office:value-type="float"/>
          <table:table-cell office:value="15" office:value-type="float"/>
          <table:table-cell office:value="0.03636363636363636" office:value-type="float"/>
          <table:table-cell office:value="19.179657009612495" office:value-type="float"/>
          <table:table-cell office:value="0.697442073076818" office:value-type="float"/>
        </table:table-row>
        <table:table-row>
          <table:table-cell office:value-type="string">
            <text:p>2020-04-08</text:p>
          </table:table-cell>
          <table:table-cell office:value-type="string">
            <text:p>PB</text:p>
          </table:table-cell>
          <table:table-cell office:value="55" office:value-type="float"/>
          <table:table-cell office:value="7" office:value-type="float"/>
          <table:table-cell office:value="4018127" office:value-type="float"/>
          <table:table-cell office:value="25" office:value-type="float"/>
          <table:table-cell office:value="0.12727272727272726" office:value-type="float"/>
          <table:table-cell office:value="13.687969544018893" office:value-type="float"/>
          <table:table-cell office:value="1.7421052146933136" office:value-type="float"/>
        </table:table-row>
        <table:table-row>
          <table:table-cell office:value-type="string">
            <text:p>2020-04-08</text:p>
          </table:table-cell>
          <table:table-cell office:value-type="string">
            <text:p>PE</text:p>
          </table:table-cell>
          <table:table-cell office:value="401" office:value-type="float"/>
          <table:table-cell office:value="46" office:value-type="float"/>
          <table:table-cell office:value="9557071" office:value-type="float"/>
          <table:table-cell office:value="26" office:value-type="float"/>
          <table:table-cell office:value="0.11471321695760599" office:value-type="float"/>
          <table:table-cell office:value="41.95846195973641" office:value-type="float"/>
          <table:table-cell office:value="4.8131901499947" office:value-type="float"/>
        </table:table-row>
        <table:table-row>
          <table:table-cell office:value-type="string">
            <text:p>2020-04-08</text:p>
          </table:table-cell>
          <table:table-cell office:value-type="string">
            <text:p>PI</text:p>
          </table:table-cell>
          <table:table-cell office:value="38" office:value-type="float"/>
          <table:table-cell office:value="6" office:value-type="float"/>
          <table:table-cell office:value="3273227" office:value-type="float"/>
          <table:table-cell office:value="22" office:value-type="float"/>
          <table:table-cell office:value="0.15789473684210525" office:value-type="float"/>
          <table:table-cell office:value="11.609338429629231" office:value-type="float"/>
          <table:table-cell office:value="1.833053436257247" office:value-type="float"/>
        </table:table-row>
        <table:table-row>
          <table:table-cell office:value-type="string">
            <text:p>2020-04-08</text:p>
          </table:table-cell>
          <table:table-cell office:value-type="string">
            <text:p>PR</text:p>
          </table:table-cell>
          <table:table-cell office:value="550" office:value-type="float"/>
          <table:table-cell office:value="17" office:value-type="float"/>
          <table:table-cell office:value="11433957" office:value-type="float"/>
          <table:table-cell office:value="41" office:value-type="float"/>
          <table:table-cell office:value="0.03090909090909091" office:value-type="float"/>
          <table:table-cell office:value="48.102332377146425" office:value-type="float"/>
          <table:table-cell office:value="1.4867993643845259" office:value-type="float"/>
        </table:table-row>
        <table:table-row>
          <table:table-cell office:value-type="string">
            <text:p>2020-04-08</text:p>
          </table:table-cell>
          <table:table-cell office:value-type="string">
            <text:p>RJ</text:p>
          </table:table-cell>
          <table:table-cell office:value="1938" office:value-type="float"/>
          <table:table-cell office:value="106" office:value-type="float"/>
          <table:table-cell office:value="17264943" office:value-type="float"/>
          <table:table-cell office:value="33" office:value-type="float"/>
          <table:table-cell office:value="0.054695562435500514" office:value-type="float"/>
          <table:table-cell office:value="112.25058779516388" office:value-type="float"/>
          <table:table-cell office:value="6.139609033172018" office:value-type="float"/>
        </table:table-row>
        <table:table-row>
          <table:table-cell office:value-type="string">
            <text:p>2020-04-08</text:p>
          </table:table-cell>
          <table:table-cell office:value-type="string">
            <text:p>RN</text:p>
          </table:table-cell>
          <table:table-cell office:value="261" office:value-type="float"/>
          <table:table-cell office:value="11" office:value-type="float"/>
          <table:table-cell office:value="3506853" office:value-type="float"/>
          <table:table-cell office:value="24" office:value-type="float"/>
          <table:table-cell office:value="0.0421455938697318" office:value-type="float"/>
          <table:table-cell office:value="74.42570304486672" office:value-type="float"/>
          <table:table-cell office:value="3.1367154539982143" office:value-type="float"/>
        </table:table-row>
        <table:table-row>
          <table:table-cell office:value-type="string">
            <text:p>2020-04-08</text:p>
          </table:table-cell>
          <table:table-cell office:value-type="string">
            <text:p>RO</text:p>
          </table:table-cell>
          <table:table-cell office:value="26" office:value-type="float"/>
          <table:table-cell office:value="1" office:value-type="float"/>
          <table:table-cell office:value="1777225" office:value-type="float"/>
          <table:table-cell office:value="11" office:value-type="float"/>
          <table:table-cell office:value="0.038461538461538464" office:value-type="float"/>
          <table:table-cell office:value="14.62954887535343" office:value-type="float"/>
          <table:table-cell office:value="0.5626749567443627" office:value-type="float"/>
        </table:table-row>
        <table:table-row>
          <table:table-cell office:value-type="string">
            <text:p>2020-04-08</text:p>
          </table:table-cell>
          <table:table-cell office:value-type="string">
            <text:p>RR</text:p>
          </table:table-cell>
          <table:table-cell office:value="52" office:value-type="float"/>
          <table:table-cell office:value="1" office:value-type="float"/>
          <table:table-cell office:value="605761" office:value-type="float"/>
          <table:table-cell office:value="14" office:value-type="float"/>
          <table:table-cell office:value="0.019230769230769232" office:value-type="float"/>
          <table:table-cell office:value="85.84243620833959" office:value-type="float"/>
          <table:table-cell office:value="1.6508160809296075" office:value-type="float"/>
        </table:table-row>
        <table:table-row>
          <table:table-cell office:value-type="string">
            <text:p>2020-04-08</text:p>
          </table:table-cell>
          <table:table-cell office:value-type="string">
            <text:p>RS</text:p>
          </table:table-cell>
          <table:table-cell office:value="581" office:value-type="float"/>
          <table:table-cell office:value="10" office:value-type="float"/>
          <table:table-cell office:value="11377239" office:value-type="float"/>
          <table:table-cell office:value="43" office:value-type="float"/>
          <table:table-cell office:value="0.01721170395869191" office:value-type="float"/>
          <table:table-cell office:value="51.066871320889014" office:value-type="float"/>
          <table:table-cell office:value="0.8789478712717558" office:value-type="float"/>
        </table:table-row>
        <table:table-row>
          <table:table-cell office:value-type="string">
            <text:p>2020-04-08</text:p>
          </table:table-cell>
          <table:table-cell office:value-type="string">
            <text:p>SC</text:p>
          </table:table-cell>
          <table:table-cell office:value="501" office:value-type="float"/>
          <table:table-cell office:value="17" office:value-type="float"/>
          <table:table-cell office:value="7164788" office:value-type="float"/>
          <table:table-cell office:value="42" office:value-type="float"/>
          <table:table-cell office:value="0.033932135728542916" office:value-type="float"/>
          <table:table-cell office:value="69.9253069316217" office:value-type="float"/>
          <table:table-cell office:value="2.37271500566381" office:value-type="float"/>
        </table:table-row>
        <table:table-row>
          <table:table-cell office:value-type="string">
            <text:p>2020-04-08</text:p>
          </table:table-cell>
          <table:table-cell office:value-type="string">
            <text:p>SE</text:p>
          </table:table-cell>
          <table:table-cell office:value="39" office:value-type="float"/>
          <table:table-cell office:value="4" office:value-type="float"/>
          <table:table-cell office:value="2298696" office:value-type="float"/>
          <table:table-cell office:value="28" office:value-type="float"/>
          <table:table-cell office:value="0.10256410256410256" office:value-type="float"/>
          <table:table-cell office:value="16.966140803307614" office:value-type="float"/>
          <table:table-cell office:value="1.7401170054674477" office:value-type="float"/>
        </table:table-row>
        <table:table-row>
          <table:table-cell office:value-type="string">
            <text:p>2020-04-08</text:p>
          </table:table-cell>
          <table:table-cell office:value-type="string">
            <text:p>SP</text:p>
          </table:table-cell>
          <table:table-cell office:value="6708" office:value-type="float"/>
          <table:table-cell office:value="428" office:value-type="float"/>
          <table:table-cell office:value="45919049" office:value-type="float"/>
          <table:table-cell office:value="35" office:value-type="float"/>
          <table:table-cell office:value="0.06380441264162194" office:value-type="float"/>
          <table:table-cell office:value="146.08316474498415" office:value-type="float"/>
          <table:table-cell office:value="9.320750523383008" office:value-type="float"/>
        </table:table-row>
        <table:table-row>
          <table:table-cell office:value-type="string">
            <text:p>2020-04-08</text:p>
          </table:table-cell>
          <table:table-cell office:value-type="string">
            <text:p>TO</text:p>
          </table:table-cell>
          <table:table-cell office:value="23" office:value-type="float"/>
          <table:table-cell office:value="0" office:value-type="float"/>
          <table:table-cell office:value="1572866" office:value-type="float"/>
          <table:table-cell office:value="17" office:value-type="float"/>
          <table:table-cell office:value="0.0" office:value-type="float"/>
          <table:table-cell office:value="14.622987590805574" office:value-type="float"/>
          <table:table-cell office:value="0.0" office:value-type="float"/>
        </table:table-row>
      </table:table>
      <table:table table:name="2020-04-09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_population</text:p>
          </table:table-cell>
          <table:table-cell office:value-type="string">
            <text:p>city_ibge_code</text:p>
          </table:table-cell>
          <table:table-cell office:value-type="string">
            <text:p>μ_confirmed</text:p>
          </table:table-cell>
          <table:table-cell office:value-type="string">
            <text:p>confirmed_per_1mi</text:p>
          </table:table-cell>
          <table:table-cell office:value-type="string">
            <text:p>deaths_per_1mi</text:p>
          </table:table-cell>
        </table:table-row>
        <table:table-row>
          <table:table-cell office:value-type="string">
            <text:p>2020-04-09</text:p>
          </table:table-cell>
          <table:table-cell office:value-type="string">
            <text:p>AC</text:p>
          </table:table-cell>
          <table:table-cell office:value="62" office:value-type="float"/>
          <table:table-cell office:value="2" office:value-type="float"/>
          <table:table-cell office:value="881935" office:value-type="float"/>
          <table:table-cell office:value="12" office:value-type="float"/>
          <table:table-cell office:value="0.03225806451612903" office:value-type="float"/>
          <table:table-cell office:value="70.2999654169525" office:value-type="float"/>
          <table:table-cell office:value="2.2677408199016935" office:value-type="float"/>
        </table:table-row>
        <table:table-row>
          <table:table-cell office:value-type="string">
            <text:p>2020-04-09</text:p>
          </table:table-cell>
          <table:table-cell office:value-type="string">
            <text:p>AL</text:p>
          </table:table-cell>
          <table:table-cell office:value="37" office:value-type="float"/>
          <table:table-cell office:value="3" office:value-type="float"/>
          <table:table-cell office:value="3337357" office:value-type="float"/>
          <table:table-cell office:value="27" office:value-type="float"/>
          <table:table-cell office:value="0.08108108108108109" office:value-type="float"/>
          <table:table-cell office:value="11.08661734420381" office:value-type="float"/>
          <table:table-cell office:value="0.898914919800309" office:value-type="float"/>
        </table:table-row>
        <table:table-row>
          <table:table-cell office:value-type="string">
            <text:p>2020-04-09</text:p>
          </table:table-cell>
          <table:table-cell office:value-type="string">
            <text:p>AM</text:p>
          </table:table-cell>
          <table:table-cell office:value="899" office:value-type="float"/>
          <table:table-cell office:value="40" office:value-type="float"/>
          <table:table-cell office:value="4144597" office:value-type="float"/>
          <table:table-cell office:value="13" office:value-type="float"/>
          <table:table-cell office:value="0.04449388209121246" office:value-type="float"/>
          <table:table-cell office:value="216.90890573920697" office:value-type="float"/>
          <table:table-cell office:value="9.651119276494192" office:value-type="float"/>
        </table:table-row>
        <table:table-row>
          <table:table-cell office:value-type="string">
            <text:p>2020-04-09</text:p>
          </table:table-cell>
          <table:table-cell office:value-type="string">
            <text:p>AP</text:p>
          </table:table-cell>
          <table:table-cell office:value="110" office:value-type="float"/>
          <table:table-cell office:value="2" office:value-type="float"/>
          <table:table-cell office:value="845731" office:value-type="float"/>
          <table:table-cell office:value="16" office:value-type="float"/>
          <table:table-cell office:value="0.01818181818181818" office:value-type="float"/>
          <table:table-cell office:value="130.0649970262412" office:value-type="float"/>
          <table:table-cell office:value="2.36481812774984" office:value-type="float"/>
        </table:table-row>
        <table:table-row>
          <table:table-cell office:value-type="string">
            <text:p>2020-04-09</text:p>
          </table:table-cell>
          <table:table-cell office:value-type="string">
            <text:p>BA</text:p>
          </table:table-cell>
          <table:table-cell office:value="568" office:value-type="float"/>
          <table:table-cell office:value="19" office:value-type="float"/>
          <table:table-cell office:value="14873064" office:value-type="float"/>
          <table:table-cell office:value="29" office:value-type="float"/>
          <table:table-cell office:value="0.03345070422535211" office:value-type="float"/>
          <table:table-cell office:value="38.189844405967726" office:value-type="float"/>
          <table:table-cell office:value="1.2774771896362445" office:value-type="float"/>
        </table:table-row>
        <table:table-row>
          <table:table-cell office:value-type="string">
            <text:p>2020-04-09</text:p>
          </table:table-cell>
          <table:table-cell office:value-type="string">
            <text:p>CE</text:p>
          </table:table-cell>
          <table:table-cell office:value="1445" office:value-type="float"/>
          <table:table-cell office:value="57" office:value-type="float"/>
          <table:table-cell office:value="9132078" office:value-type="float"/>
          <table:table-cell office:value="23" office:value-type="float"/>
          <table:table-cell office:value="0.03944636678200692" office:value-type="float"/>
          <table:table-cell office:value="158.23342726595195" office:value-type="float"/>
          <table:table-cell office:value="6.241733809106755" office:value-type="float"/>
        </table:table-row>
        <table:table-row>
          <table:table-cell office:value-type="string">
            <text:p>2020-04-09</text:p>
          </table:table-cell>
          <table:table-cell office:value-type="string">
            <text:p>DF</text:p>
          </table:table-cell>
          <table:table-cell office:value="527" office:value-type="float"/>
          <table:table-cell office:value="13" office:value-type="float"/>
          <table:table-cell office:value="3015268" office:value-type="float"/>
          <table:table-cell office:value="53" office:value-type="float"/>
          <table:table-cell office:value="0.024667931688804556" office:value-type="float"/>
          <table:table-cell office:value="174.77716740269852" office:value-type="float"/>
          <table:table-cell office:value="4.311391226252526" office:value-type="float"/>
        </table:table-row>
        <table:table-row>
          <table:table-cell office:value-type="string">
            <text:p>2020-04-09</text:p>
          </table:table-cell>
          <table:table-cell office:value-type="string">
            <text:p>ES</text:p>
          </table:table-cell>
          <table:table-cell office:value="300" office:value-type="float"/>
          <table:table-cell office:value="7" office:value-type="float"/>
          <table:table-cell office:value="4018650" office:value-type="float"/>
          <table:table-cell office:value="32" office:value-type="float"/>
          <table:table-cell office:value="0.023333333333333334" office:value-type="float"/>
          <table:table-cell office:value="74.65193535142399" office:value-type="float"/>
          <table:table-cell office:value="1.7418784915332264" office:value-type="float"/>
        </table:table-row>
        <table:table-row>
          <table:table-cell office:value-type="string">
            <text:p>2020-04-09</text:p>
          </table:table-cell>
          <table:table-cell office:value-type="string">
            <text:p>GO</text:p>
          </table:table-cell>
          <table:table-cell office:value="179" office:value-type="float"/>
          <table:table-cell office:value="7" office:value-type="float"/>
          <table:table-cell office:value="7018354" office:value-type="float"/>
          <table:table-cell office:value="52" office:value-type="float"/>
          <table:table-cell office:value="0.03910614525139665" office:value-type="float"/>
          <table:table-cell office:value="25.50455562657569" office:value-type="float"/>
          <table:table-cell office:value="0.9973848569051946" office:value-type="float"/>
        </table:table-row>
        <table:table-row>
          <table:table-cell office:value-type="string">
            <text:p>2020-04-09</text:p>
          </table:table-cell>
          <table:table-cell office:value-type="string">
            <text:p>MA</text:p>
          </table:table-cell>
          <table:table-cell office:value="293" office:value-type="float"/>
          <table:table-cell office:value="16" office:value-type="float"/>
          <table:table-cell office:value="7075181" office:value-type="float"/>
          <table:table-cell office:value="21" office:value-type="float"/>
          <table:table-cell office:value="0.05460750853242321" office:value-type="float"/>
          <table:table-cell office:value="41.41236810761449" office:value-type="float"/>
          <table:table-cell office:value="2.261426244784409" office:value-type="float"/>
        </table:table-row>
        <table:table-row>
          <table:table-cell office:value-type="string">
            <text:p>2020-04-09</text:p>
          </table:table-cell>
          <table:table-cell office:value-type="string">
            <text:p>MG</text:p>
          </table:table-cell>
          <table:table-cell office:value="655" office:value-type="float"/>
          <table:table-cell office:value="15" office:value-type="float"/>
          <table:table-cell office:value="21168791" office:value-type="float"/>
          <table:table-cell office:value="31" office:value-type="float"/>
          <table:table-cell office:value="0.022900763358778626" office:value-type="float"/>
          <table:table-cell office:value="30.941776504855664" office:value-type="float"/>
          <table:table-cell office:value="0.7085903016379159" office:value-type="float"/>
        </table:table-row>
        <table:table-row>
          <table:table-cell office:value-type="string">
            <text:p>2020-04-09</text:p>
          </table:table-cell>
          <table:table-cell office:value-type="string">
            <text:p>MS</text:p>
          </table:table-cell>
          <table:table-cell office:value="89" office:value-type="float"/>
          <table:table-cell office:value="2" office:value-type="float"/>
          <table:table-cell office:value="2778986" office:value-type="float"/>
          <table:table-cell office:value="50" office:value-type="float"/>
          <table:table-cell office:value="0.02247191011235955" office:value-type="float"/>
          <table:table-cell office:value="32.026069940618626" office:value-type="float"/>
          <table:table-cell office:value="0.719686964957722" office:value-type="float"/>
        </table:table-row>
        <table:table-row>
          <table:table-cell office:value-type="string">
            <text:p>2020-04-09</text:p>
          </table:table-cell>
          <table:table-cell office:value-type="string">
            <text:p>MT</text:p>
          </table:table-cell>
          <table:table-cell office:value="108" office:value-type="float"/>
          <table:table-cell office:value="2" office:value-type="float"/>
          <table:table-cell office:value="3484466" office:value-type="float"/>
          <table:table-cell office:value="51" office:value-type="float"/>
          <table:table-cell office:value="0.018518518518518517" office:value-type="float"/>
          <table:table-cell office:value="30.994706218973008" office:value-type="float"/>
          <table:table-cell office:value="0.5739760410920928" office:value-type="float"/>
        </table:table-row>
        <table:table-row>
          <table:table-cell office:value-type="string">
            <text:p>2020-04-09</text:p>
          </table:table-cell>
          <table:table-cell office:value-type="string">
            <text:p>PA</text:p>
          </table:table-cell>
          <table:table-cell office:value="169" office:value-type="float"/>
          <table:table-cell office:value="7" office:value-type="float"/>
          <table:table-cell office:value="8602865" office:value-type="float"/>
          <table:table-cell office:value="15" office:value-type="float"/>
          <table:table-cell office:value="0.04142011834319527" office:value-type="float"/>
          <table:table-cell office:value="19.64461839166371" office:value-type="float"/>
          <table:table-cell office:value="0.813682418589621" office:value-type="float"/>
        </table:table-row>
        <table:table-row>
          <table:table-cell office:value-type="string">
            <text:p>2020-04-09</text:p>
          </table:table-cell>
          <table:table-cell office:value-type="string">
            <text:p>PB</text:p>
          </table:table-cell>
          <table:table-cell office:value="79" office:value-type="float"/>
          <table:table-cell office:value="11" office:value-type="float"/>
          <table:table-cell office:value="4018127" office:value-type="float"/>
          <table:table-cell office:value="25" office:value-type="float"/>
          <table:table-cell office:value="0.13924050632911392" office:value-type="float"/>
          <table:table-cell office:value="19.66090170868168" office:value-type="float"/>
          <table:table-cell office:value="2.7375939088037784" office:value-type="float"/>
        </table:table-row>
        <table:table-row>
          <table:table-cell office:value-type="string">
            <text:p>2020-04-09</text:p>
          </table:table-cell>
          <table:table-cell office:value-type="string">
            <text:p>PE</text:p>
          </table:table-cell>
          <table:table-cell office:value="555" office:value-type="float"/>
          <table:table-cell office:value="56" office:value-type="float"/>
          <table:table-cell office:value="9557071" office:value-type="float"/>
          <table:table-cell office:value="26" office:value-type="float"/>
          <table:table-cell office:value="0.1009009009009009" office:value-type="float"/>
          <table:table-cell office:value="58.07218550537084" office:value-type="float"/>
          <table:table-cell office:value="5.859535834776157" office:value-type="float"/>
        </table:table-row>
        <table:table-row>
          <table:table-cell office:value-type="string">
            <text:p>2020-04-09</text:p>
          </table:table-cell>
          <table:table-cell office:value-type="string">
            <text:p>PI</text:p>
          </table:table-cell>
          <table:table-cell office:value="40" office:value-type="float"/>
          <table:table-cell office:value="7" office:value-type="float"/>
          <table:table-cell office:value="3273227" office:value-type="float"/>
          <table:table-cell office:value="22" office:value-type="float"/>
          <table:table-cell office:value="0.175" office:value-type="float"/>
          <table:table-cell office:value="12.220356241714981" office:value-type="float"/>
          <table:table-cell office:value="2.1385623423001214" office:value-type="float"/>
        </table:table-row>
        <table:table-row>
          <table:table-cell office:value-type="string">
            <text:p>2020-04-09</text:p>
          </table:table-cell>
          <table:table-cell office:value-type="string">
            <text:p>PR</text:p>
          </table:table-cell>
          <table:table-cell office:value="621" office:value-type="float"/>
          <table:table-cell office:value="24" office:value-type="float"/>
          <table:table-cell office:value="11433957" office:value-type="float"/>
          <table:table-cell office:value="41" office:value-type="float"/>
          <table:table-cell office:value="0.03864734299516908" office:value-type="float"/>
          <table:table-cell office:value="54.31190619310533" office:value-type="float"/>
          <table:table-cell office:value="2.0990108673663896" office:value-type="float"/>
        </table:table-row>
        <table:table-row>
          <table:table-cell office:value-type="string">
            <text:p>2020-04-09</text:p>
          </table:table-cell>
          <table:table-cell office:value-type="string">
            <text:p>RJ</text:p>
          </table:table-cell>
          <table:table-cell office:value="2216" office:value-type="float"/>
          <table:table-cell office:value="122" office:value-type="float"/>
          <table:table-cell office:value="17264943" office:value-type="float"/>
          <table:table-cell office:value="33" office:value-type="float"/>
          <table:table-cell office:value="0.055054151624548735" office:value-type="float"/>
          <table:table-cell office:value="128.35258129725653" office:value-type="float"/>
          <table:table-cell office:value="7.066342472141379" office:value-type="float"/>
        </table:table-row>
        <table:table-row>
          <table:table-cell office:value-type="string">
            <text:p>2020-04-09</text:p>
          </table:table-cell>
          <table:table-cell office:value-type="string">
            <text:p>RO</text:p>
          </table:table-cell>
          <table:table-cell office:value="28" office:value-type="float"/>
          <table:table-cell office:value="2" office:value-type="float"/>
          <table:table-cell office:value="1777225" office:value-type="float"/>
          <table:table-cell office:value="11" office:value-type="float"/>
          <table:table-cell office:value="0.07142857142857142" office:value-type="float"/>
          <table:table-cell office:value="15.754898788842155" office:value-type="float"/>
          <table:table-cell office:value="1.1253499134887255" office:value-type="float"/>
        </table:table-row>
        <table:table-row>
          <table:table-cell office:value-type="string">
            <text:p>2020-04-09</text:p>
          </table:table-cell>
          <table:table-cell office:value-type="string">
            <text:p>RR</text:p>
          </table:table-cell>
          <table:table-cell office:value="63" office:value-type="float"/>
          <table:table-cell office:value="2" office:value-type="float"/>
          <table:table-cell office:value="605761" office:value-type="float"/>
          <table:table-cell office:value="14" office:value-type="float"/>
          <table:table-cell office:value="0.031746031746031744" office:value-type="float"/>
          <table:table-cell office:value="104.00141309856528" office:value-type="float"/>
          <table:table-cell office:value="3.301632161859215" office:value-type="float"/>
        </table:table-row>
        <table:table-row>
          <table:table-cell office:value-type="string">
            <text:p>2020-04-09</text:p>
          </table:table-cell>
          <table:table-cell office:value-type="string">
            <text:p>RS</text:p>
          </table:table-cell>
          <table:table-cell office:value="636" office:value-type="float"/>
          <table:table-cell office:value="14" office:value-type="float"/>
          <table:table-cell office:value="11377239" office:value-type="float"/>
          <table:table-cell office:value="43" office:value-type="float"/>
          <table:table-cell office:value="0.0220125786163522" office:value-type="float"/>
          <table:table-cell office:value="55.90108461288367" office:value-type="float"/>
          <table:table-cell office:value="1.230527019780458" office:value-type="float"/>
        </table:table-row>
        <table:table-row>
          <table:table-cell office:value-type="string">
            <text:p>2020-04-09</text:p>
          </table:table-cell>
          <table:table-cell office:value-type="string">
            <text:p>SC</text:p>
          </table:table-cell>
          <table:table-cell office:value="693" office:value-type="float"/>
          <table:table-cell office:value="18" office:value-type="float"/>
          <table:table-cell office:value="7164788" office:value-type="float"/>
          <table:table-cell office:value="42" office:value-type="float"/>
          <table:table-cell office:value="0.025974025974025976" office:value-type="float"/>
          <table:table-cell office:value="96.72302934853062" office:value-type="float"/>
          <table:table-cell office:value="2.512286476585211" office:value-type="float"/>
        </table:table-row>
        <table:table-row>
          <table:table-cell office:value-type="string">
            <text:p>2020-04-09</text:p>
          </table:table-cell>
          <table:table-cell office:value-type="string">
            <text:p>SE</text:p>
          </table:table-cell>
          <table:table-cell office:value="40" office:value-type="float"/>
          <table:table-cell office:value="4" office:value-type="float"/>
          <table:table-cell office:value="2298696" office:value-type="float"/>
          <table:table-cell office:value="28" office:value-type="float"/>
          <table:table-cell office:value="0.1" office:value-type="float"/>
          <table:table-cell office:value="17.401170054674477" office:value-type="float"/>
          <table:table-cell office:value="1.7401170054674477" office:value-type="float"/>
        </table:table-row>
        <table:table-row>
          <table:table-cell office:value-type="string">
            <text:p>2020-04-09</text:p>
          </table:table-cell>
          <table:table-cell office:value-type="string">
            <text:p>SP</text:p>
          </table:table-cell>
          <table:table-cell office:value="7480" office:value-type="float"/>
          <table:table-cell office:value="496" office:value-type="float"/>
          <table:table-cell office:value="45919049" office:value-type="float"/>
          <table:table-cell office:value="35" office:value-type="float"/>
          <table:table-cell office:value="0.06631016042780749" office:value-type="float"/>
          <table:table-cell office:value="162.89535961426378" office:value-type="float"/>
          <table:table-cell office:value="10.801617428967225" office:value-type="float"/>
        </table:table-row>
        <table:table-row>
          <table:table-cell office:value-type="string">
            <text:p>2020-04-09</text:p>
          </table:table-cell>
          <table:table-cell office:value-type="string">
            <text:p>TO</text:p>
          </table:table-cell>
          <table:table-cell office:value="23" office:value-type="float"/>
          <table:table-cell office:value="0" office:value-type="float"/>
          <table:table-cell office:value="1572866" office:value-type="float"/>
          <table:table-cell office:value="17" office:value-type="float"/>
          <table:table-cell office:value="0.0" office:value-type="float"/>
          <table:table-cell office:value="14.622987590805574" office:value-type="float"/>
          <table:table-cell office:value="0.0" office:value-type="float"/>
        </table:table-row>
      </table:table>
      <table:table table:name="2020-04-10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_population</text:p>
          </table:table-cell>
          <table:table-cell office:value-type="string">
            <text:p>city_ibge_code</text:p>
          </table:table-cell>
          <table:table-cell office:value-type="string">
            <text:p>μ_confirmed</text:p>
          </table:table-cell>
          <table:table-cell office:value-type="string">
            <text:p>confirmed_per_1mi</text:p>
          </table:table-cell>
          <table:table-cell office:value-type="string">
            <text:p>deaths_per_1mi</text:p>
          </table:table-cell>
        </table:table-row>
        <table:table-row>
          <table:table-cell office:value-type="string">
            <text:p>2020-04-10</text:p>
          </table:table-cell>
          <table:table-cell office:value-type="string">
            <text:p>AC</text:p>
          </table:table-cell>
          <table:table-cell office:value="70" office:value-type="float"/>
          <table:table-cell office:value="2" office:value-type="float"/>
          <table:table-cell office:value="881935" office:value-type="float"/>
          <table:table-cell office:value="12" office:value-type="float"/>
          <table:table-cell office:value="0.02857142857142857" office:value-type="float"/>
          <table:table-cell office:value="79.37092869655928" office:value-type="float"/>
          <table:table-cell office:value="2.2677408199016935" office:value-type="float"/>
        </table:table-row>
        <table:table-row>
          <table:table-cell office:value-type="string">
            <text:p>2020-04-10</text:p>
          </table:table-cell>
          <table:table-cell office:value-type="string">
            <text:p>AL</text:p>
          </table:table-cell>
          <table:table-cell office:value="45" office:value-type="float"/>
          <table:table-cell office:value="3" office:value-type="float"/>
          <table:table-cell office:value="3337357" office:value-type="float"/>
          <table:table-cell office:value="27" office:value-type="float"/>
          <table:table-cell office:value="0.06666666666666667" office:value-type="float"/>
          <table:table-cell office:value="13.483723797004636" office:value-type="float"/>
          <table:table-cell office:value="0.898914919800309" office:value-type="float"/>
        </table:table-row>
        <table:table-row>
          <table:table-cell office:value-type="string">
            <text:p>2020-04-10</text:p>
          </table:table-cell>
          <table:table-cell office:value-type="string">
            <text:p>AM</text:p>
          </table:table-cell>
          <table:table-cell office:value="981" office:value-type="float"/>
          <table:table-cell office:value="50" office:value-type="float"/>
          <table:table-cell office:value="4144597" office:value-type="float"/>
          <table:table-cell office:value="13" office:value-type="float"/>
          <table:table-cell office:value="0.0509683995922528" office:value-type="float"/>
          <table:table-cell office:value="236.69370025602007" office:value-type="float"/>
          <table:table-cell office:value="12.06389909561774" office:value-type="float"/>
        </table:table-row>
        <table:table-row>
          <table:table-cell office:value-type="string">
            <text:p>2020-04-10</text:p>
          </table:table-cell>
          <table:table-cell office:value-type="string">
            <text:p>AP</text:p>
          </table:table-cell>
          <table:table-cell office:value="166" office:value-type="float"/>
          <table:table-cell office:value="2" office:value-type="float"/>
          <table:table-cell office:value="845731" office:value-type="float"/>
          <table:table-cell office:value="16" office:value-type="float"/>
          <table:table-cell office:value="0.012048192771084338" office:value-type="float"/>
          <table:table-cell office:value="196.27990460323673" office:value-type="float"/>
          <table:table-cell office:value="2.36481812774984" office:value-type="float"/>
        </table:table-row>
        <table:table-row>
          <table:table-cell office:value-type="string">
            <text:p>2020-04-10</text:p>
          </table:table-cell>
          <table:table-cell office:value-type="string">
            <text:p>BA</text:p>
          </table:table-cell>
          <table:table-cell office:value="616" office:value-type="float"/>
          <table:table-cell office:value="19" office:value-type="float"/>
          <table:table-cell office:value="14873064" office:value-type="float"/>
          <table:table-cell office:value="29" office:value-type="float"/>
          <table:table-cell office:value="0.030844155844155844" office:value-type="float"/>
          <table:table-cell office:value="41.41715520083824" office:value-type="float"/>
          <table:table-cell office:value="1.2774771896362445" office:value-type="float"/>
        </table:table-row>
        <table:table-row>
          <table:table-cell office:value-type="string">
            <text:p>2020-04-10</text:p>
          </table:table-cell>
          <table:table-cell office:value-type="string">
            <text:p>CE</text:p>
          </table:table-cell>
          <table:table-cell office:value="1558" office:value-type="float"/>
          <table:table-cell office:value="67" office:value-type="float"/>
          <table:table-cell office:value="9132078" office:value-type="float"/>
          <table:table-cell office:value="23" office:value-type="float"/>
          <table:table-cell office:value="0.04300385109114249" office:value-type="float"/>
          <table:table-cell office:value="170.60739078225131" office:value-type="float"/>
          <table:table-cell office:value="7.336774828248291" office:value-type="float"/>
        </table:table-row>
        <table:table-row>
          <table:table-cell office:value-type="string">
            <text:p>2020-04-10</text:p>
          </table:table-cell>
          <table:table-cell office:value-type="string">
            <text:p>DF</text:p>
          </table:table-cell>
          <table:table-cell office:value="556" office:value-type="float"/>
          <table:table-cell office:value="14" office:value-type="float"/>
          <table:table-cell office:value="3015268" office:value-type="float"/>
          <table:table-cell office:value="53" office:value-type="float"/>
          <table:table-cell office:value="0.025179856115107913" office:value-type="float"/>
          <table:table-cell office:value="184.3948862920311" office:value-type="float"/>
          <table:table-cell office:value="4.643036705195027" office:value-type="float"/>
        </table:table-row>
        <table:table-row>
          <table:table-cell office:value-type="string">
            <text:p>2020-04-10</text:p>
          </table:table-cell>
          <table:table-cell office:value-type="string">
            <text:p>ES</text:p>
          </table:table-cell>
          <table:table-cell office:value="349" office:value-type="float"/>
          <table:table-cell office:value="8" office:value-type="float"/>
          <table:table-cell office:value="4018650" office:value-type="float"/>
          <table:table-cell office:value="32" office:value-type="float"/>
          <table:table-cell office:value="0.022922636103151862" office:value-type="float"/>
          <table:table-cell office:value="86.84508479215657" office:value-type="float"/>
          <table:table-cell office:value="1.990718276037973" office:value-type="float"/>
        </table:table-row>
        <table:table-row>
          <table:table-cell office:value-type="string">
            <text:p>2020-04-10</text:p>
          </table:table-cell>
          <table:table-cell office:value-type="string">
            <text:p>GO</text:p>
          </table:table-cell>
          <table:table-cell office:value="191" office:value-type="float"/>
          <table:table-cell office:value="8" office:value-type="float"/>
          <table:table-cell office:value="7018354" office:value-type="float"/>
          <table:table-cell office:value="52" office:value-type="float"/>
          <table:table-cell office:value="0.041884816753926704" office:value-type="float"/>
          <table:table-cell office:value="27.214358238413165" office:value-type="float"/>
          <table:table-cell office:value="1.139868407891651" office:value-type="float"/>
        </table:table-row>
        <table:table-row>
          <table:table-cell office:value-type="string">
            <text:p>2020-04-10</text:p>
          </table:table-cell>
          <table:table-cell office:value-type="string">
            <text:p>MA</text:p>
          </table:table-cell>
          <table:table-cell office:value="344" office:value-type="float"/>
          <table:table-cell office:value="21" office:value-type="float"/>
          <table:table-cell office:value="7075181" office:value-type="float"/>
          <table:table-cell office:value="21" office:value-type="float"/>
          <table:table-cell office:value="0.061046511627906974" office:value-type="float"/>
          <table:table-cell office:value="48.62066426286479" office:value-type="float"/>
          <table:table-cell office:value="2.968121946279537" office:value-type="float"/>
        </table:table-row>
        <table:table-row>
          <table:table-cell office:value-type="string">
            <text:p>2020-04-10</text:p>
          </table:table-cell>
          <table:table-cell office:value-type="string">
            <text:p>MG</text:p>
          </table:table-cell>
          <table:table-cell office:value="698" office:value-type="float"/>
          <table:table-cell office:value="17" office:value-type="float"/>
          <table:table-cell office:value="21168791" office:value-type="float"/>
          <table:table-cell office:value="31" office:value-type="float"/>
          <table:table-cell office:value="0.024355300859598854" office:value-type="float"/>
          <table:table-cell office:value="32.973068702884355" office:value-type="float"/>
          <table:table-cell office:value="0.8030690085229714" office:value-type="float"/>
        </table:table-row>
        <table:table-row>
          <table:table-cell office:value-type="string">
            <text:p>2020-04-10</text:p>
          </table:table-cell>
          <table:table-cell office:value-type="string">
            <text:p>MS</text:p>
          </table:table-cell>
          <table:table-cell office:value="97" office:value-type="float"/>
          <table:table-cell office:value="2" office:value-type="float"/>
          <table:table-cell office:value="2778986" office:value-type="float"/>
          <table:table-cell office:value="50" office:value-type="float"/>
          <table:table-cell office:value="0.020618556701030927" office:value-type="float"/>
          <table:table-cell office:value="34.904817800449514" office:value-type="float"/>
          <table:table-cell office:value="0.719686964957722" office:value-type="float"/>
        </table:table-row>
        <table:table-row>
          <table:table-cell office:value-type="string">
            <text:p>2020-04-10</text:p>
          </table:table-cell>
          <table:table-cell office:value-type="string">
            <text:p>MT</text:p>
          </table:table-cell>
          <table:table-cell office:value="112" office:value-type="float"/>
          <table:table-cell office:value="2" office:value-type="float"/>
          <table:table-cell office:value="3484466" office:value-type="float"/>
          <table:table-cell office:value="51" office:value-type="float"/>
          <table:table-cell office:value="0.017857142857142856" office:value-type="float"/>
          <table:table-cell office:value="32.14265830115719" office:value-type="float"/>
          <table:table-cell office:value="0.5739760410920928" office:value-type="float"/>
        </table:table-row>
        <table:table-row>
          <table:table-cell office:value-type="string">
            <text:p>2020-04-10</text:p>
          </table:table-cell>
          <table:table-cell office:value-type="string">
            <text:p>PA</text:p>
          </table:table-cell>
          <table:table-cell office:value="217" office:value-type="float"/>
          <table:table-cell office:value="9" office:value-type="float"/>
          <table:table-cell office:value="8602865" office:value-type="float"/>
          <table:table-cell office:value="15" office:value-type="float"/>
          <table:table-cell office:value="0.041474654377880185" office:value-type="float"/>
          <table:table-cell office:value="25.22415497627825" office:value-type="float"/>
          <table:table-cell office:value="1.046163109615227" office:value-type="float"/>
        </table:table-row>
        <table:table-row>
          <table:table-cell office:value-type="string">
            <text:p>2020-04-10</text:p>
          </table:table-cell>
          <table:table-cell office:value-type="string">
            <text:p>PB</text:p>
          </table:table-cell>
          <table:table-cell office:value="85" office:value-type="float"/>
          <table:table-cell office:value="11" office:value-type="float"/>
          <table:table-cell office:value="4018127" office:value-type="float"/>
          <table:table-cell office:value="25" office:value-type="float"/>
          <table:table-cell office:value="0.12941176470588237" office:value-type="float"/>
          <table:table-cell office:value="21.15413474984738" office:value-type="float"/>
          <table:table-cell office:value="2.7375939088037784" office:value-type="float"/>
        </table:table-row>
        <table:table-row>
          <table:table-cell office:value-type="string">
            <text:p>2020-04-10</text:p>
          </table:table-cell>
          <table:table-cell office:value-type="string">
            <text:p>PE</text:p>
          </table:table-cell>
          <table:table-cell office:value="684" office:value-type="float"/>
          <table:table-cell office:value="65" office:value-type="float"/>
          <table:table-cell office:value="9557071" office:value-type="float"/>
          <table:table-cell office:value="26" office:value-type="float"/>
          <table:table-cell office:value="0.09502923976608187" office:value-type="float"/>
          <table:table-cell office:value="71.57004483905163" office:value-type="float"/>
          <table:table-cell office:value="6.8012469510794675" office:value-type="float"/>
        </table:table-row>
        <table:table-row>
          <table:table-cell office:value-type="string">
            <text:p>2020-04-10</text:p>
          </table:table-cell>
          <table:table-cell office:value-type="string">
            <text:p>PI</text:p>
          </table:table-cell>
          <table:table-cell office:value="41" office:value-type="float"/>
          <table:table-cell office:value="7" office:value-type="float"/>
          <table:table-cell office:value="3273227" office:value-type="float"/>
          <table:table-cell office:value="22" office:value-type="float"/>
          <table:table-cell office:value="0.17073170731707318" office:value-type="float"/>
          <table:table-cell office:value="12.525865147757855" office:value-type="float"/>
          <table:table-cell office:value="2.1385623423001214" office:value-type="float"/>
        </table:table-row>
        <table:table-row>
          <table:table-cell office:value-type="string">
            <text:p>2020-04-10</text:p>
          </table:table-cell>
          <table:table-cell office:value-type="string">
            <text:p>PR</text:p>
          </table:table-cell>
          <table:table-cell office:value="655" office:value-type="float"/>
          <table:table-cell office:value="26" office:value-type="float"/>
          <table:table-cell office:value="11433957" office:value-type="float"/>
          <table:table-cell office:value="41" office:value-type="float"/>
          <table:table-cell office:value="0.03969465648854962" office:value-type="float"/>
          <table:table-cell office:value="57.28550492187438" office:value-type="float"/>
          <table:table-cell office:value="2.2739284396469217" office:value-type="float"/>
        </table:table-row>
        <table:table-row>
          <table:table-cell office:value-type="string">
            <text:p>2020-04-10</text:p>
          </table:table-cell>
          <table:table-cell office:value-type="string">
            <text:p>RJ</text:p>
          </table:table-cell>
          <table:table-cell office:value="2464" office:value-type="float"/>
          <table:table-cell office:value="147" office:value-type="float"/>
          <table:table-cell office:value="17264943" office:value-type="float"/>
          <table:table-cell office:value="33" office:value-type="float"/>
          <table:table-cell office:value="0.05965909090909091" office:value-type="float"/>
          <table:table-cell office:value="142.7169496012816" office:value-type="float"/>
          <table:table-cell office:value="8.514363470531006" office:value-type="float"/>
        </table:table-row>
        <table:table-row>
          <table:table-cell office:value-type="string">
            <text:p>2020-04-10</text:p>
          </table:table-cell>
          <table:table-cell office:value-type="string">
            <text:p>RN</text:p>
          </table:table-cell>
          <table:table-cell office:value="263" office:value-type="float"/>
          <table:table-cell office:value="11" office:value-type="float"/>
          <table:table-cell office:value="3506853" office:value-type="float"/>
          <table:table-cell office:value="24" office:value-type="float"/>
          <table:table-cell office:value="0.04182509505703422" office:value-type="float"/>
          <table:table-cell office:value="74.99601494559367" office:value-type="float"/>
          <table:table-cell office:value="3.1367154539982143" office:value-type="float"/>
        </table:table-row>
        <table:table-row>
          <table:table-cell office:value-type="string">
            <text:p>2020-04-10</text:p>
          </table:table-cell>
          <table:table-cell office:value-type="string">
            <text:p>RO</text:p>
          </table:table-cell>
          <table:table-cell office:value="32" office:value-type="float"/>
          <table:table-cell office:value="2" office:value-type="float"/>
          <table:table-cell office:value="1777225" office:value-type="float"/>
          <table:table-cell office:value="11" office:value-type="float"/>
          <table:table-cell office:value="0.0625" office:value-type="float"/>
          <table:table-cell office:value="18.005598615819608" office:value-type="float"/>
          <table:table-cell office:value="1.1253499134887255" office:value-type="float"/>
        </table:table-row>
        <table:table-row>
          <table:table-cell office:value-type="string">
            <text:p>2020-04-10</text:p>
          </table:table-cell>
          <table:table-cell office:value-type="string">
            <text:p>RR</text:p>
          </table:table-cell>
          <table:table-cell office:value="75" office:value-type="float"/>
          <table:table-cell office:value="3" office:value-type="float"/>
          <table:table-cell office:value="605761" office:value-type="float"/>
          <table:table-cell office:value="14" office:value-type="float"/>
          <table:table-cell office:value="0.04" office:value-type="float"/>
          <table:table-cell office:value="123.81120606972057" office:value-type="float"/>
          <table:table-cell office:value="4.952448242788822" office:value-type="float"/>
        </table:table-row>
        <table:table-row>
          <table:table-cell office:value-type="string">
            <text:p>2020-04-10</text:p>
          </table:table-cell>
          <table:table-cell office:value-type="string">
            <text:p>RS</text:p>
          </table:table-cell>
          <table:table-cell office:value="640" office:value-type="float"/>
          <table:table-cell office:value="15" office:value-type="float"/>
          <table:table-cell office:value="11377239" office:value-type="float"/>
          <table:table-cell office:value="43" office:value-type="float"/>
          <table:table-cell office:value="0.0234375" office:value-type="float"/>
          <table:table-cell office:value="56.25266376139237" office:value-type="float"/>
          <table:table-cell office:value="1.3184218069076337" office:value-type="float"/>
        </table:table-row>
        <table:table-row>
          <table:table-cell office:value-type="string">
            <text:p>2020-04-10</text:p>
          </table:table-cell>
          <table:table-cell office:value-type="string">
            <text:p>SC</text:p>
          </table:table-cell>
          <table:table-cell office:value="717" office:value-type="float"/>
          <table:table-cell office:value="18" office:value-type="float"/>
          <table:table-cell office:value="7164788" office:value-type="float"/>
          <table:table-cell office:value="42" office:value-type="float"/>
          <table:table-cell office:value="0.02510460251046025" office:value-type="float"/>
          <table:table-cell office:value="100.07274465064424" office:value-type="float"/>
          <table:table-cell office:value="2.512286476585211" office:value-type="float"/>
        </table:table-row>
        <table:table-row>
          <table:table-cell office:value-type="string">
            <text:p>2020-04-10</text:p>
          </table:table-cell>
          <table:table-cell office:value-type="string">
            <text:p>SE</text:p>
          </table:table-cell>
          <table:table-cell office:value="42" office:value-type="float"/>
          <table:table-cell office:value="4" office:value-type="float"/>
          <table:table-cell office:value="2298696" office:value-type="float"/>
          <table:table-cell office:value="28" office:value-type="float"/>
          <table:table-cell office:value="0.09523809523809523" office:value-type="float"/>
          <table:table-cell office:value="18.2712285574082" office:value-type="float"/>
          <table:table-cell office:value="1.7401170054674477" office:value-type="float"/>
        </table:table-row>
        <table:table-row>
          <table:table-cell office:value-type="string">
            <text:p>2020-04-10</text:p>
          </table:table-cell>
          <table:table-cell office:value-type="string">
            <text:p>SP</text:p>
          </table:table-cell>
          <table:table-cell office:value="8216" office:value-type="float"/>
          <table:table-cell office:value="540" office:value-type="float"/>
          <table:table-cell office:value="45919049" office:value-type="float"/>
          <table:table-cell office:value="35" office:value-type="float"/>
          <table:table-cell office:value="0.06572541382667965" office:value-type="float"/>
          <table:table-cell office:value="178.92356612176354" office:value-type="float"/>
          <table:table-cell office:value="11.759825426698187" office:value-type="float"/>
        </table:table-row>
        <table:table-row>
          <table:table-cell office:value-type="string">
            <text:p>2020-04-10</text:p>
          </table:table-cell>
          <table:table-cell office:value-type="string">
            <text:p>TO</text:p>
          </table:table-cell>
          <table:table-cell office:value="23" office:value-type="float"/>
          <table:table-cell office:value="0" office:value-type="float"/>
          <table:table-cell office:value="1572866" office:value-type="float"/>
          <table:table-cell office:value="17" office:value-type="float"/>
          <table:table-cell office:value="0.0" office:value-type="float"/>
          <table:table-cell office:value="14.622987590805574" office:value-type="float"/>
          <table:table-cell office:value="0.0" office:value-type="float"/>
        </table:table-row>
      </table:table>
      <table:table table:name="2020-04-1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_population</text:p>
          </table:table-cell>
          <table:table-cell office:value-type="string">
            <text:p>city_ibge_code</text:p>
          </table:table-cell>
          <table:table-cell office:value-type="string">
            <text:p>μ_confirmed</text:p>
          </table:table-cell>
          <table:table-cell office:value-type="string">
            <text:p>confirmed_per_1mi</text:p>
          </table:table-cell>
          <table:table-cell office:value-type="string">
            <text:p>deaths_per_1mi</text:p>
          </table:table-cell>
        </table:table-row>
        <table:table-row>
          <table:table-cell office:value-type="string">
            <text:p>2020-04-11</text:p>
          </table:table-cell>
          <table:table-cell office:value-type="string">
            <text:p>AC</text:p>
          </table:table-cell>
          <table:table-cell office:value="72" office:value-type="float"/>
          <table:table-cell office:value="2" office:value-type="float"/>
          <table:table-cell office:value="881935" office:value-type="float"/>
          <table:table-cell office:value="12" office:value-type="float"/>
          <table:table-cell office:value="0.027777777777777776" office:value-type="float"/>
          <table:table-cell office:value="81.63866951646096" office:value-type="float"/>
          <table:table-cell office:value="2.2677408199016935" office:value-type="float"/>
        </table:table-row>
        <table:table-row>
          <table:table-cell office:value-type="string">
            <text:p>2020-04-11</text:p>
          </table:table-cell>
          <table:table-cell office:value-type="string">
            <text:p>AL</text:p>
          </table:table-cell>
          <table:table-cell office:value="48" office:value-type="float"/>
          <table:table-cell office:value="3" office:value-type="float"/>
          <table:table-cell office:value="3337357" office:value-type="float"/>
          <table:table-cell office:value="27" office:value-type="float"/>
          <table:table-cell office:value="0.0625" office:value-type="float"/>
          <table:table-cell office:value="14.382638716804944" office:value-type="float"/>
          <table:table-cell office:value="0.898914919800309" office:value-type="float"/>
        </table:table-row>
        <table:table-row>
          <table:table-cell office:value-type="string">
            <text:p>2020-04-11</text:p>
          </table:table-cell>
          <table:table-cell office:value-type="string">
            <text:p>AM</text:p>
          </table:table-cell>
          <table:table-cell office:value="1049" office:value-type="float"/>
          <table:table-cell office:value="53" office:value-type="float"/>
          <table:table-cell office:value="4144597" office:value-type="float"/>
          <table:table-cell office:value="13" office:value-type="float"/>
          <table:table-cell office:value="0.05052430886558627" office:value-type="float"/>
          <table:table-cell office:value="253.10060302606018" office:value-type="float"/>
          <table:table-cell office:value="12.787733041354805" office:value-type="float"/>
        </table:table-row>
        <table:table-row>
          <table:table-cell office:value-type="string">
            <text:p>2020-04-11</text:p>
          </table:table-cell>
          <table:table-cell office:value-type="string">
            <text:p>AP</text:p>
          </table:table-cell>
          <table:table-cell office:value="193" office:value-type="float"/>
          <table:table-cell office:value="5" office:value-type="float"/>
          <table:table-cell office:value="845731" office:value-type="float"/>
          <table:table-cell office:value="16" office:value-type="float"/>
          <table:table-cell office:value="0.025906735751295335" office:value-type="float"/>
          <table:table-cell office:value="228.20494932785957" office:value-type="float"/>
          <table:table-cell office:value="5.9120453193746005" office:value-type="float"/>
        </table:table-row>
        <table:table-row>
          <table:table-cell office:value-type="string">
            <text:p>2020-04-11</text:p>
          </table:table-cell>
          <table:table-cell office:value-type="string">
            <text:p>BA</text:p>
          </table:table-cell>
          <table:table-cell office:value="640" office:value-type="float"/>
          <table:table-cell office:value="21" office:value-type="float"/>
          <table:table-cell office:value="14873064" office:value-type="float"/>
          <table:table-cell office:value="29" office:value-type="float"/>
          <table:table-cell office:value="0.0328125" office:value-type="float"/>
          <table:table-cell office:value="43.0308105982735" office:value-type="float"/>
          <table:table-cell office:value="1.4119484727558491" office:value-type="float"/>
        </table:table-row>
        <table:table-row>
          <table:table-cell office:value-type="string">
            <text:p>2020-04-11</text:p>
          </table:table-cell>
          <table:table-cell office:value-type="string">
            <text:p>CE</text:p>
          </table:table-cell>
          <table:table-cell office:value="1668" office:value-type="float"/>
          <table:table-cell office:value="74" office:value-type="float"/>
          <table:table-cell office:value="9132078" office:value-type="float"/>
          <table:table-cell office:value="23" office:value-type="float"/>
          <table:table-cell office:value="0.04436450839328537" office:value-type="float"/>
          <table:table-cell office:value="182.65284199280822" office:value-type="float"/>
          <table:table-cell office:value="8.103303541647367" office:value-type="float"/>
        </table:table-row>
        <table:table-row>
          <table:table-cell office:value-type="string">
            <text:p>2020-04-11</text:p>
          </table:table-cell>
          <table:table-cell office:value-type="string">
            <text:p>DF</text:p>
          </table:table-cell>
          <table:table-cell office:value="592" office:value-type="float"/>
          <table:table-cell office:value="14" office:value-type="float"/>
          <table:table-cell office:value="3015268" office:value-type="float"/>
          <table:table-cell office:value="53" office:value-type="float"/>
          <table:table-cell office:value="0.02364864864864865" office:value-type="float"/>
          <table:table-cell office:value="196.33412353396116" office:value-type="float"/>
          <table:table-cell office:value="4.643036705195027" office:value-type="float"/>
        </table:table-row>
        <table:table-row>
          <table:table-cell office:value-type="string">
            <text:p>2020-04-11</text:p>
          </table:table-cell>
          <table:table-cell office:value-type="string">
            <text:p>ES</text:p>
          </table:table-cell>
          <table:table-cell office:value="383" office:value-type="float"/>
          <table:table-cell office:value="9" office:value-type="float"/>
          <table:table-cell office:value="4018650" office:value-type="float"/>
          <table:table-cell office:value="32" office:value-type="float"/>
          <table:table-cell office:value="0.02349869451697128" office:value-type="float"/>
          <table:table-cell office:value="95.30563746531796" office:value-type="float"/>
          <table:table-cell office:value="2.2395580605427194" office:value-type="float"/>
        </table:table-row>
        <table:table-row>
          <table:table-cell office:value-type="string">
            <text:p>2020-04-11</text:p>
          </table:table-cell>
          <table:table-cell office:value-type="string">
            <text:p>GO</text:p>
          </table:table-cell>
          <table:table-cell office:value="209" office:value-type="float"/>
          <table:table-cell office:value="10" office:value-type="float"/>
          <table:table-cell office:value="7018354" office:value-type="float"/>
          <table:table-cell office:value="52" office:value-type="float"/>
          <table:table-cell office:value="0.04784688995215311" office:value-type="float"/>
          <table:table-cell office:value="29.77906215616938" office:value-type="float"/>
          <table:table-cell office:value="1.4248355098645638" office:value-type="float"/>
        </table:table-row>
        <table:table-row>
          <table:table-cell office:value-type="string">
            <text:p>2020-04-11</text:p>
          </table:table-cell>
          <table:table-cell office:value-type="string">
            <text:p>MA</text:p>
          </table:table-cell>
          <table:table-cell office:value="398" office:value-type="float"/>
          <table:table-cell office:value="24" office:value-type="float"/>
          <table:table-cell office:value="7075181" office:value-type="float"/>
          <table:table-cell office:value="21" office:value-type="float"/>
          <table:table-cell office:value="0.06030150753768844" office:value-type="float"/>
          <table:table-cell office:value="56.252977839012175" office:value-type="float"/>
          <table:table-cell office:value="3.3921393671766134" office:value-type="float"/>
        </table:table-row>
        <table:table-row>
          <table:table-cell office:value-type="string">
            <text:p>2020-04-11</text:p>
          </table:table-cell>
          <table:table-cell office:value-type="string">
            <text:p>MG</text:p>
          </table:table-cell>
          <table:table-cell office:value="750" office:value-type="float"/>
          <table:table-cell office:value="17" office:value-type="float"/>
          <table:table-cell office:value="21168791" office:value-type="float"/>
          <table:table-cell office:value="31" office:value-type="float"/>
          <table:table-cell office:value="0.02266666666666667" office:value-type="float"/>
          <table:table-cell office:value="35.429515081895794" office:value-type="float"/>
          <table:table-cell office:value="0.8030690085229714" office:value-type="float"/>
        </table:table-row>
        <table:table-row>
          <table:table-cell office:value-type="string">
            <text:p>2020-04-11</text:p>
          </table:table-cell>
          <table:table-cell office:value-type="string">
            <text:p>MS</text:p>
          </table:table-cell>
          <table:table-cell office:value="100" office:value-type="float"/>
          <table:table-cell office:value="2" office:value-type="float"/>
          <table:table-cell office:value="2778986" office:value-type="float"/>
          <table:table-cell office:value="50" office:value-type="float"/>
          <table:table-cell office:value="0.02" office:value-type="float"/>
          <table:table-cell office:value="35.984348247886096" office:value-type="float"/>
          <table:table-cell office:value="0.719686964957722" office:value-type="float"/>
        </table:table-row>
        <table:table-row>
          <table:table-cell office:value-type="string">
            <text:p>2020-04-11</text:p>
          </table:table-cell>
          <table:table-cell office:value-type="string">
            <text:p>MT</text:p>
          </table:table-cell>
          <table:table-cell office:value="121" office:value-type="float"/>
          <table:table-cell office:value="3" office:value-type="float"/>
          <table:table-cell office:value="3484466" office:value-type="float"/>
          <table:table-cell office:value="51" office:value-type="float"/>
          <table:table-cell office:value="0.024793388429752067" office:value-type="float"/>
          <table:table-cell office:value="34.72555048607161" office:value-type="float"/>
          <table:table-cell office:value="0.8609640616381391" office:value-type="float"/>
        </table:table-row>
        <table:table-row>
          <table:table-cell office:value-type="string">
            <text:p>2020-04-11</text:p>
          </table:table-cell>
          <table:table-cell office:value-type="string">
            <text:p>PA</text:p>
          </table:table-cell>
          <table:table-cell office:value="237" office:value-type="float"/>
          <table:table-cell office:value="11" office:value-type="float"/>
          <table:table-cell office:value="8602865" office:value-type="float"/>
          <table:table-cell office:value="15" office:value-type="float"/>
          <table:table-cell office:value="0.046413502109704644" office:value-type="float"/>
          <table:table-cell office:value="27.54896188653431" office:value-type="float"/>
          <table:table-cell office:value="1.278643800640833" office:value-type="float"/>
        </table:table-row>
        <table:table-row>
          <table:table-cell office:value-type="string">
            <text:p>2020-04-11</text:p>
          </table:table-cell>
          <table:table-cell office:value-type="string">
            <text:p>PB</text:p>
          </table:table-cell>
          <table:table-cell office:value="101" office:value-type="float"/>
          <table:table-cell office:value="13" office:value-type="float"/>
          <table:table-cell office:value="4018127" office:value-type="float"/>
          <table:table-cell office:value="25" office:value-type="float"/>
          <table:table-cell office:value="0.12871287128712872" office:value-type="float"/>
          <table:table-cell office:value="25.13608952628924" office:value-type="float"/>
          <table:table-cell office:value="3.235338255859011" office:value-type="float"/>
        </table:table-row>
        <table:table-row>
          <table:table-cell office:value-type="string">
            <text:p>2020-04-11</text:p>
          </table:table-cell>
          <table:table-cell office:value-type="string">
            <text:p>PE</text:p>
          </table:table-cell>
          <table:table-cell office:value="816" office:value-type="float"/>
          <table:table-cell office:value="72" office:value-type="float"/>
          <table:table-cell office:value="9557071" office:value-type="float"/>
          <table:table-cell office:value="26" office:value-type="float"/>
          <table:table-cell office:value="0.08823529411764706" office:value-type="float"/>
          <table:table-cell office:value="85.38180787816685" office:value-type="float"/>
          <table:table-cell office:value="7.533688930426488" office:value-type="float"/>
        </table:table-row>
        <table:table-row>
          <table:table-cell office:value-type="string">
            <text:p>2020-04-11</text:p>
          </table:table-cell>
          <table:table-cell office:value-type="string">
            <text:p>PI</text:p>
          </table:table-cell>
          <table:table-cell office:value="44" office:value-type="float"/>
          <table:table-cell office:value="7" office:value-type="float"/>
          <table:table-cell office:value="3273227" office:value-type="float"/>
          <table:table-cell office:value="22" office:value-type="float"/>
          <table:table-cell office:value="0.1590909090909091" office:value-type="float"/>
          <table:table-cell office:value="13.442391865886478" office:value-type="float"/>
          <table:table-cell office:value="2.1385623423001214" office:value-type="float"/>
        </table:table-row>
        <table:table-row>
          <table:table-cell office:value-type="string">
            <text:p>2020-04-11</text:p>
          </table:table-cell>
          <table:table-cell office:value-type="string">
            <text:p>PR</text:p>
          </table:table-cell>
          <table:table-cell office:value="688" office:value-type="float"/>
          <table:table-cell office:value="27" office:value-type="float"/>
          <table:table-cell office:value="11433957" office:value-type="float"/>
          <table:table-cell office:value="41" office:value-type="float"/>
          <table:table-cell office:value="0.03924418604651163" office:value-type="float"/>
          <table:table-cell office:value="60.171644864503165" office:value-type="float"/>
          <table:table-cell office:value="2.361387225787188" office:value-type="float"/>
        </table:table-row>
        <table:table-row>
          <table:table-cell office:value-type="string">
            <text:p>2020-04-11</text:p>
          </table:table-cell>
          <table:table-cell office:value-type="string">
            <text:p>RJ</text:p>
          </table:table-cell>
          <table:table-cell office:value="2607" office:value-type="float"/>
          <table:table-cell office:value="155" office:value-type="float"/>
          <table:table-cell office:value="17264943" office:value-type="float"/>
          <table:table-cell office:value="33" office:value-type="float"/>
          <table:table-cell office:value="0.05945531261986958" office:value-type="float"/>
          <table:table-cell office:value="150.9996297120703" office:value-type="float"/>
          <table:table-cell office:value="8.977730190015686" office:value-type="float"/>
        </table:table-row>
        <table:table-row>
          <table:table-cell office:value-type="string">
            <text:p>2020-04-11</text:p>
          </table:table-cell>
          <table:table-cell office:value-type="string">
            <text:p>RN</text:p>
          </table:table-cell>
          <table:table-cell office:value="289" office:value-type="float"/>
          <table:table-cell office:value="13" office:value-type="float"/>
          <table:table-cell office:value="3506853" office:value-type="float"/>
          <table:table-cell office:value="24" office:value-type="float"/>
          <table:table-cell office:value="0.04498269896193772" office:value-type="float"/>
          <table:table-cell office:value="82.410069655044" office:value-type="float"/>
          <table:table-cell office:value="3.707027354725162" office:value-type="float"/>
        </table:table-row>
        <table:table-row>
          <table:table-cell office:value-type="string">
            <text:p>2020-04-11</text:p>
          </table:table-cell>
          <table:table-cell office:value-type="string">
            <text:p>RO</text:p>
          </table:table-cell>
          <table:table-cell office:value="34" office:value-type="float"/>
          <table:table-cell office:value="2" office:value-type="float"/>
          <table:table-cell office:value="1777225" office:value-type="float"/>
          <table:table-cell office:value="11" office:value-type="float"/>
          <table:table-cell office:value="0.058823529411764705" office:value-type="float"/>
          <table:table-cell office:value="19.13094852930833" office:value-type="float"/>
          <table:table-cell office:value="1.1253499134887255" office:value-type="float"/>
        </table:table-row>
        <table:table-row>
          <table:table-cell office:value-type="string">
            <text:p>2020-04-11</text:p>
          </table:table-cell>
          <table:table-cell office:value-type="string">
            <text:p>RR</text:p>
          </table:table-cell>
          <table:table-cell office:value="79" office:value-type="float"/>
          <table:table-cell office:value="3" office:value-type="float"/>
          <table:table-cell office:value="605761" office:value-type="float"/>
          <table:table-cell office:value="14" office:value-type="float"/>
          <table:table-cell office:value="0.0379746835443038" office:value-type="float"/>
          <table:table-cell office:value="130.414470393439" office:value-type="float"/>
          <table:table-cell office:value="4.952448242788822" office:value-type="float"/>
        </table:table-row>
        <table:table-row>
          <table:table-cell office:value-type="string">
            <text:p>2020-04-11</text:p>
          </table:table-cell>
          <table:table-cell office:value-type="string">
            <text:p>RS</text:p>
          </table:table-cell>
          <table:table-cell office:value="653" office:value-type="float"/>
          <table:table-cell office:value="16" office:value-type="float"/>
          <table:table-cell office:value="11377239" office:value-type="float"/>
          <table:table-cell office:value="43" office:value-type="float"/>
          <table:table-cell office:value="0.02450229709035222" office:value-type="float"/>
          <table:table-cell office:value="57.395295994045654" office:value-type="float"/>
          <table:table-cell office:value="1.4063165940348092" office:value-type="float"/>
        </table:table-row>
        <table:table-row>
          <table:table-cell office:value-type="string">
            <text:p>2020-04-11</text:p>
          </table:table-cell>
          <table:table-cell office:value-type="string">
            <text:p>SC</text:p>
          </table:table-cell>
          <table:table-cell office:value="732" office:value-type="float"/>
          <table:table-cell office:value="21" office:value-type="float"/>
          <table:table-cell office:value="7164788" office:value-type="float"/>
          <table:table-cell office:value="42" office:value-type="float"/>
          <table:table-cell office:value="0.028688524590163935" office:value-type="float"/>
          <table:table-cell office:value="102.16631671446524" office:value-type="float"/>
          <table:table-cell office:value="2.931000889349413" office:value-type="float"/>
        </table:table-row>
        <table:table-row>
          <table:table-cell office:value-type="string">
            <text:p>2020-04-11</text:p>
          </table:table-cell>
          <table:table-cell office:value-type="string">
            <text:p>SE</text:p>
          </table:table-cell>
          <table:table-cell office:value="44" office:value-type="float"/>
          <table:table-cell office:value="4" office:value-type="float"/>
          <table:table-cell office:value="2298696" office:value-type="float"/>
          <table:table-cell office:value="28" office:value-type="float"/>
          <table:table-cell office:value="0.09090909090909091" office:value-type="float"/>
          <table:table-cell office:value="19.141287060141924" office:value-type="float"/>
          <table:table-cell office:value="1.7401170054674477" office:value-type="float"/>
        </table:table-row>
        <table:table-row>
          <table:table-cell office:value-type="string">
            <text:p>2020-04-11</text:p>
          </table:table-cell>
          <table:table-cell office:value-type="string">
            <text:p>SP</text:p>
          </table:table-cell>
          <table:table-cell office:value="8419" office:value-type="float"/>
          <table:table-cell office:value="560" office:value-type="float"/>
          <table:table-cell office:value="45919049" office:value-type="float"/>
          <table:table-cell office:value="35" office:value-type="float"/>
          <table:table-cell office:value="0.06651621332699846" office:value-type="float"/>
          <table:table-cell office:value="183.3443893840223" office:value-type="float"/>
          <table:table-cell office:value="12.195374516575898" office:value-type="float"/>
        </table:table-row>
        <table:table-row>
          <table:table-cell office:value-type="string">
            <text:p>2020-04-11</text:p>
          </table:table-cell>
          <table:table-cell office:value-type="string">
            <text:p>TO</text:p>
          </table:table-cell>
          <table:table-cell office:value="25" office:value-type="float"/>
          <table:table-cell office:value="0" office:value-type="float"/>
          <table:table-cell office:value="1572866" office:value-type="float"/>
          <table:table-cell office:value="17" office:value-type="float"/>
          <table:table-cell office:value="0.0" office:value-type="float"/>
          <table:table-cell office:value="15.894551729136493" office:value-type="float"/>
          <table:table-cell office:value="0.0" office:value-type="float"/>
        </table:table-row>
      </table:table>
      <table:table table:name="2020-04-12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_population</text:p>
          </table:table-cell>
          <table:table-cell office:value-type="string">
            <text:p>city_ibge_code</text:p>
          </table:table-cell>
          <table:table-cell office:value-type="string">
            <text:p>μ_confirmed</text:p>
          </table:table-cell>
          <table:table-cell office:value-type="string">
            <text:p>confirmed_per_1mi</text:p>
          </table:table-cell>
          <table:table-cell office:value-type="string">
            <text:p>deaths_per_1mi</text:p>
          </table:table-cell>
        </table:table-row>
        <table:table-row>
          <table:table-cell office:value-type="string">
            <text:p>2020-04-12</text:p>
          </table:table-cell>
          <table:table-cell office:value-type="string">
            <text:p>AC</text:p>
          </table:table-cell>
          <table:table-cell office:value="77" office:value-type="float"/>
          <table:table-cell office:value="2" office:value-type="float"/>
          <table:table-cell office:value="881935" office:value-type="float"/>
          <table:table-cell office:value="12" office:value-type="float"/>
          <table:table-cell office:value="0.025974025974025976" office:value-type="float"/>
          <table:table-cell office:value="87.3080215662152" office:value-type="float"/>
          <table:table-cell office:value="2.2677408199016935" office:value-type="float"/>
        </table:table-row>
        <table:table-row>
          <table:table-cell office:value-type="string">
            <text:p>2020-04-12</text:p>
          </table:table-cell>
          <table:table-cell office:value-type="string">
            <text:p>AL</text:p>
          </table:table-cell>
          <table:table-cell office:value="48" office:value-type="float"/>
          <table:table-cell office:value="3" office:value-type="float"/>
          <table:table-cell office:value="3337357" office:value-type="float"/>
          <table:table-cell office:value="27" office:value-type="float"/>
          <table:table-cell office:value="0.0625" office:value-type="float"/>
          <table:table-cell office:value="14.382638716804944" office:value-type="float"/>
          <table:table-cell office:value="0.898914919800309" office:value-type="float"/>
        </table:table-row>
        <table:table-row>
          <table:table-cell office:value-type="string">
            <text:p>2020-04-12</text:p>
          </table:table-cell>
          <table:table-cell office:value-type="string">
            <text:p>AM</text:p>
          </table:table-cell>
          <table:table-cell office:value="1206" office:value-type="float"/>
          <table:table-cell office:value="62" office:value-type="float"/>
          <table:table-cell office:value="4144597" office:value-type="float"/>
          <table:table-cell office:value="13" office:value-type="float"/>
          <table:table-cell office:value="0.05140961857379768" office:value-type="float"/>
          <table:table-cell office:value="290.98124618629987" office:value-type="float"/>
          <table:table-cell office:value="14.959234878565997" office:value-type="float"/>
        </table:table-row>
        <table:table-row>
          <table:table-cell office:value-type="string">
            <text:p>2020-04-12</text:p>
          </table:table-cell>
          <table:table-cell office:value-type="string">
            <text:p>AP</text:p>
          </table:table-cell>
          <table:table-cell office:value="237" office:value-type="float"/>
          <table:table-cell office:value="5" office:value-type="float"/>
          <table:table-cell office:value="845731" office:value-type="float"/>
          <table:table-cell office:value="16" office:value-type="float"/>
          <table:table-cell office:value="0.02109704641350211" office:value-type="float"/>
          <table:table-cell office:value="280.23094813835604" office:value-type="float"/>
          <table:table-cell office:value="5.9120453193746005" office:value-type="float"/>
        </table:table-row>
        <table:table-row>
          <table:table-cell office:value-type="string">
            <text:p>2020-04-12</text:p>
          </table:table-cell>
          <table:table-cell office:value-type="string">
            <text:p>BA</text:p>
          </table:table-cell>
          <table:table-cell office:value="674" office:value-type="float"/>
          <table:table-cell office:value="21" office:value-type="float"/>
          <table:table-cell office:value="14873064" office:value-type="float"/>
          <table:table-cell office:value="29" office:value-type="float"/>
          <table:table-cell office:value="0.03115727002967359" office:value-type="float"/>
          <table:table-cell office:value="45.316822411306774" office:value-type="float"/>
          <table:table-cell office:value="1.4119484727558491" office:value-type="float"/>
        </table:table-row>
        <table:table-row>
          <table:table-cell office:value-type="string">
            <text:p>2020-04-12</text:p>
          </table:table-cell>
          <table:table-cell office:value-type="string">
            <text:p>CE</text:p>
          </table:table-cell>
          <table:table-cell office:value="1747" office:value-type="float"/>
          <table:table-cell office:value="76" office:value-type="float"/>
          <table:table-cell office:value="9132078" office:value-type="float"/>
          <table:table-cell office:value="23" office:value-type="float"/>
          <table:table-cell office:value="0.04350314825414997" office:value-type="float"/>
          <table:table-cell office:value="191.30366604402633" office:value-type="float"/>
          <table:table-cell office:value="8.322311745475673" office:value-type="float"/>
        </table:table-row>
        <table:table-row>
          <table:table-cell office:value-type="string">
            <text:p>2020-04-12</text:p>
          </table:table-cell>
          <table:table-cell office:value-type="string">
            <text:p>DF</text:p>
          </table:table-cell>
          <table:table-cell office:value="618" office:value-type="float"/>
          <table:table-cell office:value="14" office:value-type="float"/>
          <table:table-cell office:value="3015268" office:value-type="float"/>
          <table:table-cell office:value="53" office:value-type="float"/>
          <table:table-cell office:value="0.022653721682847898" office:value-type="float"/>
          <table:table-cell office:value="204.9569059864662" office:value-type="float"/>
          <table:table-cell office:value="4.643036705195027" office:value-type="float"/>
        </table:table-row>
        <table:table-row>
          <table:table-cell office:value-type="string">
            <text:p>2020-04-12</text:p>
          </table:table-cell>
          <table:table-cell office:value-type="string">
            <text:p>ES</text:p>
          </table:table-cell>
          <table:table-cell office:value="430" office:value-type="float"/>
          <table:table-cell office:value="14" office:value-type="float"/>
          <table:table-cell office:value="4018650" office:value-type="float"/>
          <table:table-cell office:value="32" office:value-type="float"/>
          <table:table-cell office:value="0.03255813953488372" office:value-type="float"/>
          <table:table-cell office:value="107.00110733704105" office:value-type="float"/>
          <table:table-cell office:value="3.4837569830664528" office:value-type="float"/>
        </table:table-row>
        <table:table-row>
          <table:table-cell office:value-type="string">
            <text:p>2020-04-12</text:p>
          </table:table-cell>
          <table:table-cell office:value-type="string">
            <text:p>GO</text:p>
          </table:table-cell>
          <table:table-cell office:value="229" office:value-type="float"/>
          <table:table-cell office:value="14" office:value-type="float"/>
          <table:table-cell office:value="7018354" office:value-type="float"/>
          <table:table-cell office:value="52" office:value-type="float"/>
          <table:table-cell office:value="0.0611353711790393" office:value-type="float"/>
          <table:table-cell office:value="32.62873317589851" office:value-type="float"/>
          <table:table-cell office:value="1.9947697138103893" office:value-type="float"/>
        </table:table-row>
        <table:table-row>
          <table:table-cell office:value-type="string">
            <text:p>2020-04-12</text:p>
          </table:table-cell>
          <table:table-cell office:value-type="string">
            <text:p>MA</text:p>
          </table:table-cell>
          <table:table-cell office:value="445" office:value-type="float"/>
          <table:table-cell office:value="27" office:value-type="float"/>
          <table:table-cell office:value="7075181" office:value-type="float"/>
          <table:table-cell office:value="21" office:value-type="float"/>
          <table:table-cell office:value="0.060674157303370786" office:value-type="float"/>
          <table:table-cell office:value="62.89591743306638" office:value-type="float"/>
          <table:table-cell office:value="3.81615678807369" office:value-type="float"/>
        </table:table-row>
        <table:table-row>
          <table:table-cell office:value-type="string">
            <text:p>2020-04-12</text:p>
          </table:table-cell>
          <table:table-cell office:value-type="string">
            <text:p>MG</text:p>
          </table:table-cell>
          <table:table-cell office:value="806" office:value-type="float"/>
          <table:table-cell office:value="20" office:value-type="float"/>
          <table:table-cell office:value="21168791" office:value-type="float"/>
          <table:table-cell office:value="31" office:value-type="float"/>
          <table:table-cell office:value="0.02481389578163772" office:value-type="float"/>
          <table:table-cell office:value="38.07491887467735" office:value-type="float"/>
          <table:table-cell office:value="0.9447870688505545" office:value-type="float"/>
        </table:table-row>
        <table:table-row>
          <table:table-cell office:value-type="string">
            <text:p>2020-04-12</text:p>
          </table:table-cell>
          <table:table-cell office:value-type="string">
            <text:p>MS</text:p>
          </table:table-cell>
          <table:table-cell office:value="101" office:value-type="float"/>
          <table:table-cell office:value="2" office:value-type="float"/>
          <table:table-cell office:value="2778986" office:value-type="float"/>
          <table:table-cell office:value="50" office:value-type="float"/>
          <table:table-cell office:value="0.019801980198019802" office:value-type="float"/>
          <table:table-cell office:value="36.34419173036496" office:value-type="float"/>
          <table:table-cell office:value="0.719686964957722" office:value-type="float"/>
        </table:table-row>
        <table:table-row>
          <table:table-cell office:value-type="string">
            <text:p>2020-04-12</text:p>
          </table:table-cell>
          <table:table-cell office:value-type="string">
            <text:p>MT</text:p>
          </table:table-cell>
          <table:table-cell office:value="123" office:value-type="float"/>
          <table:table-cell office:value="3" office:value-type="float"/>
          <table:table-cell office:value="3484466" office:value-type="float"/>
          <table:table-cell office:value="51" office:value-type="float"/>
          <table:table-cell office:value="0.024390243902439025" office:value-type="float"/>
          <table:table-cell office:value="35.29952652716371" office:value-type="float"/>
          <table:table-cell office:value="0.8609640616381391" office:value-type="float"/>
        </table:table-row>
        <table:table-row>
          <table:table-cell office:value-type="string">
            <text:p>2020-04-12</text:p>
          </table:table-cell>
          <table:table-cell office:value-type="string">
            <text:p>PA</text:p>
          </table:table-cell>
          <table:table-cell office:value="259" office:value-type="float"/>
          <table:table-cell office:value="14" office:value-type="float"/>
          <table:table-cell office:value="8602865" office:value-type="float"/>
          <table:table-cell office:value="15" office:value-type="float"/>
          <table:table-cell office:value="0.05405405405405406" office:value-type="float"/>
          <table:table-cell office:value="30.106249487815976" office:value-type="float"/>
          <table:table-cell office:value="1.627364837179242" office:value-type="float"/>
        </table:table-row>
        <table:table-row>
          <table:table-cell office:value-type="string">
            <text:p>2020-04-12</text:p>
          </table:table-cell>
          <table:table-cell office:value-type="string">
            <text:p>PB</text:p>
          </table:table-cell>
          <table:table-cell office:value="111" office:value-type="float"/>
          <table:table-cell office:value="13" office:value-type="float"/>
          <table:table-cell office:value="4018127" office:value-type="float"/>
          <table:table-cell office:value="25" office:value-type="float"/>
          <table:table-cell office:value="0.11711711711711711" office:value-type="float"/>
          <table:table-cell office:value="27.6248112615654" office:value-type="float"/>
          <table:table-cell office:value="3.235338255859011" office:value-type="float"/>
        </table:table-row>
        <table:table-row>
          <table:table-cell office:value-type="string">
            <text:p>2020-04-12</text:p>
          </table:table-cell>
          <table:table-cell office:value-type="string">
            <text:p>PE</text:p>
          </table:table-cell>
          <table:table-cell office:value="960" office:value-type="float"/>
          <table:table-cell office:value="85" office:value-type="float"/>
          <table:table-cell office:value="9557071" office:value-type="float"/>
          <table:table-cell office:value="26" office:value-type="float"/>
          <table:table-cell office:value="0.08854166666666667" office:value-type="float"/>
          <table:table-cell office:value="100.44918573901982" office:value-type="float"/>
          <table:table-cell office:value="8.89393832064238" office:value-type="float"/>
        </table:table-row>
        <table:table-row>
          <table:table-cell office:value-type="string">
            <text:p>2020-04-12</text:p>
          </table:table-cell>
          <table:table-cell office:value-type="string">
            <text:p>PI</text:p>
          </table:table-cell>
          <table:table-cell office:value="51" office:value-type="float"/>
          <table:table-cell office:value="7" office:value-type="float"/>
          <table:table-cell office:value="3273227" office:value-type="float"/>
          <table:table-cell office:value="22" office:value-type="float"/>
          <table:table-cell office:value="0.13725490196078433" office:value-type="float"/>
          <table:table-cell office:value="15.5809542081866" office:value-type="float"/>
          <table:table-cell office:value="2.1385623423001214" office:value-type="float"/>
        </table:table-row>
        <table:table-row>
          <table:table-cell office:value-type="string">
            <text:p>2020-04-12</text:p>
          </table:table-cell>
          <table:table-cell office:value-type="string">
            <text:p>PR</text:p>
          </table:table-cell>
          <table:table-cell office:value="750" office:value-type="float"/>
          <table:table-cell office:value="31" office:value-type="float"/>
          <table:table-cell office:value="11433957" office:value-type="float"/>
          <table:table-cell office:value="41" office:value-type="float"/>
          <table:table-cell office:value="0.04133333333333333" office:value-type="float"/>
          <table:table-cell office:value="65.59408960519967" office:value-type="float"/>
          <table:table-cell office:value="2.711222370348253" office:value-type="float"/>
        </table:table-row>
        <table:table-row>
          <table:table-cell office:value-type="string">
            <text:p>2020-04-12</text:p>
          </table:table-cell>
          <table:table-cell office:value-type="string">
            <text:p>RJ</text:p>
          </table:table-cell>
          <table:table-cell office:value="2855" office:value-type="float"/>
          <table:table-cell office:value="170" office:value-type="float"/>
          <table:table-cell office:value="17264943" office:value-type="float"/>
          <table:table-cell office:value="33" office:value-type="float"/>
          <table:table-cell office:value="0.0595446584938704" office:value-type="float"/>
          <table:table-cell office:value="165.3639980160954" office:value-type="float"/>
          <table:table-cell office:value="9.846542789049463" office:value-type="float"/>
        </table:table-row>
        <table:table-row>
          <table:table-cell office:value-type="string">
            <text:p>2020-04-12</text:p>
          </table:table-cell>
          <table:table-cell office:value-type="string">
            <text:p>RN</text:p>
          </table:table-cell>
          <table:table-cell office:value="339" office:value-type="float"/>
          <table:table-cell office:value="17" office:value-type="float"/>
          <table:table-cell office:value="3506853" office:value-type="float"/>
          <table:table-cell office:value="24" office:value-type="float"/>
          <table:table-cell office:value="0.05014749262536873" office:value-type="float"/>
          <table:table-cell office:value="96.6678671732177" office:value-type="float"/>
          <table:table-cell office:value="4.847651156179059" office:value-type="float"/>
        </table:table-row>
        <table:table-row>
          <table:table-cell office:value-type="string">
            <text:p>2020-04-12</text:p>
          </table:table-cell>
          <table:table-cell office:value-type="string">
            <text:p>RO</text:p>
          </table:table-cell>
          <table:table-cell office:value="42" office:value-type="float"/>
          <table:table-cell office:value="2" office:value-type="float"/>
          <table:table-cell office:value="1777225" office:value-type="float"/>
          <table:table-cell office:value="11" office:value-type="float"/>
          <table:table-cell office:value="0.047619047619047616" office:value-type="float"/>
          <table:table-cell office:value="23.632348183263232" office:value-type="float"/>
          <table:table-cell office:value="1.1253499134887255" office:value-type="float"/>
        </table:table-row>
        <table:table-row>
          <table:table-cell office:value-type="string">
            <text:p>2020-04-12</text:p>
          </table:table-cell>
          <table:table-cell office:value-type="string">
            <text:p>RR</text:p>
          </table:table-cell>
          <table:table-cell office:value="83" office:value-type="float"/>
          <table:table-cell office:value="3" office:value-type="float"/>
          <table:table-cell office:value="605761" office:value-type="float"/>
          <table:table-cell office:value="14" office:value-type="float"/>
          <table:table-cell office:value="0.03614457831325301" office:value-type="float"/>
          <table:table-cell office:value="137.01773471715742" office:value-type="float"/>
          <table:table-cell office:value="4.952448242788822" office:value-type="float"/>
        </table:table-row>
        <table:table-row>
          <table:table-cell office:value-type="string">
            <text:p>2020-04-12</text:p>
          </table:table-cell>
          <table:table-cell office:value-type="string">
            <text:p>RS</text:p>
          </table:table-cell>
          <table:table-cell office:value="664" office:value-type="float"/>
          <table:table-cell office:value="16" office:value-type="float"/>
          <table:table-cell office:value="11377239" office:value-type="float"/>
          <table:table-cell office:value="43" office:value-type="float"/>
          <table:table-cell office:value="0.024096385542168676" office:value-type="float"/>
          <table:table-cell office:value="58.362138652444585" office:value-type="float"/>
          <table:table-cell office:value="1.4063165940348092" office:value-type="float"/>
        </table:table-row>
        <table:table-row>
          <table:table-cell office:value-type="string">
            <text:p>2020-04-12</text:p>
          </table:table-cell>
          <table:table-cell office:value-type="string">
            <text:p>SC</text:p>
          </table:table-cell>
          <table:table-cell office:value="776" office:value-type="float"/>
          <table:table-cell office:value="24" office:value-type="float"/>
          <table:table-cell office:value="7164788" office:value-type="float"/>
          <table:table-cell office:value="42" office:value-type="float"/>
          <table:table-cell office:value="0.030927835051546393" office:value-type="float"/>
          <table:table-cell office:value="108.30746143500687" office:value-type="float"/>
          <table:table-cell office:value="3.3497153021136143" office:value-type="float"/>
        </table:table-row>
        <table:table-row>
          <table:table-cell office:value-type="string">
            <text:p>2020-04-12</text:p>
          </table:table-cell>
          <table:table-cell office:value-type="string">
            <text:p>SP</text:p>
          </table:table-cell>
          <table:table-cell office:value="8755" office:value-type="float"/>
          <table:table-cell office:value="588" office:value-type="float"/>
          <table:table-cell office:value="45919049" office:value-type="float"/>
          <table:table-cell office:value="35" office:value-type="float"/>
          <table:table-cell office:value="0.06716162193032553" office:value-type="float"/>
          <table:table-cell office:value="190.66161409396784" office:value-type="float"/>
          <table:table-cell office:value="12.805143242404693" office:value-type="float"/>
        </table:table-row>
        <table:table-row>
          <table:table-cell office:value-type="string">
            <text:p>2020-04-12</text:p>
          </table:table-cell>
          <table:table-cell office:value-type="string">
            <text:p>TO</text:p>
          </table:table-cell>
          <table:table-cell office:value="26" office:value-type="float"/>
          <table:table-cell office:value="0" office:value-type="float"/>
          <table:table-cell office:value="1572866" office:value-type="float"/>
          <table:table-cell office:value="17" office:value-type="float"/>
          <table:table-cell office:value="0.0" office:value-type="float"/>
          <table:table-cell office:value="16.530333798301953" office:value-type="float"/>
          <table:table-cell office:value="0.0" office:value-type="float"/>
        </table:table-row>
      </table:table>
      <table:table table:name="2020-04-13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_population</text:p>
          </table:table-cell>
          <table:table-cell office:value-type="string">
            <text:p>city_ibge_code</text:p>
          </table:table-cell>
          <table:table-cell office:value-type="string">
            <text:p>μ_confirmed</text:p>
          </table:table-cell>
          <table:table-cell office:value-type="string">
            <text:p>confirmed_per_1mi</text:p>
          </table:table-cell>
          <table:table-cell office:value-type="string">
            <text:p>deaths_per_1mi</text:p>
          </table:table-cell>
        </table:table-row>
        <table:table-row>
          <table:table-cell office:value-type="string">
            <text:p>2020-04-13</text:p>
          </table:table-cell>
          <table:table-cell office:value-type="string">
            <text:p>AC</text:p>
          </table:table-cell>
          <table:table-cell office:value="90" office:value-type="float"/>
          <table:table-cell office:value="3" office:value-type="float"/>
          <table:table-cell office:value="881935" office:value-type="float"/>
          <table:table-cell office:value="12" office:value-type="float"/>
          <table:table-cell office:value="0.03333333333333333" office:value-type="float"/>
          <table:table-cell office:value="102.0483368955762" office:value-type="float"/>
          <table:table-cell office:value="3.40161122985254" office:value-type="float"/>
        </table:table-row>
        <table:table-row>
          <table:table-cell office:value-type="string">
            <text:p>2020-04-13</text:p>
          </table:table-cell>
          <table:table-cell office:value-type="string">
            <text:p>AL</text:p>
          </table:table-cell>
          <table:table-cell office:value="58" office:value-type="float"/>
          <table:table-cell office:value="4" office:value-type="float"/>
          <table:table-cell office:value="3337357" office:value-type="float"/>
          <table:table-cell office:value="27" office:value-type="float"/>
          <table:table-cell office:value="0.06896551724137931" office:value-type="float"/>
          <table:table-cell office:value="17.379021782805975" office:value-type="float"/>
          <table:table-cell office:value="1.198553226400412" office:value-type="float"/>
        </table:table-row>
        <table:table-row>
          <table:table-cell office:value-type="string">
            <text:p>2020-04-13</text:p>
          </table:table-cell>
          <table:table-cell office:value-type="string">
            <text:p>AM</text:p>
          </table:table-cell>
          <table:table-cell office:value="1275" office:value-type="float"/>
          <table:table-cell office:value="71" office:value-type="float"/>
          <table:table-cell office:value="4144597" office:value-type="float"/>
          <table:table-cell office:value="13" office:value-type="float"/>
          <table:table-cell office:value="0.05568627450980392" office:value-type="float"/>
          <table:table-cell office:value="307.6294269382524" office:value-type="float"/>
          <table:table-cell office:value="17.130736715777193" office:value-type="float"/>
        </table:table-row>
        <table:table-row>
          <table:table-cell office:value-type="string">
            <text:p>2020-04-13</text:p>
          </table:table-cell>
          <table:table-cell office:value-type="string">
            <text:p>AP</text:p>
          </table:table-cell>
          <table:table-cell office:value="244" office:value-type="float"/>
          <table:table-cell office:value="6" office:value-type="float"/>
          <table:table-cell office:value="845731" office:value-type="float"/>
          <table:table-cell office:value="16" office:value-type="float"/>
          <table:table-cell office:value="0.02459016393442623" office:value-type="float"/>
          <table:table-cell office:value="288.5078115854805" office:value-type="float"/>
          <table:table-cell office:value="7.09445438324952" office:value-type="float"/>
        </table:table-row>
        <table:table-row>
          <table:table-cell office:value-type="string">
            <text:p>2020-04-13</text:p>
          </table:table-cell>
          <table:table-cell office:value-type="string">
            <text:p>BA</text:p>
          </table:table-cell>
          <table:table-cell office:value="723" office:value-type="float"/>
          <table:table-cell office:value="22" office:value-type="float"/>
          <table:table-cell office:value="14873064" office:value-type="float"/>
          <table:table-cell office:value="29" office:value-type="float"/>
          <table:table-cell office:value="0.030428769017980636" office:value-type="float"/>
          <table:table-cell office:value="48.61136884773709" office:value-type="float"/>
          <table:table-cell office:value="1.4791841143156514" office:value-type="float"/>
        </table:table-row>
        <table:table-row>
          <table:table-cell office:value-type="string">
            <text:p>2020-04-13</text:p>
          </table:table-cell>
          <table:table-cell office:value-type="string">
            <text:p>CE</text:p>
          </table:table-cell>
          <table:table-cell office:value="1935" office:value-type="float"/>
          <table:table-cell office:value="101" office:value-type="float"/>
          <table:table-cell office:value="9132078" office:value-type="float"/>
          <table:table-cell office:value="23" office:value-type="float"/>
          <table:table-cell office:value="0.05219638242894057" office:value-type="float"/>
          <table:table-cell office:value="211.89043720388722" office:value-type="float"/>
          <table:table-cell office:value="11.059914293329514" office:value-type="float"/>
        </table:table-row>
        <table:table-row>
          <table:table-cell office:value-type="string">
            <text:p>2020-04-13</text:p>
          </table:table-cell>
          <table:table-cell office:value-type="string">
            <text:p>DF</text:p>
          </table:table-cell>
          <table:table-cell office:value="641" office:value-type="float"/>
          <table:table-cell office:value="15" office:value-type="float"/>
          <table:table-cell office:value="3015268" office:value-type="float"/>
          <table:table-cell office:value="53" office:value-type="float"/>
          <table:table-cell office:value="0.0234009360374415" office:value-type="float"/>
          <table:table-cell office:value="212.58475200214374" office:value-type="float"/>
          <table:table-cell office:value="4.97468218413753" office:value-type="float"/>
        </table:table-row>
        <table:table-row>
          <table:table-cell office:value-type="string">
            <text:p>2020-04-13</text:p>
          </table:table-cell>
          <table:table-cell office:value-type="string">
            <text:p>ES</text:p>
          </table:table-cell>
          <table:table-cell office:value="463" office:value-type="float"/>
          <table:table-cell office:value="17" office:value-type="float"/>
          <table:table-cell office:value="4018650" office:value-type="float"/>
          <table:table-cell office:value="32" office:value-type="float"/>
          <table:table-cell office:value="0.0367170626349892" office:value-type="float"/>
          <table:table-cell office:value="115.21282022569768" office:value-type="float"/>
          <table:table-cell office:value="4.230276336580692" office:value-type="float"/>
        </table:table-row>
        <table:table-row>
          <table:table-cell office:value-type="string">
            <text:p>2020-04-13</text:p>
          </table:table-cell>
          <table:table-cell office:value-type="string">
            <text:p>GO</text:p>
          </table:table-cell>
          <table:table-cell office:value="233" office:value-type="float"/>
          <table:table-cell office:value="15" office:value-type="float"/>
          <table:table-cell office:value="7018354" office:value-type="float"/>
          <table:table-cell office:value="52" office:value-type="float"/>
          <table:table-cell office:value="0.06437768240343347" office:value-type="float"/>
          <table:table-cell office:value="33.19866737984433" office:value-type="float"/>
          <table:table-cell office:value="2.1372532647968456" office:value-type="float"/>
        </table:table-row>
        <table:table-row>
          <table:table-cell office:value-type="string">
            <text:p>2020-04-13</text:p>
          </table:table-cell>
          <table:table-cell office:value-type="string">
            <text:p>MA</text:p>
          </table:table-cell>
          <table:table-cell office:value="478" office:value-type="float"/>
          <table:table-cell office:value="32" office:value-type="float"/>
          <table:table-cell office:value="7075181" office:value-type="float"/>
          <table:table-cell office:value="21" office:value-type="float"/>
          <table:table-cell office:value="0.06694560669456066" office:value-type="float"/>
          <table:table-cell office:value="67.56010906293422" office:value-type="float"/>
          <table:table-cell office:value="4.522852489568818" office:value-type="float"/>
        </table:table-row>
        <table:table-row>
          <table:table-cell office:value-type="string">
            <text:p>2020-04-13</text:p>
          </table:table-cell>
          <table:table-cell office:value-type="string">
            <text:p>MG</text:p>
          </table:table-cell>
          <table:table-cell office:value="815" office:value-type="float"/>
          <table:table-cell office:value="23" office:value-type="float"/>
          <table:table-cell office:value="21168791" office:value-type="float"/>
          <table:table-cell office:value="31" office:value-type="float"/>
          <table:table-cell office:value="0.02822085889570552" office:value-type="float"/>
          <table:table-cell office:value="38.500073055660096" office:value-type="float"/>
          <table:table-cell office:value="1.0865051291781378" office:value-type="float"/>
        </table:table-row>
        <table:table-row>
          <table:table-cell office:value-type="string">
            <text:p>2020-04-13</text:p>
          </table:table-cell>
          <table:table-cell office:value-type="string">
            <text:p>MS</text:p>
          </table:table-cell>
          <table:table-cell office:value="113" office:value-type="float"/>
          <table:table-cell office:value="4" office:value-type="float"/>
          <table:table-cell office:value="2778986" office:value-type="float"/>
          <table:table-cell office:value="50" office:value-type="float"/>
          <table:table-cell office:value="0.035398230088495575" office:value-type="float"/>
          <table:table-cell office:value="40.66231352011129" office:value-type="float"/>
          <table:table-cell office:value="1.439373929915444" office:value-type="float"/>
        </table:table-row>
        <table:table-row>
          <table:table-cell office:value-type="string">
            <text:p>2020-04-13</text:p>
          </table:table-cell>
          <table:table-cell office:value-type="string">
            <text:p>MT</text:p>
          </table:table-cell>
          <table:table-cell office:value="134" office:value-type="float"/>
          <table:table-cell office:value="4" office:value-type="float"/>
          <table:table-cell office:value="3484466" office:value-type="float"/>
          <table:table-cell office:value="51" office:value-type="float"/>
          <table:table-cell office:value="0.029850746268656716" office:value-type="float"/>
          <table:table-cell office:value="38.456394753170215" office:value-type="float"/>
          <table:table-cell office:value="1.1479520821841855" office:value-type="float"/>
        </table:table-row>
        <table:table-row>
          <table:table-cell office:value-type="string">
            <text:p>2020-04-13</text:p>
          </table:table-cell>
          <table:table-cell office:value-type="string">
            <text:p>PA</text:p>
          </table:table-cell>
          <table:table-cell office:value="310" office:value-type="float"/>
          <table:table-cell office:value="14" office:value-type="float"/>
          <table:table-cell office:value="8602865" office:value-type="float"/>
          <table:table-cell office:value="15" office:value-type="float"/>
          <table:table-cell office:value="0.04516129032258064" office:value-type="float"/>
          <table:table-cell office:value="36.03450710896893" office:value-type="float"/>
          <table:table-cell office:value="1.627364837179242" office:value-type="float"/>
        </table:table-row>
        <table:table-row>
          <table:table-cell office:value-type="string">
            <text:p>2020-04-13</text:p>
          </table:table-cell>
          <table:table-cell office:value-type="string">
            <text:p>PB</text:p>
          </table:table-cell>
          <table:table-cell office:value="136" office:value-type="float"/>
          <table:table-cell office:value="16" office:value-type="float"/>
          <table:table-cell office:value="4018127" office:value-type="float"/>
          <table:table-cell office:value="25" office:value-type="float"/>
          <table:table-cell office:value="0.11764705882352941" office:value-type="float"/>
          <table:table-cell office:value="33.84661559975581" office:value-type="float"/>
          <table:table-cell office:value="3.9819547764418597" office:value-type="float"/>
        </table:table-row>
        <table:table-row>
          <table:table-cell office:value-type="string">
            <text:p>2020-04-13</text:p>
          </table:table-cell>
          <table:table-cell office:value-type="string">
            <text:p>PE</text:p>
          </table:table-cell>
          <table:table-cell office:value="1154" office:value-type="float"/>
          <table:table-cell office:value="102" office:value-type="float"/>
          <table:table-cell office:value="9557071" office:value-type="float"/>
          <table:table-cell office:value="26" office:value-type="float"/>
          <table:table-cell office:value="0.08838821490467938" office:value-type="float"/>
          <table:table-cell office:value="120.7482920237801" office:value-type="float"/>
          <table:table-cell office:value="10.672725984770857" office:value-type="float"/>
        </table:table-row>
        <table:table-row>
          <table:table-cell office:value-type="string">
            <text:p>2020-04-13</text:p>
          </table:table-cell>
          <table:table-cell office:value-type="string">
            <text:p>PI</text:p>
          </table:table-cell>
          <table:table-cell office:value="58" office:value-type="float"/>
          <table:table-cell office:value="8" office:value-type="float"/>
          <table:table-cell office:value="3273227" office:value-type="float"/>
          <table:table-cell office:value="22" office:value-type="float"/>
          <table:table-cell office:value="0.13793103448275862" office:value-type="float"/>
          <table:table-cell office:value="17.71951655048672" office:value-type="float"/>
          <table:table-cell office:value="2.444071248342996" office:value-type="float"/>
        </table:table-row>
        <table:table-row>
          <table:table-cell office:value-type="string">
            <text:p>2020-04-13</text:p>
          </table:table-cell>
          <table:table-cell office:value-type="string">
            <text:p>PR</text:p>
          </table:table-cell>
          <table:table-cell office:value="768" office:value-type="float"/>
          <table:table-cell office:value="33" office:value-type="float"/>
          <table:table-cell office:value="11433957" office:value-type="float"/>
          <table:table-cell office:value="41" office:value-type="float"/>
          <table:table-cell office:value="0.04296875" office:value-type="float"/>
          <table:table-cell office:value="67.16834775572447" office:value-type="float"/>
          <table:table-cell office:value="2.8861399426287853" office:value-type="float"/>
        </table:table-row>
        <table:table-row>
          <table:table-cell office:value-type="string">
            <text:p>2020-04-13</text:p>
          </table:table-cell>
          <table:table-cell office:value-type="string">
            <text:p>RJ</text:p>
          </table:table-cell>
          <table:table-cell office:value="3221" office:value-type="float"/>
          <table:table-cell office:value="182" office:value-type="float"/>
          <table:table-cell office:value="17264943" office:value-type="float"/>
          <table:table-cell office:value="33" office:value-type="float"/>
          <table:table-cell office:value="0.05650419124495498" office:value-type="float"/>
          <table:table-cell office:value="186.56302543251954" office:value-type="float"/>
          <table:table-cell office:value="10.541592868276483" office:value-type="float"/>
        </table:table-row>
        <table:table-row>
          <table:table-cell office:value-type="string">
            <text:p>2020-04-13</text:p>
          </table:table-cell>
          <table:table-cell office:value-type="string">
            <text:p>RN</text:p>
          </table:table-cell>
          <table:table-cell office:value="376" office:value-type="float"/>
          <table:table-cell office:value="18" office:value-type="float"/>
          <table:table-cell office:value="3506853" office:value-type="float"/>
          <table:table-cell office:value="24" office:value-type="float"/>
          <table:table-cell office:value="0.047872340425531915" office:value-type="float"/>
          <table:table-cell office:value="107.21863733666623" office:value-type="float"/>
          <table:table-cell office:value="5.132807106542533" office:value-type="float"/>
        </table:table-row>
        <table:table-row>
          <table:table-cell office:value-type="string">
            <text:p>2020-04-13</text:p>
          </table:table-cell>
          <table:table-cell office:value-type="string">
            <text:p>RR</text:p>
          </table:table-cell>
          <table:table-cell office:value="113" office:value-type="float"/>
          <table:table-cell office:value="3" office:value-type="float"/>
          <table:table-cell office:value="605761" office:value-type="float"/>
          <table:table-cell office:value="14" office:value-type="float"/>
          <table:table-cell office:value="0.02654867256637168" office:value-type="float"/>
          <table:table-cell office:value="186.54221714504564" office:value-type="float"/>
          <table:table-cell office:value="4.952448242788822" office:value-type="float"/>
        </table:table-row>
        <table:table-row>
          <table:table-cell office:value-type="string">
            <text:p>2020-04-13</text:p>
          </table:table-cell>
          <table:table-cell office:value-type="string">
            <text:p>RS</text:p>
          </table:table-cell>
          <table:table-cell office:value="685" office:value-type="float"/>
          <table:table-cell office:value="17" office:value-type="float"/>
          <table:table-cell office:value="11377239" office:value-type="float"/>
          <table:table-cell office:value="43" office:value-type="float"/>
          <table:table-cell office:value="0.024817518248175182" office:value-type="float"/>
          <table:table-cell office:value="60.20792918211527" office:value-type="float"/>
          <table:table-cell office:value="1.4942113811619848" office:value-type="float"/>
        </table:table-row>
        <table:table-row>
          <table:table-cell office:value-type="string">
            <text:p>2020-04-13</text:p>
          </table:table-cell>
          <table:table-cell office:value-type="string">
            <text:p>SC</text:p>
          </table:table-cell>
          <table:table-cell office:value="826" office:value-type="float"/>
          <table:table-cell office:value="26" office:value-type="float"/>
          <table:table-cell office:value="7164788" office:value-type="float"/>
          <table:table-cell office:value="42" office:value-type="float"/>
          <table:table-cell office:value="0.031476997578692496" office:value-type="float"/>
          <table:table-cell office:value="115.2860349810769" office:value-type="float"/>
          <table:table-cell office:value="3.6288582439564157" office:value-type="float"/>
        </table:table-row>
        <table:table-row>
          <table:table-cell office:value-type="string">
            <text:p>2020-04-13</text:p>
          </table:table-cell>
          <table:table-cell office:value-type="string">
            <text:p>SE</text:p>
          </table:table-cell>
          <table:table-cell office:value="45" office:value-type="float"/>
          <table:table-cell office:value="4" office:value-type="float"/>
          <table:table-cell office:value="2298696" office:value-type="float"/>
          <table:table-cell office:value="28" office:value-type="float"/>
          <table:table-cell office:value="0.08888888888888889" office:value-type="float"/>
          <table:table-cell office:value="19.576316311508787" office:value-type="float"/>
          <table:table-cell office:value="1.7401170054674477" office:value-type="float"/>
        </table:table-row>
        <table:table-row>
          <table:table-cell office:value-type="string">
            <text:p>2020-04-13</text:p>
          </table:table-cell>
          <table:table-cell office:value-type="string">
            <text:p>SP</text:p>
          </table:table-cell>
          <table:table-cell office:value="8895" office:value-type="float"/>
          <table:table-cell office:value="608" office:value-type="float"/>
          <table:table-cell office:value="45919049" office:value-type="float"/>
          <table:table-cell office:value="35" office:value-type="float"/>
          <table:table-cell office:value="0.06835300730747611" office:value-type="float"/>
          <table:table-cell office:value="193.71045772311183" office:value-type="float"/>
          <table:table-cell office:value="13.240692332282403" office:value-type="float"/>
        </table:table-row>
        <table:table-row>
          <table:table-cell office:value-type="string">
            <text:p>2020-04-13</text:p>
          </table:table-cell>
          <table:table-cell office:value-type="string">
            <text:p>TO</text:p>
          </table:table-cell>
          <table:table-cell office:value="26" office:value-type="float"/>
          <table:table-cell office:value="0" office:value-type="float"/>
          <table:table-cell office:value="1572866" office:value-type="float"/>
          <table:table-cell office:value="17" office:value-type="float"/>
          <table:table-cell office:value="0.0" office:value-type="float"/>
          <table:table-cell office:value="16.530333798301953" office:value-type="float"/>
          <table:table-cell office:value="0.0" office:value-type="float"/>
        </table:table-row>
      </table:table>
      <table:table table:name="2020-04-14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_population</text:p>
          </table:table-cell>
          <table:table-cell office:value-type="string">
            <text:p>city_ibge_code</text:p>
          </table:table-cell>
          <table:table-cell office:value-type="string">
            <text:p>μ_confirmed</text:p>
          </table:table-cell>
          <table:table-cell office:value-type="string">
            <text:p>confirmed_per_1mi</text:p>
          </table:table-cell>
          <table:table-cell office:value-type="string">
            <text:p>deaths_per_1mi</text:p>
          </table:table-cell>
        </table:table-row>
        <table:table-row>
          <table:table-cell office:value-type="string">
            <text:p>2020-04-14</text:p>
          </table:table-cell>
          <table:table-cell office:value-type="string">
            <text:p>AC</text:p>
          </table:table-cell>
          <table:table-cell office:value="99" office:value-type="float"/>
          <table:table-cell office:value="3" office:value-type="float"/>
          <table:table-cell office:value="881935" office:value-type="float"/>
          <table:table-cell office:value="12" office:value-type="float"/>
          <table:table-cell office:value="0.030303030303030304" office:value-type="float"/>
          <table:table-cell office:value="112.25317058513383" office:value-type="float"/>
          <table:table-cell office:value="3.40161122985254" office:value-type="float"/>
        </table:table-row>
        <table:table-row>
          <table:table-cell office:value-type="string">
            <text:p>2020-04-14</text:p>
          </table:table-cell>
          <table:table-cell office:value-type="string">
            <text:p>AL</text:p>
          </table:table-cell>
          <table:table-cell office:value="72" office:value-type="float"/>
          <table:table-cell office:value="4" office:value-type="float"/>
          <table:table-cell office:value="3337357" office:value-type="float"/>
          <table:table-cell office:value="27" office:value-type="float"/>
          <table:table-cell office:value="0.05555555555555555" office:value-type="float"/>
          <table:table-cell office:value="21.57395807520742" office:value-type="float"/>
          <table:table-cell office:value="1.198553226400412" office:value-type="float"/>
        </table:table-row>
        <table:table-row>
          <table:table-cell office:value-type="string">
            <text:p>2020-04-14</text:p>
          </table:table-cell>
          <table:table-cell office:value-type="string">
            <text:p>AM</text:p>
          </table:table-cell>
          <table:table-cell office:value="1484" office:value-type="float"/>
          <table:table-cell office:value="90" office:value-type="float"/>
          <table:table-cell office:value="4144597" office:value-type="float"/>
          <table:table-cell office:value="13" office:value-type="float"/>
          <table:table-cell office:value="0.06064690026954178" office:value-type="float"/>
          <table:table-cell office:value="358.0565251579345" office:value-type="float"/>
          <table:table-cell office:value="21.71501837211193" office:value-type="float"/>
        </table:table-row>
        <table:table-row>
          <table:table-cell office:value-type="string">
            <text:p>2020-04-14</text:p>
          </table:table-cell>
          <table:table-cell office:value-type="string">
            <text:p>AP</text:p>
          </table:table-cell>
          <table:table-cell office:value="308" office:value-type="float"/>
          <table:table-cell office:value="7" office:value-type="float"/>
          <table:table-cell office:value="845731" office:value-type="float"/>
          <table:table-cell office:value="16" office:value-type="float"/>
          <table:table-cell office:value="0.022727272727272728" office:value-type="float"/>
          <table:table-cell office:value="364.18199167347535" office:value-type="float"/>
          <table:table-cell office:value="8.276863447124441" office:value-type="float"/>
        </table:table-row>
        <table:table-row>
          <table:table-cell office:value-type="string">
            <text:p>2020-04-14</text:p>
          </table:table-cell>
          <table:table-cell office:value-type="string">
            <text:p>BA</text:p>
          </table:table-cell>
          <table:table-cell office:value="776" office:value-type="float"/>
          <table:table-cell office:value="26" office:value-type="float"/>
          <table:table-cell office:value="14873064" office:value-type="float"/>
          <table:table-cell office:value="29" office:value-type="float"/>
          <table:table-cell office:value="0.03350515463917526" office:value-type="float"/>
          <table:table-cell office:value="52.17485785040662" office:value-type="float"/>
          <table:table-cell office:value="1.7481266805548608" office:value-type="float"/>
        </table:table-row>
        <table:table-row>
          <table:table-cell office:value-type="string">
            <text:p>2020-04-14</text:p>
          </table:table-cell>
          <table:table-cell office:value-type="string">
            <text:p>CE</text:p>
          </table:table-cell>
          <table:table-cell office:value="2070" office:value-type="float"/>
          <table:table-cell office:value="111" office:value-type="float"/>
          <table:table-cell office:value="9132078" office:value-type="float"/>
          <table:table-cell office:value="23" office:value-type="float"/>
          <table:table-cell office:value="0.0536231884057971" office:value-type="float"/>
          <table:table-cell office:value="226.67349096229796" office:value-type="float"/>
          <table:table-cell office:value="12.15495531247105" office:value-type="float"/>
        </table:table-row>
        <table:table-row>
          <table:table-cell office:value-type="string">
            <text:p>2020-04-14</text:p>
          </table:table-cell>
          <table:table-cell office:value-type="string">
            <text:p>DF</text:p>
          </table:table-cell>
          <table:table-cell office:value="651" office:value-type="float"/>
          <table:table-cell office:value="17" office:value-type="float"/>
          <table:table-cell office:value="3015268" office:value-type="float"/>
          <table:table-cell office:value="53" office:value-type="float"/>
          <table:table-cell office:value="0.026113671274961597" office:value-type="float"/>
          <table:table-cell office:value="215.90120679156877" office:value-type="float"/>
          <table:table-cell office:value="5.637973142022533" office:value-type="float"/>
        </table:table-row>
        <table:table-row>
          <table:table-cell office:value-type="string">
            <text:p>2020-04-14</text:p>
          </table:table-cell>
          <table:table-cell office:value-type="string">
            <text:p>ES</text:p>
          </table:table-cell>
          <table:table-cell office:value="557" office:value-type="float"/>
          <table:table-cell office:value="18" office:value-type="float"/>
          <table:table-cell office:value="4018650" office:value-type="float"/>
          <table:table-cell office:value="32" office:value-type="float"/>
          <table:table-cell office:value="0.03231597845601436" office:value-type="float"/>
          <table:table-cell office:value="138.60375996914388" office:value-type="float"/>
          <table:table-cell office:value="4.479116121085439" office:value-type="float"/>
        </table:table-row>
        <table:table-row>
          <table:table-cell office:value-type="string">
            <text:p>2020-04-14</text:p>
          </table:table-cell>
          <table:table-cell office:value-type="string">
            <text:p>GO</text:p>
          </table:table-cell>
          <table:table-cell office:value="284" office:value-type="float"/>
          <table:table-cell office:value="15" office:value-type="float"/>
          <table:table-cell office:value="7018354" office:value-type="float"/>
          <table:table-cell office:value="52" office:value-type="float"/>
          <table:table-cell office:value="0.0528169014084507" office:value-type="float"/>
          <table:table-cell office:value="40.46532848015361" office:value-type="float"/>
          <table:table-cell office:value="2.1372532647968456" office:value-type="float"/>
        </table:table-row>
        <table:table-row>
          <table:table-cell office:value-type="string">
            <text:p>2020-04-14</text:p>
          </table:table-cell>
          <table:table-cell office:value-type="string">
            <text:p>MA</text:p>
          </table:table-cell>
          <table:table-cell office:value="630" office:value-type="float"/>
          <table:table-cell office:value="34" office:value-type="float"/>
          <table:table-cell office:value="7075181" office:value-type="float"/>
          <table:table-cell office:value="21" office:value-type="float"/>
          <table:table-cell office:value="0.05396825396825397" office:value-type="float"/>
          <table:table-cell office:value="89.0436583883861" office:value-type="float"/>
          <table:table-cell office:value="4.805530770166869" office:value-type="float"/>
        </table:table-row>
        <table:table-row>
          <table:table-cell office:value-type="string">
            <text:p>2020-04-14</text:p>
          </table:table-cell>
          <table:table-cell office:value-type="string">
            <text:p>MG</text:p>
          </table:table-cell>
          <table:table-cell office:value="884" office:value-type="float"/>
          <table:table-cell office:value="27" office:value-type="float"/>
          <table:table-cell office:value="21168791" office:value-type="float"/>
          <table:table-cell office:value="31" office:value-type="float"/>
          <table:table-cell office:value="0.030542986425339366" office:value-type="float"/>
          <table:table-cell office:value="41.75958844319451" office:value-type="float"/>
          <table:table-cell office:value="1.2754625429482487" office:value-type="float"/>
        </table:table-row>
        <table:table-row>
          <table:table-cell office:value-type="string">
            <text:p>2020-04-14</text:p>
          </table:table-cell>
          <table:table-cell office:value-type="string">
            <text:p>MS</text:p>
          </table:table-cell>
          <table:table-cell office:value="115" office:value-type="float"/>
          <table:table-cell office:value="4" office:value-type="float"/>
          <table:table-cell office:value="2778986" office:value-type="float"/>
          <table:table-cell office:value="50" office:value-type="float"/>
          <table:table-cell office:value="0.034782608695652174" office:value-type="float"/>
          <table:table-cell office:value="41.382000485069014" office:value-type="float"/>
          <table:table-cell office:value="1.439373929915444" office:value-type="float"/>
        </table:table-row>
        <table:table-row>
          <table:table-cell office:value-type="string">
            <text:p>2020-04-14</text:p>
          </table:table-cell>
          <table:table-cell office:value-type="string">
            <text:p>MT</text:p>
          </table:table-cell>
          <table:table-cell office:value="138" office:value-type="float"/>
          <table:table-cell office:value="4" office:value-type="float"/>
          <table:table-cell office:value="3484466" office:value-type="float"/>
          <table:table-cell office:value="51" office:value-type="float"/>
          <table:table-cell office:value="0.028985507246376812" office:value-type="float"/>
          <table:table-cell office:value="39.6043468353544" office:value-type="float"/>
          <table:table-cell office:value="1.1479520821841855" office:value-type="float"/>
        </table:table-row>
        <table:table-row>
          <table:table-cell office:value-type="string">
            <text:p>2020-04-14</text:p>
          </table:table-cell>
          <table:table-cell office:value-type="string">
            <text:p>PA</text:p>
          </table:table-cell>
          <table:table-cell office:value="384" office:value-type="float"/>
          <table:table-cell office:value="21" office:value-type="float"/>
          <table:table-cell office:value="8602865" office:value-type="float"/>
          <table:table-cell office:value="15" office:value-type="float"/>
          <table:table-cell office:value="0.0546875" office:value-type="float"/>
          <table:table-cell office:value="44.636292676916355" office:value-type="float"/>
          <table:table-cell office:value="2.441047255768863" office:value-type="float"/>
        </table:table-row>
        <table:table-row>
          <table:table-cell office:value-type="string">
            <text:p>2020-04-14</text:p>
          </table:table-cell>
          <table:table-cell office:value-type="string">
            <text:p>PB</text:p>
          </table:table-cell>
          <table:table-cell office:value="152" office:value-type="float"/>
          <table:table-cell office:value="21" office:value-type="float"/>
          <table:table-cell office:value="4018127" office:value-type="float"/>
          <table:table-cell office:value="25" office:value-type="float"/>
          <table:table-cell office:value="0.13815789473684212" office:value-type="float"/>
          <table:table-cell office:value="37.82857037619767" office:value-type="float"/>
          <table:table-cell office:value="5.226315644079941" office:value-type="float"/>
        </table:table-row>
        <table:table-row>
          <table:table-cell office:value-type="string">
            <text:p>2020-04-14</text:p>
          </table:table-cell>
          <table:table-cell office:value-type="string">
            <text:p>PE</text:p>
          </table:table-cell>
          <table:table-cell office:value="1284" office:value-type="float"/>
          <table:table-cell office:value="115" office:value-type="float"/>
          <table:table-cell office:value="9557071" office:value-type="float"/>
          <table:table-cell office:value="26" office:value-type="float"/>
          <table:table-cell office:value="0.0895638629283489" office:value-type="float"/>
          <table:table-cell office:value="134.35078592593902" office:value-type="float"/>
          <table:table-cell office:value="12.032975374986751" office:value-type="float"/>
        </table:table-row>
        <table:table-row>
          <table:table-cell office:value-type="string">
            <text:p>2020-04-14</text:p>
          </table:table-cell>
          <table:table-cell office:value-type="string">
            <text:p>PI</text:p>
          </table:table-cell>
          <table:table-cell office:value="75" office:value-type="float"/>
          <table:table-cell office:value="8" office:value-type="float"/>
          <table:table-cell office:value="3273227" office:value-type="float"/>
          <table:table-cell office:value="22" office:value-type="float"/>
          <table:table-cell office:value="0.10666666666666667" office:value-type="float"/>
          <table:table-cell office:value="22.913167953215588" office:value-type="float"/>
          <table:table-cell office:value="2.444071248342996" office:value-type="float"/>
        </table:table-row>
        <table:table-row>
          <table:table-cell office:value-type="string">
            <text:p>2020-04-14</text:p>
          </table:table-cell>
          <table:table-cell office:value-type="string">
            <text:p>PR</text:p>
          </table:table-cell>
          <table:table-cell office:value="803" office:value-type="float"/>
          <table:table-cell office:value="39" office:value-type="float"/>
          <table:table-cell office:value="11433957" office:value-type="float"/>
          <table:table-cell office:value="41" office:value-type="float"/>
          <table:table-cell office:value="0.048567870485678705" office:value-type="float"/>
          <table:table-cell office:value="70.22940527063378" office:value-type="float"/>
          <table:table-cell office:value="3.410892659470383" office:value-type="float"/>
        </table:table-row>
        <table:table-row>
          <table:table-cell office:value-type="string">
            <text:p>2020-04-14</text:p>
          </table:table-cell>
          <table:table-cell office:value-type="string">
            <text:p>RJ</text:p>
          </table:table-cell>
          <table:table-cell office:value="3410" office:value-type="float"/>
          <table:table-cell office:value="224" office:value-type="float"/>
          <table:table-cell office:value="17264943" office:value-type="float"/>
          <table:table-cell office:value="33" office:value-type="float"/>
          <table:table-cell office:value="0.0656891495601173" office:value-type="float"/>
          <table:table-cell office:value="197.5100641803451" office:value-type="float"/>
          <table:table-cell office:value="12.974268145571058" office:value-type="float"/>
        </table:table-row>
        <table:table-row>
          <table:table-cell office:value-type="string">
            <text:p>2020-04-14</text:p>
          </table:table-cell>
          <table:table-cell office:value-type="string">
            <text:p>RN</text:p>
          </table:table-cell>
          <table:table-cell office:value="399" office:value-type="float"/>
          <table:table-cell office:value="19" office:value-type="float"/>
          <table:table-cell office:value="3506853" office:value-type="float"/>
          <table:table-cell office:value="24" office:value-type="float"/>
          <table:table-cell office:value="0.047619047619047616" office:value-type="float"/>
          <table:table-cell office:value="113.77722419502614" office:value-type="float"/>
          <table:table-cell office:value="5.417963056906006" office:value-type="float"/>
        </table:table-row>
        <table:table-row>
          <table:table-cell office:value-type="string">
            <text:p>2020-04-14</text:p>
          </table:table-cell>
          <table:table-cell office:value-type="string">
            <text:p>RO</text:p>
          </table:table-cell>
          <table:table-cell office:value="69" office:value-type="float"/>
          <table:table-cell office:value="2" office:value-type="float"/>
          <table:table-cell office:value="1777225" office:value-type="float"/>
          <table:table-cell office:value="11" office:value-type="float"/>
          <table:table-cell office:value="0.028985507246376812" office:value-type="float"/>
          <table:table-cell office:value="38.82457201536103" office:value-type="float"/>
          <table:table-cell office:value="1.1253499134887255" office:value-type="float"/>
        </table:table-row>
        <table:table-row>
          <table:table-cell office:value-type="string">
            <text:p>2020-04-14</text:p>
          </table:table-cell>
          <table:table-cell office:value-type="string">
            <text:p>RR</text:p>
          </table:table-cell>
          <table:table-cell office:value="114" office:value-type="float"/>
          <table:table-cell office:value="3" office:value-type="float"/>
          <table:table-cell office:value="605761" office:value-type="float"/>
          <table:table-cell office:value="14" office:value-type="float"/>
          <table:table-cell office:value="0.02631578947368421" office:value-type="float"/>
          <table:table-cell office:value="188.19303322597526" office:value-type="float"/>
          <table:table-cell office:value="4.952448242788822" office:value-type="float"/>
        </table:table-row>
        <table:table-row>
          <table:table-cell office:value-type="string">
            <text:p>2020-04-14</text:p>
          </table:table-cell>
          <table:table-cell office:value-type="string">
            <text:p>RS</text:p>
          </table:table-cell>
          <table:table-cell office:value="720" office:value-type="float"/>
          <table:table-cell office:value="18" office:value-type="float"/>
          <table:table-cell office:value="11377239" office:value-type="float"/>
          <table:table-cell office:value="43" office:value-type="float"/>
          <table:table-cell office:value="0.025" office:value-type="float"/>
          <table:table-cell office:value="63.28424673156642" office:value-type="float"/>
          <table:table-cell office:value="1.5821061682891604" office:value-type="float"/>
        </table:table-row>
        <table:table-row>
          <table:table-cell office:value-type="string">
            <text:p>2020-04-14</text:p>
          </table:table-cell>
          <table:table-cell office:value-type="string">
            <text:p>SC</text:p>
          </table:table-cell>
          <table:table-cell office:value="853" office:value-type="float"/>
          <table:table-cell office:value="28" office:value-type="float"/>
          <table:table-cell office:value="7164788" office:value-type="float"/>
          <table:table-cell office:value="42" office:value-type="float"/>
          <table:table-cell office:value="0.032825322391559206" office:value-type="float"/>
          <table:table-cell office:value="119.05446469595472" office:value-type="float"/>
          <table:table-cell office:value="3.908001185799217" office:value-type="float"/>
        </table:table-row>
        <table:table-row>
          <table:table-cell office:value-type="string">
            <text:p>2020-04-14</text:p>
          </table:table-cell>
          <table:table-cell office:value-type="string">
            <text:p>SE</text:p>
          </table:table-cell>
          <table:table-cell office:value="46" office:value-type="float"/>
          <table:table-cell office:value="4" office:value-type="float"/>
          <table:table-cell office:value="2298696" office:value-type="float"/>
          <table:table-cell office:value="28" office:value-type="float"/>
          <table:table-cell office:value="0.08695652173913043" office:value-type="float"/>
          <table:table-cell office:value="20.011345562875647" office:value-type="float"/>
          <table:table-cell office:value="1.7401170054674477" office:value-type="float"/>
        </table:table-row>
        <table:table-row>
          <table:table-cell office:value-type="string">
            <text:p>2020-04-14</text:p>
          </table:table-cell>
          <table:table-cell office:value-type="string">
            <text:p>SP</text:p>
          </table:table-cell>
          <table:table-cell office:value="9371" office:value-type="float"/>
          <table:table-cell office:value="695" office:value-type="float"/>
          <table:table-cell office:value="45919049" office:value-type="float"/>
          <table:table-cell office:value="35" office:value-type="float"/>
          <table:table-cell office:value="0.0741649770568776" office:value-type="float"/>
          <table:table-cell office:value="204.07652606220134" office:value-type="float"/>
          <table:table-cell office:value="15.135330873250446" office:value-type="float"/>
        </table:table-row>
        <table:table-row>
          <table:table-cell office:value-type="string">
            <text:p>2020-04-14</text:p>
          </table:table-cell>
          <table:table-cell office:value-type="string">
            <text:p>TO</text:p>
          </table:table-cell>
          <table:table-cell office:value="27" office:value-type="float"/>
          <table:table-cell office:value="0" office:value-type="float"/>
          <table:table-cell office:value="1572866" office:value-type="float"/>
          <table:table-cell office:value="17" office:value-type="float"/>
          <table:table-cell office:value="0.0" office:value-type="float"/>
          <table:table-cell office:value="17.16611586746741" office:value-type="float"/>
          <table:table-cell office:value="0.0" office:value-type="float"/>
        </table:table-row>
      </table:table>
      <table:table table:name="2020-04-15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_population</text:p>
          </table:table-cell>
          <table:table-cell office:value-type="string">
            <text:p>city_ibge_code</text:p>
          </table:table-cell>
          <table:table-cell office:value-type="string">
            <text:p>μ_confirmed</text:p>
          </table:table-cell>
          <table:table-cell office:value-type="string">
            <text:p>confirmed_per_1mi</text:p>
          </table:table-cell>
          <table:table-cell office:value-type="string">
            <text:p>deaths_per_1mi</text:p>
          </table:table-cell>
        </table:table-row>
        <table:table-row>
          <table:table-cell office:value-type="string">
            <text:p>2020-04-15</text:p>
          </table:table-cell>
          <table:table-cell office:value-type="string">
            <text:p>AC</text:p>
          </table:table-cell>
          <table:table-cell office:value="101" office:value-type="float"/>
          <table:table-cell office:value="4" office:value-type="float"/>
          <table:table-cell office:value="881935" office:value-type="float"/>
          <table:table-cell office:value="12" office:value-type="float"/>
          <table:table-cell office:value="0.039603960396039604" office:value-type="float"/>
          <table:table-cell office:value="114.52091140503552" office:value-type="float"/>
          <table:table-cell office:value="4.535481639803387" office:value-type="float"/>
        </table:table-row>
        <table:table-row>
          <table:table-cell office:value-type="string">
            <text:p>2020-04-15</text:p>
          </table:table-cell>
          <table:table-cell office:value-type="string">
            <text:p>AL</text:p>
          </table:table-cell>
          <table:table-cell office:value="83" office:value-type="float"/>
          <table:table-cell office:value="5" office:value-type="float"/>
          <table:table-cell office:value="3337357" office:value-type="float"/>
          <table:table-cell office:value="27" office:value-type="float"/>
          <table:table-cell office:value="0.060240963855421686" office:value-type="float"/>
          <table:table-cell office:value="24.86997944780855" office:value-type="float"/>
          <table:table-cell office:value="1.498191533000515" office:value-type="float"/>
        </table:table-row>
        <table:table-row>
          <table:table-cell office:value-type="string">
            <text:p>2020-04-15</text:p>
          </table:table-cell>
          <table:table-cell office:value-type="string">
            <text:p>AM</text:p>
          </table:table-cell>
          <table:table-cell office:value="1554" office:value-type="float"/>
          <table:table-cell office:value="106" office:value-type="float"/>
          <table:table-cell office:value="4144597" office:value-type="float"/>
          <table:table-cell office:value="13" office:value-type="float"/>
          <table:table-cell office:value="0.0682110682110682" office:value-type="float"/>
          <table:table-cell office:value="374.94598389179936" office:value-type="float"/>
          <table:table-cell office:value="25.57546608270961" office:value-type="float"/>
        </table:table-row>
        <table:table-row>
          <table:table-cell office:value-type="string">
            <text:p>2020-04-15</text:p>
          </table:table-cell>
          <table:table-cell office:value-type="string">
            <text:p>AP</text:p>
          </table:table-cell>
          <table:table-cell office:value="342" office:value-type="float"/>
          <table:table-cell office:value="7" office:value-type="float"/>
          <table:table-cell office:value="845731" office:value-type="float"/>
          <table:table-cell office:value="16" office:value-type="float"/>
          <table:table-cell office:value="0.02046783625730994" office:value-type="float"/>
          <table:table-cell office:value="404.38389984522263" office:value-type="float"/>
          <table:table-cell office:value="8.276863447124441" office:value-type="float"/>
        </table:table-row>
        <table:table-row>
          <table:table-cell office:value-type="string">
            <text:p>2020-04-15</text:p>
          </table:table-cell>
          <table:table-cell office:value-type="string">
            <text:p>BA</text:p>
          </table:table-cell>
          <table:table-cell office:value="884" office:value-type="float"/>
          <table:table-cell office:value="28" office:value-type="float"/>
          <table:table-cell office:value="14873064" office:value-type="float"/>
          <table:table-cell office:value="29" office:value-type="float"/>
          <table:table-cell office:value="0.03167420814479638" office:value-type="float"/>
          <table:table-cell office:value="59.43630713886527" office:value-type="float"/>
          <table:table-cell office:value="1.8825979636744654" office:value-type="float"/>
        </table:table-row>
        <table:table-row>
          <table:table-cell office:value-type="string">
            <text:p>2020-04-15</text:p>
          </table:table-cell>
          <table:table-cell office:value-type="string">
            <text:p>CE</text:p>
          </table:table-cell>
          <table:table-cell office:value="2291" office:value-type="float"/>
          <table:table-cell office:value="124" office:value-type="float"/>
          <table:table-cell office:value="9132078" office:value-type="float"/>
          <table:table-cell office:value="23" office:value-type="float"/>
          <table:table-cell office:value="0.054124836316019206" office:value-type="float"/>
          <table:table-cell office:value="250.8738974853259" office:value-type="float"/>
          <table:table-cell office:value="13.578508637355046" office:value-type="float"/>
        </table:table-row>
        <table:table-row>
          <table:table-cell office:value-type="string">
            <text:p>2020-04-15</text:p>
          </table:table-cell>
          <table:table-cell office:value-type="string">
            <text:p>DF</text:p>
          </table:table-cell>
          <table:table-cell office:value="688" office:value-type="float"/>
          <table:table-cell office:value="17" office:value-type="float"/>
          <table:table-cell office:value="3015268" office:value-type="float"/>
          <table:table-cell office:value="53" office:value-type="float"/>
          <table:table-cell office:value="0.024709302325581394" office:value-type="float"/>
          <table:table-cell office:value="228.17208951244135" office:value-type="float"/>
          <table:table-cell office:value="5.637973142022533" office:value-type="float"/>
        </table:table-row>
        <table:table-row>
          <table:table-cell office:value-type="string">
            <text:p>2020-04-15</text:p>
          </table:table-cell>
          <table:table-cell office:value-type="string">
            <text:p>ES</text:p>
          </table:table-cell>
          <table:table-cell office:value="734" office:value-type="float"/>
          <table:table-cell office:value="21" office:value-type="float"/>
          <table:table-cell office:value="4018650" office:value-type="float"/>
          <table:table-cell office:value="32" office:value-type="float"/>
          <table:table-cell office:value="0.02861035422343324" office:value-type="float"/>
          <table:table-cell office:value="182.64840182648402" office:value-type="float"/>
          <table:table-cell office:value="5.225635474599679" office:value-type="float"/>
        </table:table-row>
        <table:table-row>
          <table:table-cell office:value-type="string">
            <text:p>2020-04-15</text:p>
          </table:table-cell>
          <table:table-cell office:value-type="string">
            <text:p>GO</text:p>
          </table:table-cell>
          <table:table-cell office:value="304" office:value-type="float"/>
          <table:table-cell office:value="15" office:value-type="float"/>
          <table:table-cell office:value="7018354" office:value-type="float"/>
          <table:table-cell office:value="52" office:value-type="float"/>
          <table:table-cell office:value="0.049342105263157895" office:value-type="float"/>
          <table:table-cell office:value="43.31499949988274" office:value-type="float"/>
          <table:table-cell office:value="2.1372532647968456" office:value-type="float"/>
        </table:table-row>
        <table:table-row>
          <table:table-cell office:value-type="string">
            <text:p>2020-04-15</text:p>
          </table:table-cell>
          <table:table-cell office:value-type="string">
            <text:p>MA</text:p>
          </table:table-cell>
          <table:table-cell office:value="695" office:value-type="float"/>
          <table:table-cell office:value="37" office:value-type="float"/>
          <table:table-cell office:value="7075181" office:value-type="float"/>
          <table:table-cell office:value="21" office:value-type="float"/>
          <table:table-cell office:value="0.053237410071942444" office:value-type="float"/>
          <table:table-cell office:value="98.23070250782277" office:value-type="float"/>
          <table:table-cell office:value="5.229548191063946" office:value-type="float"/>
        </table:table-row>
        <table:table-row>
          <table:table-cell office:value-type="string">
            <text:p>2020-04-15</text:p>
          </table:table-cell>
          <table:table-cell office:value-type="string">
            <text:p>MG</text:p>
          </table:table-cell>
          <table:table-cell office:value="903" office:value-type="float"/>
          <table:table-cell office:value="30" office:value-type="float"/>
          <table:table-cell office:value="21168791" office:value-type="float"/>
          <table:table-cell office:value="31" office:value-type="float"/>
          <table:table-cell office:value="0.03322259136212625" office:value-type="float"/>
          <table:table-cell office:value="42.65713615860254" office:value-type="float"/>
          <table:table-cell office:value="1.4171806032758318" office:value-type="float"/>
        </table:table-row>
        <table:table-row>
          <table:table-cell office:value-type="string">
            <text:p>2020-04-15</text:p>
          </table:table-cell>
          <table:table-cell office:value-type="string">
            <text:p>MS</text:p>
          </table:table-cell>
          <table:table-cell office:value="121" office:value-type="float"/>
          <table:table-cell office:value="4" office:value-type="float"/>
          <table:table-cell office:value="2778986" office:value-type="float"/>
          <table:table-cell office:value="50" office:value-type="float"/>
          <table:table-cell office:value="0.03305785123966942" office:value-type="float"/>
          <table:table-cell office:value="43.54106137994218" office:value-type="float"/>
          <table:table-cell office:value="1.439373929915444" office:value-type="float"/>
        </table:table-row>
        <table:table-row>
          <table:table-cell office:value-type="string">
            <text:p>2020-04-15</text:p>
          </table:table-cell>
          <table:table-cell office:value-type="string">
            <text:p>MT</text:p>
          </table:table-cell>
          <table:table-cell office:value="151" office:value-type="float"/>
          <table:table-cell office:value="4" office:value-type="float"/>
          <table:table-cell office:value="3484466" office:value-type="float"/>
          <table:table-cell office:value="51" office:value-type="float"/>
          <table:table-cell office:value="0.026490066225165563" office:value-type="float"/>
          <table:table-cell office:value="43.335191102453" office:value-type="float"/>
          <table:table-cell office:value="1.1479520821841855" office:value-type="float"/>
        </table:table-row>
        <table:table-row>
          <table:table-cell office:value-type="string">
            <text:p>2020-04-15</text:p>
          </table:table-cell>
          <table:table-cell office:value-type="string">
            <text:p>PA</text:p>
          </table:table-cell>
          <table:table-cell office:value="487" office:value-type="float"/>
          <table:table-cell office:value="21" office:value-type="float"/>
          <table:table-cell office:value="8602865" office:value-type="float"/>
          <table:table-cell office:value="15" office:value-type="float"/>
          <table:table-cell office:value="0.043121149897330596" office:value-type="float"/>
          <table:table-cell office:value="56.609048264735065" office:value-type="float"/>
          <table:table-cell office:value="2.441047255768863" office:value-type="float"/>
        </table:table-row>
        <table:table-row>
          <table:table-cell office:value-type="string">
            <text:p>2020-04-15</text:p>
          </table:table-cell>
          <table:table-cell office:value-type="string">
            <text:p>PB</text:p>
          </table:table-cell>
          <table:table-cell office:value="165" office:value-type="float"/>
          <table:table-cell office:value="24" office:value-type="float"/>
          <table:table-cell office:value="4018127" office:value-type="float"/>
          <table:table-cell office:value="25" office:value-type="float"/>
          <table:table-cell office:value="0.14545454545454545" office:value-type="float"/>
          <table:table-cell office:value="41.06390863205668" office:value-type="float"/>
          <table:table-cell office:value="5.972932164662789" office:value-type="float"/>
        </table:table-row>
        <table:table-row>
          <table:table-cell office:value-type="string">
            <text:p>2020-04-15</text:p>
          </table:table-cell>
          <table:table-cell office:value-type="string">
            <text:p>PE</text:p>
          </table:table-cell>
          <table:table-cell office:value="1484" office:value-type="float"/>
          <table:table-cell office:value="143" office:value-type="float"/>
          <table:table-cell office:value="9557071" office:value-type="float"/>
          <table:table-cell office:value="26" office:value-type="float"/>
          <table:table-cell office:value="0.0963611859838275" office:value-type="float"/>
          <table:table-cell office:value="155.27769962156816" office:value-type="float"/>
          <table:table-cell office:value="14.96274329237483" office:value-type="float"/>
        </table:table-row>
        <table:table-row>
          <table:table-cell office:value-type="string">
            <text:p>2020-04-15</text:p>
          </table:table-cell>
          <table:table-cell office:value-type="string">
            <text:p>PI</text:p>
          </table:table-cell>
          <table:table-cell office:value="91" office:value-type="float"/>
          <table:table-cell office:value="8" office:value-type="float"/>
          <table:table-cell office:value="3273227" office:value-type="float"/>
          <table:table-cell office:value="22" office:value-type="float"/>
          <table:table-cell office:value="0.08791208791208792" office:value-type="float"/>
          <table:table-cell office:value="27.80131044990158" office:value-type="float"/>
          <table:table-cell office:value="2.444071248342996" office:value-type="float"/>
        </table:table-row>
        <table:table-row>
          <table:table-cell office:value-type="string">
            <text:p>2020-04-15</text:p>
          </table:table-cell>
          <table:table-cell office:value-type="string">
            <text:p>PR</text:p>
          </table:table-cell>
          <table:table-cell office:value="816" office:value-type="float"/>
          <table:table-cell office:value="41" office:value-type="float"/>
          <table:table-cell office:value="11433957" office:value-type="float"/>
          <table:table-cell office:value="41" office:value-type="float"/>
          <table:table-cell office:value="0.05024509803921569" office:value-type="float"/>
          <table:table-cell office:value="71.36636949045725" office:value-type="float"/>
          <table:table-cell office:value="3.5858102317509153" office:value-type="float"/>
        </table:table-row>
        <table:table-row>
          <table:table-cell office:value-type="string">
            <text:p>2020-04-15</text:p>
          </table:table-cell>
          <table:table-cell office:value-type="string">
            <text:p>RJ</text:p>
          </table:table-cell>
          <table:table-cell office:value="3743" office:value-type="float"/>
          <table:table-cell office:value="265" office:value-type="float"/>
          <table:table-cell office:value="17264943" office:value-type="float"/>
          <table:table-cell office:value="33" office:value-type="float"/>
          <table:table-cell office:value="0.07079882447234838" office:value-type="float"/>
          <table:table-cell office:value="216.79770387889494" office:value-type="float"/>
          <table:table-cell office:value="15.349022582930045" office:value-type="float"/>
        </table:table-row>
        <table:table-row>
          <table:table-cell office:value-type="string">
            <text:p>2020-04-15</text:p>
          </table:table-cell>
          <table:table-cell office:value-type="string">
            <text:p>RN</text:p>
          </table:table-cell>
          <table:table-cell office:value="400" office:value-type="float"/>
          <table:table-cell office:value="20" office:value-type="float"/>
          <table:table-cell office:value="3506853" office:value-type="float"/>
          <table:table-cell office:value="24" office:value-type="float"/>
          <table:table-cell office:value="0.05" office:value-type="float"/>
          <table:table-cell office:value="114.06238014538961" office:value-type="float"/>
          <table:table-cell office:value="5.703119007269481" office:value-type="float"/>
        </table:table-row>
        <table:table-row>
          <table:table-cell office:value-type="string">
            <text:p>2020-04-15</text:p>
          </table:table-cell>
          <table:table-cell office:value-type="string">
            <text:p>RO</text:p>
          </table:table-cell>
          <table:table-cell office:value="73" office:value-type="float"/>
          <table:table-cell office:value="2" office:value-type="float"/>
          <table:table-cell office:value="1777225" office:value-type="float"/>
          <table:table-cell office:value="11" office:value-type="float"/>
          <table:table-cell office:value="0.0273972602739726" office:value-type="float"/>
          <table:table-cell office:value="41.07527184233848" office:value-type="float"/>
          <table:table-cell office:value="1.1253499134887255" office:value-type="float"/>
        </table:table-row>
        <table:table-row>
          <table:table-cell office:value-type="string">
            <text:p>2020-04-15</text:p>
          </table:table-cell>
          <table:table-cell office:value-type="string">
            <text:p>RR</text:p>
          </table:table-cell>
          <table:table-cell office:value="142" office:value-type="float"/>
          <table:table-cell office:value="3" office:value-type="float"/>
          <table:table-cell office:value="605761" office:value-type="float"/>
          <table:table-cell office:value="14" office:value-type="float"/>
          <table:table-cell office:value="0.02112676056338028" office:value-type="float"/>
          <table:table-cell office:value="234.41588349200427" office:value-type="float"/>
          <table:table-cell office:value="4.952448242788822" office:value-type="float"/>
        </table:table-row>
        <table:table-row>
          <table:table-cell office:value-type="string">
            <text:p>2020-04-15</text:p>
          </table:table-cell>
          <table:table-cell office:value-type="string">
            <text:p>RS</text:p>
          </table:table-cell>
          <table:table-cell office:value="762" office:value-type="float"/>
          <table:table-cell office:value="19" office:value-type="float"/>
          <table:table-cell office:value="11377239" office:value-type="float"/>
          <table:table-cell office:value="43" office:value-type="float"/>
          <table:table-cell office:value="0.024934383202099737" office:value-type="float"/>
          <table:table-cell office:value="66.9758277909078" office:value-type="float"/>
          <table:table-cell office:value="1.670000955416336" office:value-type="float"/>
        </table:table-row>
        <table:table-row>
          <table:table-cell office:value-type="string">
            <text:p>2020-04-15</text:p>
          </table:table-cell>
          <table:table-cell office:value-type="string">
            <text:p>SC</text:p>
          </table:table-cell>
          <table:table-cell office:value="884" office:value-type="float"/>
          <table:table-cell office:value="29" office:value-type="float"/>
          <table:table-cell office:value="7164788" office:value-type="float"/>
          <table:table-cell office:value="42" office:value-type="float"/>
          <table:table-cell office:value="0.032805429864253395" office:value-type="float"/>
          <table:table-cell office:value="123.38118029451813" office:value-type="float"/>
          <table:table-cell office:value="4.047572656720617" office:value-type="float"/>
        </table:table-row>
        <table:table-row>
          <table:table-cell office:value-type="string">
            <text:p>2020-04-15</text:p>
          </table:table-cell>
          <table:table-cell office:value-type="string">
            <text:p>SE</text:p>
          </table:table-cell>
          <table:table-cell office:value="48" office:value-type="float"/>
          <table:table-cell office:value="4" office:value-type="float"/>
          <table:table-cell office:value="2298696" office:value-type="float"/>
          <table:table-cell office:value="28" office:value-type="float"/>
          <table:table-cell office:value="0.08333333333333333" office:value-type="float"/>
          <table:table-cell office:value="20.88140406560937" office:value-type="float"/>
          <table:table-cell office:value="1.7401170054674477" office:value-type="float"/>
        </table:table-row>
        <table:table-row>
          <table:table-cell office:value-type="string">
            <text:p>2020-04-15</text:p>
          </table:table-cell>
          <table:table-cell office:value-type="string">
            <text:p>SP</text:p>
          </table:table-cell>
          <table:table-cell office:value="11043" office:value-type="float"/>
          <table:table-cell office:value="778" office:value-type="float"/>
          <table:table-cell office:value="45919049" office:value-type="float"/>
          <table:table-cell office:value="35" office:value-type="float"/>
          <table:table-cell office:value="0.07045186996287241" office:value-type="float"/>
          <table:table-cell office:value="240.48842997597794" office:value-type="float"/>
          <table:table-cell office:value="16.942859596242943" office:value-type="float"/>
        </table:table-row>
        <table:table-row>
          <table:table-cell office:value-type="string">
            <text:p>2020-04-15</text:p>
          </table:table-cell>
          <table:table-cell office:value-type="string">
            <text:p>TO</text:p>
          </table:table-cell>
          <table:table-cell office:value="29" office:value-type="float"/>
          <table:table-cell office:value="1" office:value-type="float"/>
          <table:table-cell office:value="1572866" office:value-type="float"/>
          <table:table-cell office:value="17" office:value-type="float"/>
          <table:table-cell office:value="0.034482758620689655" office:value-type="float"/>
          <table:table-cell office:value="18.43768000579833" office:value-type="float"/>
          <table:table-cell office:value="0.6357820691654598" office:value-type="float"/>
        </table:table-row>
      </table:table>
      <table:table table:name="2020-04-16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_population</text:p>
          </table:table-cell>
          <table:table-cell office:value-type="string">
            <text:p>city_ibge_code</text:p>
          </table:table-cell>
          <table:table-cell office:value-type="string">
            <text:p>μ_confirmed</text:p>
          </table:table-cell>
          <table:table-cell office:value-type="string">
            <text:p>confirmed_per_1mi</text:p>
          </table:table-cell>
          <table:table-cell office:value-type="string">
            <text:p>deaths_per_1mi</text:p>
          </table:table-cell>
        </table:table-row>
        <table:table-row>
          <table:table-cell office:value-type="string">
            <text:p>2020-04-16</text:p>
          </table:table-cell>
          <table:table-cell office:value-type="string">
            <text:p>AC</text:p>
          </table:table-cell>
          <table:table-cell office:value="115" office:value-type="float"/>
          <table:table-cell office:value="5" office:value-type="float"/>
          <table:table-cell office:value="881935" office:value-type="float"/>
          <table:table-cell office:value="12" office:value-type="float"/>
          <table:table-cell office:value="0.043478260869565216" office:value-type="float"/>
          <table:table-cell office:value="130.39509714434737" office:value-type="float"/>
          <table:table-cell office:value="5.669352049754234" office:value-type="float"/>
        </table:table-row>
        <table:table-row>
          <table:table-cell office:value-type="string">
            <text:p>2020-04-16</text:p>
          </table:table-cell>
          <table:table-cell office:value-type="string">
            <text:p>AL</text:p>
          </table:table-cell>
          <table:table-cell office:value="89" office:value-type="float"/>
          <table:table-cell office:value="5" office:value-type="float"/>
          <table:table-cell office:value="3337357" office:value-type="float"/>
          <table:table-cell office:value="27" office:value-type="float"/>
          <table:table-cell office:value="0.056179775280898875" office:value-type="float"/>
          <table:table-cell office:value="26.667809287409167" office:value-type="float"/>
          <table:table-cell office:value="1.498191533000515" office:value-type="float"/>
        </table:table-row>
        <table:table-row>
          <table:table-cell office:value-type="string">
            <text:p>2020-04-16</text:p>
          </table:table-cell>
          <table:table-cell office:value-type="string">
            <text:p>AM</text:p>
          </table:table-cell>
          <table:table-cell office:value="1719" office:value-type="float"/>
          <table:table-cell office:value="124" office:value-type="float"/>
          <table:table-cell office:value="4144597" office:value-type="float"/>
          <table:table-cell office:value="13" office:value-type="float"/>
          <table:table-cell office:value="0.07213496218731821" office:value-type="float"/>
          <table:table-cell office:value="414.75685090733793" office:value-type="float"/>
          <table:table-cell office:value="29.918469757131994" office:value-type="float"/>
        </table:table-row>
        <table:table-row>
          <table:table-cell office:value-type="string">
            <text:p>2020-04-16</text:p>
          </table:table-cell>
          <table:table-cell office:value-type="string">
            <text:p>AP</text:p>
          </table:table-cell>
          <table:table-cell office:value="362" office:value-type="float"/>
          <table:table-cell office:value="10" office:value-type="float"/>
          <table:table-cell office:value="845731" office:value-type="float"/>
          <table:table-cell office:value="16" office:value-type="float"/>
          <table:table-cell office:value="0.027624309392265192" office:value-type="float"/>
          <table:table-cell office:value="428.0320811227211" office:value-type="float"/>
          <table:table-cell office:value="11.824090638749201" office:value-type="float"/>
        </table:table-row>
        <table:table-row>
          <table:table-cell office:value-type="string">
            <text:p>2020-04-16</text:p>
          </table:table-cell>
          <table:table-cell office:value-type="string">
            <text:p>BA</text:p>
          </table:table-cell>
          <table:table-cell office:value="967" office:value-type="float"/>
          <table:table-cell office:value="34" office:value-type="float"/>
          <table:table-cell office:value="14873064" office:value-type="float"/>
          <table:table-cell office:value="29" office:value-type="float"/>
          <table:table-cell office:value="0.03516028955532575" office:value-type="float"/>
          <table:table-cell office:value="65.01686538832887" office:value-type="float"/>
          <table:table-cell office:value="2.2860118130332796" office:value-type="float"/>
        </table:table-row>
        <table:table-row>
          <table:table-cell office:value-type="string">
            <text:p>2020-04-16</text:p>
          </table:table-cell>
          <table:table-cell office:value-type="string">
            <text:p>CE</text:p>
          </table:table-cell>
          <table:table-cell office:value="2412" office:value-type="float"/>
          <table:table-cell office:value="135" office:value-type="float"/>
          <table:table-cell office:value="9132078" office:value-type="float"/>
          <table:table-cell office:value="23" office:value-type="float"/>
          <table:table-cell office:value="0.055970149253731345" office:value-type="float"/>
          <table:table-cell office:value="264.1238938169385" office:value-type="float"/>
          <table:table-cell office:value="14.783053758410736" office:value-type="float"/>
        </table:table-row>
        <table:table-row>
          <table:table-cell office:value-type="string">
            <text:p>2020-04-16</text:p>
          </table:table-cell>
          <table:table-cell office:value-type="string">
            <text:p>DF</text:p>
          </table:table-cell>
          <table:table-cell office:value="727" office:value-type="float"/>
          <table:table-cell office:value="20" office:value-type="float"/>
          <table:table-cell office:value="3015268" office:value-type="float"/>
          <table:table-cell office:value="53" office:value-type="float"/>
          <table:table-cell office:value="0.027510316368638238" office:value-type="float"/>
          <table:table-cell office:value="241.10626319119893" office:value-type="float"/>
          <table:table-cell office:value="6.63290957885004" office:value-type="float"/>
        </table:table-row>
        <table:table-row>
          <table:table-cell office:value-type="string">
            <text:p>2020-04-16</text:p>
          </table:table-cell>
          <table:table-cell office:value-type="string">
            <text:p>ES</text:p>
          </table:table-cell>
          <table:table-cell office:value="935" office:value-type="float"/>
          <table:table-cell office:value="28" office:value-type="float"/>
          <table:table-cell office:value="4018650" office:value-type="float"/>
          <table:table-cell office:value="32" office:value-type="float"/>
          <table:table-cell office:value="0.029946524064171122" office:value-type="float"/>
          <table:table-cell office:value="232.6651985119381" office:value-type="float"/>
          <table:table-cell office:value="6.9675139661329055" office:value-type="float"/>
        </table:table-row>
        <table:table-row>
          <table:table-cell office:value-type="string">
            <text:p>2020-04-16</text:p>
          </table:table-cell>
          <table:table-cell office:value-type="string">
            <text:p>GO</text:p>
          </table:table-cell>
          <table:table-cell office:value="318" office:value-type="float"/>
          <table:table-cell office:value="16" office:value-type="float"/>
          <table:table-cell office:value="7018354" office:value-type="float"/>
          <table:table-cell office:value="52" office:value-type="float"/>
          <table:table-cell office:value="0.050314465408805034" office:value-type="float"/>
          <table:table-cell office:value="45.30976921369312" office:value-type="float"/>
          <table:table-cell office:value="2.279736815783302" office:value-type="float"/>
        </table:table-row>
        <table:table-row>
          <table:table-cell office:value-type="string">
            <text:p>2020-04-16</text:p>
          </table:table-cell>
          <table:table-cell office:value-type="string">
            <text:p>MA</text:p>
          </table:table-cell>
          <table:table-cell office:value="797" office:value-type="float"/>
          <table:table-cell office:value="40" office:value-type="float"/>
          <table:table-cell office:value="7075181" office:value-type="float"/>
          <table:table-cell office:value="21" office:value-type="float"/>
          <table:table-cell office:value="0.050188205771643665" office:value-type="float"/>
          <table:table-cell office:value="112.64729481832337" office:value-type="float"/>
          <table:table-cell office:value="5.653565611961023" office:value-type="float"/>
        </table:table-row>
        <table:table-row>
          <table:table-cell office:value-type="string">
            <text:p>2020-04-16</text:p>
          </table:table-cell>
          <table:table-cell office:value-type="string">
            <text:p>MG</text:p>
          </table:table-cell>
          <table:table-cell office:value="958" office:value-type="float"/>
          <table:table-cell office:value="33" office:value-type="float"/>
          <table:table-cell office:value="21168791" office:value-type="float"/>
          <table:table-cell office:value="31" office:value-type="float"/>
          <table:table-cell office:value="0.03444676409185804" office:value-type="float"/>
          <table:table-cell office:value="45.25530059794156" office:value-type="float"/>
          <table:table-cell office:value="1.558898663603415" office:value-type="float"/>
        </table:table-row>
        <table:table-row>
          <table:table-cell office:value-type="string">
            <text:p>2020-04-16</text:p>
          </table:table-cell>
          <table:table-cell office:value-type="string">
            <text:p>MS</text:p>
          </table:table-cell>
          <table:table-cell office:value="131" office:value-type="float"/>
          <table:table-cell office:value="5" office:value-type="float"/>
          <table:table-cell office:value="2778986" office:value-type="float"/>
          <table:table-cell office:value="50" office:value-type="float"/>
          <table:table-cell office:value="0.03816793893129771" office:value-type="float"/>
          <table:table-cell office:value="47.13949620473079" office:value-type="float"/>
          <table:table-cell office:value="1.799217412394305" office:value-type="float"/>
        </table:table-row>
        <table:table-row>
          <table:table-cell office:value-type="string">
            <text:p>2020-04-16</text:p>
          </table:table-cell>
          <table:table-cell office:value-type="string">
            <text:p>MT</text:p>
          </table:table-cell>
          <table:table-cell office:value="156" office:value-type="float"/>
          <table:table-cell office:value="5" office:value-type="float"/>
          <table:table-cell office:value="3484466" office:value-type="float"/>
          <table:table-cell office:value="51" office:value-type="float"/>
          <table:table-cell office:value="0.03205128205128205" office:value-type="float"/>
          <table:table-cell office:value="44.77013120518323" office:value-type="float"/>
          <table:table-cell office:value="1.4349401027302318" office:value-type="float"/>
        </table:table-row>
        <table:table-row>
          <table:table-cell office:value-type="string">
            <text:p>2020-04-16</text:p>
          </table:table-cell>
          <table:table-cell office:value-type="string">
            <text:p>PA</text:p>
          </table:table-cell>
          <table:table-cell office:value="557" office:value-type="float"/>
          <table:table-cell office:value="26" office:value-type="float"/>
          <table:table-cell office:value="8602865" office:value-type="float"/>
          <table:table-cell office:value="15" office:value-type="float"/>
          <table:table-cell office:value="0.0466786355475763" office:value-type="float"/>
          <table:table-cell office:value="64.74587245063127" office:value-type="float"/>
          <table:table-cell office:value="3.022248983332878" office:value-type="float"/>
        </table:table-row>
        <table:table-row>
          <table:table-cell office:value-type="string">
            <text:p>2020-04-16</text:p>
          </table:table-cell>
          <table:table-cell office:value-type="string">
            <text:p>PB</text:p>
          </table:table-cell>
          <table:table-cell office:value="195" office:value-type="float"/>
          <table:table-cell office:value="26" office:value-type="float"/>
          <table:table-cell office:value="4018127" office:value-type="float"/>
          <table:table-cell office:value="25" office:value-type="float"/>
          <table:table-cell office:value="0.13333333333333333" office:value-type="float"/>
          <table:table-cell office:value="48.53007383788516" office:value-type="float"/>
          <table:table-cell office:value="6.470676511718022" office:value-type="float"/>
        </table:table-row>
        <table:table-row>
          <table:table-cell office:value-type="string">
            <text:p>2020-04-16</text:p>
          </table:table-cell>
          <table:table-cell office:value-type="string">
            <text:p>PE</text:p>
          </table:table-cell>
          <table:table-cell office:value="1683" office:value-type="float"/>
          <table:table-cell office:value="160" office:value-type="float"/>
          <table:table-cell office:value="9557071" office:value-type="float"/>
          <table:table-cell office:value="26" office:value-type="float"/>
          <table:table-cell office:value="0.09506833036244801" office:value-type="float"/>
          <table:table-cell office:value="176.09997874871914" office:value-type="float"/>
          <table:table-cell office:value="16.741530956503304" office:value-type="float"/>
        </table:table-row>
        <table:table-row>
          <table:table-cell office:value-type="string">
            <text:p>2020-04-16</text:p>
          </table:table-cell>
          <table:table-cell office:value-type="string">
            <text:p>PI</text:p>
          </table:table-cell>
          <table:table-cell office:value="102" office:value-type="float"/>
          <table:table-cell office:value="8" office:value-type="float"/>
          <table:table-cell office:value="3273227" office:value-type="float"/>
          <table:table-cell office:value="22" office:value-type="float"/>
          <table:table-cell office:value="0.0784313725490196" office:value-type="float"/>
          <table:table-cell office:value="31.1619084163732" office:value-type="float"/>
          <table:table-cell office:value="2.444071248342996" office:value-type="float"/>
        </table:table-row>
        <table:table-row>
          <table:table-cell office:value-type="string">
            <text:p>2020-04-16</text:p>
          </table:table-cell>
          <table:table-cell office:value-type="string">
            <text:p>PR</text:p>
          </table:table-cell>
          <table:table-cell office:value="845" office:value-type="float"/>
          <table:table-cell office:value="43" office:value-type="float"/>
          <table:table-cell office:value="11433957" office:value-type="float"/>
          <table:table-cell office:value="41" office:value-type="float"/>
          <table:table-cell office:value="0.05088757396449704" office:value-type="float"/>
          <table:table-cell office:value="73.90267428852496" office:value-type="float"/>
          <table:table-cell office:value="3.760727804031448" office:value-type="float"/>
        </table:table-row>
        <table:table-row>
          <table:table-cell office:value-type="string">
            <text:p>2020-04-16</text:p>
          </table:table-cell>
          <table:table-cell office:value-type="string">
            <text:p>RJ</text:p>
          </table:table-cell>
          <table:table-cell office:value="3944" office:value-type="float"/>
          <table:table-cell office:value="301" office:value-type="float"/>
          <table:table-cell office:value="17264943" office:value-type="float"/>
          <table:table-cell office:value="33" office:value-type="float"/>
          <table:table-cell office:value="0.0763184584178499" office:value-type="float"/>
          <table:table-cell office:value="228.43979270594753" office:value-type="float"/>
          <table:table-cell office:value="17.434172820611106" office:value-type="float"/>
        </table:table-row>
        <table:table-row>
          <table:table-cell office:value-type="string">
            <text:p>2020-04-16</text:p>
          </table:table-cell>
          <table:table-cell office:value-type="string">
            <text:p>RN</text:p>
          </table:table-cell>
          <table:table-cell office:value="463" office:value-type="float"/>
          <table:table-cell office:value="23" office:value-type="float"/>
          <table:table-cell office:value="3506853" office:value-type="float"/>
          <table:table-cell office:value="24" office:value-type="float"/>
          <table:table-cell office:value="0.04967602591792657" office:value-type="float"/>
          <table:table-cell office:value="132.02720501828847" office:value-type="float"/>
          <table:table-cell office:value="6.558586858359903" office:value-type="float"/>
        </table:table-row>
        <table:table-row>
          <table:table-cell office:value-type="string">
            <text:p>2020-04-16</text:p>
          </table:table-cell>
          <table:table-cell office:value-type="string">
            <text:p>RO</text:p>
          </table:table-cell>
          <table:table-cell office:value="92" office:value-type="float"/>
          <table:table-cell office:value="3" office:value-type="float"/>
          <table:table-cell office:value="1777225" office:value-type="float"/>
          <table:table-cell office:value="11" office:value-type="float"/>
          <table:table-cell office:value="0.03260869565217391" office:value-type="float"/>
          <table:table-cell office:value="51.76609602048137" office:value-type="float"/>
          <table:table-cell office:value="1.688024870233088" office:value-type="float"/>
        </table:table-row>
        <table:table-row>
          <table:table-cell office:value-type="string">
            <text:p>2020-04-16</text:p>
          </table:table-cell>
          <table:table-cell office:value-type="string">
            <text:p>RR</text:p>
          </table:table-cell>
          <table:table-cell office:value="164" office:value-type="float"/>
          <table:table-cell office:value="3" office:value-type="float"/>
          <table:table-cell office:value="605761" office:value-type="float"/>
          <table:table-cell office:value="14" office:value-type="float"/>
          <table:table-cell office:value="0.018292682926829267" office:value-type="float"/>
          <table:table-cell office:value="270.7338372724556" office:value-type="float"/>
          <table:table-cell office:value="4.952448242788822" office:value-type="float"/>
        </table:table-row>
        <table:table-row>
          <table:table-cell office:value-type="string">
            <text:p>2020-04-16</text:p>
          </table:table-cell>
          <table:table-cell office:value-type="string">
            <text:p>RS</text:p>
          </table:table-cell>
          <table:table-cell office:value="792" office:value-type="float"/>
          <table:table-cell office:value="21" office:value-type="float"/>
          <table:table-cell office:value="11377239" office:value-type="float"/>
          <table:table-cell office:value="43" office:value-type="float"/>
          <table:table-cell office:value="0.026515151515151516" office:value-type="float"/>
          <table:table-cell office:value="69.61267140472306" office:value-type="float"/>
          <table:table-cell office:value="1.8457905296706871" office:value-type="float"/>
        </table:table-row>
        <table:table-row>
          <table:table-cell office:value-type="string">
            <text:p>2020-04-16</text:p>
          </table:table-cell>
          <table:table-cell office:value-type="string">
            <text:p>SC</text:p>
          </table:table-cell>
          <table:table-cell office:value="926" office:value-type="float"/>
          <table:table-cell office:value="30" office:value-type="float"/>
          <table:table-cell office:value="7164788" office:value-type="float"/>
          <table:table-cell office:value="42" office:value-type="float"/>
          <table:table-cell office:value="0.032397408207343416" office:value-type="float"/>
          <table:table-cell office:value="129.24318207321696" office:value-type="float"/>
          <table:table-cell office:value="4.187144127642018" office:value-type="float"/>
        </table:table-row>
        <table:table-row>
          <table:table-cell office:value-type="string">
            <text:p>2020-04-16</text:p>
          </table:table-cell>
          <table:table-cell office:value-type="string">
            <text:p>SE</text:p>
          </table:table-cell>
          <table:table-cell office:value="53" office:value-type="float"/>
          <table:table-cell office:value="4" office:value-type="float"/>
          <table:table-cell office:value="2298696" office:value-type="float"/>
          <table:table-cell office:value="28" office:value-type="float"/>
          <table:table-cell office:value="0.07547169811320754" office:value-type="float"/>
          <table:table-cell office:value="23.05655032244368" office:value-type="float"/>
          <table:table-cell office:value="1.7401170054674477" office:value-type="float"/>
        </table:table-row>
        <table:table-row>
          <table:table-cell office:value-type="string">
            <text:p>2020-04-16</text:p>
          </table:table-cell>
          <table:table-cell office:value-type="string">
            <text:p>SP</text:p>
          </table:table-cell>
          <table:table-cell office:value="11568" office:value-type="float"/>
          <table:table-cell office:value="853" office:value-type="float"/>
          <table:table-cell office:value="45919049" office:value-type="float"/>
          <table:table-cell office:value="35" office:value-type="float"/>
          <table:table-cell office:value="0.07373789764868603" office:value-type="float"/>
          <table:table-cell office:value="251.92159358526786" office:value-type="float"/>
          <table:table-cell office:value="18.57616868328436" office:value-type="float"/>
        </table:table-row>
        <table:table-row>
          <table:table-cell office:value-type="string">
            <text:p>2020-04-16</text:p>
          </table:table-cell>
          <table:table-cell office:value-type="string">
            <text:p>TO</text:p>
          </table:table-cell>
          <table:table-cell office:value="31" office:value-type="float"/>
          <table:table-cell office:value="1" office:value-type="float"/>
          <table:table-cell office:value="1572866" office:value-type="float"/>
          <table:table-cell office:value="17" office:value-type="float"/>
          <table:table-cell office:value="0.03225806451612903" office:value-type="float"/>
          <table:table-cell office:value="19.70924414412925" office:value-type="float"/>
          <table:table-cell office:value="0.6357820691654598" office:value-type="float"/>
        </table:table-row>
      </table:table>
      <table:table table:name="2020-04-17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_population</text:p>
          </table:table-cell>
          <table:table-cell office:value-type="string">
            <text:p>city_ibge_code</text:p>
          </table:table-cell>
          <table:table-cell office:value-type="string">
            <text:p>μ_confirmed</text:p>
          </table:table-cell>
          <table:table-cell office:value-type="string">
            <text:p>confirmed_per_1mi</text:p>
          </table:table-cell>
          <table:table-cell office:value-type="string">
            <text:p>deaths_per_1mi</text:p>
          </table:table-cell>
        </table:table-row>
        <table:table-row>
          <table:table-cell office:value-type="string">
            <text:p>2020-04-17</text:p>
          </table:table-cell>
          <table:table-cell office:value-type="string">
            <text:p>AC</text:p>
          </table:table-cell>
          <table:table-cell office:value="135" office:value-type="float"/>
          <table:table-cell office:value="5" office:value-type="float"/>
          <table:table-cell office:value="881935" office:value-type="float"/>
          <table:table-cell office:value="12" office:value-type="float"/>
          <table:table-cell office:value="0.037037037037037035" office:value-type="float"/>
          <table:table-cell office:value="153.0725053433643" office:value-type="float"/>
          <table:table-cell office:value="5.669352049754234" office:value-type="float"/>
        </table:table-row>
        <table:table-row>
          <table:table-cell office:value-type="string">
            <text:p>2020-04-17</text:p>
          </table:table-cell>
          <table:table-cell office:value-type="string">
            <text:p>AL</text:p>
          </table:table-cell>
          <table:table-cell office:value="110" office:value-type="float"/>
          <table:table-cell office:value="7" office:value-type="float"/>
          <table:table-cell office:value="3337357" office:value-type="float"/>
          <table:table-cell office:value="27" office:value-type="float"/>
          <table:table-cell office:value="0.06363636363636363" office:value-type="float"/>
          <table:table-cell office:value="32.96021372601133" office:value-type="float"/>
          <table:table-cell office:value="2.097468146200721" office:value-type="float"/>
        </table:table-row>
        <table:table-row>
          <table:table-cell office:value-type="string">
            <text:p>2020-04-17</text:p>
          </table:table-cell>
          <table:table-cell office:value-type="string">
            <text:p>AM</text:p>
          </table:table-cell>
          <table:table-cell office:value="1809" office:value-type="float"/>
          <table:table-cell office:value="145" office:value-type="float"/>
          <table:table-cell office:value="4144597" office:value-type="float"/>
          <table:table-cell office:value="13" office:value-type="float"/>
          <table:table-cell office:value="0.08015478164731896" office:value-type="float"/>
          <table:table-cell office:value="436.47186927944983" office:value-type="float"/>
          <table:table-cell office:value="34.98530737729145" office:value-type="float"/>
        </table:table-row>
        <table:table-row>
          <table:table-cell office:value-type="string">
            <text:p>2020-04-17</text:p>
          </table:table-cell>
          <table:table-cell office:value-type="string">
            <text:p>AP</text:p>
          </table:table-cell>
          <table:table-cell office:value="375" office:value-type="float"/>
          <table:table-cell office:value="10" office:value-type="float"/>
          <table:table-cell office:value="845731" office:value-type="float"/>
          <table:table-cell office:value="16" office:value-type="float"/>
          <table:table-cell office:value="0.02666666666666667" office:value-type="float"/>
          <table:table-cell office:value="443.403398953095" office:value-type="float"/>
          <table:table-cell office:value="11.824090638749201" office:value-type="float"/>
        </table:table-row>
        <table:table-row>
          <table:table-cell office:value-type="string">
            <text:p>2020-04-17</text:p>
          </table:table-cell>
          <table:table-cell office:value-type="string">
            <text:p>BA</text:p>
          </table:table-cell>
          <table:table-cell office:value="1064" office:value-type="float"/>
          <table:table-cell office:value="36" office:value-type="float"/>
          <table:table-cell office:value="14873064" office:value-type="float"/>
          <table:table-cell office:value="29" office:value-type="float"/>
          <table:table-cell office:value="0.03383458646616541" office:value-type="float"/>
          <table:table-cell office:value="71.53872261962968" office:value-type="float"/>
          <table:table-cell office:value="2.4204830961528843" office:value-type="float"/>
        </table:table-row>
        <table:table-row>
          <table:table-cell office:value-type="string">
            <text:p>2020-04-17</text:p>
          </table:table-cell>
          <table:table-cell office:value-type="string">
            <text:p>CE</text:p>
          </table:table-cell>
          <table:table-cell office:value="2747" office:value-type="float"/>
          <table:table-cell office:value="155" office:value-type="float"/>
          <table:table-cell office:value="9132078" office:value-type="float"/>
          <table:table-cell office:value="23" office:value-type="float"/>
          <table:table-cell office:value="0.05642519111758282" office:value-type="float"/>
          <table:table-cell office:value="300.80776795817997" office:value-type="float"/>
          <table:table-cell office:value="16.973135796693807" office:value-type="float"/>
        </table:table-row>
        <table:table-row>
          <table:table-cell office:value-type="string">
            <text:p>2020-04-17</text:p>
          </table:table-cell>
          <table:table-cell office:value-type="string">
            <text:p>DF</text:p>
          </table:table-cell>
          <table:table-cell office:value="756" office:value-type="float"/>
          <table:table-cell office:value="24" office:value-type="float"/>
          <table:table-cell office:value="3015268" office:value-type="float"/>
          <table:table-cell office:value="53" office:value-type="float"/>
          <table:table-cell office:value="0.031746031746031744" office:value-type="float"/>
          <table:table-cell office:value="250.72398208053147" office:value-type="float"/>
          <table:table-cell office:value="7.959491494620047" office:value-type="float"/>
        </table:table-row>
        <table:table-row>
          <table:table-cell office:value-type="string">
            <text:p>2020-04-17</text:p>
          </table:table-cell>
          <table:table-cell office:value-type="string">
            <text:p>ES</text:p>
          </table:table-cell>
          <table:table-cell office:value="952" office:value-type="float"/>
          <table:table-cell office:value="28" office:value-type="float"/>
          <table:table-cell office:value="4018650" office:value-type="float"/>
          <table:table-cell office:value="32" office:value-type="float"/>
          <table:table-cell office:value="0.029411764705882353" office:value-type="float"/>
          <table:table-cell office:value="236.89547484851877" office:value-type="float"/>
          <table:table-cell office:value="6.9675139661329055" office:value-type="float"/>
        </table:table-row>
        <table:table-row>
          <table:table-cell office:value-type="string">
            <text:p>2020-04-17</text:p>
          </table:table-cell>
          <table:table-cell office:value-type="string">
            <text:p>GO</text:p>
          </table:table-cell>
          <table:table-cell office:value="335" office:value-type="float"/>
          <table:table-cell office:value="16" office:value-type="float"/>
          <table:table-cell office:value="7018354" office:value-type="float"/>
          <table:table-cell office:value="52" office:value-type="float"/>
          <table:table-cell office:value="0.04776119402985075" office:value-type="float"/>
          <table:table-cell office:value="47.73198958046288" office:value-type="float"/>
          <table:table-cell office:value="2.279736815783302" office:value-type="float"/>
        </table:table-row>
        <table:table-row>
          <table:table-cell office:value-type="string">
            <text:p>2020-04-17</text:p>
          </table:table-cell>
          <table:table-cell office:value-type="string">
            <text:p>MA</text:p>
          </table:table-cell>
          <table:table-cell office:value="1040" office:value-type="float"/>
          <table:table-cell office:value="44" office:value-type="float"/>
          <table:table-cell office:value="7075181" office:value-type="float"/>
          <table:table-cell office:value="21" office:value-type="float"/>
          <table:table-cell office:value="0.04230769230769231" office:value-type="float"/>
          <table:table-cell office:value="146.9927059109866" office:value-type="float"/>
          <table:table-cell office:value="6.218922173157125" office:value-type="float"/>
        </table:table-row>
        <table:table-row>
          <table:table-cell office:value-type="string">
            <text:p>2020-04-17</text:p>
          </table:table-cell>
          <table:table-cell office:value-type="string">
            <text:p>MG</text:p>
          </table:table-cell>
          <table:table-cell office:value="1021" office:value-type="float"/>
          <table:table-cell office:value="35" office:value-type="float"/>
          <table:table-cell office:value="21168791" office:value-type="float"/>
          <table:table-cell office:value="31" office:value-type="float"/>
          <table:table-cell office:value="0.034280117531831536" office:value-type="float"/>
          <table:table-cell office:value="48.23137986482081" office:value-type="float"/>
          <table:table-cell office:value="1.6533773704884704" office:value-type="float"/>
        </table:table-row>
        <table:table-row>
          <table:table-cell office:value-type="string">
            <text:p>2020-04-17</text:p>
          </table:table-cell>
          <table:table-cell office:value-type="string">
            <text:p>MS</text:p>
          </table:table-cell>
          <table:table-cell office:value="143" office:value-type="float"/>
          <table:table-cell office:value="5" office:value-type="float"/>
          <table:table-cell office:value="2778986" office:value-type="float"/>
          <table:table-cell office:value="50" office:value-type="float"/>
          <table:table-cell office:value="0.03496503496503497" office:value-type="float"/>
          <table:table-cell office:value="51.457617994477125" office:value-type="float"/>
          <table:table-cell office:value="1.799217412394305" office:value-type="float"/>
        </table:table-row>
        <table:table-row>
          <table:table-cell office:value-type="string">
            <text:p>2020-04-17</text:p>
          </table:table-cell>
          <table:table-cell office:value-type="string">
            <text:p>MT</text:p>
          </table:table-cell>
          <table:table-cell office:value="162" office:value-type="float"/>
          <table:table-cell office:value="5" office:value-type="float"/>
          <table:table-cell office:value="3484466" office:value-type="float"/>
          <table:table-cell office:value="51" office:value-type="float"/>
          <table:table-cell office:value="0.030864197530864196" office:value-type="float"/>
          <table:table-cell office:value="46.49205932845951" office:value-type="float"/>
          <table:table-cell office:value="1.4349401027302318" office:value-type="float"/>
        </table:table-row>
        <table:table-row>
          <table:table-cell office:value-type="string">
            <text:p>2020-04-17</text:p>
          </table:table-cell>
          <table:table-cell office:value-type="string">
            <text:p>PA</text:p>
          </table:table-cell>
          <table:table-cell office:value="627" office:value-type="float"/>
          <table:table-cell office:value="32" office:value-type="float"/>
          <table:table-cell office:value="8602865" office:value-type="float"/>
          <table:table-cell office:value="15" office:value-type="float"/>
          <table:table-cell office:value="0.051036682615629984" office:value-type="float"/>
          <table:table-cell office:value="72.88269663652748" office:value-type="float"/>
          <table:table-cell office:value="3.719691056409696" office:value-type="float"/>
        </table:table-row>
        <table:table-row>
          <table:table-cell office:value-type="string">
            <text:p>2020-04-17</text:p>
          </table:table-cell>
          <table:table-cell office:value-type="string">
            <text:p>PB</text:p>
          </table:table-cell>
          <table:table-cell office:value="205" office:value-type="float"/>
          <table:table-cell office:value="28" office:value-type="float"/>
          <table:table-cell office:value="4018127" office:value-type="float"/>
          <table:table-cell office:value="25" office:value-type="float"/>
          <table:table-cell office:value="0.13658536585365855" office:value-type="float"/>
          <table:table-cell office:value="51.01879557316133" office:value-type="float"/>
          <table:table-cell office:value="6.968420858773254" office:value-type="float"/>
        </table:table-row>
        <table:table-row>
          <table:table-cell office:value-type="string">
            <text:p>2020-04-17</text:p>
          </table:table-cell>
          <table:table-cell office:value-type="string">
            <text:p>PE</text:p>
          </table:table-cell>
          <table:table-cell office:value="2006" office:value-type="float"/>
          <table:table-cell office:value="186" office:value-type="float"/>
          <table:table-cell office:value="9557071" office:value-type="float"/>
          <table:table-cell office:value="26" office:value-type="float"/>
          <table:table-cell office:value="0.09272183449651047" office:value-type="float"/>
          <table:table-cell office:value="209.8969443671602" office:value-type="float"/>
          <table:table-cell office:value="19.462029736935094" office:value-type="float"/>
        </table:table-row>
        <table:table-row>
          <table:table-cell office:value-type="string">
            <text:p>2020-04-17</text:p>
          </table:table-cell>
          <table:table-cell office:value-type="string">
            <text:p>PI</text:p>
          </table:table-cell>
          <table:table-cell office:value="123" office:value-type="float"/>
          <table:table-cell office:value="9" office:value-type="float"/>
          <table:table-cell office:value="3273227" office:value-type="float"/>
          <table:table-cell office:value="22" office:value-type="float"/>
          <table:table-cell office:value="0.07317073170731707" office:value-type="float"/>
          <table:table-cell office:value="37.577595443273566" office:value-type="float"/>
          <table:table-cell office:value="2.7495801543858707" office:value-type="float"/>
        </table:table-row>
        <table:table-row>
          <table:table-cell office:value-type="string">
            <text:p>2020-04-17</text:p>
          </table:table-cell>
          <table:table-cell office:value-type="string">
            <text:p>PR</text:p>
          </table:table-cell>
          <table:table-cell office:value="887" office:value-type="float"/>
          <table:table-cell office:value="44" office:value-type="float"/>
          <table:table-cell office:value="11433957" office:value-type="float"/>
          <table:table-cell office:value="41" office:value-type="float"/>
          <table:table-cell office:value="0.0496054114994363" office:value-type="float"/>
          <table:table-cell office:value="77.57594330641614" office:value-type="float"/>
          <table:table-cell office:value="3.848186590171714" office:value-type="float"/>
        </table:table-row>
        <table:table-row>
          <table:table-cell office:value-type="string">
            <text:p>2020-04-17</text:p>
          </table:table-cell>
          <table:table-cell office:value-type="string">
            <text:p>RJ</text:p>
          </table:table-cell>
          <table:table-cell office:value="4349" office:value-type="float"/>
          <table:table-cell office:value="341" office:value-type="float"/>
          <table:table-cell office:value="17264943" office:value-type="float"/>
          <table:table-cell office:value="33" office:value-type="float"/>
          <table:table-cell office:value="0.07840882961600368" office:value-type="float"/>
          <table:table-cell office:value="251.8977328798595" office:value-type="float"/>
          <table:table-cell office:value="19.75100641803451" office:value-type="float"/>
        </table:table-row>
        <table:table-row>
          <table:table-cell office:value-type="string">
            <text:p>2020-04-17</text:p>
          </table:table-cell>
          <table:table-cell office:value-type="string">
            <text:p>RN</text:p>
          </table:table-cell>
          <table:table-cell office:value="516" office:value-type="float"/>
          <table:table-cell office:value="24" office:value-type="float"/>
          <table:table-cell office:value="3506853" office:value-type="float"/>
          <table:table-cell office:value="24" office:value-type="float"/>
          <table:table-cell office:value="0.046511627906976744" office:value-type="float"/>
          <table:table-cell office:value="147.1404703875526" office:value-type="float"/>
          <table:table-cell office:value="6.843742808723377" office:value-type="float"/>
        </table:table-row>
        <table:table-row>
          <table:table-cell office:value-type="string">
            <text:p>2020-04-17</text:p>
          </table:table-cell>
          <table:table-cell office:value-type="string">
            <text:p>RO</text:p>
          </table:table-cell>
          <table:table-cell office:value="110" office:value-type="float"/>
          <table:table-cell office:value="3" office:value-type="float"/>
          <table:table-cell office:value="1777225" office:value-type="float"/>
          <table:table-cell office:value="11" office:value-type="float"/>
          <table:table-cell office:value="0.02727272727272727" office:value-type="float"/>
          <table:table-cell office:value="61.894245241879894" office:value-type="float"/>
          <table:table-cell office:value="1.688024870233088" office:value-type="float"/>
        </table:table-row>
        <table:table-row>
          <table:table-cell office:value-type="string">
            <text:p>2020-04-17</text:p>
          </table:table-cell>
          <table:table-cell office:value-type="string">
            <text:p>RR</text:p>
          </table:table-cell>
          <table:table-cell office:value="201" office:value-type="float"/>
          <table:table-cell office:value="3" office:value-type="float"/>
          <table:table-cell office:value="605761" office:value-type="float"/>
          <table:table-cell office:value="14" office:value-type="float"/>
          <table:table-cell office:value="0.014925373134328358" office:value-type="float"/>
          <table:table-cell office:value="331.81403226685114" office:value-type="float"/>
          <table:table-cell office:value="4.952448242788822" office:value-type="float"/>
        </table:table-row>
        <table:table-row>
          <table:table-cell office:value-type="string">
            <text:p>2020-04-17</text:p>
          </table:table-cell>
          <table:table-cell office:value-type="string">
            <text:p>RS</text:p>
          </table:table-cell>
          <table:table-cell office:value="831" office:value-type="float"/>
          <table:table-cell office:value="24" office:value-type="float"/>
          <table:table-cell office:value="11377239" office:value-type="float"/>
          <table:table-cell office:value="43" office:value-type="float"/>
          <table:table-cell office:value="0.02888086642599278" office:value-type="float"/>
          <table:table-cell office:value="73.04056810268291" office:value-type="float"/>
          <table:table-cell office:value="2.109474891052214" office:value-type="float"/>
        </table:table-row>
        <table:table-row>
          <table:table-cell office:value-type="string">
            <text:p>2020-04-17</text:p>
          </table:table-cell>
          <table:table-cell office:value-type="string">
            <text:p>SC</text:p>
          </table:table-cell>
          <table:table-cell office:value="962" office:value-type="float"/>
          <table:table-cell office:value="31" office:value-type="float"/>
          <table:table-cell office:value="7164788" office:value-type="float"/>
          <table:table-cell office:value="42" office:value-type="float"/>
          <table:table-cell office:value="0.032224532224532226" office:value-type="float"/>
          <table:table-cell office:value="134.2677550263874" office:value-type="float"/>
          <table:table-cell office:value="4.3267155985634185" office:value-type="float"/>
        </table:table-row>
        <table:table-row>
          <table:table-cell office:value-type="string">
            <text:p>2020-04-17</text:p>
          </table:table-cell>
          <table:table-cell office:value-type="string">
            <text:p>SE</text:p>
          </table:table-cell>
          <table:table-cell office:value="58" office:value-type="float"/>
          <table:table-cell office:value="4" office:value-type="float"/>
          <table:table-cell office:value="2298696" office:value-type="float"/>
          <table:table-cell office:value="28" office:value-type="float"/>
          <table:table-cell office:value="0.06896551724137931" office:value-type="float"/>
          <table:table-cell office:value="25.23169657927799" office:value-type="float"/>
          <table:table-cell office:value="1.7401170054674477" office:value-type="float"/>
        </table:table-row>
        <table:table-row>
          <table:table-cell office:value-type="string">
            <text:p>2020-04-17</text:p>
          </table:table-cell>
          <table:table-cell office:value-type="string">
            <text:p>SP</text:p>
          </table:table-cell>
          <table:table-cell office:value="12841" office:value-type="float"/>
          <table:table-cell office:value="928" office:value-type="float"/>
          <table:table-cell office:value="45919049" office:value-type="float"/>
          <table:table-cell office:value="35" office:value-type="float"/>
          <table:table-cell office:value="0.07226851491316875" office:value-type="float"/>
          <table:table-cell office:value="279.64429315598414" office:value-type="float"/>
          <table:table-cell office:value="20.209477770325776" office:value-type="float"/>
        </table:table-row>
        <table:table-row>
          <table:table-cell office:value-type="string">
            <text:p>2020-04-17</text:p>
          </table:table-cell>
          <table:table-cell office:value-type="string">
            <text:p>TO</text:p>
          </table:table-cell>
          <table:table-cell office:value="32" office:value-type="float"/>
          <table:table-cell office:value="1" office:value-type="float"/>
          <table:table-cell office:value="1572866" office:value-type="float"/>
          <table:table-cell office:value="17" office:value-type="float"/>
          <table:table-cell office:value="0.03125" office:value-type="float"/>
          <table:table-cell office:value="20.345026213294712" office:value-type="float"/>
          <table:table-cell office:value="0.6357820691654598" office:value-type="float"/>
        </table:table-row>
      </table:table>
      <table:table table:name="2020-04-18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_population</text:p>
          </table:table-cell>
          <table:table-cell office:value-type="string">
            <text:p>city_ibge_code</text:p>
          </table:table-cell>
          <table:table-cell office:value-type="string">
            <text:p>μ_confirmed</text:p>
          </table:table-cell>
          <table:table-cell office:value-type="string">
            <text:p>confirmed_per_1mi</text:p>
          </table:table-cell>
          <table:table-cell office:value-type="string">
            <text:p>deaths_per_1mi</text:p>
          </table:table-cell>
        </table:table-row>
        <table:table-row>
          <table:table-cell office:value-type="string">
            <text:p>2020-04-18</text:p>
          </table:table-cell>
          <table:table-cell office:value-type="string">
            <text:p>AC</text:p>
          </table:table-cell>
          <table:table-cell office:value="142" office:value-type="float"/>
          <table:table-cell office:value="6" office:value-type="float"/>
          <table:table-cell office:value="881935" office:value-type="float"/>
          <table:table-cell office:value="12" office:value-type="float"/>
          <table:table-cell office:value="0.04225352112676056" office:value-type="float"/>
          <table:table-cell office:value="161.00959821302024" office:value-type="float"/>
          <table:table-cell office:value="6.80322245970508" office:value-type="float"/>
        </table:table-row>
        <table:table-row>
          <table:table-cell office:value-type="string">
            <text:p>2020-04-18</text:p>
          </table:table-cell>
          <table:table-cell office:value-type="string">
            <text:p>AL</text:p>
          </table:table-cell>
          <table:table-cell office:value="132" office:value-type="float"/>
          <table:table-cell office:value="10" office:value-type="float"/>
          <table:table-cell office:value="3337357" office:value-type="float"/>
          <table:table-cell office:value="27" office:value-type="float"/>
          <table:table-cell office:value="0.07575757575757576" office:value-type="float"/>
          <table:table-cell office:value="39.552256471213596" office:value-type="float"/>
          <table:table-cell office:value="2.99638306600103" office:value-type="float"/>
        </table:table-row>
        <table:table-row>
          <table:table-cell office:value-type="string">
            <text:p>2020-04-18</text:p>
          </table:table-cell>
          <table:table-cell office:value-type="string">
            <text:p>AM</text:p>
          </table:table-cell>
          <table:table-cell office:value="1897" office:value-type="float"/>
          <table:table-cell office:value="161" office:value-type="float"/>
          <table:table-cell office:value="4144597" office:value-type="float"/>
          <table:table-cell office:value="13" office:value-type="float"/>
          <table:table-cell office:value="0.08487084870848709" office:value-type="float"/>
          <table:table-cell office:value="457.70433168773707" office:value-type="float"/>
          <table:table-cell office:value="38.845755087889124" office:value-type="float"/>
        </table:table-row>
        <table:table-row>
          <table:table-cell office:value-type="string">
            <text:p>2020-04-18</text:p>
          </table:table-cell>
          <table:table-cell office:value-type="string">
            <text:p>AP</text:p>
          </table:table-cell>
          <table:table-cell office:value="400" office:value-type="float"/>
          <table:table-cell office:value="10" office:value-type="float"/>
          <table:table-cell office:value="845731" office:value-type="float"/>
          <table:table-cell office:value="16" office:value-type="float"/>
          <table:table-cell office:value="0.025" office:value-type="float"/>
          <table:table-cell office:value="472.963625549968" office:value-type="float"/>
          <table:table-cell office:value="11.824090638749201" office:value-type="float"/>
        </table:table-row>
        <table:table-row>
          <table:table-cell office:value-type="string">
            <text:p>2020-04-18</text:p>
          </table:table-cell>
          <table:table-cell office:value-type="string">
            <text:p>BA</text:p>
          </table:table-cell>
          <table:table-cell office:value="1200" office:value-type="float"/>
          <table:table-cell office:value="40" office:value-type="float"/>
          <table:table-cell office:value="14873064" office:value-type="float"/>
          <table:table-cell office:value="29" office:value-type="float"/>
          <table:table-cell office:value="0.03333333333333333" office:value-type="float"/>
          <table:table-cell office:value="80.6827698717628" office:value-type="float"/>
          <table:table-cell office:value="2.6894256623920936" office:value-type="float"/>
        </table:table-row>
        <table:table-row>
          <table:table-cell office:value-type="string">
            <text:p>2020-04-18</text:p>
          </table:table-cell>
          <table:table-cell office:value-type="string">
            <text:p>CE</text:p>
          </table:table-cell>
          <table:table-cell office:value="3062" office:value-type="float"/>
          <table:table-cell office:value="180" office:value-type="float"/>
          <table:table-cell office:value="9132078" office:value-type="float"/>
          <table:table-cell office:value="23" office:value-type="float"/>
          <table:table-cell office:value="0.05878510777269758" office:value-type="float"/>
          <table:table-cell office:value="335.30156006113833" office:value-type="float"/>
          <table:table-cell office:value="19.71073834454765" office:value-type="float"/>
        </table:table-row>
        <table:table-row>
          <table:table-cell office:value-type="string">
            <text:p>2020-04-18</text:p>
          </table:table-cell>
          <table:table-cell office:value-type="string">
            <text:p>DF</text:p>
          </table:table-cell>
          <table:table-cell office:value="796" office:value-type="float"/>
          <table:table-cell office:value="24" office:value-type="float"/>
          <table:table-cell office:value="3015268" office:value-type="float"/>
          <table:table-cell office:value="53" office:value-type="float"/>
          <table:table-cell office:value="0.03015075376884422" office:value-type="float"/>
          <table:table-cell office:value="263.98980123823156" office:value-type="float"/>
          <table:table-cell office:value="7.959491494620047" office:value-type="float"/>
        </table:table-row>
        <table:table-row>
          <table:table-cell office:value-type="string">
            <text:p>2020-04-18</text:p>
          </table:table-cell>
          <table:table-cell office:value-type="string">
            <text:p>ES</text:p>
          </table:table-cell>
          <table:table-cell office:value="1099" office:value-type="float"/>
          <table:table-cell office:value="30" office:value-type="float"/>
          <table:table-cell office:value="4018650" office:value-type="float"/>
          <table:table-cell office:value="32" office:value-type="float"/>
          <table:table-cell office:value="0.0272975432211101" office:value-type="float"/>
          <table:table-cell office:value="273.4749231707165" office:value-type="float"/>
          <table:table-cell office:value="7.465193535142398" office:value-type="float"/>
        </table:table-row>
        <table:table-row>
          <table:table-cell office:value-type="string">
            <text:p>2020-04-18</text:p>
          </table:table-cell>
          <table:table-cell office:value-type="string">
            <text:p>GO</text:p>
          </table:table-cell>
          <table:table-cell office:value="378" office:value-type="float"/>
          <table:table-cell office:value="18" office:value-type="float"/>
          <table:table-cell office:value="7018354" office:value-type="float"/>
          <table:table-cell office:value="52" office:value-type="float"/>
          <table:table-cell office:value="0.047619047619047616" office:value-type="float"/>
          <table:table-cell office:value="53.85878227288051" office:value-type="float"/>
          <table:table-cell office:value="2.5647039177562148" office:value-type="float"/>
        </table:table-row>
        <table:table-row>
          <table:table-cell office:value-type="string">
            <text:p>2020-04-18</text:p>
          </table:table-cell>
          <table:table-cell office:value-type="string">
            <text:p>MA</text:p>
          </table:table-cell>
          <table:table-cell office:value="1205" office:value-type="float"/>
          <table:table-cell office:value="48" office:value-type="float"/>
          <table:table-cell office:value="7075181" office:value-type="float"/>
          <table:table-cell office:value="21" office:value-type="float"/>
          <table:table-cell office:value="0.03983402489626556" office:value-type="float"/>
          <table:table-cell office:value="170.3136640603258" office:value-type="float"/>
          <table:table-cell office:value="6.784278734353227" office:value-type="float"/>
        </table:table-row>
        <table:table-row>
          <table:table-cell office:value-type="string">
            <text:p>2020-04-18</text:p>
          </table:table-cell>
          <table:table-cell office:value-type="string">
            <text:p>MG</text:p>
          </table:table-cell>
          <table:table-cell office:value="1077" office:value-type="float"/>
          <table:table-cell office:value="39" office:value-type="float"/>
          <table:table-cell office:value="21168791" office:value-type="float"/>
          <table:table-cell office:value="31" office:value-type="float"/>
          <table:table-cell office:value="0.036211699164345405" office:value-type="float"/>
          <table:table-cell office:value="50.87678365760237" office:value-type="float"/>
          <table:table-cell office:value="1.8423347842585813" office:value-type="float"/>
        </table:table-row>
        <table:table-row>
          <table:table-cell office:value-type="string">
            <text:p>2020-04-18</text:p>
          </table:table-cell>
          <table:table-cell office:value-type="string">
            <text:p>MS</text:p>
          </table:table-cell>
          <table:table-cell office:value="161" office:value-type="float"/>
          <table:table-cell office:value="5" office:value-type="float"/>
          <table:table-cell office:value="2778986" office:value-type="float"/>
          <table:table-cell office:value="50" office:value-type="float"/>
          <table:table-cell office:value="0.031055900621118012" office:value-type="float"/>
          <table:table-cell office:value="57.93480067909662" office:value-type="float"/>
          <table:table-cell office:value="1.799217412394305" office:value-type="float"/>
        </table:table-row>
        <table:table-row>
          <table:table-cell office:value-type="string">
            <text:p>2020-04-18</text:p>
          </table:table-cell>
          <table:table-cell office:value-type="string">
            <text:p>MT</text:p>
          </table:table-cell>
          <table:table-cell office:value="171" office:value-type="float"/>
          <table:table-cell office:value="5" office:value-type="float"/>
          <table:table-cell office:value="3484466" office:value-type="float"/>
          <table:table-cell office:value="51" office:value-type="float"/>
          <table:table-cell office:value="0.029239766081871343" office:value-type="float"/>
          <table:table-cell office:value="49.07495151337393" office:value-type="float"/>
          <table:table-cell office:value="1.4349401027302318" office:value-type="float"/>
        </table:table-row>
        <table:table-row>
          <table:table-cell office:value-type="string">
            <text:p>2020-04-18</text:p>
          </table:table-cell>
          <table:table-cell office:value-type="string">
            <text:p>PA</text:p>
          </table:table-cell>
          <table:table-cell office:value="641" office:value-type="float"/>
          <table:table-cell office:value="33" office:value-type="float"/>
          <table:table-cell office:value="8602865" office:value-type="float"/>
          <table:table-cell office:value="15" office:value-type="float"/>
          <table:table-cell office:value="0.0514820592823713" office:value-type="float"/>
          <table:table-cell office:value="74.51006147370673" office:value-type="float"/>
          <table:table-cell office:value="3.8359314019224993" office:value-type="float"/>
        </table:table-row>
        <table:table-row>
          <table:table-cell office:value-type="string">
            <text:p>2020-04-18</text:p>
          </table:table-cell>
          <table:table-cell office:value-type="string">
            <text:p>PB</text:p>
          </table:table-cell>
          <table:table-cell office:value="236" office:value-type="float"/>
          <table:table-cell office:value="29" office:value-type="float"/>
          <table:table-cell office:value="4018127" office:value-type="float"/>
          <table:table-cell office:value="25" office:value-type="float"/>
          <table:table-cell office:value="0.1228813559322034" office:value-type="float"/>
          <table:table-cell office:value="58.73383295251743" office:value-type="float"/>
          <table:table-cell office:value="7.21729303230087" office:value-type="float"/>
        </table:table-row>
        <table:table-row>
          <table:table-cell office:value-type="string">
            <text:p>2020-04-18</text:p>
          </table:table-cell>
          <table:table-cell office:value-type="string">
            <text:p>PE</text:p>
          </table:table-cell>
          <table:table-cell office:value="2193" office:value-type="float"/>
          <table:table-cell office:value="205" office:value-type="float"/>
          <table:table-cell office:value="9557071" office:value-type="float"/>
          <table:table-cell office:value="26" office:value-type="float"/>
          <table:table-cell office:value="0.09347925216598267" office:value-type="float"/>
          <table:table-cell office:value="229.46360867257343" office:value-type="float"/>
          <table:table-cell office:value="21.45008653801986" office:value-type="float"/>
        </table:table-row>
        <table:table-row>
          <table:table-cell office:value-type="string">
            <text:p>2020-04-18</text:p>
          </table:table-cell>
          <table:table-cell office:value-type="string">
            <text:p>PI</text:p>
          </table:table-cell>
          <table:table-cell office:value="144" office:value-type="float"/>
          <table:table-cell office:value="10" office:value-type="float"/>
          <table:table-cell office:value="3273227" office:value-type="float"/>
          <table:table-cell office:value="22" office:value-type="float"/>
          <table:table-cell office:value="0.06944444444444445" office:value-type="float"/>
          <table:table-cell office:value="43.99328247017393" office:value-type="float"/>
          <table:table-cell office:value="3.0550890604287453" office:value-type="float"/>
        </table:table-row>
        <table:table-row>
          <table:table-cell office:value-type="string">
            <text:p>2020-04-18</text:p>
          </table:table-cell>
          <table:table-cell office:value-type="string">
            <text:p>PR</text:p>
          </table:table-cell>
          <table:table-cell office:value="960" office:value-type="float"/>
          <table:table-cell office:value="49" office:value-type="float"/>
          <table:table-cell office:value="11433957" office:value-type="float"/>
          <table:table-cell office:value="41" office:value-type="float"/>
          <table:table-cell office:value="0.051041666666666666" office:value-type="float"/>
          <table:table-cell office:value="83.96043469465558" office:value-type="float"/>
          <table:table-cell office:value="4.285480520873045" office:value-type="float"/>
        </table:table-row>
        <table:table-row>
          <table:table-cell office:value-type="string">
            <text:p>2020-04-18</text:p>
          </table:table-cell>
          <table:table-cell office:value-type="string">
            <text:p>RJ</text:p>
          </table:table-cell>
          <table:table-cell office:value="4543" office:value-type="float"/>
          <table:table-cell office:value="387" office:value-type="float"/>
          <table:table-cell office:value="17264943" office:value-type="float"/>
          <table:table-cell office:value="33" office:value-type="float"/>
          <table:table-cell office:value="0.08518600044023773" office:value-type="float"/>
          <table:table-cell office:value="263.134375827363" office:value-type="float"/>
          <table:table-cell office:value="22.415365055071423" office:value-type="float"/>
        </table:table-row>
        <table:table-row>
          <table:table-cell office:value-type="string">
            <text:p>2020-04-18</text:p>
          </table:table-cell>
          <table:table-cell office:value-type="string">
            <text:p>RN</text:p>
          </table:table-cell>
          <table:table-cell office:value="561" office:value-type="float"/>
          <table:table-cell office:value="26" office:value-type="float"/>
          <table:table-cell office:value="3506853" office:value-type="float"/>
          <table:table-cell office:value="24" office:value-type="float"/>
          <table:table-cell office:value="0.04634581105169341" office:value-type="float"/>
          <table:table-cell office:value="159.97248815390893" office:value-type="float"/>
          <table:table-cell office:value="7.414054709450324" office:value-type="float"/>
        </table:table-row>
        <table:table-row>
          <table:table-cell office:value-type="string">
            <text:p>2020-04-18</text:p>
          </table:table-cell>
          <table:table-cell office:value-type="string">
            <text:p>RO</text:p>
          </table:table-cell>
          <table:table-cell office:value="128" office:value-type="float"/>
          <table:table-cell office:value="4" office:value-type="float"/>
          <table:table-cell office:value="1777225" office:value-type="float"/>
          <table:table-cell office:value="11" office:value-type="float"/>
          <table:table-cell office:value="0.03125" office:value-type="float"/>
          <table:table-cell office:value="72.02239446327843" office:value-type="float"/>
          <table:table-cell office:value="2.250699826977451" office:value-type="float"/>
        </table:table-row>
        <table:table-row>
          <table:table-cell office:value-type="string">
            <text:p>2020-04-18</text:p>
          </table:table-cell>
          <table:table-cell office:value-type="string">
            <text:p>RR</text:p>
          </table:table-cell>
          <table:table-cell office:value="222" office:value-type="float"/>
          <table:table-cell office:value="3" office:value-type="float"/>
          <table:table-cell office:value="605761" office:value-type="float"/>
          <table:table-cell office:value="14" office:value-type="float"/>
          <table:table-cell office:value="0.013513513513513514" office:value-type="float"/>
          <table:table-cell office:value="366.4811699663729" office:value-type="float"/>
          <table:table-cell office:value="4.952448242788822" office:value-type="float"/>
        </table:table-row>
        <table:table-row>
          <table:table-cell office:value-type="string">
            <text:p>2020-04-18</text:p>
          </table:table-cell>
          <table:table-cell office:value-type="string">
            <text:p>RS</text:p>
          </table:table-cell>
          <table:table-cell office:value="854" office:value-type="float"/>
          <table:table-cell office:value="24" office:value-type="float"/>
          <table:table-cell office:value="11377239" office:value-type="float"/>
          <table:table-cell office:value="43" office:value-type="float"/>
          <table:table-cell office:value="0.02810304449648712" office:value-type="float"/>
          <table:table-cell office:value="75.06214820660794" office:value-type="float"/>
          <table:table-cell office:value="2.109474891052214" office:value-type="float"/>
        </table:table-row>
        <table:table-row>
          <table:table-cell office:value-type="string">
            <text:p>2020-04-18</text:p>
          </table:table-cell>
          <table:table-cell office:value-type="string">
            <text:p>SC</text:p>
          </table:table-cell>
          <table:table-cell office:value="975" office:value-type="float"/>
          <table:table-cell office:value="32" office:value-type="float"/>
          <table:table-cell office:value="7164788" office:value-type="float"/>
          <table:table-cell office:value="42" office:value-type="float"/>
          <table:table-cell office:value="0.03282051282051282" office:value-type="float"/>
          <table:table-cell office:value="136.0821841483656" office:value-type="float"/>
          <table:table-cell office:value="4.466287069484819" office:value-type="float"/>
        </table:table-row>
        <table:table-row>
          <table:table-cell office:value-type="string">
            <text:p>2020-04-18</text:p>
          </table:table-cell>
          <table:table-cell office:value-type="string">
            <text:p>SE</text:p>
          </table:table-cell>
          <table:table-cell office:value="71" office:value-type="float"/>
          <table:table-cell office:value="5" office:value-type="float"/>
          <table:table-cell office:value="2298696" office:value-type="float"/>
          <table:table-cell office:value="28" office:value-type="float"/>
          <table:table-cell office:value="0.07042253521126761" office:value-type="float"/>
          <table:table-cell office:value="30.887076847047194" office:value-type="float"/>
          <table:table-cell office:value="2.1751462568343096" office:value-type="float"/>
        </table:table-row>
        <table:table-row>
          <table:table-cell office:value-type="string">
            <text:p>2020-04-18</text:p>
          </table:table-cell>
          <table:table-cell office:value-type="string">
            <text:p>SP</text:p>
          </table:table-cell>
          <table:table-cell office:value="13894" office:value-type="float"/>
          <table:table-cell office:value="991" office:value-type="float"/>
          <table:table-cell office:value="45919049" office:value-type="float"/>
          <table:table-cell office:value="35" office:value-type="float"/>
          <table:table-cell office:value="0.07132575212321865" office:value-type="float"/>
          <table:table-cell office:value="302.5759527380456" office:value-type="float"/>
          <table:table-cell office:value="21.581457403440563" office:value-type="float"/>
        </table:table-row>
        <table:table-row>
          <table:table-cell office:value-type="string">
            <text:p>2020-04-18</text:p>
          </table:table-cell>
          <table:table-cell office:value-type="string">
            <text:p>TO</text:p>
          </table:table-cell>
          <table:table-cell office:value="33" office:value-type="float"/>
          <table:table-cell office:value="1" office:value-type="float"/>
          <table:table-cell office:value="1572866" office:value-type="float"/>
          <table:table-cell office:value="17" office:value-type="float"/>
          <table:table-cell office:value="0.030303030303030304" office:value-type="float"/>
          <table:table-cell office:value="20.98080828246017" office:value-type="float"/>
          <table:table-cell office:value="0.6357820691654598" office:value-type="float"/>
        </table:table-row>
      </table:table>
      <table:table table:name="2020-04-19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_population</text:p>
          </table:table-cell>
          <table:table-cell office:value-type="string">
            <text:p>city_ibge_code</text:p>
          </table:table-cell>
          <table:table-cell office:value-type="string">
            <text:p>μ_confirmed</text:p>
          </table:table-cell>
          <table:table-cell office:value-type="string">
            <text:p>confirmed_per_1mi</text:p>
          </table:table-cell>
          <table:table-cell office:value-type="string">
            <text:p>deaths_per_1mi</text:p>
          </table:table-cell>
        </table:table-row>
        <table:table-row>
          <table:table-cell office:value-type="string">
            <text:p>2020-04-19</text:p>
          </table:table-cell>
          <table:table-cell office:value-type="string">
            <text:p>AC</text:p>
          </table:table-cell>
          <table:table-cell office:value="163" office:value-type="float"/>
          <table:table-cell office:value="6" office:value-type="float"/>
          <table:table-cell office:value="881935" office:value-type="float"/>
          <table:table-cell office:value="12" office:value-type="float"/>
          <table:table-cell office:value="0.03680981595092025" office:value-type="float"/>
          <table:table-cell office:value="184.820876821988" office:value-type="float"/>
          <table:table-cell office:value="6.80322245970508" office:value-type="float"/>
        </table:table-row>
        <table:table-row>
          <table:table-cell office:value-type="string">
            <text:p>2020-04-19</text:p>
          </table:table-cell>
          <table:table-cell office:value-type="string">
            <text:p>AL</text:p>
          </table:table-cell>
          <table:table-cell office:value="159" office:value-type="float"/>
          <table:table-cell office:value="15" office:value-type="float"/>
          <table:table-cell office:value="3337357" office:value-type="float"/>
          <table:table-cell office:value="27" office:value-type="float"/>
          <table:table-cell office:value="0.09433962264150944" office:value-type="float"/>
          <table:table-cell office:value="47.64249074941638" office:value-type="float"/>
          <table:table-cell office:value="4.494574599001545" office:value-type="float"/>
        </table:table-row>
        <table:table-row>
          <table:table-cell office:value-type="string">
            <text:p>2020-04-19</text:p>
          </table:table-cell>
          <table:table-cell office:value-type="string">
            <text:p>AM</text:p>
          </table:table-cell>
          <table:table-cell office:value="2044" office:value-type="float"/>
          <table:table-cell office:value="182" office:value-type="float"/>
          <table:table-cell office:value="4144597" office:value-type="float"/>
          <table:table-cell office:value="13" office:value-type="float"/>
          <table:table-cell office:value="0.08904109589041095" office:value-type="float"/>
          <table:table-cell office:value="493.17219502885325" office:value-type="float"/>
          <table:table-cell office:value="43.91259270804858" office:value-type="float"/>
        </table:table-row>
        <table:table-row>
          <table:table-cell office:value-type="string">
            <text:p>2020-04-19</text:p>
          </table:table-cell>
          <table:table-cell office:value-type="string">
            <text:p>AP</text:p>
          </table:table-cell>
          <table:table-cell office:value="416" office:value-type="float"/>
          <table:table-cell office:value="11" office:value-type="float"/>
          <table:table-cell office:value="845731" office:value-type="float"/>
          <table:table-cell office:value="16" office:value-type="float"/>
          <table:table-cell office:value="0.026442307692307692" office:value-type="float"/>
          <table:table-cell office:value="491.88217057196675" office:value-type="float"/>
          <table:table-cell office:value="13.00649970262412" office:value-type="float"/>
        </table:table-row>
        <table:table-row>
          <table:table-cell office:value-type="string">
            <text:p>2020-04-19</text:p>
          </table:table-cell>
          <table:table-cell office:value-type="string">
            <text:p>BA</text:p>
          </table:table-cell>
          <table:table-cell office:value="1249" office:value-type="float"/>
          <table:table-cell office:value="45" office:value-type="float"/>
          <table:table-cell office:value="14873064" office:value-type="float"/>
          <table:table-cell office:value="29" office:value-type="float"/>
          <table:table-cell office:value="0.036028823058446756" office:value-type="float"/>
          <table:table-cell office:value="83.97731630819312" office:value-type="float"/>
          <table:table-cell office:value="3.025603870191105" office:value-type="float"/>
        </table:table-row>
        <table:table-row>
          <table:table-cell office:value-type="string">
            <text:p>2020-04-19</text:p>
          </table:table-cell>
          <table:table-cell office:value-type="string">
            <text:p>CE</text:p>
          </table:table-cell>
          <table:table-cell office:value="3306" office:value-type="float"/>
          <table:table-cell office:value="189" office:value-type="float"/>
          <table:table-cell office:value="9132078" office:value-type="float"/>
          <table:table-cell office:value="23" office:value-type="float"/>
          <table:table-cell office:value="0.05716878402903811" office:value-type="float"/>
          <table:table-cell office:value="362.0205609281918" office:value-type="float"/>
          <table:table-cell office:value="20.696275261775032" office:value-type="float"/>
        </table:table-row>
        <table:table-row>
          <table:table-cell office:value-type="string">
            <text:p>2020-04-19</text:p>
          </table:table-cell>
          <table:table-cell office:value-type="string">
            <text:p>DF</text:p>
          </table:table-cell>
          <table:table-cell office:value="860" office:value-type="float"/>
          <table:table-cell office:value="24" office:value-type="float"/>
          <table:table-cell office:value="3015268" office:value-type="float"/>
          <table:table-cell office:value="53" office:value-type="float"/>
          <table:table-cell office:value="0.027906976744186046" office:value-type="float"/>
          <table:table-cell office:value="285.21511189055167" office:value-type="float"/>
          <table:table-cell office:value="7.959491494620047" office:value-type="float"/>
        </table:table-row>
        <table:table-row>
          <table:table-cell office:value-type="string">
            <text:p>2020-04-19</text:p>
          </table:table-cell>
          <table:table-cell office:value-type="string">
            <text:p>ES</text:p>
          </table:table-cell>
          <table:table-cell office:value="1195" office:value-type="float"/>
          <table:table-cell office:value="34" office:value-type="float"/>
          <table:table-cell office:value="4018650" office:value-type="float"/>
          <table:table-cell office:value="32" office:value-type="float"/>
          <table:table-cell office:value="0.028451882845188285" office:value-type="float"/>
          <table:table-cell office:value="297.3635424831722" office:value-type="float"/>
          <table:table-cell office:value="8.460552673161384" office:value-type="float"/>
        </table:table-row>
        <table:table-row>
          <table:table-cell office:value-type="string">
            <text:p>2020-04-19</text:p>
          </table:table-cell>
          <table:table-cell office:value-type="string">
            <text:p>GO</text:p>
          </table:table-cell>
          <table:table-cell office:value="393" office:value-type="float"/>
          <table:table-cell office:value="18" office:value-type="float"/>
          <table:table-cell office:value="7018354" office:value-type="float"/>
          <table:table-cell office:value="52" office:value-type="float"/>
          <table:table-cell office:value="0.04580152671755725" office:value-type="float"/>
          <table:table-cell office:value="55.99603553767735" office:value-type="float"/>
          <table:table-cell office:value="2.5647039177562148" office:value-type="float"/>
        </table:table-row>
        <table:table-row>
          <table:table-cell office:value-type="string">
            <text:p>2020-04-19</text:p>
          </table:table-cell>
          <table:table-cell office:value-type="string">
            <text:p>MA</text:p>
          </table:table-cell>
          <table:table-cell office:value="1320" office:value-type="float"/>
          <table:table-cell office:value="54" office:value-type="float"/>
          <table:table-cell office:value="7075181" office:value-type="float"/>
          <table:table-cell office:value="21" office:value-type="float"/>
          <table:table-cell office:value="0.04090909090909091" office:value-type="float"/>
          <table:table-cell office:value="186.56766519471375" office:value-type="float"/>
          <table:table-cell office:value="7.63231357614738" office:value-type="float"/>
        </table:table-row>
        <table:table-row>
          <table:table-cell office:value-type="string">
            <text:p>2020-04-19</text:p>
          </table:table-cell>
          <table:table-cell office:value-type="string">
            <text:p>MG</text:p>
          </table:table-cell>
          <table:table-cell office:value="1154" office:value-type="float"/>
          <table:table-cell office:value="39" office:value-type="float"/>
          <table:table-cell office:value="21168791" office:value-type="float"/>
          <table:table-cell office:value="31" office:value-type="float"/>
          <table:table-cell office:value="0.033795493934142114" office:value-type="float"/>
          <table:table-cell office:value="54.514213872677" office:value-type="float"/>
          <table:table-cell office:value="1.8423347842585813" office:value-type="float"/>
        </table:table-row>
        <table:table-row>
          <table:table-cell office:value-type="string">
            <text:p>2020-04-19</text:p>
          </table:table-cell>
          <table:table-cell office:value-type="string">
            <text:p>MS</text:p>
          </table:table-cell>
          <table:table-cell office:value="168" office:value-type="float"/>
          <table:table-cell office:value="5" office:value-type="float"/>
          <table:table-cell office:value="2778986" office:value-type="float"/>
          <table:table-cell office:value="50" office:value-type="float"/>
          <table:table-cell office:value="0.02976190476190476" office:value-type="float"/>
          <table:table-cell office:value="60.45370505644865" office:value-type="float"/>
          <table:table-cell office:value="1.799217412394305" office:value-type="float"/>
        </table:table-row>
        <table:table-row>
          <table:table-cell office:value-type="string">
            <text:p>2020-04-19</text:p>
          </table:table-cell>
          <table:table-cell office:value-type="string">
            <text:p>MT</text:p>
          </table:table-cell>
          <table:table-cell office:value="174" office:value-type="float"/>
          <table:table-cell office:value="5" office:value-type="float"/>
          <table:table-cell office:value="3484466" office:value-type="float"/>
          <table:table-cell office:value="51" office:value-type="float"/>
          <table:table-cell office:value="0.028735632183908046" office:value-type="float"/>
          <table:table-cell office:value="49.93591557501207" office:value-type="float"/>
          <table:table-cell office:value="1.4349401027302318" office:value-type="float"/>
        </table:table-row>
        <table:table-row>
          <table:table-cell office:value-type="string">
            <text:p>2020-04-19</text:p>
          </table:table-cell>
          <table:table-cell office:value-type="string">
            <text:p>PA</text:p>
          </table:table-cell>
          <table:table-cell office:value="685" office:value-type="float"/>
          <table:table-cell office:value="34" office:value-type="float"/>
          <table:table-cell office:value="8602865" office:value-type="float"/>
          <table:table-cell office:value="15" office:value-type="float"/>
          <table:table-cell office:value="0.049635036496350364" office:value-type="float"/>
          <table:table-cell office:value="79.62463667627006" office:value-type="float"/>
          <table:table-cell office:value="3.952171747435302" office:value-type="float"/>
        </table:table-row>
        <table:table-row>
          <table:table-cell office:value-type="string">
            <text:p>2020-04-19</text:p>
          </table:table-cell>
          <table:table-cell office:value-type="string">
            <text:p>PB</text:p>
          </table:table-cell>
          <table:table-cell office:value="245" office:value-type="float"/>
          <table:table-cell office:value="32" office:value-type="float"/>
          <table:table-cell office:value="4018127" office:value-type="float"/>
          <table:table-cell office:value="25" office:value-type="float"/>
          <table:table-cell office:value="0.1306122448979592" office:value-type="float"/>
          <table:table-cell office:value="60.973682514265974" office:value-type="float"/>
          <table:table-cell office:value="7.963909552883719" office:value-type="float"/>
        </table:table-row>
        <table:table-row>
          <table:table-cell office:value-type="string">
            <text:p>2020-04-19</text:p>
          </table:table-cell>
          <table:table-cell office:value-type="string">
            <text:p>PE</text:p>
          </table:table-cell>
          <table:table-cell office:value="2459" office:value-type="float"/>
          <table:table-cell office:value="216" office:value-type="float"/>
          <table:table-cell office:value="9557071" office:value-type="float"/>
          <table:table-cell office:value="26" office:value-type="float"/>
          <table:table-cell office:value="0.08784058560390402" office:value-type="float"/>
          <table:table-cell office:value="257.29640388776016" office:value-type="float"/>
          <table:table-cell office:value="22.60106679127946" office:value-type="float"/>
        </table:table-row>
        <table:table-row>
          <table:table-cell office:value-type="string">
            <text:p>2020-04-19</text:p>
          </table:table-cell>
          <table:table-cell office:value-type="string">
            <text:p>PI</text:p>
          </table:table-cell>
          <table:table-cell office:value="158" office:value-type="float"/>
          <table:table-cell office:value="12" office:value-type="float"/>
          <table:table-cell office:value="3273227" office:value-type="float"/>
          <table:table-cell office:value="22" office:value-type="float"/>
          <table:table-cell office:value="0.0759493670886076" office:value-type="float"/>
          <table:table-cell office:value="48.27040715477417" office:value-type="float"/>
          <table:table-cell office:value="3.666106872514494" office:value-type="float"/>
        </table:table-row>
        <table:table-row>
          <table:table-cell office:value-type="string">
            <text:p>2020-04-19</text:p>
          </table:table-cell>
          <table:table-cell office:value-type="string">
            <text:p>PR</text:p>
          </table:table-cell>
          <table:table-cell office:value="1002" office:value-type="float"/>
          <table:table-cell office:value="52" office:value-type="float"/>
          <table:table-cell office:value="11433957" office:value-type="float"/>
          <table:table-cell office:value="41" office:value-type="float"/>
          <table:table-cell office:value="0.05189620758483034" office:value-type="float"/>
          <table:table-cell office:value="87.63370371254676" office:value-type="float"/>
          <table:table-cell office:value="4.547856879293843" office:value-type="float"/>
        </table:table-row>
        <table:table-row>
          <table:table-cell office:value-type="string">
            <text:p>2020-04-19</text:p>
          </table:table-cell>
          <table:table-cell office:value-type="string">
            <text:p>RJ</text:p>
          </table:table-cell>
          <table:table-cell office:value="4675" office:value-type="float"/>
          <table:table-cell office:value="402" office:value-type="float"/>
          <table:table-cell office:value="17264943" office:value-type="float"/>
          <table:table-cell office:value="33" office:value-type="float"/>
          <table:table-cell office:value="0.08598930481283422" office:value-type="float"/>
          <table:table-cell office:value="270.7799266988602" office:value-type="float"/>
          <table:table-cell office:value="23.2841776541052" office:value-type="float"/>
        </table:table-row>
        <table:table-row>
          <table:table-cell office:value-type="string">
            <text:p>2020-04-19</text:p>
          </table:table-cell>
          <table:table-cell office:value-type="string">
            <text:p>RN</text:p>
          </table:table-cell>
          <table:table-cell office:value="595" office:value-type="float"/>
          <table:table-cell office:value="27" office:value-type="float"/>
          <table:table-cell office:value="3506853" office:value-type="float"/>
          <table:table-cell office:value="24" office:value-type="float"/>
          <table:table-cell office:value="0.0453781512605042" office:value-type="float"/>
          <table:table-cell office:value="169.66779046626704" office:value-type="float"/>
          <table:table-cell office:value="7.699210659813799" office:value-type="float"/>
        </table:table-row>
        <table:table-row>
          <table:table-cell office:value-type="string">
            <text:p>2020-04-19</text:p>
          </table:table-cell>
          <table:table-cell office:value-type="string">
            <text:p>RO</text:p>
          </table:table-cell>
          <table:table-cell office:value="160" office:value-type="float"/>
          <table:table-cell office:value="4" office:value-type="float"/>
          <table:table-cell office:value="1777225" office:value-type="float"/>
          <table:table-cell office:value="11" office:value-type="float"/>
          <table:table-cell office:value="0.025" office:value-type="float"/>
          <table:table-cell office:value="90.02799307909804" office:value-type="float"/>
          <table:table-cell office:value="2.250699826977451" office:value-type="float"/>
        </table:table-row>
        <table:table-row>
          <table:table-cell office:value-type="string">
            <text:p>2020-04-19</text:p>
          </table:table-cell>
          <table:table-cell office:value-type="string">
            <text:p>RR</text:p>
          </table:table-cell>
          <table:table-cell office:value="244" office:value-type="float"/>
          <table:table-cell office:value="3" office:value-type="float"/>
          <table:table-cell office:value="605761" office:value-type="float"/>
          <table:table-cell office:value="14" office:value-type="float"/>
          <table:table-cell office:value="0.012295081967213115" office:value-type="float"/>
          <table:table-cell office:value="402.79912374682425" office:value-type="float"/>
          <table:table-cell office:value="4.952448242788822" office:value-type="float"/>
        </table:table-row>
        <table:table-row>
          <table:table-cell office:value-type="string">
            <text:p>2020-04-19</text:p>
          </table:table-cell>
          <table:table-cell office:value-type="string">
            <text:p>RS</text:p>
          </table:table-cell>
          <table:table-cell office:value="869" office:value-type="float"/>
          <table:table-cell office:value="26" office:value-type="float"/>
          <table:table-cell office:value="11377239" office:value-type="float"/>
          <table:table-cell office:value="43" office:value-type="float"/>
          <table:table-cell office:value="0.02991944764096663" office:value-type="float"/>
          <table:table-cell office:value="76.38057001351558" office:value-type="float"/>
          <table:table-cell office:value="2.285264465306565" office:value-type="float"/>
        </table:table-row>
        <table:table-row>
          <table:table-cell office:value-type="string">
            <text:p>2020-04-19</text:p>
          </table:table-cell>
          <table:table-cell office:value-type="string">
            <text:p>SC</text:p>
          </table:table-cell>
          <table:table-cell office:value="1025" office:value-type="float"/>
          <table:table-cell office:value="35" office:value-type="float"/>
          <table:table-cell office:value="7164788" office:value-type="float"/>
          <table:table-cell office:value="42" office:value-type="float"/>
          <table:table-cell office:value="0.03414634146341464" office:value-type="float"/>
          <table:table-cell office:value="143.0607576944356" office:value-type="float"/>
          <table:table-cell office:value="4.885001482249021" office:value-type="float"/>
        </table:table-row>
        <table:table-row>
          <table:table-cell office:value-type="string">
            <text:p>2020-04-19</text:p>
          </table:table-cell>
          <table:table-cell office:value-type="string">
            <text:p>SE</text:p>
          </table:table-cell>
          <table:table-cell office:value="86" office:value-type="float"/>
          <table:table-cell office:value="5" office:value-type="float"/>
          <table:table-cell office:value="2298696" office:value-type="float"/>
          <table:table-cell office:value="28" office:value-type="float"/>
          <table:table-cell office:value="0.05813953488372093" office:value-type="float"/>
          <table:table-cell office:value="37.41251561755013" office:value-type="float"/>
          <table:table-cell office:value="2.1751462568343096" office:value-type="float"/>
        </table:table-row>
        <table:table-row>
          <table:table-cell office:value-type="string">
            <text:p>2020-04-19</text:p>
          </table:table-cell>
          <table:table-cell office:value-type="string">
            <text:p>SP</text:p>
          </table:table-cell>
          <table:table-cell office:value="14267" office:value-type="float"/>
          <table:table-cell office:value="1015" office:value-type="float"/>
          <table:table-cell office:value="45919049" office:value-type="float"/>
          <table:table-cell office:value="35" office:value-type="float"/>
          <table:table-cell office:value="0.07114319758884138" office:value-type="float"/>
          <table:table-cell office:value="310.6989432642649" office:value-type="float"/>
          <table:table-cell office:value="22.104116311293815" office:value-type="float"/>
        </table:table-row>
        <table:table-row>
          <table:table-cell office:value-type="string">
            <text:p>2020-04-19</text:p>
          </table:table-cell>
          <table:table-cell office:value-type="string">
            <text:p>TO</text:p>
          </table:table-cell>
          <table:table-cell office:value="34" office:value-type="float"/>
          <table:table-cell office:value="1" office:value-type="float"/>
          <table:table-cell office:value="1572866" office:value-type="float"/>
          <table:table-cell office:value="17" office:value-type="float"/>
          <table:table-cell office:value="0.029411764705882353" office:value-type="float"/>
          <table:table-cell office:value="21.616590351625632" office:value-type="float"/>
          <table:table-cell office:value="0.6357820691654598" office:value-type="float"/>
        </table:table-row>
      </table:table>
      <table:table table:name="2020-04-20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_population</text:p>
          </table:table-cell>
          <table:table-cell office:value-type="string">
            <text:p>city_ibge_code</text:p>
          </table:table-cell>
          <table:table-cell office:value-type="string">
            <text:p>μ_confirmed</text:p>
          </table:table-cell>
          <table:table-cell office:value-type="string">
            <text:p>confirmed_per_1mi</text:p>
          </table:table-cell>
          <table:table-cell office:value-type="string">
            <text:p>deaths_per_1mi</text:p>
          </table:table-cell>
        </table:table-row>
        <table:table-row>
          <table:table-cell office:value-type="string">
            <text:p>2020-04-20</text:p>
          </table:table-cell>
          <table:table-cell office:value-type="string">
            <text:p>AC</text:p>
          </table:table-cell>
          <table:table-cell office:value="176" office:value-type="float"/>
          <table:table-cell office:value="8" office:value-type="float"/>
          <table:table-cell office:value="881935" office:value-type="float"/>
          <table:table-cell office:value="12" office:value-type="float"/>
          <table:table-cell office:value="0.045454545454545456" office:value-type="float"/>
          <table:table-cell office:value="199.56119215134902" office:value-type="float"/>
          <table:table-cell office:value="9.070963279606774" office:value-type="float"/>
        </table:table-row>
        <table:table-row>
          <table:table-cell office:value-type="string">
            <text:p>2020-04-20</text:p>
          </table:table-cell>
          <table:table-cell office:value-type="string">
            <text:p>AL</text:p>
          </table:table-cell>
          <table:table-cell office:value="171" office:value-type="float"/>
          <table:table-cell office:value="18" office:value-type="float"/>
          <table:table-cell office:value="3337357" office:value-type="float"/>
          <table:table-cell office:value="27" office:value-type="float"/>
          <table:table-cell office:value="0.10526315789473684" office:value-type="float"/>
          <table:table-cell office:value="51.238150428617615" office:value-type="float"/>
          <table:table-cell office:value="5.393489518801855" office:value-type="float"/>
        </table:table-row>
        <table:table-row>
          <table:table-cell office:value-type="string">
            <text:p>2020-04-20</text:p>
          </table:table-cell>
          <table:table-cell office:value-type="string">
            <text:p>AM</text:p>
          </table:table-cell>
          <table:table-cell office:value="2160" office:value-type="float"/>
          <table:table-cell office:value="185" office:value-type="float"/>
          <table:table-cell office:value="4144597" office:value-type="float"/>
          <table:table-cell office:value="13" office:value-type="float"/>
          <table:table-cell office:value="0.08564814814814815" office:value-type="float"/>
          <table:table-cell office:value="521.1604409306864" office:value-type="float"/>
          <table:table-cell office:value="44.63642665378564" office:value-type="float"/>
        </table:table-row>
        <table:table-row>
          <table:table-cell office:value-type="string">
            <text:p>2020-04-20</text:p>
          </table:table-cell>
          <table:table-cell office:value-type="string">
            <text:p>AP</text:p>
          </table:table-cell>
          <table:table-cell office:value="435" office:value-type="float"/>
          <table:table-cell office:value="13" office:value-type="float"/>
          <table:table-cell office:value="845731" office:value-type="float"/>
          <table:table-cell office:value="16" office:value-type="float"/>
          <table:table-cell office:value="0.029885057471264367" office:value-type="float"/>
          <table:table-cell office:value="514.3479427855902" office:value-type="float"/>
          <table:table-cell office:value="15.371317830373961" office:value-type="float"/>
        </table:table-row>
        <table:table-row>
          <table:table-cell office:value-type="string">
            <text:p>2020-04-20</text:p>
          </table:table-cell>
          <table:table-cell office:value-type="string">
            <text:p>BA</text:p>
          </table:table-cell>
          <table:table-cell office:value="1377" office:value-type="float"/>
          <table:table-cell office:value="47" office:value-type="float"/>
          <table:table-cell office:value="14873064" office:value-type="float"/>
          <table:table-cell office:value="29" office:value-type="float"/>
          <table:table-cell office:value="0.03413217138707335" office:value-type="float"/>
          <table:table-cell office:value="92.58347842784782" office:value-type="float"/>
          <table:table-cell office:value="3.16007515331071" office:value-type="float"/>
        </table:table-row>
        <table:table-row>
          <table:table-cell office:value-type="string">
            <text:p>2020-04-20</text:p>
          </table:table-cell>
          <table:table-cell office:value-type="string">
            <text:p>CE</text:p>
          </table:table-cell>
          <table:table-cell office:value="3485" office:value-type="float"/>
          <table:table-cell office:value="206" office:value-type="float"/>
          <table:table-cell office:value="9132078" office:value-type="float"/>
          <table:table-cell office:value="23" office:value-type="float"/>
          <table:table-cell office:value="0.059110473457675755" office:value-type="float"/>
          <table:table-cell office:value="381.6217951708253" office:value-type="float"/>
          <table:table-cell office:value="22.55784499431564" office:value-type="float"/>
        </table:table-row>
        <table:table-row>
          <table:table-cell office:value-type="string">
            <text:p>2020-04-20</text:p>
          </table:table-cell>
          <table:table-cell office:value-type="string">
            <text:p>DF</text:p>
          </table:table-cell>
          <table:table-cell office:value="875" office:value-type="float"/>
          <table:table-cell office:value="24" office:value-type="float"/>
          <table:table-cell office:value="3015268" office:value-type="float"/>
          <table:table-cell office:value="53" office:value-type="float"/>
          <table:table-cell office:value="0.027428571428571427" office:value-type="float"/>
          <table:table-cell office:value="290.1897940746892" office:value-type="float"/>
          <table:table-cell office:value="7.959491494620047" office:value-type="float"/>
        </table:table-row>
        <table:table-row>
          <table:table-cell office:value-type="string">
            <text:p>2020-04-20</text:p>
          </table:table-cell>
          <table:table-cell office:value-type="string">
            <text:p>ES</text:p>
          </table:table-cell>
          <table:table-cell office:value="1212" office:value-type="float"/>
          <table:table-cell office:value="34" office:value-type="float"/>
          <table:table-cell office:value="4018650" office:value-type="float"/>
          <table:table-cell office:value="32" office:value-type="float"/>
          <table:table-cell office:value="0.028052805280528052" office:value-type="float"/>
          <table:table-cell office:value="301.5938188197529" office:value-type="float"/>
          <table:table-cell office:value="8.460552673161384" office:value-type="float"/>
        </table:table-row>
        <table:table-row>
          <table:table-cell office:value-type="string">
            <text:p>2020-04-20</text:p>
          </table:table-cell>
          <table:table-cell office:value-type="string">
            <text:p>GO</text:p>
          </table:table-cell>
          <table:table-cell office:value="403" office:value-type="float"/>
          <table:table-cell office:value="19" office:value-type="float"/>
          <table:table-cell office:value="7018354" office:value-type="float"/>
          <table:table-cell office:value="52" office:value-type="float"/>
          <table:table-cell office:value="0.04714640198511166" office:value-type="float"/>
          <table:table-cell office:value="57.420871047541915" office:value-type="float"/>
          <table:table-cell office:value="2.707187468742671" office:value-type="float"/>
        </table:table-row>
        <table:table-row>
          <table:table-cell office:value-type="string">
            <text:p>2020-04-20</text:p>
          </table:table-cell>
          <table:table-cell office:value-type="string">
            <text:p>MA</text:p>
          </table:table-cell>
          <table:table-cell office:value="1396" office:value-type="float"/>
          <table:table-cell office:value="60" office:value-type="float"/>
          <table:table-cell office:value="7075181" office:value-type="float"/>
          <table:table-cell office:value="21" office:value-type="float"/>
          <table:table-cell office:value="0.04297994269340974" office:value-type="float"/>
          <table:table-cell office:value="197.30943985743968" office:value-type="float"/>
          <table:table-cell office:value="8.480348417941533" office:value-type="float"/>
        </table:table-row>
        <table:table-row>
          <table:table-cell office:value-type="string">
            <text:p>2020-04-20</text:p>
          </table:table-cell>
          <table:table-cell office:value-type="string">
            <text:p>MG</text:p>
          </table:table-cell>
          <table:table-cell office:value="1189" office:value-type="float"/>
          <table:table-cell office:value="41" office:value-type="float"/>
          <table:table-cell office:value="21168791" office:value-type="float"/>
          <table:table-cell office:value="31" office:value-type="float"/>
          <table:table-cell office:value="0.034482758620689655" office:value-type="float"/>
          <table:table-cell office:value="56.16759124316547" office:value-type="float"/>
          <table:table-cell office:value="1.9368134911436368" office:value-type="float"/>
        </table:table-row>
        <table:table-row>
          <table:table-cell office:value-type="string">
            <text:p>2020-04-20</text:p>
          </table:table-cell>
          <table:table-cell office:value-type="string">
            <text:p>MS</text:p>
          </table:table-cell>
          <table:table-cell office:value="171" office:value-type="float"/>
          <table:table-cell office:value="5" office:value-type="float"/>
          <table:table-cell office:value="2778986" office:value-type="float"/>
          <table:table-cell office:value="50" office:value-type="float"/>
          <table:table-cell office:value="0.029239766081871343" office:value-type="float"/>
          <table:table-cell office:value="61.53323550388523" office:value-type="float"/>
          <table:table-cell office:value="1.799217412394305" office:value-type="float"/>
        </table:table-row>
        <table:table-row>
          <table:table-cell office:value-type="string">
            <text:p>2020-04-20</text:p>
          </table:table-cell>
          <table:table-cell office:value-type="string">
            <text:p>MT</text:p>
          </table:table-cell>
          <table:table-cell office:value="181" office:value-type="float"/>
          <table:table-cell office:value="6" office:value-type="float"/>
          <table:table-cell office:value="3484466" office:value-type="float"/>
          <table:table-cell office:value="51" office:value-type="float"/>
          <table:table-cell office:value="0.03314917127071823" office:value-type="float"/>
          <table:table-cell office:value="51.94483171883439" office:value-type="float"/>
          <table:table-cell office:value="1.7219281232762782" office:value-type="float"/>
        </table:table-row>
        <table:table-row>
          <table:table-cell office:value-type="string">
            <text:p>2020-04-20</text:p>
          </table:table-cell>
          <table:table-cell office:value-type="string">
            <text:p>PA</text:p>
          </table:table-cell>
          <table:table-cell office:value="902" office:value-type="float"/>
          <table:table-cell office:value="35" office:value-type="float"/>
          <table:table-cell office:value="8602865" office:value-type="float"/>
          <table:table-cell office:value="15" office:value-type="float"/>
          <table:table-cell office:value="0.038802660753880266" office:value-type="float"/>
          <table:table-cell office:value="104.84879165254831" office:value-type="float"/>
          <table:table-cell office:value="4.068412092948105" office:value-type="float"/>
        </table:table-row>
        <table:table-row>
          <table:table-cell office:value-type="string">
            <text:p>2020-04-20</text:p>
          </table:table-cell>
          <table:table-cell office:value-type="string">
            <text:p>PB</text:p>
          </table:table-cell>
          <table:table-cell office:value="263" office:value-type="float"/>
          <table:table-cell office:value="33" office:value-type="float"/>
          <table:table-cell office:value="4018127" office:value-type="float"/>
          <table:table-cell office:value="25" office:value-type="float"/>
          <table:table-cell office:value="0.12547528517110265" office:value-type="float"/>
          <table:table-cell office:value="65.45338163776307" office:value-type="float"/>
          <table:table-cell office:value="8.212781726411336" office:value-type="float"/>
        </table:table-row>
        <table:table-row>
          <table:table-cell office:value-type="string">
            <text:p>2020-04-20</text:p>
          </table:table-cell>
          <table:table-cell office:value-type="string">
            <text:p>PE</text:p>
          </table:table-cell>
          <table:table-cell office:value="2690" office:value-type="float"/>
          <table:table-cell office:value="234" office:value-type="float"/>
          <table:table-cell office:value="9557071" office:value-type="float"/>
          <table:table-cell office:value="26" office:value-type="float"/>
          <table:table-cell office:value="0.08698884758364313" office:value-type="float"/>
          <table:table-cell office:value="281.4669892062118" office:value-type="float"/>
          <table:table-cell office:value="24.484489023886084" office:value-type="float"/>
        </table:table-row>
        <table:table-row>
          <table:table-cell office:value-type="string">
            <text:p>2020-04-20</text:p>
          </table:table-cell>
          <table:table-cell office:value-type="string">
            <text:p>PI</text:p>
          </table:table-cell>
          <table:table-cell office:value="186" office:value-type="float"/>
          <table:table-cell office:value="14" office:value-type="float"/>
          <table:table-cell office:value="3273227" office:value-type="float"/>
          <table:table-cell office:value="22" office:value-type="float"/>
          <table:table-cell office:value="0.07526881720430108" office:value-type="float"/>
          <table:table-cell office:value="56.82465652397466" office:value-type="float"/>
          <table:table-cell office:value="4.277124684600243" office:value-type="float"/>
        </table:table-row>
        <table:table-row>
          <table:table-cell office:value-type="string">
            <text:p>2020-04-20</text:p>
          </table:table-cell>
          <table:table-cell office:value-type="string">
            <text:p>PR</text:p>
          </table:table-cell>
          <table:table-cell office:value="1022" office:value-type="float"/>
          <table:table-cell office:value="53" office:value-type="float"/>
          <table:table-cell office:value="11433957" office:value-type="float"/>
          <table:table-cell office:value="41" office:value-type="float"/>
          <table:table-cell office:value="0.05185909980430528" office:value-type="float"/>
          <table:table-cell office:value="89.38287943535208" office:value-type="float"/>
          <table:table-cell office:value="4.63531566543411" office:value-type="float"/>
        </table:table-row>
        <table:table-row>
          <table:table-cell office:value-type="string">
            <text:p>2020-04-20</text:p>
          </table:table-cell>
          <table:table-cell office:value-type="string">
            <text:p>RJ</text:p>
          </table:table-cell>
          <table:table-cell office:value="4899" office:value-type="float"/>
          <table:table-cell office:value="422" office:value-type="float"/>
          <table:table-cell office:value="17264943" office:value-type="float"/>
          <table:table-cell office:value="33" office:value-type="float"/>
          <table:table-cell office:value="0.08614002857726066" office:value-type="float"/>
          <table:table-cell office:value="283.7541948444313" office:value-type="float"/>
          <table:table-cell office:value="24.442594452816902" office:value-type="float"/>
        </table:table-row>
        <table:table-row>
          <table:table-cell office:value-type="string">
            <text:p>2020-04-20</text:p>
          </table:table-cell>
          <table:table-cell office:value-type="string">
            <text:p>RN</text:p>
          </table:table-cell>
          <table:table-cell office:value="608" office:value-type="float"/>
          <table:table-cell office:value="28" office:value-type="float"/>
          <table:table-cell office:value="3506853" office:value-type="float"/>
          <table:table-cell office:value="24" office:value-type="float"/>
          <table:table-cell office:value="0.046052631578947366" office:value-type="float"/>
          <table:table-cell office:value="173.3748178209922" office:value-type="float"/>
          <table:table-cell office:value="7.984366610177273" office:value-type="float"/>
        </table:table-row>
        <table:table-row>
          <table:table-cell office:value-type="string">
            <text:p>2020-04-20</text:p>
          </table:table-cell>
          <table:table-cell office:value-type="string">
            <text:p>RO</text:p>
          </table:table-cell>
          <table:table-cell office:value="199" office:value-type="float"/>
          <table:table-cell office:value="4" office:value-type="float"/>
          <table:table-cell office:value="1777225" office:value-type="float"/>
          <table:table-cell office:value="11" office:value-type="float"/>
          <table:table-cell office:value="0.020100502512562814" office:value-type="float"/>
          <table:table-cell office:value="111.97231639212818" office:value-type="float"/>
          <table:table-cell office:value="2.250699826977451" office:value-type="float"/>
        </table:table-row>
        <table:table-row>
          <table:table-cell office:value-type="string">
            <text:p>2020-04-20</text:p>
          </table:table-cell>
          <table:table-cell office:value-type="string">
            <text:p>RR</text:p>
          </table:table-cell>
          <table:table-cell office:value="247" office:value-type="float"/>
          <table:table-cell office:value="3" office:value-type="float"/>
          <table:table-cell office:value="605761" office:value-type="float"/>
          <table:table-cell office:value="14" office:value-type="float"/>
          <table:table-cell office:value="0.012145748987854251" office:value-type="float"/>
          <table:table-cell office:value="407.75157198961307" office:value-type="float"/>
          <table:table-cell office:value="4.952448242788822" office:value-type="float"/>
        </table:table-row>
        <table:table-row>
          <table:table-cell office:value-type="string">
            <text:p>2020-04-20</text:p>
          </table:table-cell>
          <table:table-cell office:value-type="string">
            <text:p>RS</text:p>
          </table:table-cell>
          <table:table-cell office:value="904" office:value-type="float"/>
          <table:table-cell office:value="27" office:value-type="float"/>
          <table:table-cell office:value="11377239" office:value-type="float"/>
          <table:table-cell office:value="43" office:value-type="float"/>
          <table:table-cell office:value="0.029867256637168143" office:value-type="float"/>
          <table:table-cell office:value="79.45688756296673" office:value-type="float"/>
          <table:table-cell office:value="2.373159252433741" office:value-type="float"/>
        </table:table-row>
        <table:table-row>
          <table:table-cell office:value-type="string">
            <text:p>2020-04-20</text:p>
          </table:table-cell>
          <table:table-cell office:value-type="string">
            <text:p>SC</text:p>
          </table:table-cell>
          <table:table-cell office:value="1063" office:value-type="float"/>
          <table:table-cell office:value="35" office:value-type="float"/>
          <table:table-cell office:value="7164788" office:value-type="float"/>
          <table:table-cell office:value="42" office:value-type="float"/>
          <table:table-cell office:value="0.03292568203198495" office:value-type="float"/>
          <table:table-cell office:value="148.36447358944883" office:value-type="float"/>
          <table:table-cell office:value="4.885001482249021" office:value-type="float"/>
        </table:table-row>
        <table:table-row>
          <table:table-cell office:value-type="string">
            <text:p>2020-04-20</text:p>
          </table:table-cell>
          <table:table-cell office:value-type="string">
            <text:p>SE</text:p>
          </table:table-cell>
          <table:table-cell office:value="92" office:value-type="float"/>
          <table:table-cell office:value="5" office:value-type="float"/>
          <table:table-cell office:value="2298696" office:value-type="float"/>
          <table:table-cell office:value="28" office:value-type="float"/>
          <table:table-cell office:value="0.05434782608695652" office:value-type="float"/>
          <table:table-cell office:value="40.022691125751294" office:value-type="float"/>
          <table:table-cell office:value="2.1751462568343096" office:value-type="float"/>
        </table:table-row>
        <table:table-row>
          <table:table-cell office:value-type="string">
            <text:p>2020-04-20</text:p>
          </table:table-cell>
          <table:table-cell office:value-type="string">
            <text:p>SP</text:p>
          </table:table-cell>
          <table:table-cell office:value="14580" office:value-type="float"/>
          <table:table-cell office:value="1037" office:value-type="float"/>
          <table:table-cell office:value="45919049" office:value-type="float"/>
          <table:table-cell office:value="35" office:value-type="float"/>
          <table:table-cell office:value="0.07112482853223594" office:value-type="float"/>
          <table:table-cell office:value="317.5152865208511" office:value-type="float"/>
          <table:table-cell office:value="22.583220310159298" office:value-type="float"/>
        </table:table-row>
        <table:table-row>
          <table:table-cell office:value-type="string">
            <text:p>2020-04-20</text:p>
          </table:table-cell>
          <table:table-cell office:value-type="string">
            <text:p>TO</text:p>
          </table:table-cell>
          <table:table-cell office:value="35" office:value-type="float"/>
          <table:table-cell office:value="2" office:value-type="float"/>
          <table:table-cell office:value="1572866" office:value-type="float"/>
          <table:table-cell office:value="17" office:value-type="float"/>
          <table:table-cell office:value="0.05714285714285714" office:value-type="float"/>
          <table:table-cell office:value="22.25237242079109" office:value-type="float"/>
          <table:table-cell office:value="1.2715641383309195" office:value-type="float"/>
        </table:table-row>
      </table:table>
      <table:table table:name="2020-04-2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_population</text:p>
          </table:table-cell>
          <table:table-cell office:value-type="string">
            <text:p>city_ibge_code</text:p>
          </table:table-cell>
          <table:table-cell office:value-type="string">
            <text:p>μ_confirmed</text:p>
          </table:table-cell>
          <table:table-cell office:value-type="string">
            <text:p>confirmed_per_1mi</text:p>
          </table:table-cell>
          <table:table-cell office:value-type="string">
            <text:p>deaths_per_1mi</text:p>
          </table:table-cell>
        </table:table-row>
        <table:table-row>
          <table:table-cell office:value-type="string">
            <text:p>2020-04-21</text:p>
          </table:table-cell>
          <table:table-cell office:value-type="string">
            <text:p>AC</text:p>
          </table:table-cell>
          <table:table-cell office:value="195" office:value-type="float"/>
          <table:table-cell office:value="8" office:value-type="float"/>
          <table:table-cell office:value="881935" office:value-type="float"/>
          <table:table-cell office:value="12" office:value-type="float"/>
          <table:table-cell office:value="0.041025641025641026" office:value-type="float"/>
          <table:table-cell office:value="221.1047299404151" office:value-type="float"/>
          <table:table-cell office:value="9.070963279606774" office:value-type="float"/>
        </table:table-row>
        <table:table-row>
          <table:table-cell office:value-type="string">
            <text:p>2020-04-21</text:p>
          </table:table-cell>
          <table:table-cell office:value-type="string">
            <text:p>AL</text:p>
          </table:table-cell>
          <table:table-cell office:value="210" office:value-type="float"/>
          <table:table-cell office:value="19" office:value-type="float"/>
          <table:table-cell office:value="3337357" office:value-type="float"/>
          <table:table-cell office:value="27" office:value-type="float"/>
          <table:table-cell office:value="0.09047619047619047" office:value-type="float"/>
          <table:table-cell office:value="62.924044386021635" office:value-type="float"/>
          <table:table-cell office:value="5.693127825401957" office:value-type="float"/>
        </table:table-row>
        <table:table-row>
          <table:table-cell office:value-type="string">
            <text:p>2020-04-21</text:p>
          </table:table-cell>
          <table:table-cell office:value-type="string">
            <text:p>AM</text:p>
          </table:table-cell>
          <table:table-cell office:value="2270" office:value-type="float"/>
          <table:table-cell office:value="193" office:value-type="float"/>
          <table:table-cell office:value="4144597" office:value-type="float"/>
          <table:table-cell office:value="13" office:value-type="float"/>
          <table:table-cell office:value="0.08502202643171806" office:value-type="float"/>
          <table:table-cell office:value="547.7010189410454" office:value-type="float"/>
          <table:table-cell office:value="46.566650509084475" office:value-type="float"/>
        </table:table-row>
        <table:table-row>
          <table:table-cell office:value-type="string">
            <text:p>2020-04-21</text:p>
          </table:table-cell>
          <table:table-cell office:value-type="string">
            <text:p>AP</text:p>
          </table:table-cell>
          <table:table-cell office:value="466" office:value-type="float"/>
          <table:table-cell office:value="13" office:value-type="float"/>
          <table:table-cell office:value="845731" office:value-type="float"/>
          <table:table-cell office:value="16" office:value-type="float"/>
          <table:table-cell office:value="0.027896995708154508" office:value-type="float"/>
          <table:table-cell office:value="551.0026237657128" office:value-type="float"/>
          <table:table-cell office:value="15.371317830373961" office:value-type="float"/>
        </table:table-row>
        <table:table-row>
          <table:table-cell office:value-type="string">
            <text:p>2020-04-21</text:p>
          </table:table-cell>
          <table:table-cell office:value-type="string">
            <text:p>BA</text:p>
          </table:table-cell>
          <table:table-cell office:value="1504" office:value-type="float"/>
          <table:table-cell office:value="48" office:value-type="float"/>
          <table:table-cell office:value="14873064" office:value-type="float"/>
          <table:table-cell office:value="29" office:value-type="float"/>
          <table:table-cell office:value="0.031914893617021274" office:value-type="float"/>
          <table:table-cell office:value="101.12240490594272" office:value-type="float"/>
          <table:table-cell office:value="3.227310794870512" office:value-type="float"/>
        </table:table-row>
        <table:table-row>
          <table:table-cell office:value-type="string">
            <text:p>2020-04-21</text:p>
          </table:table-cell>
          <table:table-cell office:value-type="string">
            <text:p>CE</text:p>
          </table:table-cell>
          <table:table-cell office:value="3682" office:value-type="float"/>
          <table:table-cell office:value="221" office:value-type="float"/>
          <table:table-cell office:value="9132078" office:value-type="float"/>
          <table:table-cell office:value="23" office:value-type="float"/>
          <table:table-cell office:value="0.06002172732210755" office:value-type="float"/>
          <table:table-cell office:value="403.1941032479136" office:value-type="float"/>
          <table:table-cell office:value="24.200406523027947" office:value-type="float"/>
        </table:table-row>
        <table:table-row>
          <table:table-cell office:value-type="string">
            <text:p>2020-04-21</text:p>
          </table:table-cell>
          <table:table-cell office:value-type="string">
            <text:p>DF</text:p>
          </table:table-cell>
          <table:table-cell office:value="913" office:value-type="float"/>
          <table:table-cell office:value="24" office:value-type="float"/>
          <table:table-cell office:value="3015268" office:value-type="float"/>
          <table:table-cell office:value="53" office:value-type="float"/>
          <table:table-cell office:value="0.02628696604600219" office:value-type="float"/>
          <table:table-cell office:value="302.7923222745043" office:value-type="float"/>
          <table:table-cell office:value="7.959491494620047" office:value-type="float"/>
        </table:table-row>
        <table:table-row>
          <table:table-cell office:value-type="string">
            <text:p>2020-04-21</text:p>
          </table:table-cell>
          <table:table-cell office:value-type="string">
            <text:p>ES</text:p>
          </table:table-cell>
          <table:table-cell office:value="1313" office:value-type="float"/>
          <table:table-cell office:value="34" office:value-type="float"/>
          <table:table-cell office:value="4018650" office:value-type="float"/>
          <table:table-cell office:value="32" office:value-type="float"/>
          <table:table-cell office:value="0.025894897182025894" office:value-type="float"/>
          <table:table-cell office:value="326.7266370547323" office:value-type="float"/>
          <table:table-cell office:value="8.460552673161384" office:value-type="float"/>
        </table:table-row>
        <table:table-row>
          <table:table-cell office:value-type="string">
            <text:p>2020-04-21</text:p>
          </table:table-cell>
          <table:table-cell office:value-type="string">
            <text:p>GO</text:p>
          </table:table-cell>
          <table:table-cell office:value="421" office:value-type="float"/>
          <table:table-cell office:value="19" office:value-type="float"/>
          <table:table-cell office:value="7018354" office:value-type="float"/>
          <table:table-cell office:value="52" office:value-type="float"/>
          <table:table-cell office:value="0.04513064133016627" office:value-type="float"/>
          <table:table-cell office:value="59.985574965298134" office:value-type="float"/>
          <table:table-cell office:value="2.707187468742671" office:value-type="float"/>
        </table:table-row>
        <table:table-row>
          <table:table-cell office:value-type="string">
            <text:p>2020-04-21</text:p>
          </table:table-cell>
          <table:table-cell office:value-type="string">
            <text:p>MA</text:p>
          </table:table-cell>
          <table:table-cell office:value="1604" office:value-type="float"/>
          <table:table-cell office:value="66" office:value-type="float"/>
          <table:table-cell office:value="7075181" office:value-type="float"/>
          <table:table-cell office:value="21" office:value-type="float"/>
          <table:table-cell office:value="0.04114713216957606" office:value-type="float"/>
          <table:table-cell office:value="226.70798103963702" office:value-type="float"/>
          <table:table-cell office:value="9.328383259735688" office:value-type="float"/>
        </table:table-row>
        <table:table-row>
          <table:table-cell office:value-type="string">
            <text:p>2020-04-21</text:p>
          </table:table-cell>
          <table:table-cell office:value-type="string">
            <text:p>MG</text:p>
          </table:table-cell>
          <table:table-cell office:value="1230" office:value-type="float"/>
          <table:table-cell office:value="44" office:value-type="float"/>
          <table:table-cell office:value="21168791" office:value-type="float"/>
          <table:table-cell office:value="31" office:value-type="float"/>
          <table:table-cell office:value="0.03577235772357724" office:value-type="float"/>
          <table:table-cell office:value="58.10440473430911" office:value-type="float"/>
          <table:table-cell office:value="2.07853155147122" office:value-type="float"/>
        </table:table-row>
        <table:table-row>
          <table:table-cell office:value-type="string">
            <text:p>2020-04-21</text:p>
          </table:table-cell>
          <table:table-cell office:value-type="string">
            <text:p>MS</text:p>
          </table:table-cell>
          <table:table-cell office:value="173" office:value-type="float"/>
          <table:table-cell office:value="6" office:value-type="float"/>
          <table:table-cell office:value="2778986" office:value-type="float"/>
          <table:table-cell office:value="50" office:value-type="float"/>
          <table:table-cell office:value="0.03468208092485549" office:value-type="float"/>
          <table:table-cell office:value="62.252922468842954" office:value-type="float"/>
          <table:table-cell office:value="2.159060894873166" office:value-type="float"/>
        </table:table-row>
        <table:table-row>
          <table:table-cell office:value-type="string">
            <text:p>2020-04-21</text:p>
          </table:table-cell>
          <table:table-cell office:value-type="string">
            <text:p>MT</text:p>
          </table:table-cell>
          <table:table-cell office:value="181" office:value-type="float"/>
          <table:table-cell office:value="6" office:value-type="float"/>
          <table:table-cell office:value="3484466" office:value-type="float"/>
          <table:table-cell office:value="51" office:value-type="float"/>
          <table:table-cell office:value="0.03314917127071823" office:value-type="float"/>
          <table:table-cell office:value="51.94483171883439" office:value-type="float"/>
          <table:table-cell office:value="1.7219281232762782" office:value-type="float"/>
        </table:table-row>
        <table:table-row>
          <table:table-cell office:value-type="string">
            <text:p>2020-04-21</text:p>
          </table:table-cell>
          <table:table-cell office:value-type="string">
            <text:p>PA</text:p>
          </table:table-cell>
          <table:table-cell office:value="1026" office:value-type="float"/>
          <table:table-cell office:value="38" office:value-type="float"/>
          <table:table-cell office:value="8602865" office:value-type="float"/>
          <table:table-cell office:value="15" office:value-type="float"/>
          <table:table-cell office:value="0.037037037037037035" office:value-type="float"/>
          <table:table-cell office:value="119.26259449613588" office:value-type="float"/>
          <table:table-cell office:value="4.417133129486514" office:value-type="float"/>
        </table:table-row>
        <table:table-row>
          <table:table-cell office:value-type="string">
            <text:p>2020-04-21</text:p>
          </table:table-cell>
          <table:table-cell office:value-type="string">
            <text:p>PB</text:p>
          </table:table-cell>
          <table:table-cell office:value="301" office:value-type="float"/>
          <table:table-cell office:value="39" office:value-type="float"/>
          <table:table-cell office:value="4018127" office:value-type="float"/>
          <table:table-cell office:value="25" office:value-type="float"/>
          <table:table-cell office:value="0.12956810631229235" office:value-type="float"/>
          <table:table-cell office:value="74.91052423181249" office:value-type="float"/>
          <table:table-cell office:value="9.706014767577033" office:value-type="float"/>
        </table:table-row>
        <table:table-row>
          <table:table-cell office:value-type="string">
            <text:p>2020-04-21</text:p>
          </table:table-cell>
          <table:table-cell office:value-type="string">
            <text:p>PE</text:p>
          </table:table-cell>
          <table:table-cell office:value="2908" office:value-type="float"/>
          <table:table-cell office:value="260" office:value-type="float"/>
          <table:table-cell office:value="9557071" office:value-type="float"/>
          <table:table-cell office:value="26" office:value-type="float"/>
          <table:table-cell office:value="0.08940852819807428" office:value-type="float"/>
          <table:table-cell office:value="304.27732513444755" office:value-type="float"/>
          <table:table-cell office:value="27.20498780431787" office:value-type="float"/>
        </table:table-row>
        <table:table-row>
          <table:table-cell office:value-type="string">
            <text:p>2020-04-21</text:p>
          </table:table-cell>
          <table:table-cell office:value-type="string">
            <text:p>PI</text:p>
          </table:table-cell>
          <table:table-cell office:value="206" office:value-type="float"/>
          <table:table-cell office:value="15" office:value-type="float"/>
          <table:table-cell office:value="3273227" office:value-type="float"/>
          <table:table-cell office:value="22" office:value-type="float"/>
          <table:table-cell office:value="0.07281553398058252" office:value-type="float"/>
          <table:table-cell office:value="62.93483464483215" office:value-type="float"/>
          <table:table-cell office:value="4.582633590643118" office:value-type="float"/>
        </table:table-row>
        <table:table-row>
          <table:table-cell office:value-type="string">
            <text:p>2020-04-21</text:p>
          </table:table-cell>
          <table:table-cell office:value-type="string">
            <text:p>PR</text:p>
          </table:table-cell>
          <table:table-cell office:value="1039" office:value-type="float"/>
          <table:table-cell office:value="55" office:value-type="float"/>
          <table:table-cell office:value="11433957" office:value-type="float"/>
          <table:table-cell office:value="41" office:value-type="float"/>
          <table:table-cell office:value="0.05293551491819057" office:value-type="float"/>
          <table:table-cell office:value="90.8696787997366" office:value-type="float"/>
          <table:table-cell office:value="4.810233237714643" office:value-type="float"/>
        </table:table-row>
        <table:table-row>
          <table:table-cell office:value-type="string">
            <text:p>2020-04-21</text:p>
          </table:table-cell>
          <table:table-cell office:value-type="string">
            <text:p>RJ</text:p>
          </table:table-cell>
          <table:table-cell office:value="5306" office:value-type="float"/>
          <table:table-cell office:value="461" office:value-type="float"/>
          <table:table-cell office:value="17264943" office:value-type="float"/>
          <table:table-cell office:value="33" office:value-type="float"/>
          <table:table-cell office:value="0.08688277421786657" office:value-type="float"/>
          <table:table-cell office:value="307.3279766982144" office:value-type="float"/>
          <table:table-cell office:value="26.70150721030472" office:value-type="float"/>
        </table:table-row>
        <table:table-row>
          <table:table-cell office:value-type="string">
            <text:p>2020-04-21</text:p>
          </table:table-cell>
          <table:table-cell office:value-type="string">
            <text:p>RN</text:p>
          </table:table-cell>
          <table:table-cell office:value="646" office:value-type="float"/>
          <table:table-cell office:value="29" office:value-type="float"/>
          <table:table-cell office:value="3506853" office:value-type="float"/>
          <table:table-cell office:value="24" office:value-type="float"/>
          <table:table-cell office:value="0.04489164086687306" office:value-type="float"/>
          <table:table-cell office:value="184.2107439348042" office:value-type="float"/>
          <table:table-cell office:value="8.269522560540747" office:value-type="float"/>
        </table:table-row>
        <table:table-row>
          <table:table-cell office:value-type="string">
            <text:p>2020-04-21</text:p>
          </table:table-cell>
          <table:table-cell office:value-type="string">
            <text:p>RO</text:p>
          </table:table-cell>
          <table:table-cell office:value="223" office:value-type="float"/>
          <table:table-cell office:value="5" office:value-type="float"/>
          <table:table-cell office:value="1777225" office:value-type="float"/>
          <table:table-cell office:value="11" office:value-type="float"/>
          <table:table-cell office:value="0.02242152466367713" office:value-type="float"/>
          <table:table-cell office:value="125.47651535399288" office:value-type="float"/>
          <table:table-cell office:value="2.8133747837218137" office:value-type="float"/>
        </table:table-row>
        <table:table-row>
          <table:table-cell office:value-type="string">
            <text:p>2020-04-21</text:p>
          </table:table-cell>
          <table:table-cell office:value-type="string">
            <text:p>RR</text:p>
          </table:table-cell>
          <table:table-cell office:value="280" office:value-type="float"/>
          <table:table-cell office:value="3" office:value-type="float"/>
          <table:table-cell office:value="605761" office:value-type="float"/>
          <table:table-cell office:value="14" office:value-type="float"/>
          <table:table-cell office:value="0.010714285714285714" office:value-type="float"/>
          <table:table-cell office:value="462.22850266029013" office:value-type="float"/>
          <table:table-cell office:value="4.952448242788822" office:value-type="float"/>
        </table:table-row>
        <table:table-row>
          <table:table-cell office:value-type="string">
            <text:p>2020-04-21</text:p>
          </table:table-cell>
          <table:table-cell office:value-type="string">
            <text:p>RS</text:p>
          </table:table-cell>
          <table:table-cell office:value="918" office:value-type="float"/>
          <table:table-cell office:value="27" office:value-type="float"/>
          <table:table-cell office:value="11377239" office:value-type="float"/>
          <table:table-cell office:value="43" office:value-type="float"/>
          <table:table-cell office:value="0.029411764705882353" office:value-type="float"/>
          <table:table-cell office:value="80.68741458274718" office:value-type="float"/>
          <table:table-cell office:value="2.373159252433741" office:value-type="float"/>
        </table:table-row>
        <table:table-row>
          <table:table-cell office:value-type="string">
            <text:p>2020-04-21</text:p>
          </table:table-cell>
          <table:table-cell office:value-type="string">
            <text:p>SC</text:p>
          </table:table-cell>
          <table:table-cell office:value="1091" office:value-type="float"/>
          <table:table-cell office:value="37" office:value-type="float"/>
          <table:table-cell office:value="7164788" office:value-type="float"/>
          <table:table-cell office:value="42" office:value-type="float"/>
          <table:table-cell office:value="0.03391384051329056" office:value-type="float"/>
          <table:table-cell office:value="152.27247477524807" office:value-type="float"/>
          <table:table-cell office:value="5.164144424091822" office:value-type="float"/>
        </table:table-row>
        <table:table-row>
          <table:table-cell office:value-type="string">
            <text:p>2020-04-21</text:p>
          </table:table-cell>
          <table:table-cell office:value-type="string">
            <text:p>SE</text:p>
          </table:table-cell>
          <table:table-cell office:value="117" office:value-type="float"/>
          <table:table-cell office:value="7" office:value-type="float"/>
          <table:table-cell office:value="2298696" office:value-type="float"/>
          <table:table-cell office:value="28" office:value-type="float"/>
          <table:table-cell office:value="0.05982905982905983" office:value-type="float"/>
          <table:table-cell office:value="50.898422409922844" office:value-type="float"/>
          <table:table-cell office:value="3.0452047595680334" office:value-type="float"/>
        </table:table-row>
        <table:table-row>
          <table:table-cell office:value-type="string">
            <text:p>2020-04-21</text:p>
          </table:table-cell>
          <table:table-cell office:value-type="string">
            <text:p>SP</text:p>
          </table:table-cell>
          <table:table-cell office:value="15385" office:value-type="float"/>
          <table:table-cell office:value="1093" office:value-type="float"/>
          <table:table-cell office:value="45919049" office:value-type="float"/>
          <table:table-cell office:value="35" office:value-type="float"/>
          <table:table-cell office:value="0.07104322391940202" office:value-type="float"/>
          <table:table-cell office:value="335.0461373884289" office:value-type="float"/>
          <table:table-cell office:value="23.80275776181689" office:value-type="float"/>
        </table:table-row>
        <table:table-row>
          <table:table-cell office:value-type="string">
            <text:p>2020-04-21</text:p>
          </table:table-cell>
          <table:table-cell office:value-type="string">
            <text:p>TO</text:p>
          </table:table-cell>
          <table:table-cell office:value="36" office:value-type="float"/>
          <table:table-cell office:value="2" office:value-type="float"/>
          <table:table-cell office:value="1572866" office:value-type="float"/>
          <table:table-cell office:value="17" office:value-type="float"/>
          <table:table-cell office:value="0.05555555555555555" office:value-type="float"/>
          <table:table-cell office:value="22.888154489956552" office:value-type="float"/>
          <table:table-cell office:value="1.2715641383309195" office:value-type="float"/>
        </table:table-row>
      </table:table>
      <table:table table:name="2020-04-22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_population</text:p>
          </table:table-cell>
          <table:table-cell office:value-type="string">
            <text:p>city_ibge_code</text:p>
          </table:table-cell>
          <table:table-cell office:value-type="string">
            <text:p>μ_confirmed</text:p>
          </table:table-cell>
          <table:table-cell office:value-type="string">
            <text:p>confirmed_per_1mi</text:p>
          </table:table-cell>
          <table:table-cell office:value-type="string">
            <text:p>deaths_per_1mi</text:p>
          </table:table-cell>
        </table:table-row>
        <table:table-row>
          <table:table-cell office:value-type="string">
            <text:p>2020-04-22</text:p>
          </table:table-cell>
          <table:table-cell office:value-type="string">
            <text:p>AC</text:p>
          </table:table-cell>
          <table:table-cell office:value="214" office:value-type="float"/>
          <table:table-cell office:value="8" office:value-type="float"/>
          <table:table-cell office:value="881935" office:value-type="float"/>
          <table:table-cell office:value="12" office:value-type="float"/>
          <table:table-cell office:value="0.037383177570093455" office:value-type="float"/>
          <table:table-cell office:value="242.6482677294812" office:value-type="float"/>
          <table:table-cell office:value="9.070963279606774" office:value-type="float"/>
        </table:table-row>
        <table:table-row>
          <table:table-cell office:value-type="string">
            <text:p>2020-04-22</text:p>
          </table:table-cell>
          <table:table-cell office:value-type="string">
            <text:p>AL</text:p>
          </table:table-cell>
          <table:table-cell office:value="243" office:value-type="float"/>
          <table:table-cell office:value="20" office:value-type="float"/>
          <table:table-cell office:value="3337357" office:value-type="float"/>
          <table:table-cell office:value="27" office:value-type="float"/>
          <table:table-cell office:value="0.0823045267489712" office:value-type="float"/>
          <table:table-cell office:value="72.81210850382503" office:value-type="float"/>
          <table:table-cell office:value="5.99276613200206" office:value-type="float"/>
        </table:table-row>
        <table:table-row>
          <table:table-cell office:value-type="string">
            <text:p>2020-04-22</text:p>
          </table:table-cell>
          <table:table-cell office:value-type="string">
            <text:p>AM</text:p>
          </table:table-cell>
          <table:table-cell office:value="2479" office:value-type="float"/>
          <table:table-cell office:value="206" office:value-type="float"/>
          <table:table-cell office:value="4144597" office:value-type="float"/>
          <table:table-cell office:value="13" office:value-type="float"/>
          <table:table-cell office:value="0.08309802339653086" office:value-type="float"/>
          <table:table-cell office:value="598.1281171607276" office:value-type="float"/>
          <table:table-cell office:value="49.70326427394509" office:value-type="float"/>
        </table:table-row>
        <table:table-row>
          <table:table-cell office:value-type="string">
            <text:p>2020-04-22</text:p>
          </table:table-cell>
          <table:table-cell office:value-type="string">
            <text:p>AP</text:p>
          </table:table-cell>
          <table:table-cell office:value="492" office:value-type="float"/>
          <table:table-cell office:value="14" office:value-type="float"/>
          <table:table-cell office:value="845731" office:value-type="float"/>
          <table:table-cell office:value="16" office:value-type="float"/>
          <table:table-cell office:value="0.028455284552845527" office:value-type="float"/>
          <table:table-cell office:value="581.7452594264606" office:value-type="float"/>
          <table:table-cell office:value="16.553726894248882" office:value-type="float"/>
        </table:table-row>
        <table:table-row>
          <table:table-cell office:value-type="string">
            <text:p>2020-04-22</text:p>
          </table:table-cell>
          <table:table-cell office:value-type="string">
            <text:p>BA</text:p>
          </table:table-cell>
          <table:table-cell office:value="1645" office:value-type="float"/>
          <table:table-cell office:value="53" office:value-type="float"/>
          <table:table-cell office:value="14873064" office:value-type="float"/>
          <table:table-cell office:value="29" office:value-type="float"/>
          <table:table-cell office:value="0.03221884498480243" office:value-type="float"/>
          <table:table-cell office:value="110.60263036587484" office:value-type="float"/>
          <table:table-cell office:value="3.563489002669524" office:value-type="float"/>
        </table:table-row>
        <table:table-row>
          <table:table-cell office:value-type="string">
            <text:p>2020-04-22</text:p>
          </table:table-cell>
          <table:table-cell office:value-type="string">
            <text:p>CE</text:p>
          </table:table-cell>
          <table:table-cell office:value="4116" office:value-type="float"/>
          <table:table-cell office:value="239" office:value-type="float"/>
          <table:table-cell office:value="9132078" office:value-type="float"/>
          <table:table-cell office:value="23" office:value-type="float"/>
          <table:table-cell office:value="0.05806608357628766" office:value-type="float"/>
          <table:table-cell office:value="450.7188834786562" office:value-type="float"/>
          <table:table-cell office:value="26.17148035748271" office:value-type="float"/>
        </table:table-row>
        <table:table-row>
          <table:table-cell office:value-type="string">
            <text:p>2020-04-22</text:p>
          </table:table-cell>
          <table:table-cell office:value-type="string">
            <text:p>DF</text:p>
          </table:table-cell>
          <table:table-cell office:value="959" office:value-type="float"/>
          <table:table-cell office:value="25" office:value-type="float"/>
          <table:table-cell office:value="3015268" office:value-type="float"/>
          <table:table-cell office:value="53" office:value-type="float"/>
          <table:table-cell office:value="0.026068821689259645" office:value-type="float"/>
          <table:table-cell office:value="318.0480143058594" office:value-type="float"/>
          <table:table-cell office:value="8.29113697356255" office:value-type="float"/>
        </table:table-row>
        <table:table-row>
          <table:table-cell office:value-type="string">
            <text:p>2020-04-22</text:p>
          </table:table-cell>
          <table:table-cell office:value-type="string">
            <text:p>ES</text:p>
          </table:table-cell>
          <table:table-cell office:value="1351" office:value-type="float"/>
          <table:table-cell office:value="37" office:value-type="float"/>
          <table:table-cell office:value="4018650" office:value-type="float"/>
          <table:table-cell office:value="32" office:value-type="float"/>
          <table:table-cell office:value="0.027387120651369355" office:value-type="float"/>
          <table:table-cell office:value="336.1825488659127" office:value-type="float"/>
          <table:table-cell office:value="9.207072026675625" office:value-type="float"/>
        </table:table-row>
        <table:table-row>
          <table:table-cell office:value-type="string">
            <text:p>2020-04-22</text:p>
          </table:table-cell>
          <table:table-cell office:value-type="string">
            <text:p>GO</text:p>
          </table:table-cell>
          <table:table-cell office:value="438" office:value-type="float"/>
          <table:table-cell office:value="21" office:value-type="float"/>
          <table:table-cell office:value="7018354" office:value-type="float"/>
          <table:table-cell office:value="52" office:value-type="float"/>
          <table:table-cell office:value="0.04794520547945205" office:value-type="float"/>
          <table:table-cell office:value="62.40779533206789" office:value-type="float"/>
          <table:table-cell office:value="2.992154570715584" office:value-type="float"/>
        </table:table-row>
        <table:table-row>
          <table:table-cell office:value-type="string">
            <text:p>2020-04-22</text:p>
          </table:table-cell>
          <table:table-cell office:value-type="string">
            <text:p>MA</text:p>
          </table:table-cell>
          <table:table-cell office:value="1757" office:value-type="float"/>
          <table:table-cell office:value="76" office:value-type="float"/>
          <table:table-cell office:value="7075181" office:value-type="float"/>
          <table:table-cell office:value="21" office:value-type="float"/>
          <table:table-cell office:value="0.043255549231644846" office:value-type="float"/>
          <table:table-cell office:value="248.33286950538792" office:value-type="float"/>
          <table:table-cell office:value="10.741774662725943" office:value-type="float"/>
        </table:table-row>
        <table:table-row>
          <table:table-cell office:value-type="string">
            <text:p>2020-04-22</text:p>
          </table:table-cell>
          <table:table-cell office:value-type="string">
            <text:p>MG</text:p>
          </table:table-cell>
          <table:table-cell office:value="1283" office:value-type="float"/>
          <table:table-cell office:value="47" office:value-type="float"/>
          <table:table-cell office:value="21168791" office:value-type="float"/>
          <table:table-cell office:value="31" office:value-type="float"/>
          <table:table-cell office:value="0.036632891660171474" office:value-type="float"/>
          <table:table-cell office:value="60.60809046676307" office:value-type="float"/>
          <table:table-cell office:value="2.220249611798803" office:value-type="float"/>
        </table:table-row>
        <table:table-row>
          <table:table-cell office:value-type="string">
            <text:p>2020-04-22</text:p>
          </table:table-cell>
          <table:table-cell office:value-type="string">
            <text:p>MS</text:p>
          </table:table-cell>
          <table:table-cell office:value="175" office:value-type="float"/>
          <table:table-cell office:value="6" office:value-type="float"/>
          <table:table-cell office:value="2778986" office:value-type="float"/>
          <table:table-cell office:value="50" office:value-type="float"/>
          <table:table-cell office:value="0.03428571428571429" office:value-type="float"/>
          <table:table-cell office:value="62.97260943380068" office:value-type="float"/>
          <table:table-cell office:value="2.159060894873166" office:value-type="float"/>
        </table:table-row>
        <table:table-row>
          <table:table-cell office:value-type="string">
            <text:p>2020-04-22</text:p>
          </table:table-cell>
          <table:table-cell office:value-type="string">
            <text:p>MT</text:p>
          </table:table-cell>
          <table:table-cell office:value="205" office:value-type="float"/>
          <table:table-cell office:value="6" office:value-type="float"/>
          <table:table-cell office:value="3484466" office:value-type="float"/>
          <table:table-cell office:value="51" office:value-type="float"/>
          <table:table-cell office:value="0.02926829268292683" office:value-type="float"/>
          <table:table-cell office:value="58.832544211939506" office:value-type="float"/>
          <table:table-cell office:value="1.7219281232762782" office:value-type="float"/>
        </table:table-row>
        <table:table-row>
          <table:table-cell office:value-type="string">
            <text:p>2020-04-22</text:p>
          </table:table-cell>
          <table:table-cell office:value-type="string">
            <text:p>PA</text:p>
          </table:table-cell>
          <table:table-cell office:value="1195" office:value-type="float"/>
          <table:table-cell office:value="43" office:value-type="float"/>
          <table:table-cell office:value="8602865" office:value-type="float"/>
          <table:table-cell office:value="15" office:value-type="float"/>
          <table:table-cell office:value="0.03598326359832636" office:value-type="float"/>
          <table:table-cell office:value="138.90721288779957" office:value-type="float"/>
          <table:table-cell office:value="4.998334857050529" office:value-type="float"/>
        </table:table-row>
        <table:table-row>
          <table:table-cell office:value-type="string">
            <text:p>2020-04-22</text:p>
          </table:table-cell>
          <table:table-cell office:value-type="string">
            <text:p>PB</text:p>
          </table:table-cell>
          <table:table-cell office:value="345" office:value-type="float"/>
          <table:table-cell office:value="40" office:value-type="float"/>
          <table:table-cell office:value="4018127" office:value-type="float"/>
          <table:table-cell office:value="25" office:value-type="float"/>
          <table:table-cell office:value="0.11594202898550725" office:value-type="float"/>
          <table:table-cell office:value="85.8608998670276" office:value-type="float"/>
          <table:table-cell office:value="9.954886941104649" office:value-type="float"/>
        </table:table-row>
        <table:table-row>
          <table:table-cell office:value-type="string">
            <text:p>2020-04-22</text:p>
          </table:table-cell>
          <table:table-cell office:value-type="string">
            <text:p>PE</text:p>
          </table:table-cell>
          <table:table-cell office:value="3298" office:value-type="float"/>
          <table:table-cell office:value="282" office:value-type="float"/>
          <table:table-cell office:value="9557071" office:value-type="float"/>
          <table:table-cell office:value="26" office:value-type="float"/>
          <table:table-cell office:value="0.08550636749545179" office:value-type="float"/>
          <table:table-cell office:value="345.0848068409244" office:value-type="float"/>
          <table:table-cell office:value="29.506948310837075" office:value-type="float"/>
        </table:table-row>
        <table:table-row>
          <table:table-cell office:value-type="string">
            <text:p>2020-04-22</text:p>
          </table:table-cell>
          <table:table-cell office:value-type="string">
            <text:p>PI</text:p>
          </table:table-cell>
          <table:table-cell office:value="217" office:value-type="float"/>
          <table:table-cell office:value="15" office:value-type="float"/>
          <table:table-cell office:value="3273227" office:value-type="float"/>
          <table:table-cell office:value="22" office:value-type="float"/>
          <table:table-cell office:value="0.06912442396313365" office:value-type="float"/>
          <table:table-cell office:value="66.29543261130377" office:value-type="float"/>
          <table:table-cell office:value="4.582633590643118" office:value-type="float"/>
        </table:table-row>
        <table:table-row>
          <table:table-cell office:value-type="string">
            <text:p>2020-04-22</text:p>
          </table:table-cell>
          <table:table-cell office:value-type="string">
            <text:p>PR</text:p>
          </table:table-cell>
          <table:table-cell office:value="1077" office:value-type="float"/>
          <table:table-cell office:value="60" office:value-type="float"/>
          <table:table-cell office:value="11433957" office:value-type="float"/>
          <table:table-cell office:value="41" office:value-type="float"/>
          <table:table-cell office:value="0.055710306406685235" office:value-type="float"/>
          <table:table-cell office:value="94.19311267306672" office:value-type="float"/>
          <table:table-cell office:value="5.247527168415973" office:value-type="float"/>
        </table:table-row>
        <table:table-row>
          <table:table-cell office:value-type="string">
            <text:p>2020-04-22</text:p>
          </table:table-cell>
          <table:table-cell office:value-type="string">
            <text:p>RJ</text:p>
          </table:table-cell>
          <table:table-cell office:value="5552" office:value-type="float"/>
          <table:table-cell office:value="490" office:value-type="float"/>
          <table:table-cell office:value="17264943" office:value-type="float"/>
          <table:table-cell office:value="33" office:value-type="float"/>
          <table:table-cell office:value="0.0882564841498559" office:value-type="float"/>
          <table:table-cell office:value="321.57650332236835" office:value-type="float"/>
          <table:table-cell office:value="28.381211568436687" office:value-type="float"/>
        </table:table-row>
        <table:table-row>
          <table:table-cell office:value-type="string">
            <text:p>2020-04-22</text:p>
          </table:table-cell>
          <table:table-cell office:value-type="string">
            <text:p>RN</text:p>
          </table:table-cell>
          <table:table-cell office:value="708" office:value-type="float"/>
          <table:table-cell office:value="34" office:value-type="float"/>
          <table:table-cell office:value="3506853" office:value-type="float"/>
          <table:table-cell office:value="24" office:value-type="float"/>
          <table:table-cell office:value="0.0480225988700565" office:value-type="float"/>
          <table:table-cell office:value="201.8904128573396" office:value-type="float"/>
          <table:table-cell office:value="9.695302312358118" office:value-type="float"/>
        </table:table-row>
        <table:table-row>
          <table:table-cell office:value-type="string">
            <text:p>2020-04-22</text:p>
          </table:table-cell>
          <table:table-cell office:value-type="string">
            <text:p>RR</text:p>
          </table:table-cell>
          <table:table-cell office:value="297" office:value-type="float"/>
          <table:table-cell office:value="3" office:value-type="float"/>
          <table:table-cell office:value="605761" office:value-type="float"/>
          <table:table-cell office:value="14" office:value-type="float"/>
          <table:table-cell office:value="0.010101010101010102" office:value-type="float"/>
          <table:table-cell office:value="490.29237603609346" office:value-type="float"/>
          <table:table-cell office:value="4.952448242788822" office:value-type="float"/>
        </table:table-row>
        <table:table-row>
          <table:table-cell office:value-type="string">
            <text:p>2020-04-22</text:p>
          </table:table-cell>
          <table:table-cell office:value-type="string">
            <text:p>RS</text:p>
          </table:table-cell>
          <table:table-cell office:value="970" office:value-type="float"/>
          <table:table-cell office:value="28" office:value-type="float"/>
          <table:table-cell office:value="11377239" office:value-type="float"/>
          <table:table-cell office:value="43" office:value-type="float"/>
          <table:table-cell office:value="0.0288659793814433" office:value-type="float"/>
          <table:table-cell office:value="85.25794351336032" office:value-type="float"/>
          <table:table-cell office:value="2.461054039560916" office:value-type="float"/>
        </table:table-row>
        <table:table-row>
          <table:table-cell office:value-type="string">
            <text:p>2020-04-22</text:p>
          </table:table-cell>
          <table:table-cell office:value-type="string">
            <text:p>SC</text:p>
          </table:table-cell>
          <table:table-cell office:value="1115" office:value-type="float"/>
          <table:table-cell office:value="39" office:value-type="float"/>
          <table:table-cell office:value="7164788" office:value-type="float"/>
          <table:table-cell office:value="42" office:value-type="float"/>
          <table:table-cell office:value="0.03497757847533632" office:value-type="float"/>
          <table:table-cell office:value="155.62219007736167" office:value-type="float"/>
          <table:table-cell office:value="5.443287365934624" office:value-type="float"/>
        </table:table-row>
        <table:table-row>
          <table:table-cell office:value-type="string">
            <text:p>2020-04-22</text:p>
          </table:table-cell>
          <table:table-cell office:value-type="string">
            <text:p>SE</text:p>
          </table:table-cell>
          <table:table-cell office:value="118" office:value-type="float"/>
          <table:table-cell office:value="7" office:value-type="float"/>
          <table:table-cell office:value="2298696" office:value-type="float"/>
          <table:table-cell office:value="28" office:value-type="float"/>
          <table:table-cell office:value="0.059322033898305086" office:value-type="float"/>
          <table:table-cell office:value="51.33345166128971" office:value-type="float"/>
          <table:table-cell office:value="3.0452047595680334" office:value-type="float"/>
        </table:table-row>
        <table:table-row>
          <table:table-cell office:value-type="string">
            <text:p>2020-04-22</text:p>
          </table:table-cell>
          <table:table-cell office:value-type="string">
            <text:p>SP</text:p>
          </table:table-cell>
          <table:table-cell office:value="15914" office:value-type="float"/>
          <table:table-cell office:value="1134" office:value-type="float"/>
          <table:table-cell office:value="45919049" office:value-type="float"/>
          <table:table-cell office:value="35" office:value-type="float"/>
          <table:table-cell office:value="0.07125801181349754" office:value-type="float"/>
          <table:table-cell office:value="346.5664108156944" office:value-type="float"/>
          <table:table-cell office:value="24.695633396066196" office:value-type="float"/>
        </table:table-row>
        <table:table-row>
          <table:table-cell office:value-type="string">
            <text:p>2020-04-22</text:p>
          </table:table-cell>
          <table:table-cell office:value-type="string">
            <text:p>TO</text:p>
          </table:table-cell>
          <table:table-cell office:value="37" office:value-type="float"/>
          <table:table-cell office:value="2" office:value-type="float"/>
          <table:table-cell office:value="1572866" office:value-type="float"/>
          <table:table-cell office:value="17" office:value-type="float"/>
          <table:table-cell office:value="0.05405405405405406" office:value-type="float"/>
          <table:table-cell office:value="23.52393655912201" office:value-type="float"/>
          <table:table-cell office:value="1.2715641383309195" office:value-type="float"/>
        </table:table-row>
      </table:table>
      <table:table table:name="2020-04-23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state</text:p>
          </table:table-cell>
          <table:table-cell office:value-type="string">
            <text:p>confirmed</text:p>
          </table:table-cell>
          <table:table-cell office:value-type="string">
            <text:p>deaths</text:p>
          </table:table-cell>
          <table:table-cell office:value-type="string">
            <text:p>estimated_population</text:p>
          </table:table-cell>
          <table:table-cell office:value-type="string">
            <text:p>city_ibge_code</text:p>
          </table:table-cell>
          <table:table-cell office:value-type="string">
            <text:p>μ_confirmed</text:p>
          </table:table-cell>
          <table:table-cell office:value-type="string">
            <text:p>confirmed_per_1mi</text:p>
          </table:table-cell>
          <table:table-cell office:value-type="string">
            <text:p>deaths_per_1mi</text:p>
          </table:table-cell>
        </table:table-row>
        <table:table-row>
          <table:table-cell office:value-type="string">
            <text:p>2020-04-23</text:p>
          </table:table-cell>
          <table:table-cell office:value-type="string">
            <text:p>AC</text:p>
          </table:table-cell>
          <table:table-cell office:value="227" office:value-type="float"/>
          <table:table-cell office:value="10" office:value-type="float"/>
          <table:table-cell office:value="881935" office:value-type="float"/>
          <table:table-cell office:value="12" office:value-type="float"/>
          <table:table-cell office:value="0.04405286343612335" office:value-type="float"/>
          <table:table-cell office:value="257.3885830588422" office:value-type="float"/>
          <table:table-cell office:value="11.338704099508467" office:value-type="float"/>
        </table:table-row>
        <table:table-row>
          <table:table-cell office:value-type="string">
            <text:p>2020-04-23</text:p>
          </table:table-cell>
          <table:table-cell office:value-type="string">
            <text:p>AL</text:p>
          </table:table-cell>
          <table:table-cell office:value="324" office:value-type="float"/>
          <table:table-cell office:value="22" office:value-type="float"/>
          <table:table-cell office:value="3337357" office:value-type="float"/>
          <table:table-cell office:value="27" office:value-type="float"/>
          <table:table-cell office:value="0.06790123456790123" office:value-type="float"/>
          <table:table-cell office:value="97.08281133843337" office:value-type="float"/>
          <table:table-cell office:value="6.592042745202266" office:value-type="float"/>
        </table:table-row>
        <table:table-row>
          <table:table-cell office:value-type="string">
            <text:p>2020-04-23</text:p>
          </table:table-cell>
          <table:table-cell office:value-type="string">
            <text:p>AM</text:p>
          </table:table-cell>
          <table:table-cell office:value="2888" office:value-type="float"/>
          <table:table-cell office:value="234" office:value-type="float"/>
          <table:table-cell office:value="4144597" office:value-type="float"/>
          <table:table-cell office:value="13" office:value-type="float"/>
          <table:table-cell office:value="0.08102493074792244" office:value-type="float"/>
          <table:table-cell office:value="696.8108117628807" office:value-type="float"/>
          <table:table-cell office:value="56.45904776749102" office:value-type="float"/>
        </table:table-row>
        <table:table-row>
          <table:table-cell office:value-type="string">
            <text:p>2020-04-23</text:p>
          </table:table-cell>
          <table:table-cell office:value-type="string">
            <text:p>AP</text:p>
          </table:table-cell>
          <table:table-cell office:value="555" office:value-type="float"/>
          <table:table-cell office:value="16" office:value-type="float"/>
          <table:table-cell office:value="845731" office:value-type="float"/>
          <table:table-cell office:value="16" office:value-type="float"/>
          <table:table-cell office:value="0.02882882882882883" office:value-type="float"/>
          <table:table-cell office:value="656.2370304505806" office:value-type="float"/>
          <table:table-cell office:value="18.91854502199872" office:value-type="float"/>
        </table:table-row>
        <table:table-row>
          <table:table-cell office:value-type="string">
            <text:p>2020-04-23</text:p>
          </table:table-cell>
          <table:table-cell office:value-type="string">
            <text:p>BA</text:p>
          </table:table-cell>
          <table:table-cell office:value="1845" office:value-type="float"/>
          <table:table-cell office:value="62" office:value-type="float"/>
          <table:table-cell office:value="14873064" office:value-type="float"/>
          <table:table-cell office:value="29" office:value-type="float"/>
          <table:table-cell office:value="0.03360433604336043" office:value-type="float"/>
          <table:table-cell office:value="124.04975867783531" office:value-type="float"/>
          <table:table-cell office:value="4.168609776707745" office:value-type="float"/>
        </table:table-row>
        <table:table-row>
          <table:table-cell office:value-type="string">
            <text:p>2020-04-23</text:p>
          </table:table-cell>
          <table:table-cell office:value-type="string">
            <text:p>CE</text:p>
          </table:table-cell>
          <table:table-cell office:value="4702" office:value-type="float"/>
          <table:table-cell office:value="271" office:value-type="float"/>
          <table:table-cell office:value="9132078" office:value-type="float"/>
          <table:table-cell office:value="23" office:value-type="float"/>
          <table:table-cell office:value="0.05763504891535517" office:value-type="float"/>
          <table:table-cell office:value="514.8882872003502" office:value-type="float"/>
          <table:table-cell office:value="29.675611618735626" office:value-type="float"/>
        </table:table-row>
        <table:table-row>
          <table:table-cell office:value-type="string">
            <text:p>2020-04-23</text:p>
          </table:table-cell>
          <table:table-cell office:value-type="string">
            <text:p>DF</text:p>
          </table:table-cell>
          <table:table-cell office:value="968" office:value-type="float"/>
          <table:table-cell office:value="26" office:value-type="float"/>
          <table:table-cell office:value="3015268" office:value-type="float"/>
          <table:table-cell office:value="53" office:value-type="float"/>
          <table:table-cell office:value="0.026859504132231406" office:value-type="float"/>
          <table:table-cell office:value="321.0328236163419" office:value-type="float"/>
          <table:table-cell office:value="8.622782452505051" office:value-type="float"/>
        </table:table-row>
        <table:table-row>
          <table:table-cell office:value-type="string">
            <text:p>2020-04-23</text:p>
          </table:table-cell>
          <table:table-cell office:value-type="string">
            <text:p>ES</text:p>
          </table:table-cell>
          <table:table-cell office:value="1453" office:value-type="float"/>
          <table:table-cell office:value="43" office:value-type="float"/>
          <table:table-cell office:value="4018650" office:value-type="float"/>
          <table:table-cell office:value="32" office:value-type="float"/>
          <table:table-cell office:value="0.029593943565037854" office:value-type="float"/>
          <table:table-cell office:value="361.56420688539686" office:value-type="float"/>
          <table:table-cell office:value="10.700110733704104" office:value-type="float"/>
        </table:table-row>
        <table:table-row>
          <table:table-cell office:value-type="string">
            <text:p>2020-04-23</text:p>
          </table:table-cell>
          <table:table-cell office:value-type="string">
            <text:p>GO</text:p>
          </table:table-cell>
          <table:table-cell office:value="453" office:value-type="float"/>
          <table:table-cell office:value="23" office:value-type="float"/>
          <table:table-cell office:value="7018354" office:value-type="float"/>
          <table:table-cell office:value="52" office:value-type="float"/>
          <table:table-cell office:value="0.05077262693156733" office:value-type="float"/>
          <table:table-cell office:value="64.54504859686473" office:value-type="float"/>
          <table:table-cell office:value="3.2771216726884966" office:value-type="float"/>
        </table:table-row>
        <table:table-row>
          <table:table-cell office:value-type="string">
            <text:p>2020-04-23</text:p>
          </table:table-cell>
          <table:table-cell office:value-type="string">
            <text:p>MA</text:p>
          </table:table-cell>
          <table:table-cell office:value="1951" office:value-type="float"/>
          <table:table-cell office:value="88" office:value-type="float"/>
          <table:table-cell office:value="7075181" office:value-type="float"/>
          <table:table-cell office:value="21" office:value-type="float"/>
          <table:table-cell office:value="0.0451050743208611" office:value-type="float"/>
          <table:table-cell office:value="275.7526627233989" office:value-type="float"/>
          <table:table-cell office:value="12.43784434631425" office:value-type="float"/>
        </table:table-row>
        <table:table-row>
          <table:table-cell office:value-type="string">
            <text:p>2020-04-23</text:p>
          </table:table-cell>
          <table:table-cell office:value-type="string">
            <text:p>MG</text:p>
          </table:table-cell>
          <table:table-cell office:value="1308" office:value-type="float"/>
          <table:table-cell office:value="51" office:value-type="float"/>
          <table:table-cell office:value="21168791" office:value-type="float"/>
          <table:table-cell office:value="31" office:value-type="float"/>
          <table:table-cell office:value="0.0389908256880734" office:value-type="float"/>
          <table:table-cell office:value="61.78907430282627" office:value-type="float"/>
          <table:table-cell office:value="2.409207025568914" office:value-type="float"/>
        </table:table-row>
        <table:table-row>
          <table:table-cell office:value-type="string">
            <text:p>2020-04-23</text:p>
          </table:table-cell>
          <table:table-cell office:value-type="string">
            <text:p>MS</text:p>
          </table:table-cell>
          <table:table-cell office:value="186" office:value-type="float"/>
          <table:table-cell office:value="7" office:value-type="float"/>
          <table:table-cell office:value="2778986" office:value-type="float"/>
          <table:table-cell office:value="50" office:value-type="float"/>
          <table:table-cell office:value="0.03763440860215054" office:value-type="float"/>
          <table:table-cell office:value="66.93088774106815" office:value-type="float"/>
          <table:table-cell office:value="2.518904377352027" office:value-type="float"/>
        </table:table-row>
        <table:table-row>
          <table:table-cell office:value-type="string">
            <text:p>2020-04-23</text:p>
          </table:table-cell>
          <table:table-cell office:value-type="string">
            <text:p>MT</text:p>
          </table:table-cell>
          <table:table-cell office:value="221" office:value-type="float"/>
          <table:table-cell office:value="7" office:value-type="float"/>
          <table:table-cell office:value="3484466" office:value-type="float"/>
          <table:table-cell office:value="51" office:value-type="float"/>
          <table:table-cell office:value="0.03167420814479638" office:value-type="float"/>
          <table:table-cell office:value="63.424352540676246" office:value-type="float"/>
          <table:table-cell office:value="2.0089161438223244" office:value-type="float"/>
        </table:table-row>
        <table:table-row>
          <table:table-cell office:value-type="string">
            <text:p>2020-04-23</text:p>
          </table:table-cell>
          <table:table-cell office:value-type="string">
            <text:p>PA</text:p>
          </table:table-cell>
          <table:table-cell office:value="1267" office:value-type="float"/>
          <table:table-cell office:value="53" office:value-type="float"/>
          <table:table-cell office:value="8602865" office:value-type="float"/>
          <table:table-cell office:value="15" office:value-type="float"/>
          <table:table-cell office:value="0.041831097079715863" office:value-type="float"/>
          <table:table-cell office:value="147.2765177647214" office:value-type="float"/>
          <table:table-cell office:value="6.160738312178559" office:value-type="float"/>
        </table:table-row>
        <table:table-row>
          <table:table-cell office:value-type="string">
            <text:p>2020-04-23</text:p>
          </table:table-cell>
          <table:table-cell office:value-type="string">
            <text:p>PB</text:p>
          </table:table-cell>
          <table:table-cell office:value="386" office:value-type="float"/>
          <table:table-cell office:value="44" office:value-type="float"/>
          <table:table-cell office:value="4018127" office:value-type="float"/>
          <table:table-cell office:value="25" office:value-type="float"/>
          <table:table-cell office:value="0.11398963730569948" office:value-type="float"/>
          <table:table-cell office:value="96.06465898165986" office:value-type="float"/>
          <table:table-cell office:value="10.950375635215114" office:value-type="float"/>
        </table:table-row>
        <table:table-row>
          <table:table-cell office:value-type="string">
            <text:p>2020-04-23</text:p>
          </table:table-cell>
          <table:table-cell office:value-type="string">
            <text:p>PE</text:p>
          </table:table-cell>
          <table:table-cell office:value="3604" office:value-type="float"/>
          <table:table-cell office:value="312" office:value-type="float"/>
          <table:table-cell office:value="9557071" office:value-type="float"/>
          <table:table-cell office:value="26" office:value-type="float"/>
          <table:table-cell office:value="0.08657047724750278" office:value-type="float"/>
          <table:table-cell office:value="377.102984795237" office:value-type="float"/>
          <table:table-cell office:value="32.645985365181446" office:value-type="float"/>
        </table:table-row>
        <table:table-row>
          <table:table-cell office:value-type="string">
            <text:p>2020-04-23</text:p>
          </table:table-cell>
          <table:table-cell office:value-type="string">
            <text:p>PI</text:p>
          </table:table-cell>
          <table:table-cell office:value="256" office:value-type="float"/>
          <table:table-cell office:value="16" office:value-type="float"/>
          <table:table-cell office:value="3273227" office:value-type="float"/>
          <table:table-cell office:value="22" office:value-type="float"/>
          <table:table-cell office:value="0.0625" office:value-type="float"/>
          <table:table-cell office:value="78.21027994697587" office:value-type="float"/>
          <table:table-cell office:value="4.888142496685992" office:value-type="float"/>
        </table:table-row>
        <table:table-row>
          <table:table-cell office:value-type="string">
            <text:p>2020-04-23</text:p>
          </table:table-cell>
          <table:table-cell office:value-type="string">
            <text:p>PR</text:p>
          </table:table-cell>
          <table:table-cell office:value="1096" office:value-type="float"/>
          <table:table-cell office:value="62" office:value-type="float"/>
          <table:table-cell office:value="11433957" office:value-type="float"/>
          <table:table-cell office:value="41" office:value-type="float"/>
          <table:table-cell office:value="0.05656934306569343" office:value-type="float"/>
          <table:table-cell office:value="95.85482960973178" office:value-type="float"/>
          <table:table-cell office:value="5.422444740696506" office:value-type="float"/>
        </table:table-row>
        <table:table-row>
          <table:table-cell office:value-type="string">
            <text:p>2020-04-23</text:p>
          </table:table-cell>
          <table:table-cell office:value-type="string">
            <text:p>RJ</text:p>
          </table:table-cell>
          <table:table-cell office:value="6172" office:value-type="float"/>
          <table:table-cell office:value="530" office:value-type="float"/>
          <table:table-cell office:value="17264943" office:value-type="float"/>
          <table:table-cell office:value="33" office:value-type="float"/>
          <table:table-cell office:value="0.08587167854828257" office:value-type="float"/>
          <table:table-cell office:value="357.48742408243106" office:value-type="float"/>
          <table:table-cell office:value="30.69804516586009" office:value-type="float"/>
        </table:table-row>
        <table:table-row>
          <table:table-cell office:value-type="string">
            <text:p>2020-04-23</text:p>
          </table:table-cell>
          <table:table-cell office:value-type="string">
            <text:p>RO</text:p>
          </table:table-cell>
          <table:table-cell office:value="250" office:value-type="float"/>
          <table:table-cell office:value="5" office:value-type="float"/>
          <table:table-cell office:value="1777225" office:value-type="float"/>
          <table:table-cell office:value="11" office:value-type="float"/>
          <table:table-cell office:value="0.02" office:value-type="float"/>
          <table:table-cell office:value="140.66873918609068" office:value-type="float"/>
          <table:table-cell office:value="2.8133747837218137" office:value-type="float"/>
        </table:table-row>
        <table:table-row>
          <table:table-cell office:value-type="string">
            <text:p>2020-04-23</text:p>
          </table:table-cell>
          <table:table-cell office:value-type="string">
            <text:p>RS</text:p>
          </table:table-cell>
          <table:table-cell office:value="1039" office:value-type="float"/>
          <table:table-cell office:value="29" office:value-type="float"/>
          <table:table-cell office:value="11377239" office:value-type="float"/>
          <table:table-cell office:value="43" office:value-type="float"/>
          <table:table-cell office:value="0.02791145332050048" office:value-type="float"/>
          <table:table-cell office:value="91.32268382513543" office:value-type="float"/>
          <table:table-cell office:value="2.548948826688092" office:value-type="float"/>
        </table:table-row>
        <table:table-row>
          <table:table-cell office:value-type="string">
            <text:p>2020-04-23</text:p>
          </table:table-cell>
          <table:table-cell office:value-type="string">
            <text:p>SC</text:p>
          </table:table-cell>
          <table:table-cell office:value="1170" office:value-type="float"/>
          <table:table-cell office:value="42" office:value-type="float"/>
          <table:table-cell office:value="7164788" office:value-type="float"/>
          <table:table-cell office:value="42" office:value-type="float"/>
          <table:table-cell office:value="0.035897435897435895" office:value-type="float"/>
          <table:table-cell office:value="163.2986209780387" office:value-type="float"/>
          <table:table-cell office:value="5.862001778698826" office:value-type="float"/>
        </table:table-row>
        <table:table-row>
          <table:table-cell office:value-type="string">
            <text:p>2020-04-23</text:p>
          </table:table-cell>
          <table:table-cell office:value-type="string">
            <text:p>SP</text:p>
          </table:table-cell>
          <table:table-cell office:value="16740" office:value-type="float"/>
          <table:table-cell office:value="1345" office:value-type="float"/>
          <table:table-cell office:value="45919049" office:value-type="float"/>
          <table:table-cell office:value="35" office:value-type="float"/>
          <table:table-cell office:value="0.08034647550776583" office:value-type="float"/>
          <table:table-cell office:value="364.5545882276438" office:value-type="float"/>
          <table:table-cell office:value="29.290676294276043" office:value-type="float"/>
        </table:table-row>
        <table:table-row>
          <table:table-cell office:value-type="string">
            <text:p>2020-04-23</text:p>
          </table:table-cell>
          <table:table-cell office:value-type="string">
            <text:p>TO</text:p>
          </table:table-cell>
          <table:table-cell office:value="43" office:value-type="float"/>
          <table:table-cell office:value="2" office:value-type="float"/>
          <table:table-cell office:value="1572866" office:value-type="float"/>
          <table:table-cell office:value="17" office:value-type="float"/>
          <table:table-cell office:value="0.046511627906976744" office:value-type="float"/>
          <table:table-cell office:value="27.33862897411477" office:value-type="float"/>
          <table:table-cell office:value="1.2715641383309195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0-04-24T15:16:54.381478</meta:creation-date>
    <dc:date>2020-04-24T15:16:55.089767</dc:date>
    <meta:generator>http://pypi.python.org/pypi/ezodf/0.1.0$Python3.7.5 (default, Apr 19 2020, 20:18:17) 
[GCC 9.2.1 20191008]</meta:generator>
    <meta:document-statistic/>
    <meta:editing-cycles>1</meta:editing-cycles>
  </office:meta>
</office:document-meta>
</file>